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326in"/>
    </style:style>
    <style:style style:name="Table1.B" style:family="table-column">
      <style:table-column-properties style:column-width="4.9583in"/>
    </style:style>
    <style:style style:name="Table1.C" style:family="table-column">
      <style:table-column-properties style:column-width="0.809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1.11" style:family="table-row">
      <style:table-row-properties style:min-row-height="0.1569in" fo:keep-together="auto"/>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1861in"/>
    </style:style>
    <style:style style:name="Table2.B" style:family="table-column">
      <style:table-column-properties style:column-width="0.9958in"/>
    </style:style>
    <style:style style:name="Table2.C" style:family="table-column">
      <style:table-column-properties style:column-width="3.3181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4" style:family="table">
      <style:table-properties style:width="6.5in" table:align="margins" fo:keep-with-next="always" style:may-break-between-rows="false" style:writing-mode="lr-tb"/>
    </style:style>
    <style:style style:name="Table4.A" style:family="table-column">
      <style:table-column-properties style:column-width="0.8729in" style:rel-column-width="8801*"/>
    </style:style>
    <style:style style:name="Table4.B" style:family="table-column">
      <style:table-column-properties style:column-width="0.691in" style:rel-column-width="6966*"/>
    </style:style>
    <style:style style:name="Table4.C" style:family="table-column">
      <style:table-column-properties style:column-width="1.2451in" style:rel-column-width="12553*"/>
    </style:style>
    <style:style style:name="Table4.D" style:family="table-column">
      <style:table-column-properties style:column-width="3.691in" style:rel-column-width="3721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0.691in" style:rel-column-width="6966*"/>
    </style:style>
    <style:style style:name="Table6.C" style:family="table-column">
      <style:table-column-properties style:column-width="0.9361in" style:rel-column-width="9438*"/>
    </style:style>
    <style:style style:name="Table6.D" style:family="table-column">
      <style:table-column-properties style:column-width="3.8729in" style:rel-column-width="39049*"/>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2" style:family="paragraph" style:parent-style-name="Standard">
      <style:text-properties officeooo:rsid="022a889a" officeooo:paragraph-rsid="03452d6c"/>
    </style:style>
    <style:style style:name="P3" style:family="paragraph" style:parent-style-name="Standard">
      <style:text-properties officeooo:paragraph-rsid="034874a7"/>
    </style:style>
    <style:style style:name="P4" style:family="paragraph" style:parent-style-name="List_20_Bullet" style:list-style-name="WWNum32">
      <style:text-properties officeooo:rsid="022f32c0" officeooo:paragraph-rsid="022f32c0"/>
    </style:style>
    <style:style style:name="P5" style:family="paragraph" style:parent-style-name="Standard" style:list-style-name="WWNum32">
      <style:text-properties officeooo:rsid="022f32c0" officeooo:paragraph-rsid="022f32c0"/>
    </style:style>
    <style:style style:name="P6" style:family="paragraph" style:parent-style-name="Standard">
      <style:text-properties officeooo:rsid="022f32c0" officeooo:paragraph-rsid="022f32c0"/>
    </style:style>
    <style:style style:name="P7" style:family="paragraph" style:parent-style-name="List_20_Bullet" style:list-style-name="WWNum32">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8" style:family="paragraph" style:parent-style-name="Code">
      <style:paragraph-properties fo:margin-top="0.05in" fo:margin-bottom="0.05in" loext:contextual-spacing="false" fo:text-align="start" style:justify-single-word="false" fo:orphans="2" fo:widows="2" style:writing-mode="lr-tb"/>
      <style:text-properties fo:font-size="10pt" officeooo:rsid="033ac55b" officeooo:paragraph-rsid="033bc30c" style:font-size-asian="10pt" style:font-size-complex="10pt"/>
    </style:style>
    <style:style style:name="P9" style:family="paragraph" style:parent-style-name="Standard">
      <style:text-properties officeooo:rsid="0230f928" officeooo:paragraph-rsid="0230f928"/>
    </style:style>
    <style:style style:name="P10" style:family="paragraph" style:parent-style-name="Standard">
      <style:text-properties officeooo:rsid="033bc30c" officeooo:paragraph-rsid="033bc30c"/>
    </style:style>
    <style:style style:name="P11" style:family="paragraph" style:parent-style-name="Standard">
      <style:paragraph-properties fo:margin-top="0.05in" fo:margin-bottom="0.05in" loext:contextual-spacing="false" fo:text-align="start" style:justify-single-word="false" fo:orphans="2" fo:widows="2" style:writing-mode="lr-tb"/>
      <style:text-properties fo:font-size="10pt" officeooo:rsid="03492dc5" officeooo:paragraph-rsid="033bc30c" style:font-size-asian="10pt" style:font-size-complex="10pt"/>
    </style:style>
    <style:style style:name="P12" style:family="paragraph" style:parent-style-name="Standard">
      <style:paragraph-properties fo:margin-top="0.05in" fo:margin-bottom="0.05in" loext:contextual-spacing="false" fo:text-align="start" style:justify-single-word="false" fo:orphans="2" fo:widows="2" style:writing-mode="lr-tb"/>
      <style:text-properties officeooo:rsid="033bc30c" officeooo:paragraph-rsid="033bc30c"/>
    </style:style>
    <style:style style:name="P13" style:family="paragraph" style:parent-style-name="Standard" style:master-page-name="">
      <style:paragraph-properties style:page-number="auto" fo:keep-with-next="always"/>
      <style:text-properties officeooo:rsid="022f32c0" officeooo:paragraph-rsid="022f32c0"/>
    </style:style>
    <style:style style:name="P14" style:family="paragraph" style:parent-style-name="Standard">
      <style:paragraph-properties fo:margin-top="0.05in" fo:margin-bottom="0.05in" loext:contextual-spacing="false" fo:text-align="start" style:justify-single-word="false" fo:orphans="2" fo:widows="2" style:writing-mode="lr-tb"/>
      <style:text-properties fo:font-size="10pt" officeooo:rsid="033ac55b" officeooo:paragraph-rsid="033bc30c" style:font-size-asian="10pt" style:font-size-complex="10pt"/>
    </style:style>
    <style:style style:name="P15" style:family="paragraph" style:parent-style-name="Standard">
      <style:text-properties officeooo:rsid="02575b45" officeooo:paragraph-rsid="04344033"/>
    </style:style>
    <style:style style:name="P16" style:family="paragraph" style:parent-style-name="Body">
      <style:text-properties officeooo:paragraph-rsid="04d29813"/>
    </style:style>
    <style:style style:name="P17" style:family="paragraph" style:parent-style-name="Standard">
      <style:text-properties officeooo:rsid="02287a20" officeooo:paragraph-rsid="023d97ee"/>
    </style:style>
    <style:style style:name="P18" style:family="paragraph" style:parent-style-name="Standard">
      <style:text-properties officeooo:rsid="022a889a" officeooo:paragraph-rsid="03452d6c"/>
    </style:style>
    <style:style style:name="P19" style:family="paragraph" style:parent-style-name="Standard">
      <style:text-properties officeooo:paragraph-rsid="034874a7"/>
    </style:style>
    <style:style style:name="P20" style:family="paragraph" style:parent-style-name="Standard">
      <style:text-properties officeooo:rsid="02287a20" officeooo:paragraph-rsid="023d97ee"/>
    </style:style>
    <style:style style:name="P21" style:family="paragraph" style:parent-style-name="Standard">
      <style:text-properties officeooo:rsid="02287a20" officeooo:paragraph-rsid="04f00075"/>
    </style:style>
    <style:style style:name="P22" style:family="paragraph" style:parent-style-name="Standard">
      <style:text-properties officeooo:rsid="021f7a44" officeooo:paragraph-rsid="021f7a44"/>
    </style:style>
    <style:style style:name="P23" style:family="paragraph" style:parent-style-name="Standard">
      <style:text-properties officeooo:paragraph-rsid="02737181"/>
    </style:style>
    <style:style style:name="P24" style:family="paragraph" style:parent-style-name="Standard">
      <style:text-properties officeooo:rsid="02825b59" officeooo:paragraph-rsid="042baec1"/>
    </style:style>
    <style:style style:name="P25" style:family="paragraph" style:parent-style-name="Standard">
      <style:text-properties officeooo:rsid="0283ac84" officeooo:paragraph-rsid="0283ac84"/>
    </style:style>
    <style:style style:name="P26" style:family="paragraph" style:parent-style-name="Standard">
      <style:text-properties officeooo:rsid="0283b9fd" officeooo:paragraph-rsid="0283b9fd"/>
    </style:style>
    <style:style style:name="P27" style:family="paragraph" style:parent-style-name="Standard">
      <style:text-properties officeooo:rsid="02c45428" officeooo:paragraph-rsid="02c45428"/>
    </style:style>
    <style:style style:name="P28" style:family="paragraph" style:parent-style-name="Standard">
      <style:text-properties officeooo:rsid="02c45428" officeooo:paragraph-rsid="044ad346"/>
    </style:style>
    <style:style style:name="P29" style:family="paragraph" style:parent-style-name="Standard">
      <style:text-properties officeooo:rsid="02c4b81e" officeooo:paragraph-rsid="037e6136"/>
    </style:style>
    <style:style style:name="P30" style:family="paragraph" style:parent-style-name="Standard">
      <style:text-properties officeooo:rsid="02c4b81e" officeooo:paragraph-rsid="02c4b81e"/>
    </style:style>
    <style:style style:name="P31" style:family="paragraph" style:parent-style-name="Standard">
      <style:text-properties officeooo:rsid="02c4b81e" officeooo:paragraph-rsid="02c4e4d8"/>
    </style:style>
    <style:style style:name="P32" style:family="paragraph" style:parent-style-name="Standard">
      <style:text-properties officeooo:rsid="039db0c7" officeooo:paragraph-rsid="039db0c7"/>
    </style:style>
    <style:style style:name="P33" style:family="paragraph" style:parent-style-name="Standard">
      <style:text-properties officeooo:rsid="039db0c7" officeooo:paragraph-rsid="047884be"/>
    </style:style>
    <style:style style:name="P34" style:family="paragraph" style:parent-style-name="Standard">
      <style:text-properties officeooo:paragraph-rsid="039dffb1"/>
    </style:style>
    <style:style style:name="P35" style:family="paragraph" style:parent-style-name="Standard">
      <style:text-properties officeooo:rsid="03a2263d" officeooo:paragraph-rsid="03a2263d"/>
    </style:style>
    <style:style style:name="P36" style:family="paragraph" style:parent-style-name="Standard">
      <style:text-properties officeooo:paragraph-rsid="03a2263d"/>
    </style:style>
    <style:style style:name="P37" style:family="paragraph" style:parent-style-name="Standard">
      <style:text-properties officeooo:rsid="02dbaf0f" officeooo:paragraph-rsid="02dbaf0f"/>
    </style:style>
    <style:style style:name="P38" style:family="paragraph" style:parent-style-name="Standard">
      <style:text-properties officeooo:rsid="03c8f286" officeooo:paragraph-rsid="03ccf4ee"/>
    </style:style>
    <style:style style:name="P39" style:family="paragraph" style:parent-style-name="Standard">
      <style:text-properties officeooo:rsid="03c8f286" officeooo:paragraph-rsid="03c8f286"/>
    </style:style>
    <style:style style:name="P40" style:family="paragraph" style:parent-style-name="Standard">
      <style:text-properties officeooo:rsid="03c8f286" officeooo:paragraph-rsid="03cd5ed4"/>
    </style:style>
    <style:style style:name="P41" style:family="paragraph" style:parent-style-name="Standard">
      <style:text-properties officeooo:rsid="03ccf4ee" officeooo:paragraph-rsid="03ccf4ee"/>
    </style:style>
    <style:style style:name="P42" style:family="paragraph" style:parent-style-name="Standard">
      <style:text-properties officeooo:rsid="03cd5ed4" officeooo:paragraph-rsid="03cd5ed4"/>
    </style:style>
    <style:style style:name="P43" style:family="paragraph" style:parent-style-name="Standard">
      <style:text-properties officeooo:rsid="02e747c2" officeooo:paragraph-rsid="02e747c2"/>
    </style:style>
    <style:style style:name="P44" style:family="paragraph" style:parent-style-name="Standard">
      <style:text-properties officeooo:rsid="02e8bf15" officeooo:paragraph-rsid="02e8bf15"/>
    </style:style>
    <style:style style:name="P45" style:family="paragraph" style:parent-style-name="Standard">
      <style:text-properties officeooo:rsid="02e987ac" officeooo:paragraph-rsid="02ea6572"/>
    </style:style>
    <style:style style:name="P46" style:family="paragraph" style:parent-style-name="Standard">
      <style:text-properties officeooo:rsid="02eb0e41" officeooo:paragraph-rsid="02eb0e41"/>
    </style:style>
    <style:style style:name="P47" style:family="paragraph" style:parent-style-name="Standard">
      <style:text-properties officeooo:rsid="0426c596" officeooo:paragraph-rsid="0426c596"/>
    </style:style>
    <style:style style:name="P48" style:family="paragraph" style:parent-style-name="Standard">
      <style:text-properties officeooo:rsid="02eb58b3" officeooo:paragraph-rsid="02eb58b3"/>
    </style:style>
    <style:style style:name="P49" style:family="paragraph" style:parent-style-name="Standard">
      <style:text-properties officeooo:paragraph-rsid="028d9e68"/>
    </style:style>
    <style:style style:name="P50" style:family="paragraph" style:parent-style-name="Standard">
      <style:text-properties officeooo:rsid="028d9e68" officeooo:paragraph-rsid="046da9df"/>
    </style:style>
    <style:style style:name="P51" style:family="paragraph" style:parent-style-name="Standard">
      <style:text-properties officeooo:rsid="028d9e68" officeooo:paragraph-rsid="028eb425"/>
    </style:style>
    <style:style style:name="P52" style:family="paragraph" style:parent-style-name="Standard">
      <style:text-properties officeooo:rsid="028d9e68" officeooo:paragraph-rsid="028d9e68"/>
    </style:style>
    <style:style style:name="P53" style:family="paragraph" style:parent-style-name="Standard">
      <style:text-properties officeooo:rsid="028f8487" officeooo:paragraph-rsid="02f85fad"/>
    </style:style>
    <style:style style:name="P54" style:family="paragraph" style:parent-style-name="Standard">
      <style:text-properties officeooo:rsid="028f8487" officeooo:paragraph-rsid="028f8487"/>
    </style:style>
    <style:style style:name="P55" style:family="paragraph" style:parent-style-name="Standard">
      <style:text-properties officeooo:rsid="028f8487" officeooo:paragraph-rsid="029083bc"/>
    </style:style>
    <style:style style:name="P56" style:family="paragraph" style:parent-style-name="Standard">
      <style:text-properties officeooo:rsid="029224d0" officeooo:paragraph-rsid="02925ccd"/>
    </style:style>
    <style:style style:name="P57" style:family="paragraph" style:parent-style-name="Standard">
      <style:text-properties officeooo:rsid="029429d8" officeooo:paragraph-rsid="029429d8"/>
    </style:style>
    <style:style style:name="P58" style:family="paragraph" style:parent-style-name="Standard">
      <style:text-properties officeooo:rsid="0295b1b9" officeooo:paragraph-rsid="0295b1b9"/>
    </style:style>
    <style:style style:name="P59" style:family="paragraph" style:parent-style-name="Standard">
      <style:text-properties officeooo:rsid="0294bb42" officeooo:paragraph-rsid="0294bb42"/>
    </style:style>
    <style:style style:name="P60" style:family="paragraph" style:parent-style-name="Standard">
      <style:text-properties officeooo:rsid="0304cd8e" officeooo:paragraph-rsid="0304cd8e"/>
    </style:style>
    <style:style style:name="P61" style:family="paragraph" style:parent-style-name="Standard">
      <style:text-properties officeooo:rsid="02a33bee" officeooo:paragraph-rsid="02a33bee"/>
    </style:style>
    <style:style style:name="P62" style:family="paragraph" style:parent-style-name="Standard">
      <style:text-properties officeooo:rsid="02a33bee" officeooo:paragraph-rsid="03092a11"/>
    </style:style>
    <style:style style:name="P63" style:family="paragraph" style:parent-style-name="Standard">
      <style:text-properties officeooo:rsid="03c6e24d" officeooo:paragraph-rsid="03c6e24d"/>
    </style:style>
    <style:style style:name="P64" style:family="paragraph" style:parent-style-name="Standard">
      <style:text-properties officeooo:rsid="02e34551" officeooo:paragraph-rsid="03ccf4ee"/>
    </style:style>
    <style:style style:name="P65" style:family="paragraph" style:parent-style-name="Standard">
      <style:text-properties officeooo:rsid="02ea6572" officeooo:paragraph-rsid="02ea6572"/>
    </style:style>
    <style:style style:name="P66" style:family="paragraph" style:parent-style-name="Standard">
      <style:text-properties officeooo:rsid="0426427d" officeooo:paragraph-rsid="0426c596"/>
    </style:style>
    <style:style style:name="P67" style:family="paragraph" style:parent-style-name="Standard">
      <style:text-properties officeooo:rsid="029776af" officeooo:paragraph-rsid="0304cd8e"/>
    </style:style>
    <style:style style:name="P68" style:family="paragraph" style:parent-style-name="Standard">
      <style:text-properties officeooo:rsid="029776af" officeooo:paragraph-rsid="029776af"/>
    </style:style>
    <style:style style:name="P69" style:family="paragraph" style:parent-style-name="Standard">
      <style:text-properties officeooo:rsid="02997624" officeooo:paragraph-rsid="0304cd8e"/>
    </style:style>
    <style:style style:name="P70" style:family="paragraph" style:parent-style-name="Standard">
      <style:text-properties officeooo:rsid="02997624" officeooo:paragraph-rsid="02997624"/>
    </style:style>
    <style:style style:name="P71" style:family="paragraph" style:parent-style-name="Standard">
      <style:text-properties officeooo:rsid="029d0416" officeooo:paragraph-rsid="03fb34f5"/>
    </style:style>
    <style:style style:name="P72" style:family="paragraph" style:parent-style-name="Standard">
      <style:text-properties officeooo:rsid="03070d5e" officeooo:paragraph-rsid="03070d5e"/>
    </style:style>
    <style:style style:name="P73" style:family="paragraph" style:parent-style-name="Standard">
      <style:text-properties officeooo:rsid="029ef1cf" officeooo:paragraph-rsid="029ef1cf"/>
    </style:style>
    <style:style style:name="P74" style:family="paragraph" style:parent-style-name="Standard">
      <style:text-properties officeooo:paragraph-rsid="03f5d615"/>
    </style:style>
    <style:style style:name="P75" style:family="paragraph" style:parent-style-name="Standard">
      <style:text-properties officeooo:rsid="02a651d7" officeooo:paragraph-rsid="02a651d7"/>
    </style:style>
    <style:style style:name="P76" style:family="paragraph" style:parent-style-name="Standard">
      <style:text-properties officeooo:rsid="02a651d7" officeooo:paragraph-rsid="02aae47d"/>
    </style:style>
    <style:style style:name="P77" style:family="paragraph" style:parent-style-name="Standard">
      <style:text-properties officeooo:rsid="02a85203" officeooo:paragraph-rsid="03845967"/>
    </style:style>
    <style:style style:name="P78" style:family="paragraph" style:parent-style-name="Standard">
      <style:text-properties officeooo:rsid="02a85203" officeooo:paragraph-rsid="038664aa"/>
    </style:style>
    <style:style style:name="P79" style:family="paragraph" style:parent-style-name="Standard">
      <style:text-properties officeooo:rsid="02a85863" officeooo:paragraph-rsid="02a85863"/>
    </style:style>
    <style:style style:name="P80" style:family="paragraph" style:parent-style-name="Standard">
      <style:text-properties officeooo:rsid="02a9ff24" officeooo:paragraph-rsid="02a9ff24"/>
    </style:style>
    <style:style style:name="P81" style:family="paragraph" style:parent-style-name="Standard">
      <style:text-properties officeooo:rsid="02ac0e7b" officeooo:paragraph-rsid="02ac0e7b"/>
    </style:style>
    <style:style style:name="P82" style:family="paragraph" style:parent-style-name="Standard">
      <style:text-properties officeooo:rsid="02ac0e7b" officeooo:paragraph-rsid="02ad9635"/>
    </style:style>
    <style:style style:name="P83" style:family="paragraph" style:parent-style-name="Standard">
      <style:text-properties officeooo:rsid="02ad9635" officeooo:paragraph-rsid="02ad9635"/>
    </style:style>
    <style:style style:name="P84" style:family="paragraph" style:parent-style-name="Standard">
      <style:text-properties officeooo:rsid="02e2ebbf" officeooo:paragraph-rsid="03c6bbfd"/>
    </style:style>
    <style:style style:name="P85" style:family="paragraph" style:parent-style-name="Standard">
      <style:text-properties officeooo:rsid="028eb425" officeooo:paragraph-rsid="028eb425"/>
    </style:style>
    <style:style style:name="P86" style:family="paragraph" style:parent-style-name="Standard">
      <style:text-properties officeooo:rsid="03039b6c" officeooo:paragraph-rsid="03039b6c"/>
    </style:style>
    <style:style style:name="P87" style:family="paragraph" style:parent-style-name="Standard">
      <style:paragraph-properties fo:text-align="center" style:justify-single-word="false"/>
      <style:text-properties fo:font-size="14pt" officeooo:paragraph-rsid="0213e52b" style:font-size-asian="14pt" style:font-size-complex="14pt"/>
    </style:style>
    <style:style style:name="P88" style:family="paragraph" style:parent-style-name="Standard">
      <style:text-properties fo:font-size="14pt" officeooo:paragraph-rsid="0213e52b" style:font-size-asian="14pt" style:font-size-complex="14pt"/>
    </style:style>
    <style:style style:name="P89" style:family="paragraph" style:parent-style-name="Standard">
      <style:text-properties fo:color="#ff0000" fo:font-weight="bold" officeooo:paragraph-rsid="0213e52b" style:font-weight-asian="bold"/>
    </style:style>
    <style:style style:name="P90" style:family="paragraph" style:parent-style-name="Standard">
      <style:text-properties fo:color="#ff0000" fo:font-weight="bold" officeooo:paragraph-rsid="02683914" style:font-weight-asian="bold"/>
    </style:style>
    <style:style style:name="P91" style:family="paragraph" style:parent-style-name="Standard">
      <style:text-properties fo:color="#ff0000" fo:font-size="22pt" fo:font-style="italic" fo:font-weight="bold" officeooo:rsid="034a8a7a" officeooo:paragraph-rsid="034a8a7a" style:font-size-asian="22pt" style:font-style-asian="italic" style:font-weight-asian="bold" style:font-style-complex="italic"/>
    </style:style>
    <style:style style:name="P92" style:family="paragraph" style:parent-style-name="Standard">
      <style:text-properties officeooo:paragraph-rsid="0213e52b"/>
    </style:style>
    <style:style style:name="P93"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94" style:family="paragraph" style:parent-style-name="Standard">
      <style:text-properties officeooo:paragraph-rsid="021bf619"/>
    </style:style>
    <style:style style:name="P95" style:family="paragraph" style:parent-style-name="Standard">
      <style:text-properties officeooo:rsid="021fc01f" officeooo:paragraph-rsid="021fc01f"/>
    </style:style>
    <style:style style:name="P96" style:family="paragraph" style:parent-style-name="Standard">
      <style:text-properties officeooo:rsid="022247d8" officeooo:paragraph-rsid="022247d8"/>
    </style:style>
    <style:style style:name="P97" style:family="paragraph" style:parent-style-name="Standard">
      <style:text-properties officeooo:rsid="022247d8" officeooo:paragraph-rsid="03541a30"/>
    </style:style>
    <style:style style:name="P98" style:family="paragraph" style:parent-style-name="Standard">
      <style:text-properties officeooo:rsid="02227529" officeooo:paragraph-rsid="02227529"/>
    </style:style>
    <style:style style:name="P99" style:family="paragraph" style:parent-style-name="Standard">
      <style:text-properties officeooo:rsid="022894e8" officeooo:paragraph-rsid="022894e8"/>
    </style:style>
    <style:style style:name="P100" style:family="paragraph" style:parent-style-name="Standard">
      <style:text-properties officeooo:rsid="022b220f" officeooo:paragraph-rsid="022b220f"/>
    </style:style>
    <style:style style:name="P101" style:family="paragraph" style:parent-style-name="Standard">
      <style:text-properties officeooo:rsid="02737181" officeooo:paragraph-rsid="02737181"/>
    </style:style>
    <style:style style:name="P102" style:family="paragraph" style:parent-style-name="Standard">
      <style:text-properties fo:font-weight="normal" officeooo:rsid="02825b59" officeooo:paragraph-rsid="02825b59" style:font-weight-asian="normal" style:font-weight-complex="normal"/>
    </style:style>
    <style:style style:name="P103" style:family="paragraph" style:parent-style-name="Standard">
      <style:text-properties officeooo:rsid="0282acf6" officeooo:paragraph-rsid="0282acf6"/>
    </style:style>
    <style:style style:name="P104" style:family="paragraph" style:parent-style-name="Standard">
      <style:text-properties officeooo:rsid="02857f57" officeooo:paragraph-rsid="02857f57"/>
    </style:style>
    <style:style style:name="P105" style:family="paragraph" style:parent-style-name="Standard">
      <style:text-properties officeooo:rsid="028a5074" officeooo:paragraph-rsid="028a5074"/>
    </style:style>
    <style:style style:name="P106" style:family="paragraph" style:parent-style-name="Standard">
      <style:text-properties officeooo:rsid="029083bc" officeooo:paragraph-rsid="029083bc"/>
    </style:style>
    <style:style style:name="P107" style:family="paragraph" style:parent-style-name="Standard">
      <style:text-properties officeooo:rsid="02925ccd" officeooo:paragraph-rsid="02925ccd"/>
    </style:style>
    <style:style style:name="P108" style:family="paragraph" style:parent-style-name="Standard">
      <style:text-properties officeooo:rsid="02977377" officeooo:paragraph-rsid="02977377"/>
    </style:style>
    <style:style style:name="P109" style:family="paragraph" style:parent-style-name="Standard">
      <style:text-properties officeooo:rsid="02a12a5f" officeooo:paragraph-rsid="02a12a5f"/>
    </style:style>
    <style:style style:name="P110" style:family="paragraph" style:parent-style-name="Standard">
      <style:text-properties officeooo:rsid="02a12a5f" officeooo:paragraph-rsid="02a33bee"/>
    </style:style>
    <style:style style:name="P111" style:family="paragraph" style:parent-style-name="Standard">
      <style:text-properties officeooo:rsid="02b27670" officeooo:paragraph-rsid="02b27670"/>
    </style:style>
    <style:style style:name="P112" style:family="paragraph" style:parent-style-name="Standard">
      <style:text-properties officeooo:rsid="02465609" officeooo:paragraph-rsid="02e5dc02"/>
    </style:style>
    <style:style style:name="P113" style:family="paragraph" style:parent-style-name="Standard">
      <style:text-properties officeooo:rsid="02465609" officeooo:paragraph-rsid="032bf899"/>
    </style:style>
    <style:style style:name="P114" style:family="paragraph" style:parent-style-name="Standard">
      <style:text-properties officeooo:rsid="02c7cd41" officeooo:paragraph-rsid="02c7cd41"/>
    </style:style>
    <style:style style:name="P115" style:family="paragraph" style:parent-style-name="Standard">
      <style:text-properties officeooo:rsid="02f0d031" officeooo:paragraph-rsid="02f0d031"/>
    </style:style>
    <style:style style:name="P116" style:family="paragraph" style:parent-style-name="Standard">
      <style:text-properties officeooo:rsid="02f42ff2" officeooo:paragraph-rsid="02f42ff2"/>
    </style:style>
    <style:style style:name="P117" style:family="paragraph" style:parent-style-name="Standard">
      <style:text-properties officeooo:rsid="02fe1252" officeooo:paragraph-rsid="02925ccd"/>
    </style:style>
    <style:style style:name="P118" style:family="paragraph" style:parent-style-name="Standard">
      <style:text-properties officeooo:rsid="02a614d7" officeooo:paragraph-rsid="03092a11"/>
    </style:style>
    <style:style style:name="P119" style:family="paragraph" style:parent-style-name="Standard">
      <style:text-properties officeooo:rsid="0346bd36" officeooo:paragraph-rsid="0346bd36"/>
    </style:style>
    <style:style style:name="P120" style:family="paragraph" style:parent-style-name="Standard">
      <style:text-properties officeooo:rsid="023d97ee" officeooo:paragraph-rsid="023d97ee"/>
    </style:style>
    <style:style style:name="P121" style:family="paragraph" style:parent-style-name="Standard">
      <style:text-properties officeooo:rsid="035f9b20" officeooo:paragraph-rsid="035f9b20"/>
    </style:style>
    <style:style style:name="P122" style:family="paragraph" style:parent-style-name="Standard">
      <style:text-properties officeooo:rsid="036c2cbe" officeooo:paragraph-rsid="036c2cbe"/>
    </style:style>
    <style:style style:name="P123" style:family="paragraph" style:parent-style-name="Standard">
      <style:text-properties officeooo:rsid="03757bd9" officeooo:paragraph-rsid="03757bd9"/>
    </style:style>
    <style:style style:name="P124" style:family="paragraph" style:parent-style-name="Standard">
      <style:text-properties officeooo:rsid="03763201" officeooo:paragraph-rsid="03763201"/>
    </style:style>
    <style:style style:name="P125" style:family="paragraph" style:parent-style-name="Standard">
      <style:text-properties officeooo:rsid="037ac9ff" officeooo:paragraph-rsid="037ac9ff"/>
    </style:style>
    <style:style style:name="P126" style:family="paragraph" style:parent-style-name="Standard">
      <style:text-properties officeooo:rsid="037c63d6" officeooo:paragraph-rsid="037c63d6"/>
    </style:style>
    <style:style style:name="P127" style:family="paragraph" style:parent-style-name="Standard">
      <style:text-properties officeooo:rsid="03861846" officeooo:paragraph-rsid="03861846"/>
    </style:style>
    <style:style style:name="P128" style:family="paragraph" style:parent-style-name="Standard">
      <style:text-properties officeooo:rsid="03861846" officeooo:paragraph-rsid="038664aa"/>
    </style:style>
    <style:style style:name="P129" style:family="paragraph" style:parent-style-name="Standard">
      <style:text-properties officeooo:rsid="038d4fbc" officeooo:paragraph-rsid="038d4fbc"/>
    </style:style>
    <style:style style:name="P130" style:family="paragraph" style:parent-style-name="Standard">
      <style:text-properties officeooo:rsid="03936598" officeooo:paragraph-rsid="03936598"/>
    </style:style>
    <style:style style:name="P131" style:family="paragraph" style:parent-style-name="Standard">
      <style:text-properties officeooo:rsid="0394e07d" officeooo:paragraph-rsid="0394e07d"/>
    </style:style>
    <style:style style:name="P132" style:family="paragraph" style:parent-style-name="Standard">
      <style:text-properties officeooo:rsid="0396cfd4" officeooo:paragraph-rsid="0396cfd4"/>
    </style:style>
    <style:style style:name="P133" style:family="paragraph" style:parent-style-name="Standard">
      <style:text-properties officeooo:rsid="039c7c88" officeooo:paragraph-rsid="039c7c88"/>
    </style:style>
    <style:style style:name="P134" style:family="paragraph" style:parent-style-name="Standard">
      <style:text-properties officeooo:rsid="039dffb1" officeooo:paragraph-rsid="039dffb1"/>
    </style:style>
    <style:style style:name="P135" style:family="paragraph" style:parent-style-name="Standard">
      <style:text-properties officeooo:rsid="039f89cb" officeooo:paragraph-rsid="039f89cb"/>
    </style:style>
    <style:style style:name="P136" style:family="paragraph" style:parent-style-name="Standard">
      <style:text-properties officeooo:paragraph-rsid="039f89cb"/>
    </style:style>
    <style:style style:name="P137" style:family="paragraph" style:parent-style-name="Standard">
      <style:text-properties officeooo:rsid="03a130fb" officeooo:paragraph-rsid="03a130fb"/>
    </style:style>
    <style:style style:name="P138" style:family="paragraph" style:parent-style-name="Standard">
      <style:text-properties officeooo:paragraph-rsid="03a130fb"/>
    </style:style>
    <style:style style:name="P139" style:family="paragraph" style:parent-style-name="Standard">
      <style:text-properties officeooo:rsid="03c6bbfd" officeooo:paragraph-rsid="03c6bbfd"/>
    </style:style>
    <style:style style:name="P140" style:family="paragraph" style:parent-style-name="Standard">
      <style:text-properties officeooo:rsid="03875757" officeooo:paragraph-rsid="0389d472"/>
    </style:style>
    <style:style style:name="P141" style:family="paragraph" style:parent-style-name="Standard">
      <style:text-properties officeooo:rsid="03ec1f0f" officeooo:paragraph-rsid="03ec1f0f"/>
    </style:style>
    <style:style style:name="P142" style:family="paragraph" style:parent-style-name="Standard">
      <style:text-properties officeooo:rsid="03f5d615" officeooo:paragraph-rsid="03f5d615"/>
    </style:style>
    <style:style style:name="P143" style:family="paragraph" style:parent-style-name="Standard">
      <style:text-properties officeooo:rsid="03f65067" officeooo:paragraph-rsid="03f65067"/>
    </style:style>
    <style:style style:name="P144" style:family="paragraph" style:parent-style-name="Standard">
      <style:text-properties officeooo:rsid="03f8006e" officeooo:paragraph-rsid="03f8006e"/>
    </style:style>
    <style:style style:name="P145" style:family="paragraph" style:parent-style-name="Standard">
      <style:text-properties officeooo:rsid="04032670" officeooo:paragraph-rsid="04032670"/>
    </style:style>
    <style:style style:name="P146" style:family="paragraph" style:parent-style-name="Standard">
      <style:text-properties officeooo:rsid="02a04474" officeooo:paragraph-rsid="03f3e1d8"/>
    </style:style>
    <style:style style:name="P147" style:family="paragraph" style:parent-style-name="Standard">
      <style:text-properties officeooo:rsid="0440207b" officeooo:paragraph-rsid="0440207b"/>
    </style:style>
    <style:style style:name="P148" style:family="paragraph" style:parent-style-name="Standard">
      <style:text-properties officeooo:paragraph-rsid="044ad346"/>
    </style:style>
    <style:style style:name="P149" style:family="paragraph" style:parent-style-name="Standard">
      <style:text-properties officeooo:rsid="046cd639" officeooo:paragraph-rsid="046cd639"/>
    </style:style>
    <style:style style:name="P150" style:family="paragraph" style:parent-style-name="Standard">
      <style:text-properties officeooo:rsid="0480dd6c" officeooo:paragraph-rsid="0480dd6c"/>
    </style:style>
    <style:style style:name="P151" style:family="paragraph" style:parent-style-name="Standard">
      <style:text-properties officeooo:rsid="0482c3cf" officeooo:paragraph-rsid="0482c3cf"/>
    </style:style>
    <style:style style:name="P152" style:family="paragraph" style:parent-style-name="Standard">
      <style:text-properties officeooo:rsid="0482c3cf" officeooo:paragraph-rsid="048360e0"/>
    </style:style>
    <style:style style:name="P153" style:family="paragraph" style:parent-style-name="Standard">
      <style:text-properties officeooo:rsid="04a624a9" officeooo:paragraph-rsid="04a624a9"/>
    </style:style>
    <style:style style:name="P154" style:family="paragraph" style:parent-style-name="Standard">
      <style:text-properties officeooo:rsid="039ae579" officeooo:paragraph-rsid="04175c36"/>
    </style:style>
    <style:style style:name="P155" style:family="paragraph" style:parent-style-name="Standard">
      <style:text-properties officeooo:rsid="04c1a1df" officeooo:paragraph-rsid="04c8aed7"/>
    </style:style>
    <style:style style:name="P156" style:family="paragraph" style:parent-style-name="Standard">
      <style:text-properties officeooo:rsid="04c8a9d8" officeooo:paragraph-rsid="04c8a9d8"/>
    </style:style>
    <style:style style:name="P157" style:family="paragraph" style:parent-style-name="Standard">
      <style:text-properties officeooo:rsid="04c8ab11" officeooo:paragraph-rsid="04c8ab11"/>
    </style:style>
    <style:style style:name="P158" style:family="paragraph" style:parent-style-name="Standard">
      <style:text-properties officeooo:rsid="04cc0ec4" officeooo:paragraph-rsid="04cc0ec4"/>
    </style:style>
    <style:style style:name="P159" style:family="paragraph" style:parent-style-name="Standard">
      <style:text-properties officeooo:rsid="04cc0ec4" officeooo:paragraph-rsid="04cd19ad"/>
    </style:style>
    <style:style style:name="P160" style:family="paragraph" style:parent-style-name="Standard">
      <style:text-properties officeooo:rsid="04cf6ecd" officeooo:paragraph-rsid="04cf6ecd"/>
    </style:style>
    <style:style style:name="P161" style:family="paragraph" style:parent-style-name="Standard">
      <style:text-properties officeooo:rsid="04cf6ecd" officeooo:paragraph-rsid="04cfce9b"/>
    </style:style>
    <style:style style:name="P162" style:family="paragraph" style:parent-style-name="Standard">
      <style:text-properties officeooo:rsid="04cf6ecd" officeooo:paragraph-rsid="04f75505"/>
    </style:style>
    <style:style style:name="P163" style:family="paragraph" style:parent-style-name="Standard">
      <style:text-properties officeooo:rsid="04cfce9b" officeooo:paragraph-rsid="04cfce9b"/>
    </style:style>
    <style:style style:name="P164" style:family="paragraph" style:parent-style-name="Standard">
      <style:text-properties officeooo:rsid="04d116e4" officeooo:paragraph-rsid="04d116e4"/>
    </style:style>
    <style:style style:name="P165" style:family="paragraph" style:parent-style-name="Standard">
      <style:text-properties officeooo:rsid="04d7658c" officeooo:paragraph-rsid="04d7658c"/>
    </style:style>
    <style:style style:name="P166" style:family="paragraph" style:parent-style-name="Standard">
      <style:paragraph-properties fo:margin-top="0.05in" fo:margin-bottom="0.05in" loext:contextual-spacing="false" fo:text-align="start" style:justify-single-word="false" fo:orphans="2" fo:widows="2" style:writing-mode="lr-tb"/>
      <style:text-properties officeooo:rsid="04d94ee0" officeooo:paragraph-rsid="04d94ee0"/>
    </style:style>
    <style:style style:name="P167" style:family="paragraph" style:parent-style-name="Body" style:master-page-name="">
      <style:paragraph-properties style:page-number="auto" fo:keep-with-next="always"/>
      <style:text-properties officeooo:rsid="02dba4a0" officeooo:paragraph-rsid="02dba4a0"/>
    </style:style>
    <style:style style:name="P168" style:family="paragraph" style:parent-style-name="Body" style:master-page-name="">
      <style:paragraph-properties style:page-number="auto" fo:keep-with-next="always"/>
      <style:text-properties officeooo:rsid="02c06e65" officeooo:paragraph-rsid="02c06e65"/>
    </style:style>
    <style:style style:name="P169" style:family="paragraph" style:parent-style-name="Body" style:master-page-name="">
      <style:paragraph-properties style:page-number="auto" fo:keep-with-next="always"/>
      <style:text-properties officeooo:rsid="04cd4a15" officeooo:paragraph-rsid="04cd4a15"/>
    </style:style>
    <style:style style:name="P170" style:family="paragraph" style:parent-style-name="Body" style:master-page-name="">
      <style:paragraph-properties style:page-number="auto" fo:keep-with-next="always"/>
      <style:text-properties officeooo:rsid="04ccd588" officeooo:paragraph-rsid="04de8ed1"/>
    </style:style>
    <style:style style:name="P171" style:family="paragraph" style:parent-style-name="Body" style:master-page-name="">
      <style:paragraph-properties style:page-number="auto" fo:keep-with-next="auto"/>
      <style:text-properties officeooo:rsid="03a49483" officeooo:paragraph-rsid="03a49483"/>
    </style:style>
    <style:style style:name="P172" style:family="paragraph" style:parent-style-name="Code" style:master-page-name="">
      <style:paragraph-properties style:page-number="auto"/>
      <style:text-properties officeooo:paragraph-rsid="03b5e5e3"/>
    </style:style>
    <style:style style:name="P173" style:family="paragraph" style:parent-style-name="Body">
      <style:text-properties officeooo:paragraph-rsid="04d29813"/>
    </style:style>
    <style:style style:name="P174" style:family="paragraph" style:parent-style-name="Body">
      <style:text-properties officeooo:rsid="0217c8b6" officeooo:paragraph-rsid="0427976d"/>
    </style:style>
    <style:style style:name="P175" style:family="paragraph" style:parent-style-name="Body">
      <style:text-properties officeooo:rsid="0217c8b6" officeooo:paragraph-rsid="0217c8b6"/>
    </style:style>
    <style:style style:name="P176" style:family="paragraph" style:parent-style-name="Body">
      <style:text-properties officeooo:rsid="02737181" officeooo:paragraph-rsid="02737181"/>
    </style:style>
    <style:style style:name="P177" style:family="paragraph" style:parent-style-name="Body">
      <style:text-properties officeooo:rsid="0273a4be" officeooo:paragraph-rsid="0273a4be"/>
    </style:style>
    <style:style style:name="P178" style:family="paragraph" style:parent-style-name="Body">
      <style:text-properties officeooo:rsid="0275a4b8" officeooo:paragraph-rsid="042829d0"/>
    </style:style>
    <style:style style:name="P179" style:family="paragraph" style:parent-style-name="Body">
      <style:text-properties officeooo:rsid="0275a4b8" officeooo:paragraph-rsid="0275a4b8"/>
    </style:style>
    <style:style style:name="P180" style:family="paragraph" style:parent-style-name="Body">
      <style:text-properties officeooo:rsid="02761282" officeooo:paragraph-rsid="042a2329"/>
    </style:style>
    <style:style style:name="P181" style:family="paragraph" style:parent-style-name="Body">
      <style:text-properties officeooo:rsid="02761282" officeooo:paragraph-rsid="02761282"/>
    </style:style>
    <style:style style:name="P182" style:family="paragraph" style:parent-style-name="Body">
      <style:text-properties officeooo:rsid="02825b59"/>
    </style:style>
    <style:style style:name="P183" style:family="paragraph" style:parent-style-name="Body">
      <style:text-properties officeooo:rsid="02825b59" officeooo:paragraph-rsid="02825b59"/>
    </style:style>
    <style:style style:name="P184" style:family="paragraph" style:parent-style-name="Body">
      <style:text-properties officeooo:rsid="0283ac84" officeooo:paragraph-rsid="0283ac84"/>
    </style:style>
    <style:style style:name="P185" style:family="paragraph" style:parent-style-name="Body">
      <style:text-properties officeooo:rsid="028a5074" officeooo:paragraph-rsid="028a5074"/>
    </style:style>
    <style:style style:name="P186" style:family="paragraph" style:parent-style-name="Body">
      <style:text-properties officeooo:rsid="02409fde" officeooo:paragraph-rsid="02409fde"/>
    </style:style>
    <style:style style:name="P187" style:family="paragraph" style:parent-style-name="Body">
      <style:text-properties officeooo:rsid="02b18f13" officeooo:paragraph-rsid="02b18f13"/>
    </style:style>
    <style:style style:name="P188" style:family="paragraph" style:parent-style-name="Body">
      <style:text-properties officeooo:rsid="02b18f13" officeooo:paragraph-rsid="02b27670"/>
    </style:style>
    <style:style style:name="P189" style:family="paragraph" style:parent-style-name="Body">
      <style:text-properties officeooo:rsid="02b27670" officeooo:paragraph-rsid="02b27670"/>
    </style:style>
    <style:style style:name="P190" style:family="paragraph" style:parent-style-name="Body">
      <style:text-properties officeooo:rsid="02b27670" officeooo:paragraph-rsid="0440c6ce"/>
    </style:style>
    <style:style style:name="P191" style:family="paragraph" style:parent-style-name="Body">
      <style:text-properties officeooo:rsid="02415a20" officeooo:paragraph-rsid="02415a20"/>
    </style:style>
    <style:style style:name="P192" style:family="paragraph" style:parent-style-name="Body">
      <style:text-properties officeooo:rsid="02bfc0d4" officeooo:paragraph-rsid="02bfc0d4"/>
    </style:style>
    <style:style style:name="P193" style:family="paragraph" style:parent-style-name="Body">
      <style:text-properties officeooo:rsid="02c38cce" officeooo:paragraph-rsid="02c38cce"/>
    </style:style>
    <style:style style:name="P194" style:family="paragraph" style:parent-style-name="Body">
      <style:text-properties officeooo:paragraph-rsid="04a11b61"/>
    </style:style>
    <style:style style:name="P195" style:family="paragraph" style:parent-style-name="Body">
      <style:text-properties officeooo:paragraph-rsid="04a2d2c7"/>
    </style:style>
    <style:style style:name="P196" style:family="paragraph" style:parent-style-name="Body">
      <style:text-properties officeooo:rsid="02d9131c" officeooo:paragraph-rsid="045f234d"/>
    </style:style>
    <style:style style:name="P197" style:family="paragraph" style:parent-style-name="Body">
      <style:text-properties officeooo:rsid="02da5f6d" officeooo:paragraph-rsid="02da5f6d"/>
    </style:style>
    <style:style style:name="P198" style:family="paragraph" style:parent-style-name="Body">
      <style:text-properties officeooo:paragraph-rsid="02cfd644"/>
    </style:style>
    <style:style style:name="P199" style:family="paragraph" style:parent-style-name="Body">
      <style:text-properties officeooo:rsid="03d05e42" officeooo:paragraph-rsid="03d05e42"/>
    </style:style>
    <style:style style:name="P200" style:family="paragraph" style:parent-style-name="Body">
      <style:text-properties officeooo:rsid="02d080c1" officeooo:paragraph-rsid="02d080c1"/>
    </style:style>
    <style:style style:name="P201" style:family="paragraph" style:parent-style-name="Body">
      <style:text-properties officeooo:rsid="03bfd171" officeooo:paragraph-rsid="03c6a8bb"/>
    </style:style>
    <style:style style:name="P202" style:family="paragraph" style:parent-style-name="Body">
      <style:text-properties officeooo:rsid="02e41504" officeooo:paragraph-rsid="02e5dc02"/>
    </style:style>
    <style:style style:name="P203" style:family="paragraph" style:parent-style-name="Body">
      <style:text-properties officeooo:rsid="02eb58b3" officeooo:paragraph-rsid="02eb58b3"/>
    </style:style>
    <style:style style:name="P204" style:family="paragraph" style:parent-style-name="Body">
      <style:text-properties officeooo:rsid="0350e2fc" officeooo:paragraph-rsid="0350e2fc"/>
    </style:style>
    <style:style style:name="P205" style:family="paragraph" style:parent-style-name="Body">
      <style:text-properties officeooo:rsid="03e518b7" officeooo:paragraph-rsid="048e6495"/>
    </style:style>
    <style:style style:name="P206" style:family="paragraph" style:parent-style-name="Body">
      <style:text-properties officeooo:rsid="03e64d99" officeooo:paragraph-rsid="049280c5"/>
    </style:style>
    <style:style style:name="P207" style:family="paragraph" style:parent-style-name="Body">
      <style:text-properties officeooo:rsid="03e64d99" officeooo:paragraph-rsid="049882b3"/>
    </style:style>
    <style:style style:name="P208" style:family="paragraph" style:parent-style-name="Body">
      <style:text-properties officeooo:rsid="0264d7bb" officeooo:paragraph-rsid="03627aec"/>
    </style:style>
    <style:style style:name="P209" style:family="paragraph" style:parent-style-name="Body">
      <style:text-properties officeooo:rsid="0264d7bb" officeooo:paragraph-rsid="0264d7bb"/>
    </style:style>
    <style:style style:name="P210" style:family="paragraph" style:parent-style-name="Body">
      <style:text-properties officeooo:rsid="0264d7bb" officeooo:paragraph-rsid="02bdf09f"/>
    </style:style>
    <style:style style:name="P211" style:family="paragraph" style:parent-style-name="Body">
      <style:text-properties officeooo:rsid="0264d7bb" officeooo:paragraph-rsid="02bfc0d4"/>
    </style:style>
    <style:style style:name="P212" style:family="paragraph" style:parent-style-name="Body">
      <style:text-properties officeooo:paragraph-rsid="031714da"/>
    </style:style>
    <style:style style:name="P213" style:family="paragraph" style:parent-style-name="Body">
      <style:text-properties officeooo:paragraph-rsid="02d52e16"/>
    </style:style>
    <style:style style:name="P214" style:family="paragraph" style:parent-style-name="Body">
      <style:text-properties officeooo:rsid="03be42c4" officeooo:paragraph-rsid="03be42c4"/>
    </style:style>
    <style:style style:name="P215" style:family="paragraph" style:parent-style-name="Body">
      <style:text-properties officeooo:paragraph-rsid="03c6a8bb"/>
    </style:style>
    <style:style style:name="P216" style:family="paragraph" style:parent-style-name="Body">
      <style:text-properties officeooo:rsid="0219669b" officeooo:paragraph-rsid="0219669b"/>
    </style:style>
    <style:style style:name="P217" style:family="paragraph" style:parent-style-name="Body">
      <style:text-properties officeooo:rsid="02725607" officeooo:paragraph-rsid="02737181"/>
    </style:style>
    <style:style style:name="P218" style:family="paragraph" style:parent-style-name="Body">
      <style:text-properties officeooo:rsid="02768a76" officeooo:paragraph-rsid="02768a76"/>
    </style:style>
    <style:style style:name="P219" style:family="paragraph" style:parent-style-name="Body">
      <style:text-properties officeooo:rsid="0244ac55" officeooo:paragraph-rsid="02b27670"/>
    </style:style>
    <style:style style:name="P220" style:family="paragraph" style:parent-style-name="Body">
      <style:text-properties officeooo:rsid="02b364b3" officeooo:paragraph-rsid="02b364b3"/>
    </style:style>
    <style:style style:name="P221" style:family="paragraph" style:parent-style-name="Body">
      <style:text-properties officeooo:rsid="02c06e65" officeooo:paragraph-rsid="02c06e65"/>
    </style:style>
    <style:style style:name="P222" style:family="paragraph" style:parent-style-name="Body">
      <style:text-properties officeooo:rsid="0315cbee" officeooo:paragraph-rsid="0315cbee"/>
    </style:style>
    <style:style style:name="P223" style:family="paragraph" style:parent-style-name="Body">
      <style:text-properties officeooo:rsid="03541a30" officeooo:paragraph-rsid="03541a30"/>
    </style:style>
    <style:style style:name="P224" style:family="paragraph" style:parent-style-name="Body">
      <style:text-properties officeooo:rsid="0370ad92" officeooo:paragraph-rsid="0370ad92"/>
    </style:style>
    <style:style style:name="P225" style:family="paragraph" style:parent-style-name="Body">
      <style:text-properties officeooo:rsid="0370ad92" officeooo:paragraph-rsid="0391fbce"/>
    </style:style>
    <style:style style:name="P226" style:family="paragraph" style:parent-style-name="Body">
      <style:text-properties officeooo:rsid="03720e6e" officeooo:paragraph-rsid="03720e6e"/>
    </style:style>
    <style:style style:name="P227" style:family="paragraph" style:parent-style-name="Body">
      <style:text-properties officeooo:paragraph-rsid="0373b85d"/>
    </style:style>
    <style:style style:name="P228" style:family="paragraph" style:parent-style-name="Body">
      <style:text-properties officeooo:rsid="03875757" officeooo:paragraph-rsid="03875757"/>
    </style:style>
    <style:style style:name="P229" style:family="paragraph" style:parent-style-name="Body">
      <style:text-properties officeooo:rsid="03875757" officeooo:paragraph-rsid="0389d472"/>
    </style:style>
    <style:style style:name="P230" style:family="paragraph" style:parent-style-name="Body">
      <style:text-properties officeooo:rsid="038929dc" officeooo:paragraph-rsid="038929dc"/>
    </style:style>
    <style:style style:name="P231" style:family="paragraph" style:parent-style-name="Body">
      <style:text-properties officeooo:rsid="038b2b60" officeooo:paragraph-rsid="038b2b60"/>
    </style:style>
    <style:style style:name="P232" style:family="paragraph" style:parent-style-name="Body">
      <style:text-properties officeooo:rsid="039a1090" officeooo:paragraph-rsid="039a1090"/>
    </style:style>
    <style:style style:name="P233" style:family="paragraph" style:parent-style-name="Body">
      <style:text-properties officeooo:rsid="02dba4a0" officeooo:paragraph-rsid="02dba4a0"/>
    </style:style>
    <style:style style:name="P234" style:family="paragraph" style:parent-style-name="Body">
      <style:text-properties officeooo:rsid="03a49483" officeooo:paragraph-rsid="03a49483"/>
    </style:style>
    <style:style style:name="P235" style:family="paragraph" style:parent-style-name="Body">
      <style:text-properties officeooo:rsid="03a75660" officeooo:paragraph-rsid="03a75660"/>
    </style:style>
    <style:style style:name="P236" style:family="paragraph" style:parent-style-name="Body">
      <style:text-properties officeooo:rsid="03a98ad9" officeooo:paragraph-rsid="03a98ad9"/>
    </style:style>
    <style:style style:name="P237" style:family="paragraph" style:parent-style-name="Body">
      <style:text-properties officeooo:rsid="03ab6505" officeooo:paragraph-rsid="03ab6505"/>
    </style:style>
    <style:style style:name="P238" style:family="paragraph" style:parent-style-name="Body">
      <style:text-properties officeooo:rsid="03ac9d61" officeooo:paragraph-rsid="03ac9d61"/>
    </style:style>
    <style:style style:name="P239" style:family="paragraph" style:parent-style-name="Body">
      <style:text-properties officeooo:paragraph-rsid="03afab1b"/>
    </style:style>
    <style:style style:name="P240" style:family="paragraph" style:parent-style-name="Body">
      <style:text-properties officeooo:rsid="03b0dbfa" officeooo:paragraph-rsid="03b0dbfa"/>
    </style:style>
    <style:style style:name="P241" style:family="paragraph" style:parent-style-name="Body">
      <style:text-properties officeooo:rsid="03b0dbfa" officeooo:paragraph-rsid="03b2208e"/>
    </style:style>
    <style:style style:name="P242" style:family="paragraph" style:parent-style-name="Body">
      <style:text-properties officeooo:rsid="03b5cdb2" officeooo:paragraph-rsid="03b5cdb2"/>
    </style:style>
    <style:style style:name="P243" style:family="paragraph" style:parent-style-name="Body">
      <style:text-properties officeooo:rsid="03beb1a3" officeooo:paragraph-rsid="03beb1a3"/>
    </style:style>
    <style:style style:name="P244" style:family="paragraph" style:parent-style-name="Body">
      <style:text-properties officeooo:paragraph-rsid="03beb1a3"/>
    </style:style>
    <style:style style:name="P245" style:family="paragraph" style:parent-style-name="Body">
      <style:text-properties officeooo:rsid="03bfcca7" officeooo:paragraph-rsid="03bfcca7"/>
    </style:style>
    <style:style style:name="P246" style:family="paragraph" style:parent-style-name="Body">
      <style:text-properties officeooo:rsid="03c7be0c" officeooo:paragraph-rsid="03c7be0c"/>
    </style:style>
    <style:style style:name="P247" style:family="paragraph" style:parent-style-name="Body">
      <style:text-properties officeooo:rsid="03c8f286" officeooo:paragraph-rsid="03c8f286"/>
    </style:style>
    <style:style style:name="P248" style:family="paragraph" style:parent-style-name="Body">
      <style:text-properties officeooo:rsid="03de0a67" officeooo:paragraph-rsid="03de0a67"/>
    </style:style>
    <style:style style:name="P249" style:family="paragraph" style:parent-style-name="Body">
      <style:text-properties officeooo:rsid="03e8036e" officeooo:paragraph-rsid="03e8036e"/>
    </style:style>
    <style:style style:name="P250" style:family="paragraph" style:parent-style-name="Body">
      <style:text-properties officeooo:rsid="03e9399c" officeooo:paragraph-rsid="03e9399c"/>
    </style:style>
    <style:style style:name="P251" style:family="paragraph" style:parent-style-name="Body">
      <style:text-properties fo:color="#000000" officeooo:rsid="040be38f" officeooo:paragraph-rsid="040be38f" style:font-name-complex="Arial2"/>
    </style:style>
    <style:style style:name="P252" style:family="paragraph" style:parent-style-name="Body">
      <style:text-properties officeooo:rsid="043e1386" officeooo:paragraph-rsid="043e1386"/>
    </style:style>
    <style:style style:name="P253" style:family="paragraph" style:parent-style-name="Body">
      <style:text-properties officeooo:rsid="036e1b09" officeooo:paragraph-rsid="0440c6ce"/>
    </style:style>
    <style:style style:name="P254" style:family="paragraph" style:parent-style-name="Body">
      <style:text-properties officeooo:rsid="02bdf09f" officeooo:paragraph-rsid="02bdf09f"/>
    </style:style>
    <style:style style:name="P255" style:family="paragraph" style:parent-style-name="Body">
      <style:text-properties officeooo:rsid="04471710" officeooo:paragraph-rsid="04471710"/>
    </style:style>
    <style:style style:name="P256" style:family="paragraph" style:parent-style-name="Body">
      <style:text-properties officeooo:rsid="04491f9b" officeooo:paragraph-rsid="04491f9b"/>
    </style:style>
    <style:style style:name="P257" style:family="paragraph" style:parent-style-name="Body">
      <style:text-properties officeooo:rsid="0457b81c" officeooo:paragraph-rsid="0457b81c"/>
    </style:style>
    <style:style style:name="P258" style:family="paragraph" style:parent-style-name="Body">
      <style:text-properties officeooo:rsid="046cd639" officeooo:paragraph-rsid="046cd639"/>
    </style:style>
    <style:style style:name="P259" style:family="paragraph" style:parent-style-name="Body">
      <style:text-properties officeooo:rsid="0477c675" officeooo:paragraph-rsid="0477c675"/>
    </style:style>
    <style:style style:name="P260" style:family="paragraph" style:parent-style-name="Body">
      <style:text-properties officeooo:rsid="0478056b" officeooo:paragraph-rsid="0478056b"/>
    </style:style>
    <style:style style:name="P261" style:family="paragraph" style:parent-style-name="Body">
      <style:text-properties officeooo:rsid="048e6495" officeooo:paragraph-rsid="048e6495"/>
    </style:style>
    <style:style style:name="P262" style:family="paragraph" style:parent-style-name="Body">
      <style:text-properties officeooo:rsid="048ff035" officeooo:paragraph-rsid="048ff035"/>
    </style:style>
    <style:style style:name="P263" style:family="paragraph" style:parent-style-name="Body">
      <style:text-properties officeooo:rsid="049382c7" officeooo:paragraph-rsid="0494e509"/>
    </style:style>
    <style:style style:name="P264" style:family="paragraph" style:parent-style-name="Body">
      <style:text-properties officeooo:rsid="049382c7" officeooo:paragraph-rsid="0496811b"/>
    </style:style>
    <style:style style:name="P265" style:family="paragraph" style:parent-style-name="Body">
      <style:text-properties officeooo:rsid="0494e509" officeooo:paragraph-rsid="0494e509"/>
    </style:style>
    <style:style style:name="P266" style:family="paragraph" style:parent-style-name="Body">
      <style:text-properties officeooo:rsid="0496811b" officeooo:paragraph-rsid="0496811b"/>
    </style:style>
    <style:style style:name="P267" style:family="paragraph" style:parent-style-name="Body">
      <style:text-properties officeooo:rsid="0496ec9a" officeooo:paragraph-rsid="0496ec9a"/>
    </style:style>
    <style:style style:name="P268" style:family="paragraph" style:parent-style-name="Body">
      <style:text-properties officeooo:rsid="049882b3" officeooo:paragraph-rsid="049882b3"/>
    </style:style>
    <style:style style:name="P269" style:family="paragraph" style:parent-style-name="Body">
      <style:text-properties officeooo:rsid="049a6c9b" officeooo:paragraph-rsid="049a6c9b"/>
    </style:style>
    <style:style style:name="P270" style:family="paragraph" style:parent-style-name="Body">
      <style:text-properties officeooo:rsid="049f1be8" officeooo:paragraph-rsid="049f1be8"/>
    </style:style>
    <style:style style:name="P271" style:family="paragraph" style:parent-style-name="Body">
      <style:text-properties officeooo:rsid="04bb755a" officeooo:paragraph-rsid="04bb755a"/>
    </style:style>
    <style:style style:name="P272" style:family="paragraph" style:parent-style-name="Body">
      <style:text-properties officeooo:rsid="04bc1576" officeooo:paragraph-rsid="04bc1576"/>
    </style:style>
    <style:style style:name="P273" style:family="paragraph" style:parent-style-name="Body">
      <style:text-properties officeooo:rsid="04c55976" officeooo:paragraph-rsid="04c55976"/>
    </style:style>
    <style:style style:name="P274" style:family="paragraph" style:parent-style-name="Body">
      <style:text-properties officeooo:rsid="04cd4a15" officeooo:paragraph-rsid="04cd4a15"/>
    </style:style>
    <style:style style:name="P275" style:family="paragraph" style:parent-style-name="Body">
      <style:text-properties officeooo:rsid="04cd78bb" officeooo:paragraph-rsid="04cd78bb"/>
    </style:style>
    <style:style style:name="P276" style:family="paragraph" style:parent-style-name="Body">
      <style:text-properties officeooo:rsid="04cd78bb" officeooo:paragraph-rsid="04cfce9b"/>
    </style:style>
    <style:style style:name="P277" style:family="paragraph" style:parent-style-name="Body">
      <style:text-properties officeooo:rsid="04cfce9b" officeooo:paragraph-rsid="04cfce9b"/>
    </style:style>
    <style:style style:name="P278" style:family="paragraph" style:parent-style-name="Body">
      <style:text-properties officeooo:rsid="04d9ab03" officeooo:paragraph-rsid="04d9ab03"/>
    </style:style>
    <style:style style:name="P279" style:family="paragraph" style:parent-style-name="Body">
      <style:text-properties officeooo:rsid="04da038c" officeooo:paragraph-rsid="04da038c"/>
    </style:style>
    <style:style style:name="P280" style:family="paragraph" style:parent-style-name="Body">
      <style:text-properties officeooo:rsid="04ce352a" officeooo:paragraph-rsid="04de8ed1"/>
    </style:style>
    <style:style style:name="P281" style:family="paragraph" style:parent-style-name="Body">
      <style:text-properties officeooo:paragraph-rsid="04de8ed1"/>
    </style:style>
    <style:style style:name="P282" style:family="paragraph" style:parent-style-name="Body">
      <style:text-properties officeooo:rsid="04ede497" officeooo:paragraph-rsid="04ede497"/>
    </style:style>
    <style:style style:name="P283" style:family="paragraph" style:parent-style-name="Body">
      <style:text-properties officeooo:rsid="04f94785" officeooo:paragraph-rsid="04fdea9d"/>
    </style:style>
    <style:style style:name="P284" style:family="paragraph" style:parent-style-name="Body">
      <style:text-properties officeooo:rsid="04fab74c" officeooo:paragraph-rsid="04fab74c"/>
    </style:style>
    <style:style style:name="P285" style:family="paragraph" style:parent-style-name="Body">
      <style:text-properties officeooo:paragraph-rsid="04fca286"/>
    </style:style>
    <style:style style:name="P286" style:family="paragraph" style:parent-style-name="Body">
      <style:text-properties officeooo:rsid="04fdea9d" officeooo:paragraph-rsid="04fdea9d"/>
    </style:style>
    <style:style style:name="P287" style:family="paragraph" style:parent-style-name="Body">
      <style:text-properties officeooo:paragraph-rsid="04fdea9d"/>
    </style:style>
    <style:style style:name="P288" style:family="paragraph" style:parent-style-name="Body">
      <style:text-properties officeooo:rsid="05013eb0" officeooo:paragraph-rsid="05013eb0"/>
    </style:style>
    <style:style style:name="P289" style:family="paragraph" style:parent-style-name="Body">
      <style:text-properties officeooo:rsid="05064edf" officeooo:paragraph-rsid="05064edf"/>
    </style:style>
    <style:style style:name="P290" style:family="paragraph" style:parent-style-name="Text_20_body">
      <style:text-properties fo:font-size="9pt" style:font-size-asian="9pt" style:font-size-complex="9pt"/>
    </style:style>
    <style:style style:name="P291" style:family="paragraph" style:parent-style-name="Text_20_body">
      <style:text-properties fo:font-size="9pt" officeooo:rsid="031de3c0" officeooo:paragraph-rsid="031de3c0" style:font-size-asian="9pt" style:font-size-complex="9pt"/>
    </style:style>
    <style:style style:name="P292" style:family="paragraph" style:parent-style-name="Text_20_body">
      <style:text-properties fo:font-size="9pt" fo:font-weight="bold" style:font-size-asian="9pt" style:font-weight-asian="bold" style:font-size-complex="9pt" style:font-weight-complex="bold"/>
    </style:style>
    <style:style style:name="P293" style:family="paragraph" style:parent-style-name="Text_20_body">
      <style:text-properties officeooo:rsid="02bc8bca" officeooo:paragraph-rsid="02bc8bca"/>
    </style:style>
    <style:style style:name="P294"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295" style:family="paragraph" style:parent-style-name="Code">
      <style:text-properties fo:font-size="11pt" style:font-size-asian="11pt" style:font-size-complex="11pt"/>
    </style:style>
    <style:style style:name="P296" style:family="paragraph" style:parent-style-name="Code">
      <style:text-properties fo:font-size="11pt" officeooo:rsid="02ee680f" officeooo:paragraph-rsid="02ee680f" style:font-size-asian="11pt" style:font-size-complex="11pt"/>
    </style:style>
    <style:style style:name="P297" style:family="paragraph" style:parent-style-name="Code">
      <style:text-properties fo:font-size="11pt" officeooo:rsid="02ee680f" officeooo:paragraph-rsid="0350e2fc" style:font-size-asian="11pt" style:font-size-complex="11pt"/>
    </style:style>
    <style:style style:name="P298" style:family="paragraph" style:parent-style-name="Code">
      <style:text-properties fo:font-size="11pt" officeooo:rsid="02dba4a0" officeooo:paragraph-rsid="02dba4a0" style:font-size-asian="11pt" style:font-size-complex="11pt"/>
    </style:style>
    <style:style style:name="P299" style:family="paragraph" style:parent-style-name="Code">
      <style:text-properties fo:font-size="11pt" officeooo:rsid="0304cd8e" officeooo:paragraph-rsid="0304cd8e" style:font-size-asian="11pt" style:font-size-complex="11pt"/>
    </style:style>
    <style:style style:name="P300" style:family="paragraph" style:parent-style-name="Code">
      <style:text-properties fo:font-size="11pt" officeooo:rsid="03070d5e" officeooo:paragraph-rsid="03070d5e" style:font-size-asian="11pt" style:font-size-complex="11pt"/>
    </style:style>
    <style:style style:name="P301" style:family="paragraph" style:parent-style-name="Code">
      <style:text-properties fo:font-size="11pt" style:text-underline-style="none" officeooo:paragraph-rsid="045e60cb" style:font-size-asian="11pt" style:font-size-complex="11pt"/>
    </style:style>
    <style:style style:name="P302" style:family="paragraph" style:parent-style-name="Code">
      <style:text-properties officeooo:rsid="02ee680f" officeooo:paragraph-rsid="0350e2fc"/>
    </style:style>
    <style:style style:name="P303" style:family="paragraph" style:parent-style-name="Code">
      <style:text-properties officeooo:paragraph-rsid="046da9df"/>
    </style:style>
    <style:style style:name="P304" style:family="paragraph" style:parent-style-name="Code">
      <style:text-properties officeooo:paragraph-rsid="0389d472"/>
    </style:style>
    <style:style style:name="P305" style:family="paragraph" style:parent-style-name="Code">
      <style:text-properties officeooo:rsid="03986431" officeooo:paragraph-rsid="03986431"/>
    </style:style>
    <style:style style:name="P306" style:family="paragraph" style:parent-style-name="Code">
      <style:text-properties officeooo:rsid="039a1090" officeooo:paragraph-rsid="039a1090"/>
    </style:style>
    <style:style style:name="P307" style:family="paragraph" style:parent-style-name="Code">
      <style:text-properties officeooo:rsid="039a1090" officeooo:paragraph-rsid="039c7c88"/>
    </style:style>
    <style:style style:name="P308" style:family="paragraph" style:parent-style-name="Code">
      <style:text-properties officeooo:paragraph-rsid="03a49483"/>
    </style:style>
    <style:style style:name="P309" style:family="paragraph" style:parent-style-name="Code">
      <style:text-properties officeooo:rsid="03ae0528" officeooo:paragraph-rsid="03ae0528"/>
    </style:style>
    <style:style style:name="P310" style:family="paragraph" style:parent-style-name="Code">
      <style:text-properties officeooo:rsid="03bfcca7" officeooo:paragraph-rsid="03bfcca7"/>
    </style:style>
    <style:style style:name="P311" style:family="paragraph" style:parent-style-name="Code">
      <style:text-properties officeooo:rsid="03c5e2d7" officeooo:paragraph-rsid="03c6a8bb"/>
    </style:style>
    <style:style style:name="P312" style:family="paragraph" style:parent-style-name="Code">
      <style:text-properties officeooo:rsid="03c5e2d7" officeooo:paragraph-rsid="03c6bbfd"/>
    </style:style>
    <style:style style:name="P313" style:family="paragraph" style:parent-style-name="Code">
      <style:text-properties officeooo:paragraph-rsid="03f65067"/>
    </style:style>
    <style:style style:name="P314" style:family="paragraph" style:parent-style-name="Code">
      <style:text-properties officeooo:rsid="0478056b"/>
    </style:style>
    <style:style style:name="P315" style:family="paragraph" style:parent-style-name="Code">
      <style:text-properties officeooo:rsid="04b953df" officeooo:paragraph-rsid="04b953df"/>
    </style:style>
    <style:style style:name="P316" style:family="paragraph" style:parent-style-name="Code">
      <style:text-properties officeooo:paragraph-rsid="04d29813"/>
    </style:style>
    <style:style style:name="P317" style:family="paragraph" style:parent-style-name="Code">
      <style:text-properties officeooo:rsid="05064edf" officeooo:paragraph-rsid="05064edf"/>
    </style:style>
    <style:style style:name="P318" style:family="paragraph" style:parent-style-name="Table_20_Contents">
      <style:text-properties officeooo:rsid="02e13a9c" officeooo:paragraph-rsid="03c188f3"/>
    </style:style>
    <style:style style:name="P319" style:family="paragraph" style:parent-style-name="Table_20_Contents">
      <style:text-properties officeooo:rsid="02e13a9c" officeooo:paragraph-rsid="02e13a9c"/>
    </style:style>
    <style:style style:name="P320" style:family="paragraph" style:parent-style-name="Table_20_Contents">
      <style:text-properties officeooo:rsid="02e13a9c" officeooo:paragraph-rsid="03c1b734"/>
    </style:style>
    <style:style style:name="P321" style:family="paragraph" style:parent-style-name="Table_20_Contents">
      <style:text-properties officeooo:rsid="02e13a9c" officeooo:paragraph-rsid="0441fa0f"/>
    </style:style>
    <style:style style:name="P322" style:family="paragraph" style:parent-style-name="Table_20_Contents">
      <style:text-properties fo:font-size="11pt" officeooo:rsid="02e13a9c" officeooo:paragraph-rsid="02e13a9c" style:font-size-asian="11pt" style:font-size-complex="11pt"/>
    </style:style>
    <style:style style:name="P323" style:family="paragraph" style:parent-style-name="Table_20_Contents">
      <style:text-properties fo:font-size="11pt" officeooo:rsid="02e13a9c" officeooo:paragraph-rsid="03c25d61" style:font-size-asian="11pt" style:font-size-complex="11pt"/>
    </style:style>
    <style:style style:name="P324" style:family="paragraph" style:parent-style-name="Table_20_Contents">
      <style:text-properties fo:font-size="11pt" officeooo:rsid="02e13a9c" officeooo:paragraph-rsid="03c4a6e2" style:font-size-asian="11pt" style:font-size-complex="11pt"/>
    </style:style>
    <style:style style:name="P325" style:family="paragraph" style:parent-style-name="Table_20_Contents">
      <style:text-properties fo:font-size="11pt" officeooo:rsid="03c1b734" officeooo:paragraph-rsid="03c1b734" style:font-size-asian="11pt" style:font-size-complex="11pt"/>
    </style:style>
    <style:style style:name="P326" style:family="paragraph" style:parent-style-name="Table_20_Contents">
      <style:text-properties fo:font-size="11pt" officeooo:rsid="03c1b734" officeooo:paragraph-rsid="02e13a9c" style:font-size-asian="11pt" style:font-size-complex="11pt"/>
    </style:style>
    <style:style style:name="P327" style:family="paragraph" style:parent-style-name="Table_20_Contents">
      <style:text-properties fo:font-size="11pt" officeooo:rsid="03bfd171" officeooo:paragraph-rsid="03bfd171" style:font-size-asian="11pt" style:font-size-complex="11pt"/>
    </style:style>
    <style:style style:name="P328" style:family="paragraph" style:parent-style-name="Table_20_Contents">
      <style:text-properties fo:font-size="11pt" officeooo:rsid="03c25d61" officeooo:paragraph-rsid="03c25d61" style:font-size-asian="11pt" style:font-size-complex="11pt"/>
    </style:style>
    <style:style style:name="P329" style:family="paragraph" style:parent-style-name="Table_20_Contents">
      <style:text-properties fo:font-size="11pt" officeooo:rsid="03c4a6e2" officeooo:paragraph-rsid="03c4a6e2" style:font-size-asian="11pt" style:font-size-complex="11pt"/>
    </style:style>
    <style:style style:name="P330" style:family="paragraph" style:parent-style-name="Table_20_Contents">
      <style:text-properties fo:font-size="11pt" officeooo:rsid="03c56652" officeooo:paragraph-rsid="03c56652" style:font-size-asian="11pt" style:font-size-complex="11pt"/>
    </style:style>
    <style:style style:name="P331" style:family="paragraph" style:parent-style-name="Table_20_Contents">
      <style:text-properties fo:font-size="11pt" officeooo:rsid="0441fa0f" officeooo:paragraph-rsid="0441fa0f" style:font-size-asian="11pt" style:font-size-complex="11pt"/>
    </style:style>
    <style:style style:name="P332" style:family="paragraph" style:parent-style-name="Table_20_Contents">
      <style:text-properties officeooo:rsid="03bfd171" officeooo:paragraph-rsid="03bfd171"/>
    </style:style>
    <style:style style:name="P333" style:family="paragraph" style:parent-style-name="Table_20_Contents">
      <style:text-properties officeooo:rsid="03bfd171" officeooo:paragraph-rsid="03c4a6e2"/>
    </style:style>
    <style:style style:name="P334" style:family="paragraph" style:parent-style-name="Table_20_Contents">
      <style:text-properties officeooo:rsid="03bfd171" officeooo:paragraph-rsid="0441fa0f"/>
    </style:style>
    <style:style style:name="P335" style:family="paragraph" style:parent-style-name="Table_20_Contents">
      <style:text-properties officeooo:rsid="03c56652" officeooo:paragraph-rsid="03c4a6e2"/>
    </style:style>
    <style:style style:name="P336" style:family="paragraph" style:parent-style-name="Table_20_Contents">
      <style:text-properties officeooo:rsid="0441fa0f" officeooo:paragraph-rsid="0441fa0f"/>
    </style:style>
    <style:style style:name="P337" style:family="paragraph" style:parent-style-name="Table_20_Contents">
      <style:text-properties officeooo:rsid="0441fa0f" officeooo:paragraph-rsid="0442e8b0"/>
    </style:style>
    <style:style style:name="P338" style:family="paragraph" style:parent-style-name="IndentHang">
      <style:text-properties officeooo:rsid="037c63d6" officeooo:paragraph-rsid="037c63d6"/>
    </style:style>
    <style:style style:name="P339" style:family="paragraph" style:parent-style-name="IndentHang">
      <style:text-properties officeooo:paragraph-rsid="039c7c88"/>
    </style:style>
    <style:style style:name="P340" style:family="paragraph" style:parent-style-name="IndentHang">
      <style:text-properties officeooo:paragraph-rsid="047884be"/>
    </style:style>
    <style:style style:name="P341" style:family="paragraph" style:parent-style-name="IndentHang">
      <style:text-properties officeooo:rsid="04b5ae3c" officeooo:paragraph-rsid="04b5ae3c"/>
    </style:style>
    <style:style style:name="P342" style:family="paragraph" style:parent-style-name="IndentHang">
      <style:text-properties officeooo:rsid="04b5ae3c" officeooo:paragraph-rsid="04bb755a"/>
    </style:style>
    <style:style style:name="P343" style:family="paragraph" style:parent-style-name="IndentHang">
      <style:text-properties officeooo:paragraph-rsid="04ede497"/>
    </style:style>
    <style:style style:name="P344"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345"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346"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347"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348"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349"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350" style:family="paragraph" style:parent-style-name="Standard">
      <style:paragraph-properties fo:margin-top="0in" fo:margin-bottom="0in" loext:contextual-spacing="false"/>
      <style:text-properties fo:font-size="7pt" officeooo:rsid="031bb5f1" officeooo:paragraph-rsid="031bb5f1" style:font-size-asian="7pt" style:font-size-complex="7pt"/>
    </style:style>
    <style:style style:name="P351" style:family="paragraph" style:parent-style-name="Standard">
      <style:paragraph-properties fo:margin-top="0in" fo:margin-bottom="0in" loext:contextual-spacing="false"/>
      <style:text-properties fo:font-size="7pt" officeooo:rsid="03348abe" officeooo:paragraph-rsid="03348abe" style:font-size-asian="7pt" style:font-size-complex="7pt"/>
    </style:style>
    <style:style style:name="P352" style:family="paragraph" style:parent-style-name="Standard">
      <style:paragraph-properties fo:margin-top="0in" fo:margin-bottom="0in" loext:contextual-spacing="false"/>
      <style:text-properties fo:font-size="7pt" officeooo:rsid="035174b6" officeooo:paragraph-rsid="035174b6" style:font-size-asian="7pt" style:font-size-complex="7pt"/>
    </style:style>
    <style:style style:name="P353" style:family="paragraph" style:parent-style-name="Standard">
      <style:paragraph-properties fo:margin-top="0in" fo:margin-bottom="0in" loext:contextual-spacing="false"/>
      <style:text-properties fo:font-size="7pt" officeooo:rsid="04866f75" officeooo:paragraph-rsid="04866f75" style:font-size-asian="7pt" style:font-size-complex="7pt"/>
    </style:style>
    <style:style style:name="P354" style:family="paragraph" style:parent-style-name="Standard">
      <style:paragraph-properties fo:margin-top="0in" fo:margin-bottom="0in" loext:contextual-spacing="false"/>
      <style:text-properties fo:font-size="7pt" officeooo:rsid="04aada26" officeooo:paragraph-rsid="04aada26" style:font-size-asian="7pt" style:font-size-complex="7pt"/>
    </style:style>
    <style:style style:name="P355" style:family="paragraph" style:parent-style-name="Standard">
      <style:paragraph-properties fo:margin-top="0in" fo:margin-bottom="0in" loext:contextual-spacing="false" fo:orphans="0" fo:widows="0"/>
      <style:text-properties officeooo:paragraph-rsid="0213e52b"/>
    </style:style>
    <style:style style:name="P356" style:family="paragraph" style:parent-style-name="Standard">
      <style:paragraph-properties fo:margin-top="0in" fo:margin-bottom="0in" loext:contextual-spacing="false"/>
      <style:text-properties officeooo:paragraph-rsid="0213e52b"/>
    </style:style>
    <style:style style:name="P357" style:family="paragraph" style:parent-style-name="Standard">
      <style:paragraph-properties fo:margin-top="0in" fo:margin-bottom="0in" loext:contextual-spacing="false"/>
      <style:text-properties officeooo:rsid="0217c8b6" officeooo:paragraph-rsid="0217c8b6"/>
    </style:style>
    <style:style style:name="P358"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359" style:family="paragraph" style:parent-style-name="Standard">
      <style:paragraph-properties fo:keep-with-next="always"/>
      <style:text-properties officeooo:rsid="021bf619" officeooo:paragraph-rsid="021bf619"/>
    </style:style>
    <style:style style:name="P360" style:family="paragraph" style:parent-style-name="Standard">
      <style:paragraph-properties fo:text-align="center" style:justify-single-word="false" fo:keep-with-next="always"/>
      <style:text-properties officeooo:rsid="031de3c0" officeooo:paragraph-rsid="031de3c0"/>
    </style:style>
    <style:style style:name="P361" style:family="paragraph" style:parent-style-name="Standard">
      <style:paragraph-properties fo:text-align="center" style:justify-single-word="false" fo:keep-with-next="always"/>
      <style:text-properties officeooo:rsid="031f60c5" officeooo:paragraph-rsid="031f60c5"/>
    </style:style>
    <style:style style:name="P362" style:family="paragraph" style:parent-style-name="Standard">
      <style:paragraph-properties fo:keep-with-next="always"/>
      <style:text-properties officeooo:rsid="031f60c5" officeooo:paragraph-rsid="021bf619"/>
    </style:style>
    <style:style style:name="P363" style:family="paragraph" style:parent-style-name="Standard">
      <style:paragraph-properties fo:margin-top="0in" fo:margin-bottom="0.1665in" loext:contextual-spacing="false"/>
      <style:text-properties officeooo:paragraph-rsid="0213e52b"/>
    </style:style>
    <style:style style:name="P364" style:family="paragraph" style:parent-style-name="Body">
      <style:paragraph-properties fo:margin-top="0.0555in" fo:margin-bottom="0.1665in" loext:contextual-spacing="false"/>
      <style:text-properties officeooo:paragraph-rsid="0213e52b"/>
    </style:style>
    <style:style style:name="P365" style:family="paragraph" style:parent-style-name="Contents_20_1">
      <style:paragraph-properties fo:text-align="center" style:justify-single-word="false" fo:break-before="page"/>
      <style:text-properties officeooo:paragraph-rsid="0213e52b"/>
    </style:style>
    <style:style style:name="P366" style:family="paragraph" style:parent-style-name="Table_20_Heading">
      <style:text-properties fo:font-size="11pt" officeooo:rsid="02e13a9c" officeooo:paragraph-rsid="02e13a9c" style:font-size-asian="11pt" style:font-size-complex="11pt"/>
    </style:style>
    <style:style style:name="P367" style:family="paragraph" style:parent-style-name="Table_20_Heading">
      <style:text-properties fo:font-size="11pt" officeooo:rsid="02e13a9c" officeooo:paragraph-rsid="0441fa0f" style:font-size-asian="11pt" style:font-size-complex="11pt"/>
    </style:style>
    <style:style style:name="P368" style:family="paragraph" style:parent-style-name="Table_20_Heading">
      <style:paragraph-properties fo:text-align="center" style:justify-single-word="false"/>
      <style:text-properties fo:font-size="11pt" style:font-size-asian="11pt" style:font-size-complex="11pt"/>
    </style:style>
    <style:style style:name="P369" style:family="paragraph" style:parent-style-name="Table_20_Heading">
      <style:text-properties fo:font-size="11pt" officeooo:rsid="0441fa0f" officeooo:paragraph-rsid="0441fa0f" style:font-size-asian="11pt" style:font-size-complex="11pt"/>
    </style:style>
    <style:style style:name="P370" style:family="paragraph" style:parent-style-name="Table_20_Heading">
      <style:paragraph-properties fo:text-align="center" style:justify-single-word="false"/>
      <style:text-properties fo:font-size="11pt" fo:font-weight="bold" style:font-size-asian="11pt" style:font-weight-asian="bold" style:font-size-complex="11pt" style:font-weight-complex="bold"/>
    </style:style>
    <style:style style:name="P371" style:family="paragraph" style:parent-style-name="Table_20_Heading">
      <style:paragraph-properties fo:text-align="center" style:justify-single-word="false"/>
    </style:style>
    <style:style style:name="P372" style:family="paragraph" style:parent-style-name="IndentHang">
      <style:paragraph-properties fo:margin-left="0in" fo:margin-right="0in" fo:text-indent="0in" style:auto-text-indent="false"/>
      <style:text-properties officeooo:rsid="039c7c88" officeooo:paragraph-rsid="047884be"/>
    </style:style>
    <style:style style:name="P373" style:family="paragraph" style:parent-style-name="Table_20_Caption_20__28_before_29_">
      <style:text-properties officeooo:rsid="03fd4d1c" officeooo:paragraph-rsid="03fd4d1c"/>
    </style:style>
    <style:style style:name="P374" style:family="paragraph" style:parent-style-name="Code" style:master-page-name="">
      <loext:graphic-properties draw:fill="none"/>
      <style:paragraph-properties fo:margin-left="0.25in" fo:margin-right="-0.75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paragraph-rsid="04f94785"/>
    </style:style>
    <style:style style:name="P375" style:family="paragraph" style:parent-style-name="Code" style:master-page-name="">
      <loext:graphic-properties draw:fill="none"/>
      <style:paragraph-properties fo:margin-left="0.25in" fo:margin-right="-0.75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064edf" officeooo:paragraph-rsid="05064edf"/>
    </style:style>
    <style:style style:name="P376" style:family="paragraph" style:parent-style-name="Footnote">
      <style:text-properties officeooo:rsid="04e283ff" officeooo:paragraph-rsid="04e283ff"/>
    </style:style>
    <style:style style:name="P377" style:family="paragraph" style:parent-style-name="Footnote">
      <style:text-properties officeooo:rsid="04e29758" officeooo:paragraph-rsid="04e29758"/>
    </style:style>
    <style:style style:name="P378" style:family="paragraph" style:parent-style-name="Heading_20_3">
      <style:text-properties officeooo:rsid="02825b59" officeooo:paragraph-rsid="02825b59"/>
    </style:style>
    <style:style style:name="P379" style:family="paragraph" style:parent-style-name="Heading_20_3">
      <style:text-properties officeooo:rsid="027c3837" officeooo:paragraph-rsid="02825b59"/>
    </style:style>
    <style:style style:name="P380" style:family="paragraph" style:parent-style-name="Heading_20_3">
      <style:text-properties officeooo:rsid="0283ac84" officeooo:paragraph-rsid="0283ac84"/>
    </style:style>
    <style:style style:name="P381" style:family="paragraph" style:parent-style-name="Heading_20_3">
      <style:text-properties officeooo:rsid="02857f57" officeooo:paragraph-rsid="02857f57"/>
    </style:style>
    <style:style style:name="P382" style:family="paragraph" style:parent-style-name="Heading_20_3">
      <style:text-properties officeooo:rsid="04c1a1df" officeooo:paragraph-rsid="04c1a1df"/>
    </style:style>
    <style:style style:name="P383" style:family="paragraph" style:parent-style-name="Heading_20_3">
      <style:text-properties officeooo:rsid="023b3c70" officeooo:paragraph-rsid="023b3c70"/>
    </style:style>
    <style:style style:name="P384" style:family="paragraph" style:parent-style-name="Heading_20_3">
      <style:text-properties officeooo:rsid="0480dd6c" officeooo:paragraph-rsid="0480dd6c"/>
    </style:style>
    <style:style style:name="P385" style:family="paragraph" style:parent-style-name="Heading_20_3">
      <style:text-properties officeooo:rsid="03830699" officeooo:paragraph-rsid="03830699"/>
    </style:style>
    <style:style style:name="P386" style:family="paragraph" style:parent-style-name="Heading_20_3">
      <style:text-properties officeooo:rsid="0370ad92" officeooo:paragraph-rsid="0370ad92"/>
    </style:style>
    <style:style style:name="P387" style:family="paragraph" style:parent-style-name="Heading_20_3">
      <style:text-properties officeooo:rsid="02465609" officeooo:paragraph-rsid="02465609"/>
    </style:style>
    <style:style style:name="P388" style:family="paragraph" style:parent-style-name="Heading_20_3">
      <style:text-properties officeooo:rsid="02465609" officeooo:paragraph-rsid="02d82421"/>
    </style:style>
    <style:style style:name="P389" style:family="paragraph" style:parent-style-name="Heading_20_3">
      <style:text-properties officeooo:rsid="03c8f286" officeooo:paragraph-rsid="03c8f286"/>
    </style:style>
    <style:style style:name="P390" style:family="paragraph" style:parent-style-name="Heading_20_3">
      <style:text-properties officeooo:rsid="029429d8" officeooo:paragraph-rsid="029429d8"/>
    </style:style>
    <style:style style:name="P391" style:family="paragraph" style:parent-style-name="Heading_20_3">
      <style:text-properties officeooo:rsid="028eb425"/>
    </style:style>
    <style:style style:name="P392" style:family="paragraph" style:parent-style-name="Heading_20_3">
      <style:text-properties officeooo:rsid="029224d0" officeooo:paragraph-rsid="029224d0"/>
    </style:style>
    <style:style style:name="P393" style:family="paragraph" style:parent-style-name="Heading_20_3">
      <style:text-properties officeooo:rsid="02977377" officeooo:paragraph-rsid="029429d8"/>
    </style:style>
    <style:style style:name="P394" style:family="paragraph" style:parent-style-name="Heading_20_3">
      <style:text-properties officeooo:rsid="03e518b7" officeooo:paragraph-rsid="03e518b7"/>
    </style:style>
    <style:style style:name="P395" style:family="paragraph" style:parent-style-name="Heading_20_3">
      <style:text-properties officeooo:rsid="02a0a385" officeooo:paragraph-rsid="02a0a385"/>
    </style:style>
    <style:style style:name="P396" style:family="paragraph" style:parent-style-name="Heading_20_3">
      <style:text-properties officeooo:rsid="02ad9635" officeooo:paragraph-rsid="02ad9635"/>
    </style:style>
    <style:style style:name="P397" style:family="paragraph" style:parent-style-name="Contents_20_3">
      <style:paragraph-properties>
        <style:tab-stops>
          <style:tab-stop style:position="6.5in" style:type="right" style:leader-style="dotted" style:leader-text="."/>
        </style:tab-stops>
      </style:paragraph-properties>
    </style:style>
    <style:style style:name="P398" style:family="paragraph" style:parent-style-name="List_20_Number">
      <style:text-properties officeooo:rsid="04d3db1b" officeooo:paragraph-rsid="04d3db1b"/>
    </style:style>
    <style:style style:name="P399" style:family="paragraph" style:parent-style-name="List_20_Number" style:list-style-name="Numbering_20_1">
      <style:text-properties officeooo:paragraph-rsid="04f94785"/>
    </style:style>
    <style:style style:name="P400" style:family="paragraph" style:parent-style-name="List_20_Number" style:list-style-name="Numbering_20_1">
      <style:text-properties officeooo:paragraph-rsid="04de8ed1"/>
    </style:style>
    <style:style style:name="P401" style:family="paragraph" style:parent-style-name="List_20_Number" style:list-style-name="Numbering_20_1">
      <style:text-properties officeooo:rsid="04ccd588" officeooo:paragraph-rsid="04de8ed1"/>
    </style:style>
    <style:style style:name="P402" style:family="paragraph" style:parent-style-name="List_20_Number" style:list-style-name="Numbering_20_1">
      <style:text-properties officeooo:rsid="04ccd588" officeooo:paragraph-rsid="04f94785"/>
    </style:style>
    <style:style style:name="P403" style:family="paragraph" style:parent-style-name="List_20_Number">
      <style:text-properties officeooo:rsid="04ccd588" officeooo:paragraph-rsid="04de8ed1"/>
    </style:style>
    <style:style style:name="P404" style:family="paragraph" style:parent-style-name="List_20_Number">
      <style:text-properties officeooo:rsid="04ce352a" officeooo:paragraph-rsid="04de8ed1"/>
    </style:style>
    <style:style style:name="P405" style:family="paragraph" style:parent-style-name="List_20_Number">
      <style:text-properties officeooo:paragraph-rsid="02ce3115"/>
    </style:style>
    <style:style style:name="P406" style:family="paragraph" style:parent-style-name="Heading_20_4">
      <style:text-properties officeooo:paragraph-rsid="042baec1"/>
    </style:style>
    <style:style style:name="P407" style:family="paragraph" style:parent-style-name="Heading_20_4">
      <style:text-properties officeooo:rsid="04b647df" officeooo:paragraph-rsid="04b647df"/>
    </style:style>
    <style:style style:name="P408" style:family="paragraph" style:parent-style-name="Heading_20_4">
      <style:text-properties officeooo:rsid="04bb2f46" officeooo:paragraph-rsid="04bb2f46"/>
    </style:style>
    <style:style style:name="P409" style:family="paragraph" style:parent-style-name="Heading_20_4">
      <style:text-properties officeooo:rsid="04bc1576" officeooo:paragraph-rsid="04bc1576"/>
    </style:style>
    <style:style style:name="P410" style:family="paragraph" style:parent-style-name="Heading_20_4">
      <style:text-properties officeooo:rsid="04bdbb42" officeooo:paragraph-rsid="04bdbb42"/>
    </style:style>
    <style:style style:name="P411" style:family="paragraph" style:parent-style-name="Heading_20_4">
      <style:text-properties officeooo:rsid="04c1a1df" officeooo:paragraph-rsid="04c1a1df"/>
    </style:style>
    <style:style style:name="P412" style:family="paragraph" style:parent-style-name="Heading_20_4">
      <style:text-properties officeooo:rsid="04c93947" officeooo:paragraph-rsid="04c93947"/>
    </style:style>
    <style:style style:name="P413" style:family="paragraph" style:parent-style-name="Heading_20_4">
      <style:text-properties officeooo:rsid="04cb1a26" officeooo:paragraph-rsid="04cb1a26"/>
    </style:style>
    <style:style style:name="P414" style:family="paragraph" style:parent-style-name="Heading_20_4">
      <style:text-properties officeooo:rsid="038664aa" officeooo:paragraph-rsid="038664aa"/>
    </style:style>
    <style:style style:name="P415" style:family="paragraph" style:parent-style-name="Heading_20_4">
      <style:text-properties officeooo:rsid="039a1090" officeooo:paragraph-rsid="039a1090"/>
    </style:style>
    <style:style style:name="P416" style:family="paragraph" style:parent-style-name="Heading_20_4">
      <style:text-properties officeooo:rsid="02d82421" officeooo:paragraph-rsid="02d82421"/>
    </style:style>
    <style:style style:name="P417" style:family="paragraph" style:parent-style-name="Heading_20_4">
      <style:text-properties officeooo:rsid="03a98ad9" officeooo:paragraph-rsid="03a98ad9"/>
    </style:style>
    <style:style style:name="P418" style:family="paragraph" style:parent-style-name="Heading_20_4">
      <style:text-properties officeooo:rsid="02c92945" officeooo:paragraph-rsid="02c92945"/>
    </style:style>
    <style:style style:name="P419" style:family="paragraph" style:parent-style-name="Heading_20_4">
      <style:text-properties officeooo:rsid="03be42c4" officeooo:paragraph-rsid="03be42c4"/>
    </style:style>
    <style:style style:name="P420" style:family="paragraph" style:parent-style-name="Heading_20_4">
      <style:text-properties officeooo:rsid="02e5dc02"/>
    </style:style>
    <style:style style:name="P421" style:family="paragraph" style:parent-style-name="Heading_20_4">
      <style:text-properties officeooo:rsid="049382c7" officeooo:paragraph-rsid="049382c7"/>
    </style:style>
    <style:style style:name="P422" style:family="paragraph" style:parent-style-name="Heading_20_4">
      <style:text-properties officeooo:rsid="049882b3"/>
    </style:style>
    <style:style style:name="P423" style:family="paragraph" style:parent-style-name="Heading_20_4">
      <style:text-properties officeooo:rsid="02ac0e7b"/>
    </style:style>
    <style:style style:name="P424" style:family="paragraph" style:parent-style-name="Heading_20_4">
      <style:paragraph-properties fo:break-before="page"/>
    </style:style>
    <style:style style:name="P425" style:family="paragraph" style:parent-style-name="Heading_20_2">
      <style:text-properties officeooo:rsid="02725607" officeooo:paragraph-rsid="02725607"/>
    </style:style>
    <style:style style:name="P426" style:family="paragraph" style:parent-style-name="Heading_20_2">
      <style:text-properties officeooo:rsid="022247d8" officeooo:paragraph-rsid="022247d8"/>
    </style:style>
    <style:style style:name="P427" style:family="paragraph" style:parent-style-name="Heading_20_2">
      <style:text-properties officeooo:rsid="02768a76" officeooo:paragraph-rsid="02768a76"/>
    </style:style>
    <style:style style:name="P428" style:family="paragraph" style:parent-style-name="Heading_20_2">
      <style:text-properties officeooo:rsid="02b27670" officeooo:paragraph-rsid="02b27670"/>
    </style:style>
    <style:style style:name="P429" style:family="paragraph" style:parent-style-name="Heading_20_2">
      <style:text-properties officeooo:rsid="02273681" officeooo:paragraph-rsid="02273681"/>
    </style:style>
    <style:style style:name="P430" style:family="paragraph" style:parent-style-name="Heading_20_2">
      <style:text-properties officeooo:paragraph-rsid="02273681"/>
    </style:style>
    <style:style style:name="P431" style:family="paragraph" style:parent-style-name="Code">
      <style:paragraph-properties fo:margin-top="0.05in" fo:margin-bottom="0.05in" loext:contextual-spacing="false" fo:text-align="start" style:justify-single-word="false" fo:orphans="2" fo:widows="2" style:writing-mode="lr-tb"/>
      <style:text-properties fo:font-size="10pt" officeooo:rsid="033ac55b" officeooo:paragraph-rsid="033bc30c" style:font-size-asian="10pt" style:font-size-complex="10pt"/>
    </style:style>
    <style:style style:name="P432" style:family="paragraph" style:parent-style-name="Heading_20_1">
      <style:text-properties officeooo:rsid="021f7a44" officeooo:paragraph-rsid="021f7a44"/>
    </style:style>
    <style:style style:name="P433" style:family="paragraph" style:parent-style-name="Heading_20_1">
      <style:text-properties officeooo:rsid="02281659"/>
    </style:style>
    <style:style style:name="P434" style:family="paragraph" style:parent-style-name="List_20_Bullet" style:list-style-name="WWNum32">
      <style:text-properties officeooo:rsid="022f32c0" officeooo:paragraph-rsid="022f32c0"/>
    </style:style>
    <style:style style:name="P435" style:family="paragraph" style:parent-style-name="List_20_Bullet">
      <style:text-properties officeooo:rsid="0275a4b8" officeooo:paragraph-rsid="0275a4b8"/>
    </style:style>
    <style:style style:name="P436" style:family="paragraph" style:parent-style-name="List_20_Bullet">
      <style:text-properties officeooo:paragraph-rsid="027d2424"/>
    </style:style>
    <style:style style:name="P437" style:family="paragraph" style:parent-style-name="List_20_Bullet">
      <style:text-properties officeooo:rsid="0282acf6" officeooo:paragraph-rsid="0282acf6"/>
    </style:style>
    <style:style style:name="P438" style:family="paragraph" style:parent-style-name="List_20_Bullet">
      <style:text-properties officeooo:paragraph-rsid="0430cbf1"/>
    </style:style>
    <style:style style:name="P439" style:family="paragraph" style:parent-style-name="List_20_Bullet">
      <style:text-properties officeooo:rsid="022a889a" officeooo:paragraph-rsid="022a889a"/>
    </style:style>
    <style:style style:name="P440" style:family="paragraph" style:parent-style-name="List_20_Bullet">
      <style:text-properties officeooo:rsid="02555aac" officeooo:paragraph-rsid="02555aac"/>
    </style:style>
    <style:style style:name="P441" style:family="paragraph" style:parent-style-name="List_20_Bullet">
      <style:text-properties officeooo:rsid="04f9f8c0" officeooo:paragraph-rsid="04f9f8c0"/>
    </style:style>
    <style:style style:name="P442" style:family="paragraph" style:parent-style-name="List_20_Bullet">
      <style:text-properties officeooo:rsid="04f00075" officeooo:paragraph-rsid="04f00075"/>
    </style:style>
    <style:style style:name="P443" style:family="paragraph" style:parent-style-name="List_20_Bullet">
      <style:text-properties officeooo:rsid="04cac253" officeooo:paragraph-rsid="04de8ed1"/>
    </style:style>
    <style:style style:name="P444" style:family="paragraph" style:parent-style-name="List_20_Bullet">
      <style:text-properties officeooo:paragraph-rsid="04de8ed1"/>
    </style:style>
    <style:style style:name="P445" style:family="paragraph" style:parent-style-name="List_20_Bullet">
      <style:text-properties officeooo:rsid="04f94785" officeooo:paragraph-rsid="04f94785"/>
    </style:style>
    <style:style style:name="P446" style:family="paragraph" style:parent-style-name="List_20_Bullet">
      <style:text-properties officeooo:rsid="04fdea9d" officeooo:paragraph-rsid="04fdea9d"/>
    </style:style>
    <style:style style:name="P447" style:family="paragraph" style:parent-style-name="List_20_Bullet">
      <style:text-properties officeooo:rsid="05013eb0" officeooo:paragraph-rsid="05013eb0"/>
    </style:style>
    <style:style style:name="P448" style:family="paragraph" style:parent-style-name="List_20_Bullet">
      <style:text-properties officeooo:rsid="0505c58d" officeooo:paragraph-rsid="0505c58d"/>
    </style:style>
    <style:style style:name="P449" style:family="paragraph" style:parent-style-name="List_20_Bullet">
      <style:text-properties officeooo:paragraph-rsid="04f53ad7"/>
    </style:style>
    <style:style style:name="P450" style:family="paragraph" style:parent-style-name="List_20_Bullet">
      <style:text-properties officeooo:rsid="04f53ad7" officeooo:paragraph-rsid="04f53ad7"/>
    </style:style>
    <style:style style:name="P451" style:family="paragraph" style:parent-style-name="List_20_Bullet">
      <style:text-properties officeooo:rsid="050a159b" officeooo:paragraph-rsid="050a159b"/>
    </style:style>
    <style:style style:name="P452" style:family="paragraph" style:parent-style-name="List_20_Bullet">
      <style:text-properties officeooo:paragraph-rsid="02b27670"/>
    </style:style>
    <style:style style:name="P453" style:family="paragraph" style:parent-style-name="List_20_Bullet">
      <style:text-properties officeooo:rsid="043fb4f7" officeooo:paragraph-rsid="043fb4f7"/>
    </style:style>
    <style:style style:name="P454" style:family="paragraph" style:parent-style-name="List_20_Bullet" style:list-style-name="WWNum32">
      <style:text-properties officeooo:rsid="0441cfff"/>
    </style:style>
    <style:style style:name="P455" style:family="paragraph" style:parent-style-name="List_20_Bullet">
      <style:text-properties officeooo:rsid="04456dd2" officeooo:paragraph-rsid="04456dd2"/>
    </style:style>
    <style:style style:name="P456" style:family="paragraph" style:parent-style-name="List_20_Bullet">
      <style:text-properties officeooo:rsid="02bc8bca" officeooo:paragraph-rsid="02bc8bca"/>
    </style:style>
    <style:style style:name="P457" style:family="paragraph" style:parent-style-name="List_20_Bullet">
      <style:text-properties officeooo:rsid="037e2bc1" officeooo:paragraph-rsid="044dee37"/>
    </style:style>
    <style:style style:name="P458" style:family="paragraph" style:parent-style-name="List_20_Bullet">
      <style:text-properties officeooo:rsid="044dee37" officeooo:paragraph-rsid="044dee37"/>
    </style:style>
    <style:style style:name="P459" style:family="paragraph" style:parent-style-name="List_20_Bullet">
      <style:text-properties officeooo:rsid="044dee37" officeooo:paragraph-rsid="044f740e"/>
    </style:style>
    <style:style style:name="P460" style:family="paragraph" style:parent-style-name="List_20_Bullet">
      <style:text-properties officeooo:rsid="044f740e" officeooo:paragraph-rsid="044f740e"/>
    </style:style>
    <style:style style:name="P461" style:family="paragraph" style:parent-style-name="List_20_Bullet">
      <style:text-properties officeooo:paragraph-rsid="044dee37"/>
    </style:style>
    <style:style style:name="P462" style:family="paragraph" style:parent-style-name="List_20_Bullet">
      <style:text-properties officeooo:paragraph-rsid="044f740e"/>
    </style:style>
    <style:style style:name="P463" style:family="paragraph" style:parent-style-name="List_20_Bullet">
      <style:text-properties officeooo:rsid="0452d022" officeooo:paragraph-rsid="0452d022"/>
    </style:style>
    <style:style style:name="P464" style:family="paragraph" style:parent-style-name="List_20_Bullet">
      <style:text-properties officeooo:rsid="02d080c1" officeooo:paragraph-rsid="02d080c1"/>
    </style:style>
    <style:style style:name="P465" style:family="paragraph" style:parent-style-name="List_20_Bullet">
      <style:text-properties officeooo:rsid="0394e07d" officeooo:paragraph-rsid="0394e07d"/>
    </style:style>
    <style:style style:name="P466" style:family="paragraph" style:parent-style-name="List_20_Bullet">
      <style:text-properties officeooo:paragraph-rsid="045f234d"/>
    </style:style>
    <style:style style:name="P467" style:family="paragraph" style:parent-style-name="List_20_Bullet">
      <style:text-properties officeooo:rsid="029224d0" officeooo:paragraph-rsid="029224d0"/>
    </style:style>
    <style:style style:name="P468" style:family="paragraph" style:parent-style-name="List_20_Bullet">
      <style:text-properties officeooo:rsid="048ff035" officeooo:paragraph-rsid="048ff035"/>
    </style:style>
    <style:style style:name="P469" style:family="paragraph" style:parent-style-name="List_20_Bullet">
      <style:text-properties officeooo:rsid="049882b3" officeooo:paragraph-rsid="049882b3"/>
    </style:style>
    <style:style style:name="P470" style:family="paragraph" style:parent-style-name="List_20_Bullet">
      <style:text-properties officeooo:rsid="049a6c9b" officeooo:paragraph-rsid="049a6c9b"/>
    </style:style>
    <style:style style:name="P471"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472" style:family="paragraph" style:parent-style-name="List_20_Bullet" style:list-style-name="WWNum32">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473" style:family="paragraph" style:parent-style-name="List_20_Bullet">
      <style:paragraph-properties fo:text-align="start" style:justify-single-word="false" fo:orphans="2" fo:widows="2" style:writing-mode="lr-tb"/>
      <style:text-properties style:font-name="Arial" fo:font-size="12pt" fo:font-weight="normal" officeooo:rsid="04d7658c" officeooo:paragraph-rsid="04d7658c" style:font-size-asian="12pt" style:font-weight-asian="normal" style:font-size-complex="12pt" style:font-weight-complex="normal"/>
    </style:style>
    <style:style style:name="P474" style:family="paragraph" style:parent-style-name="Contents_20_2">
      <style:paragraph-properties>
        <style:tab-stops>
          <style:tab-stop style:position="6.5in" style:type="right" style:leader-style="dotted" style:leader-text="."/>
        </style:tab-stops>
      </style:paragraph-properties>
    </style:style>
    <style:style style:name="P475" style:family="paragraph" style:parent-style-name="Contents_20_1">
      <style:paragraph-properties>
        <style:tab-stops>
          <style:tab-stop style:position="6.5in" style:type="right" style:leader-style="dotted" style:leader-text="."/>
        </style:tab-stops>
      </style:paragraph-properties>
    </style:style>
    <style:style style:name="P476" style:family="paragraph" style:parent-style-name="Body">
      <style:text-properties officeooo:paragraph-rsid="04d29813"/>
    </style:style>
    <style:style style:name="P477" style:family="paragraph" style:parent-style-name="Standard">
      <style:text-properties officeooo:rsid="02575b45" officeooo:paragraph-rsid="04344033"/>
    </style:style>
    <style:style style:name="P478" style:family="paragraph" style:parent-style-name="Standard">
      <style:text-properties officeooo:rsid="04e05db9" officeooo:paragraph-rsid="04de8ed1"/>
    </style:style>
    <style:style style:name="P479" style:family="paragraph" style:parent-style-name="Standard">
      <style:text-properties officeooo:rsid="022f32c0" officeooo:paragraph-rsid="022f32c0"/>
    </style:style>
    <style:style style:name="P480" style:family="paragraph" style:parent-style-name="Standard" style:list-style-name="WWNum32">
      <style:text-properties officeooo:rsid="022f32c0" officeooo:paragraph-rsid="022f32c0"/>
    </style:style>
    <style:style style:name="P481" style:family="paragraph" style:parent-style-name="Standard">
      <style:text-properties officeooo:rsid="022a889a" officeooo:paragraph-rsid="03452d6c"/>
    </style:style>
    <style:style style:name="P482" style:family="paragraph" style:parent-style-name="Standard">
      <style:text-properties officeooo:paragraph-rsid="034874a7"/>
    </style:style>
    <style:style style:name="P483" style:family="paragraph" style:parent-style-name="Standard">
      <style:text-properties officeooo:rsid="0230f928" officeooo:paragraph-rsid="0230f928"/>
    </style:style>
    <style:style style:name="P484" style:family="paragraph" style:parent-style-name="Standard">
      <style:text-properties officeooo:rsid="033bc30c" officeooo:paragraph-rsid="033bc30c"/>
    </style:style>
    <style:style style:name="P485" style:family="paragraph" style:parent-style-name="Standard">
      <style:text-properties officeooo:rsid="02287a20" officeooo:paragraph-rsid="023d97ee"/>
    </style:style>
    <style:style style:name="P486" style:family="paragraph" style:parent-style-name="Standard" style:master-page-name="Standard">
      <style:paragraph-properties fo:text-align="center" style:justify-single-word="false" style:page-number="auto"/>
      <style:text-properties officeooo:paragraph-rsid="0213e52b"/>
    </style:style>
    <style:style style:name="P487" style:family="paragraph" style:parent-style-name="Standard">
      <style:paragraph-properties fo:margin-top="0.05in" fo:margin-bottom="0.05in" loext:contextual-spacing="false" fo:text-align="start" style:justify-single-word="false" fo:orphans="2" fo:widows="2" style:writing-mode="lr-tb"/>
      <style:text-properties fo:font-size="10pt" officeooo:rsid="03492dc5" officeooo:paragraph-rsid="033bc30c" style:font-size-asian="10pt" style:font-size-complex="10pt"/>
    </style:style>
    <style:style style:name="P488" style:family="paragraph" style:parent-style-name="Standard">
      <style:paragraph-properties fo:margin-top="0.05in" fo:margin-bottom="0.05in" loext:contextual-spacing="false" fo:text-align="start" style:justify-single-word="false" fo:orphans="2" fo:widows="2" style:writing-mode="lr-tb"/>
      <style:text-properties fo:font-size="10pt" officeooo:rsid="033ac55b" officeooo:paragraph-rsid="033bc30c" style:font-size-asian="10pt" style:font-size-complex="10pt"/>
    </style:style>
    <style:style style:name="P489" style:family="paragraph" style:parent-style-name="Standard">
      <style:paragraph-properties fo:margin-top="0.05in" fo:margin-bottom="0.05in" loext:contextual-spacing="false" fo:text-align="start" style:justify-single-word="false" fo:orphans="2" fo:widows="2" style:writing-mode="lr-tb"/>
      <style:text-properties officeooo:rsid="033bc30c" officeooo:paragraph-rsid="033bc30c"/>
    </style:style>
    <style:style style:name="P490" style:family="paragraph" style:parent-style-name="Standard" style:master-page-name="">
      <style:paragraph-properties style:page-number="auto" fo:keep-with-next="always"/>
      <style:text-properties officeooo:rsid="022f32c0" officeooo:paragraph-rsid="022f32c0"/>
    </style:style>
    <style:style style:name="P491"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T1" style:family="text">
      <style:text-properties fo:font-size="11pt" officeooo:rsid="04a6952d" style:font-size-asian="11pt" style:font-size-complex="11pt"/>
    </style:style>
    <style:style style:name="T2" style:family="text">
      <style:text-properties officeooo:rsid="03452d6c"/>
    </style:style>
    <style:style style:name="T3" style:family="text"/>
    <style:style style:name="T4" style:family="text">
      <style:text-properties fo:font-style="italic" style:font-style-asian="italic" style:font-style-complex="italic"/>
    </style:style>
    <style:style style:name="T5" style:family="text">
      <style:text-properties officeooo:rsid="033a8fdb"/>
    </style:style>
    <style:style style:name="T6" style:family="text">
      <style:text-properties officeooo:rsid="03492dc5"/>
    </style:style>
    <style:style style:name="T7" style:family="text">
      <style:text-properties officeooo:rsid="033bc30c"/>
    </style:style>
    <style:style style:name="T8" style:family="text">
      <style:text-properties officeooo:rsid="03d4830d"/>
    </style:style>
    <style:style style:name="T9" style:family="text">
      <style:text-properties officeooo:rsid="033ac55b"/>
    </style:style>
    <style:style style:name="T10" style:family="text">
      <style:text-properties officeooo:rsid="02b7a56b"/>
    </style:style>
    <style:style style:name="T11" style:family="text">
      <style:text-properties officeooo:rsid="02570714"/>
    </style:style>
    <style:style style:name="T12" style:family="text">
      <style:text-properties officeooo:rsid="035fc3a9"/>
    </style:style>
    <style:style style:name="T13" style:family="text">
      <style:text-properties officeooo:rsid="03429f92"/>
    </style:style>
    <style:style style:name="T14" style:family="text">
      <style:text-properties officeooo:rsid="04aada26"/>
    </style:style>
    <style:style style:name="T15" style:family="text">
      <style:text-properties officeooo:rsid="04d29813"/>
    </style:style>
    <style:style style:name="T16" style:family="text">
      <style:text-properties officeooo:rsid="03348abe"/>
    </style:style>
    <style:style style:name="T17" style:family="text">
      <style:text-properties officeooo:rsid="03452d6c"/>
    </style:style>
    <style:style style:name="T18" style:family="text">
      <style:text-properties officeooo:rsid="02570714"/>
    </style:style>
    <style:style style:name="T19" style:family="text">
      <style:text-properties officeooo:rsid="04d647e7"/>
    </style:style>
    <style:style style:name="T20" style:family="text">
      <style:text-properties fo:font-style="italic" style:font-style-asian="italic" style:font-style-complex="italic"/>
    </style:style>
    <style:style style:name="T21" style:family="text">
      <style:text-properties fo:font-style="italic" officeooo:rsid="03c7be0c" style:font-style-asian="italic" style:font-style-complex="italic"/>
    </style:style>
    <style:style style:name="T22" style:family="text">
      <style:text-properties fo:font-style="italic" officeooo:rsid="03039b6c" style:font-style-asian="italic" style:font-style-complex="italic"/>
    </style:style>
    <style:style style:name="T23" style:family="text">
      <style:text-properties fo:font-style="italic" officeooo:rsid="028eb425" style:font-style-asian="italic" style:font-style-complex="italic"/>
    </style:style>
    <style:style style:name="T24" style:family="text">
      <style:text-properties fo:font-style="italic" officeooo:rsid="025ef840" style:font-style-asian="italic" style:font-style-complex="italic"/>
    </style:style>
    <style:style style:name="T25" style:family="text">
      <style:text-properties fo:font-style="italic" officeooo:rsid="0262bf29" style:font-style-asian="italic" style:font-style-complex="italic"/>
    </style:style>
    <style:style style:name="T26" style:family="text">
      <style:text-properties fo:font-style="italic" officeooo:rsid="02725607" style:font-style-asian="italic" style:font-style-complex="italic"/>
    </style:style>
    <style:style style:name="T27" style:family="text">
      <style:text-properties fo:font-style="italic" officeooo:rsid="02ce3115" style:font-style-asian="italic" style:font-style-complex="italic"/>
    </style:style>
    <style:style style:name="T28" style:family="text">
      <style:text-properties fo:font-style="italic" officeooo:rsid="02f3b4e6" style:font-style-asian="italic" style:font-style-complex="italic"/>
    </style:style>
    <style:style style:name="T29" style:family="text">
      <style:text-properties fo:font-style="italic" officeooo:rsid="02f5a6e6" style:font-style-asian="italic" style:font-style-complex="italic"/>
    </style:style>
    <style:style style:name="T30" style:family="text">
      <style:text-properties fo:font-style="italic" officeooo:rsid="02d1d882" style:font-style-asian="italic" style:font-style-complex="italic"/>
    </style:style>
    <style:style style:name="T31" style:family="text">
      <style:text-properties fo:font-style="italic" officeooo:rsid="03001187" style:font-style-asian="italic" style:font-style-complex="italic"/>
    </style:style>
    <style:style style:name="T32" style:family="text">
      <style:text-properties fo:font-style="italic" officeooo:rsid="03541a30" style:font-style-asian="italic" style:font-style-complex="italic"/>
    </style:style>
    <style:style style:name="T33" style:family="text">
      <style:text-properties fo:font-style="italic" officeooo:rsid="03875757" style:font-style-asian="italic" style:font-style-complex="italic"/>
    </style:style>
    <style:style style:name="T34" style:family="text">
      <style:text-properties fo:font-style="italic" officeooo:rsid="038218a4" style:font-style-asian="italic" style:font-style-complex="italic"/>
    </style:style>
    <style:style style:name="T35" style:family="text">
      <style:text-properties fo:font-style="italic" officeooo:rsid="02e41504" style:font-style-asian="italic" style:font-style-complex="italic"/>
    </style:style>
    <style:style style:name="T36" style:family="text">
      <style:text-properties fo:font-style="italic" officeooo:rsid="03afab1b" style:font-style-asian="italic" style:font-style-complex="italic"/>
    </style:style>
    <style:style style:name="T37" style:family="text">
      <style:text-properties fo:font-style="italic" officeooo:rsid="03c25d61" style:font-style-asian="italic" style:font-style-complex="italic"/>
    </style:style>
    <style:style style:name="T38" style:family="text">
      <style:text-properties fo:font-style="italic" officeooo:rsid="02cfd644" style:font-style-asian="italic" style:font-style-complex="italic"/>
    </style:style>
    <style:style style:name="T39" style:family="text">
      <style:text-properties fo:font-style="italic" officeooo:rsid="03f5d615" style:font-style-asian="italic" style:font-style-complex="italic"/>
    </style:style>
    <style:style style:name="T40" style:family="text">
      <style:text-properties fo:font-style="italic" officeooo:rsid="022a889a" style:font-style-asian="italic" style:font-style-complex="italic"/>
    </style:style>
    <style:style style:name="T41" style:family="text">
      <style:text-properties fo:font-style="italic" officeooo:rsid="03633800" style:font-style-asian="italic" style:font-style-complex="italic"/>
    </style:style>
    <style:style style:name="T42" style:family="text">
      <style:text-properties fo:font-style="italic" officeooo:rsid="045f234d" style:font-style-asian="italic" style:font-style-complex="italic"/>
    </style:style>
    <style:style style:name="T43" style:family="text">
      <style:text-properties fo:font-style="italic" officeooo:rsid="0460785d" style:font-style-asian="italic" style:font-style-complex="italic"/>
    </style:style>
    <style:style style:name="T44" style:family="text">
      <style:text-properties fo:font-style="italic" officeooo:rsid="0328433c" style:font-style-asian="italic" style:font-style-complex="italic"/>
    </style:style>
    <style:style style:name="T45" style:family="text">
      <style:text-properties fo:font-style="italic" officeooo:rsid="0465c99c" style:font-style-asian="italic" style:font-style-complex="italic"/>
    </style:style>
    <style:style style:name="T46" style:family="text">
      <style:text-properties fo:font-style="italic" officeooo:rsid="02e5dc02" style:font-style-asian="italic" style:font-style-complex="italic"/>
    </style:style>
    <style:style style:name="T47" style:family="text">
      <style:text-properties fo:font-style="italic" officeooo:rsid="046ecbec" style:font-style-asian="italic" style:font-style-complex="italic"/>
    </style:style>
    <style:style style:name="T48" style:family="text">
      <style:text-properties fo:font-style="italic" officeooo:rsid="048e6495" style:font-style-asian="italic" style:font-style-complex="italic"/>
    </style:style>
    <style:style style:name="T49" style:family="text">
      <style:text-properties fo:font-style="italic" officeooo:rsid="038664aa" style:font-style-asian="italic" style:font-style-complex="italic"/>
    </style:style>
    <style:style style:name="T50" style:family="text">
      <style:text-properties fo:font-style="italic" officeooo:rsid="04ac92e1" style:font-style-asian="italic" style:font-style-complex="italic"/>
    </style:style>
    <style:style style:name="T51" style:family="text">
      <style:text-properties fo:font-style="italic" officeooo:rsid="04c1a1df" style:font-style-asian="italic" style:font-style-complex="italic"/>
    </style:style>
    <style:style style:name="T52" style:family="text">
      <style:text-properties fo:font-style="italic" officeooo:rsid="04e3495a" style:font-style-asian="italic" style:font-style-complex="italic"/>
    </style:style>
    <style:style style:name="T53" style:family="text">
      <style:text-properties fo:font-style="italic" officeooo:rsid="04b0bddc" style:font-style-asian="italic" style:font-style-complex="italic"/>
    </style:style>
    <style:style style:name="T54" style:family="text">
      <style:text-properties fo:font-style="italic" officeooo:rsid="04e3e1d4" style:font-style-asian="italic" style:font-style-complex="italic"/>
    </style:style>
    <style:style style:name="T55" style:family="text">
      <style:text-properties fo:font-style="italic" officeooo:rsid="04edf716" style:font-style-asian="italic" style:font-style-complex="italic"/>
    </style:style>
    <style:style style:name="T56" style:family="text">
      <style:text-properties fo:font-style="italic" officeooo:rsid="04f00075" style:font-style-asian="italic" style:font-style-complex="italic"/>
    </style:style>
    <style:style style:name="T57" style:family="text">
      <style:text-properties fo:font-style="italic" style:font-style-asian="italic" style:font-weight-asian="normal" style:font-style-complex="italic" style:font-weight-complex="normal"/>
    </style:style>
    <style:style style:name="T58" style:family="text">
      <style:text-properties fo:font-style="italic" officeooo:rsid="03875757" style:font-style-asian="italic" style:font-weight-asian="normal" style:font-style-complex="italic" style:font-weight-complex="normal"/>
    </style:style>
    <style:style style:name="T59" style:family="text">
      <style:text-properties fo:font-style="italic" style:font-style-asian="italic" style:font-weight-asian="bold" style:font-style-complex="italic" style:font-weight-complex="bold"/>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2204276" style:font-style-asian="italic" style:font-weight-asian="bold" style:font-style-complex="italic" style:font-weight-complex="bold"/>
    </style:style>
    <style:style style:name="T62" style:family="text">
      <style:text-properties fo:font-style="italic" fo:font-weight="bold" officeooo:rsid="02a1bf35" style:font-style-asian="italic" style:font-weight-asian="bold" style:font-style-complex="italic" style:font-weight-complex="bold"/>
    </style:style>
    <style:style style:name="T63" style:family="text">
      <style:text-properties fo:font-style="italic" fo:font-weight="bold" officeooo:rsid="02737181" style:font-style-asian="italic" style:font-weight-asian="bold" style:font-style-complex="italic" style:font-weight-complex="bold"/>
    </style:style>
    <style:style style:name="T64" style:family="text">
      <style:text-properties fo:font-style="italic" style:text-underline-style="none" officeooo:rsid="02d080c1" style:font-style-asian="italic" style:font-style-complex="italic"/>
    </style:style>
    <style:style style:name="T65" style:family="text">
      <style:text-properties fo:font-style="italic" style:text-underline-style="none" officeooo:rsid="0328433c" style:font-style-asian="italic" style:font-style-complex="italic"/>
    </style:style>
    <style:style style:name="T66" style:family="text">
      <style:text-properties fo:font-style="italic" style:text-underline-style="none" officeooo:rsid="045c9964"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49da789"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0" style:family="text">
      <style:text-properties fo:font-style="italic" style:text-underline-style="solid" style:text-underline-width="auto" style:text-underline-color="font-color" officeooo:rsid="048e6495" style:font-style-asian="italic" style:font-style-complex="italic"/>
    </style:style>
    <style:style style:name="T71" style:family="text">
      <style:text-properties officeooo:rsid="033a8fdb"/>
    </style:style>
    <style:style style:name="T72" style:family="text">
      <style:text-properties officeooo:rsid="03492dc5"/>
    </style:style>
    <style:style style:name="T73" style:family="text">
      <style:text-properties officeooo:rsid="033bc30c"/>
    </style:style>
    <style:style style:name="T74" style:family="text">
      <style:text-properties officeooo:rsid="02b7a56b"/>
    </style:style>
    <style:style style:name="T75" style:family="text">
      <style:text-properties officeooo:rsid="03d4830d"/>
    </style:style>
    <style:style style:name="T76" style:family="text">
      <style:text-properties officeooo:rsid="035fc3a9"/>
    </style:style>
    <style:style style:name="T77" style:family="text">
      <style:text-properties officeooo:rsid="03429f92"/>
    </style:style>
    <style:style style:name="T78" style:family="text">
      <style:text-properties officeooo:rsid="02575b45"/>
    </style:style>
    <style:style style:name="T79" style:family="text">
      <style:text-properties officeooo:rsid="04aada26"/>
    </style:style>
    <style:style style:name="T80" style:family="text">
      <style:text-properties officeooo:rsid="04d29813"/>
    </style:style>
    <style:style style:name="T81" style:family="text">
      <style:text-properties officeooo:rsid="0252a19d"/>
    </style:style>
    <style:style style:name="T82" style:family="text">
      <style:text-properties fo:font-size="11pt" style:font-size-asian="11pt" style:font-size-complex="11pt"/>
    </style:style>
    <style:style style:name="T83" style:family="text">
      <style:text-properties fo:font-size="11pt" officeooo:rsid="0350e2fc" style:font-size-asian="11pt" style:font-size-complex="11pt"/>
    </style:style>
    <style:style style:name="T84" style:family="text">
      <style:text-properties fo:font-size="11pt" officeooo:rsid="03b5e5e3" style:font-size-asian="11pt" style:font-size-complex="11pt"/>
    </style:style>
    <style:style style:name="T85" style:family="text">
      <style:text-properties fo:font-size="11pt" officeooo:rsid="03a49483" style:font-size-asian="11pt" style:font-size-complex="11pt"/>
    </style:style>
    <style:style style:name="T86" style:family="text">
      <style:text-properties fo:font-size="11pt" officeooo:rsid="03bfcca7" style:font-size-asian="11pt" style:font-size-complex="11pt"/>
    </style:style>
    <style:style style:name="T87" style:family="text">
      <style:text-properties fo:font-size="11pt" officeooo:rsid="03c1b734" style:font-size-asian="11pt" style:font-size-complex="11pt"/>
    </style:style>
    <style:style style:name="T88" style:family="text">
      <style:text-properties fo:font-size="11pt" officeooo:rsid="03c188f3" style:font-size-asian="11pt" style:font-size-complex="11pt"/>
    </style:style>
    <style:style style:name="T89" style:family="text">
      <style:text-properties fo:font-size="11pt" officeooo:rsid="03c25d61" style:font-size-asian="11pt" style:font-size-complex="11pt"/>
    </style:style>
    <style:style style:name="T90" style:family="text">
      <style:text-properties fo:font-size="11pt" officeooo:rsid="03c4a6e2" style:font-size-asian="11pt" style:font-size-complex="11pt"/>
    </style:style>
    <style:style style:name="T91" style:family="text">
      <style:text-properties fo:font-size="11pt" officeooo:rsid="03c56652" style:font-size-asian="11pt" style:font-size-complex="11pt"/>
    </style:style>
    <style:style style:name="T92" style:family="text">
      <style:text-properties fo:font-size="11pt" officeooo:rsid="03c7be0c" style:font-size-asian="11pt" style:font-size-complex="11pt"/>
    </style:style>
    <style:style style:name="T93" style:family="text">
      <style:text-properties fo:font-size="11pt" officeooo:rsid="0441fa0f" style:font-size-asian="11pt" style:font-size-complex="11pt"/>
    </style:style>
    <style:style style:name="T94" style:family="text">
      <style:text-properties fo:font-size="11pt" officeooo:rsid="0442e8b0" style:font-size-asian="11pt" style:font-size-complex="11pt"/>
    </style:style>
    <style:style style:name="T95" style:family="text">
      <style:text-properties fo:font-size="11pt" officeooo:rsid="0444c9b1" style:font-size-asian="11pt" style:font-size-complex="11pt"/>
    </style:style>
    <style:style style:name="T96" style:family="text">
      <style:text-properties fo:font-size="11pt" officeooo:rsid="0457b81c" style:font-size-asian="11pt" style:font-size-complex="11pt"/>
    </style:style>
    <style:style style:name="T97" style:family="text">
      <style:text-properties fo:font-size="11pt" officeooo:rsid="047a7647" style:font-size-asian="11pt" style:font-size-complex="11pt"/>
    </style:style>
    <style:style style:name="T98" style:family="text">
      <style:text-properties fo:font-size="11pt" officeooo:rsid="04a6952d" style:font-size-asian="11pt" style:font-size-complex="11pt"/>
    </style:style>
    <style:style style:name="T99" style:family="text">
      <style:text-properties fo:font-size="11pt" officeooo:rsid="050f19d7" style:font-size-asian="11pt" style:font-size-complex="11pt"/>
    </style:style>
    <style:style style:name="T100" style:family="text">
      <style:text-properties fo:font-size="11pt" fo:font-style="italic" style:font-size-asian="11pt" style:font-style-asian="italic" style:font-size-complex="11pt" style:font-style-complex="italic"/>
    </style:style>
    <style:style style:name="T101" style:family="text">
      <style:text-properties officeooo:rsid="02737181"/>
    </style:style>
    <style:style style:name="T102" style:family="text">
      <style:text-properties officeooo:rsid="02761282"/>
    </style:style>
    <style:style style:name="T103" style:family="text">
      <style:text-properties officeooo:rsid="0353f09f"/>
    </style:style>
    <style:style style:name="T104" style:family="text">
      <style:text-properties officeooo:rsid="03b9149c"/>
    </style:style>
    <style:style style:name="T105" style:family="text">
      <style:text-properties officeooo:rsid="042baec1"/>
    </style:style>
    <style:style style:name="T106" style:family="text">
      <style:text-properties officeooo:rsid="027fd680"/>
    </style:style>
    <style:style style:name="T107" style:family="text">
      <style:text-properties officeooo:rsid="02825b59"/>
    </style:style>
    <style:style style:name="T108" style:family="text">
      <style:text-properties officeooo:rsid="042c1922"/>
    </style:style>
    <style:style style:name="T109" style:family="text">
      <style:text-properties officeooo:rsid="03382cc9"/>
    </style:style>
    <style:style style:name="T110" style:family="text">
      <style:text-properties officeooo:rsid="0338a8f6"/>
    </style:style>
    <style:style style:name="T111" style:family="text">
      <style:text-properties officeooo:rsid="0434da93"/>
    </style:style>
    <style:style style:name="T112" style:family="text">
      <style:text-properties officeooo:rsid="02412c05"/>
    </style:style>
    <style:style style:name="T113" style:family="text">
      <style:text-properties officeooo:rsid="02b27670"/>
    </style:style>
    <style:style style:name="T114" style:family="text">
      <style:text-properties officeooo:rsid="0440c6ce"/>
    </style:style>
    <style:style style:name="T115" style:family="text">
      <style:text-properties officeooo:rsid="02b364b3"/>
    </style:style>
    <style:style style:name="T116" style:family="text">
      <style:text-properties officeooo:rsid="0335b9b6"/>
    </style:style>
    <style:style style:name="T117" style:family="text">
      <style:text-properties officeooo:rsid="03785e4e"/>
    </style:style>
    <style:style style:name="T118" style:family="text">
      <style:text-properties officeooo:rsid="03251a1d"/>
    </style:style>
    <style:style style:name="T119" style:family="text">
      <style:text-properties officeooo:rsid="03dd6bd8"/>
    </style:style>
    <style:style style:name="T120" style:family="text">
      <style:text-properties officeooo:rsid="038664aa"/>
    </style:style>
    <style:style style:name="T121" style:family="text">
      <style:text-properties officeooo:rsid="02c7cd41"/>
    </style:style>
    <style:style style:name="T122" style:family="text">
      <style:text-properties officeooo:rsid="02e2ebbf"/>
    </style:style>
    <style:style style:name="T123" style:family="text">
      <style:text-properties officeooo:rsid="03a2263d"/>
    </style:style>
    <style:style style:name="T124" style:family="text">
      <style:text-properties officeooo:rsid="02d9a7f7"/>
    </style:style>
    <style:style style:name="T125" style:family="text">
      <style:text-properties officeooo:rsid="03a49483"/>
    </style:style>
    <style:style style:name="T126" style:family="text">
      <style:text-properties officeooo:rsid="0328433c"/>
    </style:style>
    <style:style style:name="T127" style:family="text">
      <style:text-properties officeooo:rsid="02ce3115"/>
    </style:style>
    <style:style style:name="T128" style:family="text">
      <style:text-properties officeooo:rsid="02cfd644"/>
    </style:style>
    <style:style style:name="T129" style:family="text">
      <style:text-properties style:text-underline-style="none"/>
    </style:style>
    <style:style style:name="T130" style:family="text">
      <style:text-properties style:text-underline-style="none" officeooo:rsid="02cfd644"/>
    </style:style>
    <style:style style:name="T131" style:family="text">
      <style:text-properties style:text-underline-style="none" officeooo:rsid="02d080c1"/>
    </style:style>
    <style:style style:name="T132" style:family="text">
      <style:text-properties style:text-underline-style="none" officeooo:rsid="02d42336"/>
    </style:style>
    <style:style style:name="T133" style:family="text">
      <style:text-properties style:text-underline-style="none" officeooo:rsid="02d6f971"/>
    </style:style>
    <style:style style:name="T134" style:family="text">
      <style:text-properties style:text-underline-style="none" officeooo:rsid="03abed9d"/>
    </style:style>
    <style:style style:name="T135" style:family="text">
      <style:text-properties style:text-underline-style="none" officeooo:rsid="03ac922d"/>
    </style:style>
    <style:style style:name="T136" style:family="text">
      <style:text-properties style:text-underline-style="none" officeooo:rsid="03ae0528"/>
    </style:style>
    <style:style style:name="T137" style:family="text">
      <style:text-properties style:text-underline-style="none" officeooo:rsid="03d05e42"/>
    </style:style>
    <style:style style:name="T138" style:family="text">
      <style:text-properties style:text-underline-style="none" officeooo:rsid="045c9964"/>
    </style:style>
    <style:style style:name="T139" style:family="text">
      <style:text-properties officeooo:rsid="03c7be0c"/>
    </style:style>
    <style:style style:name="T140" style:family="text">
      <style:text-properties officeooo:rsid="03c9dd86"/>
    </style:style>
    <style:style style:name="T141" style:family="text">
      <style:text-properties officeooo:rsid="032bf899"/>
    </style:style>
    <style:style style:name="T142" style:family="text">
      <style:text-properties style:font-name="Courier New" fo:font-size="12pt" fo:font-weight="bold" officeooo:rsid="006d968d" fo:background-color="transparent" loext:char-shading-value="0" style:font-size-asian="10pt" style:font-size-complex="12pt"/>
    </style:style>
    <style:style style:name="T143" style:family="text">
      <style:text-properties style:font-name="Courier New" fo:font-weight="bold"/>
    </style:style>
    <style:style style:name="T144" style:family="text">
      <style:text-properties style:font-name="Courier New" fo:font-size="11pt" fo:font-weight="bold" style:font-size-asian="11pt" style:font-size-complex="11pt"/>
    </style:style>
    <style:style style:name="T145" style:family="text">
      <style:text-properties style:font-name="Courier New" fo:font-size="11pt" fo:font-weight="bold" officeooo:rsid="03b5e5e3" style:font-size-asian="11pt" style:font-size-complex="11pt"/>
    </style:style>
    <style:style style:name="T146" style:family="text">
      <style:text-properties officeooo:rsid="02ec7d0f"/>
    </style:style>
    <style:style style:name="T147" style:family="text">
      <style:text-properties officeooo:rsid="03e0420b"/>
    </style:style>
    <style:style style:name="T148" style:family="text">
      <style:text-properties officeooo:rsid="0350e2fc"/>
    </style:style>
    <style:style style:name="T149" style:family="text">
      <style:text-properties officeooo:rsid="02f3b4e6"/>
    </style:style>
    <style:style style:name="T150" style:family="text">
      <style:text-properties officeooo:rsid="028eb425"/>
    </style:style>
    <style:style style:name="T151" style:family="text">
      <style:text-properties officeooo:rsid="02f85fad"/>
    </style:style>
    <style:style style:name="T152" style:family="text">
      <style:text-properties officeooo:rsid="02f9a420"/>
    </style:style>
    <style:style style:name="T153" style:family="text">
      <style:text-properties officeooo:rsid="030232be"/>
    </style:style>
    <style:style style:name="T154" style:family="text">
      <style:text-properties officeooo:rsid="03039b6c"/>
    </style:style>
    <style:style style:name="T155" style:family="text">
      <style:text-properties officeooo:rsid="02977377"/>
    </style:style>
    <style:style style:name="T156" style:family="text">
      <style:text-properties officeooo:rsid="03006d1d"/>
    </style:style>
    <style:style style:name="T157" style:family="text">
      <style:text-properties officeooo:rsid="02a51a3a"/>
    </style:style>
    <style:style style:name="T158" style:family="text">
      <style:text-properties officeooo:rsid="035263fa"/>
    </style:style>
    <style:style style:name="T159" style:family="text">
      <style:text-properties officeooo:rsid="035ab45b"/>
    </style:style>
    <style:style style:name="T160" style:family="text">
      <style:text-properties officeooo:rsid="02c1d877"/>
    </style:style>
    <style:style style:name="T161" style:family="text">
      <style:text-properties officeooo:rsid="0315cbee"/>
    </style:style>
    <style:style style:name="T162" style:family="text">
      <style:text-properties officeooo:rsid="031714da"/>
    </style:style>
    <style:style style:name="T163" style:family="text">
      <style:text-properties officeooo:rsid="02c4ad5e"/>
    </style:style>
    <style:style style:name="T164" style:family="text">
      <style:text-properties officeooo:rsid="02d080c1"/>
    </style:style>
    <style:style style:name="T165" style:family="text">
      <style:text-properties officeooo:rsid="03a774cc"/>
    </style:style>
    <style:style style:name="T166" style:family="text">
      <style:text-properties officeooo:rsid="02d1d882"/>
    </style:style>
    <style:style style:name="T167" style:family="text">
      <style:text-properties officeooo:rsid="02d52e16"/>
    </style:style>
    <style:style style:name="T168" style:family="text">
      <style:text-properties officeooo:rsid="02d82421"/>
    </style:style>
    <style:style style:name="T169" style:family="text">
      <style:text-properties officeooo:rsid="02dba4a0"/>
    </style:style>
    <style:style style:name="T170" style:family="text">
      <style:text-properties officeooo:rsid="02dce953"/>
    </style:style>
    <style:style style:name="T171" style:family="text">
      <style:text-properties officeooo:rsid="02e34551"/>
    </style:style>
    <style:style style:name="T172" style:family="text">
      <style:text-properties officeooo:rsid="02e5dc02"/>
    </style:style>
    <style:style style:name="T173" style:family="text">
      <style:text-properties officeooo:rsid="02e987ac"/>
    </style:style>
    <style:style style:name="T174" style:family="text">
      <style:text-properties officeooo:rsid="02997624"/>
    </style:style>
    <style:style style:name="T175" style:family="text">
      <style:text-properties officeooo:rsid="02a04474"/>
    </style:style>
    <style:style style:name="T176" style:family="text">
      <style:text-properties officeooo:rsid="03092bea"/>
    </style:style>
    <style:style style:name="T177" style:family="text">
      <style:text-properties officeooo:rsid="03fb34f5"/>
    </style:style>
    <style:style style:name="T178" style:family="text">
      <style:text-properties style:font-style-asian="normal" style:font-weight-asian="normal" style:font-style-complex="normal" style:font-weight-complex="normal"/>
    </style:style>
    <style:style style:name="T179" style:family="text">
      <style:text-properties fo:font-style="normal" fo:font-weight="normal" style:font-style-asian="normal" style:font-weight-asian="normal" style:font-style-complex="normal" style:font-weight-complex="normal"/>
    </style:style>
    <style:style style:name="T180" style:family="text">
      <style:text-properties fo:font-style="normal" fo:font-weight="normal" officeooo:rsid="041560b9" style:font-style-asian="normal" style:font-weight-asian="normal" style:font-style-complex="normal" style:font-weight-complex="normal"/>
    </style:style>
    <style:style style:name="T181" style:family="text">
      <style:text-properties fo:font-style="normal" fo:font-weight="normal" officeooo:rsid="001d679a" style:font-style-asian="normal" style:font-weight-asian="normal" style:font-style-complex="normal" style:font-weight-complex="normal"/>
    </style:style>
    <style:style style:name="T182" style:family="text">
      <style:text-properties fo:font-style="normal" fo:font-weight="normal" officeooo:rsid="04b91154" style:font-style-asian="normal" style:font-weight-asian="normal" style:font-style-complex="normal" style:font-weight-complex="normal"/>
    </style:style>
    <style:style style:name="T183" style:family="text">
      <style:text-properties fo:font-style="normal" fo:font-weight="normal" officeooo:rsid="03da1065" style:font-style-asian="normal" style:font-weight-asian="normal" style:font-style-complex="normal" style:font-weight-complex="normal"/>
    </style:style>
    <style:style style:name="T184" style:family="text">
      <style:text-properties fo:font-style="normal" fo:font-weight="normal" officeooo:rsid="049c1c45" style:font-style-asian="normal" style:font-weight-asian="normal" style:font-style-complex="normal" style:font-weight-complex="normal"/>
    </style:style>
    <style:style style:name="T185" style:family="text">
      <style:text-properties fo:font-style="normal" fo:font-weight="normal" officeooo:rsid="049da789" style:font-style-asian="normal" style:font-weight-asian="normal" style:font-style-complex="normal" style:font-weight-complex="normal"/>
    </style:style>
    <style:style style:name="T186" style:family="text">
      <style:text-properties fo:font-style="normal" fo:font-weight="normal" officeooo:rsid="03fd4d1c" style:font-style-asian="normal" style:font-weight-asian="normal" style:font-style-complex="normal" style:font-weight-complex="normal"/>
    </style:style>
    <style:style style:name="T187" style:family="text">
      <style:text-properties fo:font-style="normal" style:font-style-asian="normal" style:font-style-complex="normal"/>
    </style:style>
    <style:style style:name="T188" style:family="text">
      <style:text-properties fo:font-style="normal" officeooo:rsid="04f94785" style:font-style-asian="normal" style:font-style-complex="normal"/>
    </style:style>
    <style:style style:name="T189" style:family="text">
      <style:text-properties fo:font-style="normal" style:font-style-asian="normal" style:font-weight-asian="normal" style:font-style-complex="normal" style:font-weight-complex="normal"/>
    </style:style>
    <style:style style:name="T190" style:family="text">
      <style:text-properties fo:font-weight="normal" style:font-weight-asian="normal" style:font-weight-complex="normal"/>
    </style:style>
    <style:style style:name="T191" style:family="text">
      <style:text-properties officeooo:rsid="03149701"/>
    </style:style>
    <style:style style:name="T192" style:family="text">
      <style:text-properties officeooo:rsid="030c72f0"/>
    </style:style>
    <style:style style:name="T193" style:family="text">
      <style:text-properties officeooo:rsid="02b0fea7"/>
    </style:style>
    <style:style style:name="T194" style:family="text">
      <style:text-properties officeooo:rsid="02aae47d"/>
    </style:style>
    <style:style style:name="T195" style:family="text">
      <style:text-properties officeooo:rsid="02ad9635"/>
    </style:style>
    <style:style style:name="T196" style:family="text">
      <style:text-properties officeooo:rsid="02273681"/>
    </style:style>
    <style:style style:name="T197" style:family="text">
      <style:text-properties fo:color="#000000" style:font-name-complex="Arial2"/>
    </style:style>
    <style:style style:name="T198" style:family="text">
      <style:text-properties fo:color="#000000" officeooo:rsid="01a8d50f" style:font-name-complex="Arial2"/>
    </style:style>
    <style:style style:name="T199" style:family="text">
      <style:text-properties officeooo:rsid="02b8a341"/>
    </style:style>
    <style:style style:name="T200" style:family="text">
      <style:text-properties officeooo:rsid="03bfd171"/>
    </style:style>
    <style:style style:name="T201" style:family="text">
      <style:text-properties fo:font-weight="bold" style:font-weight-asian="bold"/>
    </style:style>
    <style:style style:name="T202" style:family="text">
      <style:text-properties fo:font-weight="bold" style:font-weight-asian="bold" style:font-weight-complex="bold"/>
    </style:style>
    <style:style style:name="T203" style:family="text">
      <style:text-properties fo:font-weight="bold" officeooo:rsid="027fd680" style:font-weight-asian="bold" style:font-weight-complex="bold"/>
    </style:style>
    <style:style style:name="T204" style:family="text">
      <style:text-properties fo:font-weight="bold" officeooo:rsid="01a8d50f" style:font-weight-asian="bold"/>
    </style:style>
    <style:style style:name="T205" style:family="text">
      <style:text-properties fo:font-size="28pt" fo:font-weight="bold" style:font-size-asian="28pt" style:font-weight-asian="bold" style:font-size-complex="28pt"/>
    </style:style>
    <style:style style:name="T206" style:family="text">
      <style:text-properties fo:font-size="28pt" fo:font-weight="bold" officeooo:rsid="0217c8b6" style:font-size-asian="28pt" style:font-weight-asian="bold" style:font-size-complex="28pt"/>
    </style:style>
    <style:style style:name="T207" style:family="text">
      <style:text-properties fo:font-size="7pt" style:font-size-asian="7pt" style:font-size-complex="7pt"/>
    </style:style>
    <style:style style:name="T208" style:family="text">
      <style:text-properties fo:font-size="7pt" officeooo:rsid="02157b68" style:font-size-asian="7pt" style:font-size-complex="7pt"/>
    </style:style>
    <style:style style:name="T209" style:family="text">
      <style:text-properties fo:font-size="7pt" officeooo:rsid="0217c8b6" style:font-size-asian="7pt" style:font-size-complex="7pt"/>
    </style:style>
    <style:style style:name="T210" style:family="text">
      <style:text-properties officeooo:rsid="0219669b"/>
    </style:style>
    <style:style style:name="T211" style:family="text">
      <style:text-properties officeooo:rsid="02198c4e"/>
    </style:style>
    <style:style style:name="T212" style:family="text">
      <style:text-properties officeooo:rsid="021bf619"/>
    </style:style>
    <style:style style:name="T213" style:family="text">
      <style:text-properties officeooo:rsid="021eea12"/>
    </style:style>
    <style:style style:name="T214" style:family="text">
      <style:text-properties officeooo:rsid="021fc01f"/>
    </style:style>
    <style:style style:name="T215" style:family="text">
      <style:text-properties officeooo:rsid="02204276"/>
    </style:style>
    <style:style style:name="T216" style:family="text">
      <style:text-properties officeooo:rsid="022089d0"/>
    </style:style>
    <style:style style:name="T217" style:family="text">
      <style:text-properties officeooo:rsid="02227529"/>
    </style:style>
    <style:style style:name="T218" style:family="text">
      <style:text-properties officeooo:rsid="022399c1"/>
    </style:style>
    <style:style style:name="T219" style:family="text">
      <style:text-properties officeooo:rsid="0225b4b3"/>
    </style:style>
    <style:style style:name="T220" style:family="text">
      <style:text-properties officeooo:rsid="022a889a"/>
    </style:style>
    <style:style style:name="T221" style:family="text">
      <style:text-properties officeooo:rsid="022ab484"/>
    </style:style>
    <style:style style:name="T222" style:family="text">
      <style:text-properties officeooo:rsid="022b220f"/>
    </style:style>
    <style:style style:name="T223" style:family="text">
      <style:text-properties officeooo:rsid="022d98dd"/>
    </style:style>
    <style:style style:name="T224" style:family="text">
      <style:text-properties officeooo:rsid="0237ac82"/>
    </style:style>
    <style:style style:name="T225" style:family="text">
      <style:text-properties officeooo:rsid="023d97ee"/>
    </style:style>
    <style:style style:name="T226" style:family="text">
      <style:text-properties officeooo:rsid="023f8bbe"/>
    </style:style>
    <style:style style:name="T227" style:family="text">
      <style:text-properties officeooo:rsid="02409fde"/>
    </style:style>
    <style:style style:name="T228" style:family="text">
      <style:text-properties officeooo:rsid="0244ac55"/>
    </style:style>
    <style:style style:name="T229" style:family="text">
      <style:text-properties officeooo:rsid="0247caaa"/>
    </style:style>
    <style:style style:name="T230" style:family="text">
      <style:text-properties officeooo:rsid="02538434"/>
    </style:style>
    <style:style style:name="T231" style:family="text">
      <style:text-properties officeooo:rsid="0253cad6"/>
    </style:style>
    <style:style style:name="T232" style:family="text">
      <style:text-properties officeooo:rsid="02555aac"/>
    </style:style>
    <style:style style:name="T233" style:family="text">
      <style:text-properties officeooo:rsid="01770161"/>
    </style:style>
    <style:style style:name="T234" style:family="text">
      <style:text-properties officeooo:rsid="025ef840"/>
    </style:style>
    <style:style style:name="T235" style:family="text">
      <style:text-properties officeooo:rsid="0261fba7"/>
    </style:style>
    <style:style style:name="T236" style:family="text">
      <style:text-properties officeooo:rsid="0262bf29"/>
    </style:style>
    <style:style style:name="T237" style:family="text">
      <style:text-properties officeooo:rsid="026ce12d"/>
    </style:style>
    <style:style style:name="T238" style:family="text">
      <style:text-properties officeooo:rsid="026e8bf5"/>
    </style:style>
    <style:style style:name="T239" style:family="text">
      <style:text-properties officeooo:rsid="02703c76"/>
    </style:style>
    <style:style style:name="T240" style:family="text">
      <style:text-properties officeooo:rsid="02710c6d"/>
    </style:style>
    <style:style style:name="T241" style:family="text">
      <style:text-properties officeooo:rsid="0273a4be"/>
    </style:style>
    <style:style style:name="T242" style:family="text">
      <style:text-properties officeooo:rsid="027418f8"/>
    </style:style>
    <style:style style:name="T243" style:family="text">
      <style:text-properties officeooo:rsid="0277fa82"/>
    </style:style>
    <style:style style:name="T244" style:family="text">
      <style:text-properties officeooo:rsid="027a500c"/>
    </style:style>
    <style:style style:name="T245" style:family="text">
      <style:text-properties officeooo:rsid="027d2424"/>
    </style:style>
    <style:style style:name="T246" style:family="text">
      <style:text-properties officeooo:rsid="0282acf6"/>
    </style:style>
    <style:style style:name="T247" style:family="text">
      <style:text-properties officeooo:rsid="02857f57"/>
    </style:style>
    <style:style style:name="T248" style:family="text">
      <style:text-properties officeooo:rsid="0286547a"/>
    </style:style>
    <style:style style:name="T249" style:family="text">
      <style:text-properties officeooo:rsid="0287c726"/>
    </style:style>
    <style:style style:name="T250" style:family="text">
      <style:text-properties officeooo:rsid="0287f5f7"/>
    </style:style>
    <style:style style:name="T251" style:family="text">
      <style:text-properties officeooo:rsid="028ef620"/>
    </style:style>
    <style:style style:name="T252" style:family="text">
      <style:text-properties officeooo:rsid="029083bc"/>
    </style:style>
    <style:style style:name="T253" style:family="text">
      <style:text-properties officeooo:rsid="02925ccd"/>
    </style:style>
    <style:style style:name="T254" style:family="text">
      <style:text-properties officeooo:rsid="029429d8"/>
    </style:style>
    <style:style style:name="T255" style:family="text">
      <style:text-properties officeooo:rsid="029776af"/>
    </style:style>
    <style:style style:name="T256" style:family="text">
      <style:text-properties officeooo:rsid="029d0416"/>
    </style:style>
    <style:style style:name="T257" style:family="text">
      <style:text-properties officeooo:rsid="029ef1cf"/>
    </style:style>
    <style:style style:name="T258" style:family="text">
      <style:text-properties officeooo:rsid="02a1bf35"/>
    </style:style>
    <style:style style:name="T259" style:family="text">
      <style:text-properties officeooo:rsid="02a33bee"/>
    </style:style>
    <style:style style:name="T260" style:family="text">
      <style:text-properties officeooo:rsid="02a614d7"/>
    </style:style>
    <style:style style:name="T261" style:family="text">
      <style:text-properties officeooo:rsid="02a72b27"/>
    </style:style>
    <style:style style:name="T262" style:family="text">
      <style:text-properties officeooo:rsid="02adfb69"/>
    </style:style>
    <style:style style:name="T263" style:family="text">
      <style:text-properties officeooo:rsid="02b422ce"/>
    </style:style>
    <style:style style:name="T264" style:family="text">
      <style:text-properties officeooo:rsid="02b58a77"/>
    </style:style>
    <style:style style:name="T265" style:family="text">
      <style:text-properties officeooo:rsid="02b6a30c"/>
    </style:style>
    <style:style style:name="T266" style:family="text">
      <style:text-properties officeooo:rsid="02baa27f"/>
    </style:style>
    <style:style style:name="T267" style:family="text">
      <style:text-properties officeooo:rsid="02bdf09f"/>
    </style:style>
    <style:style style:name="T268" style:family="text">
      <style:text-properties officeooo:rsid="02bfc0d4"/>
    </style:style>
    <style:style style:name="T269" style:family="text">
      <style:text-properties officeooo:rsid="02c06e65"/>
    </style:style>
    <style:style style:name="T270" style:family="text">
      <style:text-properties officeooo:rsid="02c38cce"/>
    </style:style>
    <style:style style:name="T271" style:family="text">
      <style:text-properties officeooo:rsid="02c4e4d8"/>
    </style:style>
    <style:style style:name="T272" style:family="text">
      <style:text-properties officeooo:rsid="02c82b36"/>
    </style:style>
    <style:style style:name="T273" style:family="text">
      <style:text-properties style:font-weight-asian="normal" style:font-weight-complex="normal"/>
    </style:style>
    <style:style style:name="T274" style:family="text">
      <style:text-properties officeooo:rsid="02cc7510"/>
    </style:style>
    <style:style style:name="T275" style:family="text">
      <style:text-properties officeooo:rsid="02f42ff2"/>
    </style:style>
    <style:style style:name="T276" style:family="text">
      <style:text-properties officeooo:rsid="02f5a6e6"/>
    </style:style>
    <style:style style:name="T277" style:family="text">
      <style:text-properties officeooo:rsid="02f724a5"/>
    </style:style>
    <style:style style:name="T278" style:family="text">
      <style:text-properties officeooo:rsid="02f86e2b"/>
    </style:style>
    <style:style style:name="T279" style:family="text">
      <style:text-properties officeooo:rsid="03001187"/>
    </style:style>
    <style:style style:name="T280" style:family="text">
      <style:text-properties officeooo:rsid="03045ad8"/>
    </style:style>
    <style:style style:name="T281" style:family="text">
      <style:text-properties officeooo:rsid="0304cd8e"/>
    </style:style>
    <style:style style:name="T282" style:family="text">
      <style:text-properties officeooo:rsid="0305b788"/>
    </style:style>
    <style:style style:name="T283" style:family="text">
      <style:text-properties officeooo:rsid="03070d5e"/>
    </style:style>
    <style:style style:name="T284" style:family="text">
      <style:text-properties officeooo:rsid="03084fb0"/>
    </style:style>
    <style:style style:name="T285" style:family="text">
      <style:text-properties officeooo:rsid="03092a11"/>
    </style:style>
    <style:style style:name="T286" style:family="text">
      <style:text-properties officeooo:rsid="030eac6e"/>
    </style:style>
    <style:style style:name="T287" style:family="text">
      <style:text-properties officeooo:rsid="031d1811"/>
    </style:style>
    <style:style style:name="T288" style:family="text">
      <style:text-properties officeooo:rsid="031de3c0"/>
    </style:style>
    <style:style style:name="T289" style:family="text">
      <style:text-properties officeooo:rsid="0326ac76"/>
    </style:style>
    <style:style style:name="T290" style:family="text">
      <style:text-properties officeooo:rsid="032c875f"/>
    </style:style>
    <style:style style:name="T291" style:family="text">
      <style:text-properties officeooo:rsid="032e1a49"/>
    </style:style>
    <style:style style:name="T292" style:family="text">
      <style:text-properties officeooo:rsid="032fa270"/>
    </style:style>
    <style:style style:name="T293" style:family="text">
      <style:text-properties officeooo:rsid="0335c27a"/>
    </style:style>
    <style:style style:name="T294" style:family="text">
      <style:text-properties style:font-style-asian="italic" style:font-weight-asian="bold" style:font-style-complex="italic" style:font-weight-complex="bold"/>
    </style:style>
    <style:style style:name="T295" style:family="text">
      <style:text-properties officeooo:rsid="0336fe1c"/>
    </style:style>
    <style:style style:name="T296" style:family="text">
      <style:text-properties officeooo:rsid="03372f9e"/>
    </style:style>
    <style:style style:name="T297" style:family="text">
      <style:text-properties officeooo:rsid="03391c76"/>
    </style:style>
    <style:style style:name="T298" style:family="text">
      <style:text-properties officeooo:rsid="03396f48"/>
    </style:style>
    <style:style style:name="T299" style:family="text">
      <style:text-properties officeooo:rsid="0345487a"/>
    </style:style>
    <style:style style:name="T300" style:family="text">
      <style:text-properties officeooo:rsid="0346bd36"/>
    </style:style>
    <style:style style:name="T301" style:family="text">
      <style:text-properties officeooo:rsid="034874a7"/>
    </style:style>
    <style:style style:name="T302" style:family="text">
      <style:text-properties officeooo:rsid="0352a924"/>
    </style:style>
    <style:style style:name="T303" style:family="text">
      <style:text-properties officeooo:rsid="03541a30"/>
    </style:style>
    <style:style style:name="T304" style:family="text">
      <style:text-properties officeooo:rsid="0360c209"/>
    </style:style>
    <style:style style:name="T305" style:family="text">
      <style:text-properties officeooo:rsid="0360174d"/>
    </style:style>
    <style:style style:name="T306" style:family="text">
      <style:text-properties officeooo:rsid="03633800"/>
    </style:style>
    <style:style style:name="T307" style:family="text">
      <style:text-properties officeooo:rsid="02e41504"/>
    </style:style>
    <style:style style:name="T308" style:family="text">
      <style:text-properties officeooo:rsid="03720e6e"/>
    </style:style>
    <style:style style:name="T309" style:family="text">
      <style:text-properties officeooo:rsid="0373b85d"/>
    </style:style>
    <style:style style:name="T310" style:family="text">
      <style:text-properties officeooo:rsid="03763201"/>
    </style:style>
    <style:style style:name="T311" style:family="text">
      <style:text-properties officeooo:rsid="0379248a"/>
    </style:style>
    <style:style style:name="T312" style:family="text">
      <style:text-properties officeooo:rsid="037ac9ff"/>
    </style:style>
    <style:style style:name="T313" style:family="text">
      <style:text-properties officeooo:rsid="037c63d6"/>
    </style:style>
    <style:style style:name="T314" style:family="text">
      <style:text-properties officeooo:rsid="02e6fe10"/>
    </style:style>
    <style:style style:name="T315" style:family="text">
      <style:text-properties officeooo:rsid="037e6136"/>
    </style:style>
    <style:style style:name="T316" style:family="text">
      <style:text-properties officeooo:rsid="037eaa41"/>
    </style:style>
    <style:style style:name="T317" style:family="text">
      <style:text-properties officeooo:rsid="0381d778"/>
    </style:style>
    <style:style style:name="T318" style:family="text">
      <style:text-properties officeooo:rsid="038218a4"/>
    </style:style>
    <style:style style:name="T319" style:family="text">
      <style:text-properties officeooo:rsid="03845967"/>
    </style:style>
    <style:style style:name="T320" style:family="text">
      <style:text-properties officeooo:rsid="03861846"/>
    </style:style>
    <style:style style:name="T321" style:family="text">
      <style:text-properties officeooo:rsid="03875757"/>
    </style:style>
    <style:style style:name="T322" style:family="text">
      <style:text-properties officeooo:rsid="0388b312"/>
    </style:style>
    <style:style style:name="T323" style:family="text">
      <style:text-properties officeooo:rsid="0389d472"/>
    </style:style>
    <style:style style:name="T324" style:family="text">
      <style:text-properties officeooo:rsid="038b2b60"/>
    </style:style>
    <style:style style:name="T325" style:family="text">
      <style:text-properties officeooo:rsid="03904253"/>
    </style:style>
    <style:style style:name="T326" style:family="text">
      <style:text-properties officeooo:rsid="03965b1a"/>
    </style:style>
    <style:style style:name="T327" style:family="text">
      <style:text-properties officeooo:rsid="039ae579"/>
    </style:style>
    <style:style style:name="T328" style:family="text">
      <style:text-properties officeooo:rsid="039c7c88"/>
    </style:style>
    <style:style style:name="T329" style:family="text">
      <style:text-properties officeooo:rsid="039dffb1"/>
    </style:style>
    <style:style style:name="T330" style:family="text">
      <style:text-properties officeooo:rsid="039f89cb"/>
    </style:style>
    <style:style style:name="T331" style:family="text">
      <style:text-properties officeooo:rsid="03a130fb"/>
    </style:style>
    <style:style style:name="T332" style:family="text">
      <style:text-properties officeooo:rsid="03a198f6"/>
    </style:style>
    <style:style style:name="T333" style:family="text">
      <style:text-properties officeooo:rsid="03a46f0c"/>
    </style:style>
    <style:style style:name="T334" style:family="text">
      <style:text-properties officeooo:rsid="03ab6505"/>
    </style:style>
    <style:style style:name="T335" style:family="text">
      <style:text-properties officeooo:rsid="03abed9d"/>
    </style:style>
    <style:style style:name="T336" style:family="text">
      <style:text-properties officeooo:rsid="03afab1b"/>
    </style:style>
    <style:style style:name="T337" style:family="text">
      <style:text-properties officeooo:rsid="03b2208e"/>
    </style:style>
    <style:style style:name="T338" style:family="text">
      <style:text-properties officeooo:rsid="03b3f46a"/>
    </style:style>
    <style:style style:name="T339" style:family="text">
      <style:text-properties officeooo:rsid="03b5e5e3"/>
    </style:style>
    <style:style style:name="T340" style:family="text">
      <style:text-properties officeooo:rsid="03beb1a3"/>
    </style:style>
    <style:style style:name="T341" style:family="text">
      <style:text-properties officeooo:rsid="03bfcca7"/>
    </style:style>
    <style:style style:name="T342" style:family="text">
      <style:text-properties officeooo:rsid="03c1b734"/>
    </style:style>
    <style:style style:name="T343" style:family="text">
      <style:text-properties officeooo:rsid="03c25d61"/>
    </style:style>
    <style:style style:name="T344" style:family="text">
      <style:text-properties officeooo:rsid="03c4a6e2"/>
    </style:style>
    <style:style style:name="T345" style:family="text">
      <style:text-properties officeooo:rsid="03c5e2d7"/>
    </style:style>
    <style:style style:name="T346" style:family="text">
      <style:text-properties officeooo:rsid="03c6a8bb"/>
    </style:style>
    <style:style style:name="T347" style:family="text">
      <style:text-properties officeooo:rsid="03c6bbfd"/>
    </style:style>
    <style:style style:name="T348" style:family="text">
      <style:text-properties officeooo:rsid="03c6e24d"/>
    </style:style>
    <style:style style:name="T349" style:family="text">
      <style:text-properties officeooo:rsid="03ccf4ee"/>
    </style:style>
    <style:style style:name="T350" style:family="text">
      <style:text-properties officeooo:rsid="03cd5ed4"/>
    </style:style>
    <style:style style:name="T351" style:family="text">
      <style:text-properties officeooo:rsid="03cf54d4"/>
    </style:style>
    <style:style style:name="T352" style:family="text">
      <style:text-properties officeooo:rsid="03e8036e"/>
    </style:style>
    <style:style style:name="T353" style:family="text">
      <style:text-properties officeooo:rsid="03ec1f0f"/>
    </style:style>
    <style:style style:name="T354" style:family="text">
      <style:text-properties officeooo:rsid="03f26a0d"/>
    </style:style>
    <style:style style:name="T355" style:family="text">
      <style:text-properties officeooo:rsid="03f3e1d8"/>
    </style:style>
    <style:style style:name="T356" style:family="text">
      <style:text-properties officeooo:rsid="03f5d615"/>
    </style:style>
    <style:style style:name="T357" style:family="text">
      <style:text-properties style:font-name="Courier New1"/>
    </style:style>
    <style:style style:name="T358" style:family="text">
      <style:text-properties style:font-name="Courier New1" officeooo:rsid="03f5d615"/>
    </style:style>
    <style:style style:name="T359" style:family="text">
      <style:text-properties officeooo:rsid="03f65067"/>
    </style:style>
    <style:style style:name="T360" style:family="text">
      <style:text-properties officeooo:rsid="03f8006e"/>
    </style:style>
    <style:style style:name="T361" style:family="text">
      <style:text-properties officeooo:rsid="03f88815"/>
    </style:style>
    <style:style style:name="T362" style:family="text">
      <style:text-properties officeooo:rsid="03f905f2"/>
    </style:style>
    <style:style style:name="T363" style:family="text">
      <style:text-properties officeooo:rsid="03fcdbd2"/>
    </style:style>
    <style:style style:name="T364" style:family="text">
      <style:text-properties officeooo:rsid="03fd4d1c"/>
    </style:style>
    <style:style style:name="T365" style:family="text">
      <style:text-properties officeooo:rsid="03ff34d2"/>
    </style:style>
    <style:style style:name="T366" style:family="text">
      <style:text-properties officeooo:rsid="04005445"/>
    </style:style>
    <style:style style:name="T367" style:family="text">
      <style:text-properties officeooo:rsid="0401e86b"/>
    </style:style>
    <style:style style:name="T368" style:family="text">
      <style:text-properties officeooo:rsid="04045241"/>
    </style:style>
    <style:style style:name="T369" style:family="text">
      <style:text-properties officeooo:rsid="040539f6"/>
    </style:style>
    <style:style style:name="T370" style:family="text">
      <style:text-properties officeooo:rsid="04071c45"/>
    </style:style>
    <style:style style:name="T371" style:family="text">
      <style:text-properties officeooo:rsid="0408f285"/>
    </style:style>
    <style:style style:name="T372" style:family="text">
      <style:text-properties officeooo:rsid="04093ccb"/>
    </style:style>
    <style:style style:name="T373" style:family="text">
      <style:text-properties officeooo:rsid="01a8d50f"/>
    </style:style>
    <style:style style:name="T374" style:family="text">
      <style:text-properties officeooo:rsid="040c5b16"/>
    </style:style>
    <style:style style:name="T375" style:family="text">
      <style:text-properties officeooo:rsid="02eb58b3"/>
    </style:style>
    <style:style style:name="T376" style:family="text">
      <style:text-properties officeooo:rsid="04229ece"/>
    </style:style>
    <style:style style:name="T377" style:family="text">
      <style:text-properties officeooo:rsid="0423705b"/>
    </style:style>
    <style:style style:name="T378" style:family="text">
      <style:text-properties officeooo:rsid="0423ec3a"/>
    </style:style>
    <style:style style:name="T379" style:family="text">
      <style:text-properties officeooo:rsid="0424f2d1"/>
    </style:style>
    <style:style style:name="T380" style:family="text">
      <style:text-properties officeooo:rsid="0426c596"/>
    </style:style>
    <style:style style:name="T381" style:family="text">
      <style:text-properties officeooo:rsid="03ab8840"/>
    </style:style>
    <style:style style:name="T382" style:family="text">
      <style:text-properties officeooo:rsid="0427976d"/>
    </style:style>
    <style:style style:name="T383" style:family="text">
      <style:text-properties officeooo:rsid="042829d0"/>
    </style:style>
    <style:style style:name="T384" style:family="text">
      <style:text-properties officeooo:rsid="03515796"/>
    </style:style>
    <style:style style:name="T385" style:family="text">
      <style:text-properties officeooo:rsid="04285772"/>
    </style:style>
    <style:style style:name="T386" style:family="text">
      <style:text-properties officeooo:rsid="042a2329"/>
    </style:style>
    <style:style style:name="T387" style:family="text">
      <style:text-properties officeooo:rsid="042b6791"/>
    </style:style>
    <style:style style:name="T388" style:family="text">
      <style:text-properties officeooo:rsid="03b60390"/>
    </style:style>
    <style:style style:name="T389" style:family="text">
      <style:text-properties officeooo:rsid="042d1526"/>
    </style:style>
    <style:style style:name="T390" style:family="text">
      <style:text-properties officeooo:rsid="042d95a7"/>
    </style:style>
    <style:style style:name="T391" style:family="text">
      <style:text-properties officeooo:rsid="042f03a6"/>
    </style:style>
    <style:style style:name="T392" style:family="text">
      <style:text-properties officeooo:rsid="0430cbf1"/>
    </style:style>
    <style:style style:name="T393" style:family="text">
      <style:text-properties officeooo:rsid="04326f43"/>
    </style:style>
    <style:style style:name="T394" style:family="text">
      <style:text-properties officeooo:rsid="043dff18"/>
    </style:style>
    <style:style style:name="T395" style:family="text">
      <style:text-properties officeooo:rsid="043e1386"/>
    </style:style>
    <style:style style:name="T396" style:family="text">
      <style:text-properties officeooo:rsid="043fb4f7"/>
    </style:style>
    <style:style style:name="T397" style:family="text">
      <style:text-properties officeooo:rsid="0441fa0f"/>
    </style:style>
    <style:style style:name="T398" style:family="text">
      <style:text-properties officeooo:rsid="04456dd2"/>
    </style:style>
    <style:style style:name="T399" style:family="text">
      <style:text-properties officeooo:rsid="0448dbd1"/>
    </style:style>
    <style:style style:name="T400" style:family="text">
      <style:text-properties officeooo:rsid="04491f9b"/>
    </style:style>
    <style:style style:name="T401" style:family="text">
      <style:text-properties officeooo:rsid="044ad346"/>
    </style:style>
    <style:style style:name="T402" style:family="text">
      <style:text-properties officeooo:rsid="045146dc"/>
    </style:style>
    <style:style style:name="T403" style:family="text">
      <style:text-properties officeooo:rsid="04549d4f"/>
    </style:style>
    <style:style style:name="T404" style:family="text">
      <style:text-properties officeooo:rsid="04561248"/>
    </style:style>
    <style:style style:name="T405" style:family="text">
      <style:text-properties officeooo:rsid="0457b81c"/>
    </style:style>
    <style:style style:name="T406" style:family="text">
      <style:text-properties officeooo:rsid="045ab117"/>
    </style:style>
    <style:style style:name="T407" style:family="text">
      <style:text-properties officeooo:rsid="045c9964"/>
    </style:style>
    <style:style style:name="T408" style:family="text">
      <style:text-properties officeooo:rsid="038b5fbe"/>
    </style:style>
    <style:style style:name="T409" style:family="text">
      <style:text-properties officeooo:rsid="045f234d"/>
    </style:style>
    <style:style style:name="T410" style:family="text">
      <style:text-properties officeooo:rsid="0461466b"/>
    </style:style>
    <style:style style:name="T411" style:family="text">
      <style:text-properties officeooo:rsid="04628b6b"/>
    </style:style>
    <style:style style:name="T412" style:family="text">
      <style:text-properties officeooo:rsid="0464c4fe"/>
    </style:style>
    <style:style style:name="T413" style:family="text">
      <style:text-properties officeooo:rsid="0465c99c"/>
    </style:style>
    <style:style style:name="T414" style:family="text">
      <style:text-properties officeooo:rsid="0469279f"/>
    </style:style>
    <style:style style:name="T415" style:family="text">
      <style:text-properties officeooo:rsid="0469dfc3"/>
    </style:style>
    <style:style style:name="T416" style:family="text">
      <style:text-properties officeooo:rsid="046b1256"/>
    </style:style>
    <style:style style:name="T417" style:family="text">
      <style:text-properties officeooo:rsid="046cd639"/>
    </style:style>
    <style:style style:name="T418" style:family="text">
      <style:text-properties officeooo:rsid="03a29fd3"/>
    </style:style>
    <style:style style:name="T419" style:family="text">
      <style:text-properties officeooo:rsid="046da9df"/>
    </style:style>
    <style:style style:name="T420" style:family="text">
      <style:text-properties officeooo:rsid="046ecbec"/>
    </style:style>
    <style:style style:name="T421" style:family="text">
      <style:text-properties officeooo:rsid="047068f6"/>
    </style:style>
    <style:style style:name="T422" style:family="text">
      <style:text-properties officeooo:rsid="047229ef"/>
    </style:style>
    <style:style style:name="T423" style:family="text">
      <style:text-properties officeooo:rsid="04741651"/>
    </style:style>
    <style:style style:name="T424" style:family="text">
      <style:text-properties officeooo:rsid="0475464e"/>
    </style:style>
    <style:style style:name="T425" style:family="text">
      <style:text-properties officeooo:rsid="0478056b"/>
    </style:style>
    <style:style style:name="T426" style:family="text">
      <style:text-properties officeooo:rsid="04785bb9"/>
    </style:style>
    <style:style style:name="T427" style:family="text">
      <style:text-properties officeooo:rsid="047884be"/>
    </style:style>
    <style:style style:name="T428" style:family="text">
      <style:text-properties officeooo:rsid="047a7647"/>
    </style:style>
    <style:style style:name="T429" style:family="text">
      <style:text-properties officeooo:rsid="047f0cd9"/>
    </style:style>
    <style:style style:name="T430" style:family="text">
      <style:text-properties officeooo:rsid="048360e0"/>
    </style:style>
    <style:style style:name="T431" style:family="text">
      <style:text-properties officeooo:rsid="0484c158"/>
    </style:style>
    <style:style style:name="T432" style:family="text">
      <style:text-properties officeooo:rsid="04881d1f"/>
    </style:style>
    <style:style style:name="T433" style:family="text">
      <style:text-properties officeooo:rsid="048e6495"/>
    </style:style>
    <style:style style:name="T434" style:family="text">
      <style:text-properties officeooo:rsid="048ff035"/>
    </style:style>
    <style:style style:name="T435" style:family="text">
      <style:text-properties officeooo:rsid="049096c1"/>
    </style:style>
    <style:style style:name="T436" style:family="text">
      <style:text-properties officeooo:rsid="049280c5"/>
    </style:style>
    <style:style style:name="T437" style:family="text">
      <style:text-properties officeooo:rsid="0494e509"/>
    </style:style>
    <style:style style:name="T438" style:family="text">
      <style:text-properties officeooo:rsid="0496811b"/>
    </style:style>
    <style:style style:name="T439" style:family="text">
      <style:text-properties officeooo:rsid="0496ec9a"/>
    </style:style>
    <style:style style:name="T440" style:family="text">
      <style:text-properties officeooo:rsid="049882b3"/>
    </style:style>
    <style:style style:name="T441" style:family="text">
      <style:text-properties officeooo:rsid="049a6c9b"/>
    </style:style>
    <style:style style:name="T442" style:family="text">
      <style:text-properties officeooo:rsid="049c629f"/>
    </style:style>
    <style:style style:name="T443" style:family="text">
      <style:text-properties officeooo:rsid="04a2d2c7"/>
    </style:style>
    <style:style style:name="T444" style:family="text">
      <style:text-properties officeooo:rsid="04ab3fe6"/>
    </style:style>
    <style:style style:name="T445" style:family="text">
      <style:text-properties officeooo:rsid="04abe3bb"/>
    </style:style>
    <style:style style:name="T446" style:family="text">
      <style:text-properties officeooo:rsid="04abf2f6"/>
    </style:style>
    <style:style style:name="T447" style:family="text">
      <style:text-properties officeooo:rsid="04ac92e1"/>
    </style:style>
    <style:style style:name="T448" style:family="text">
      <style:text-properties officeooo:rsid="04ad8ebb"/>
    </style:style>
    <style:style style:name="T449" style:family="text">
      <style:text-properties officeooo:rsid="04ae69fd"/>
    </style:style>
    <style:style style:name="T450" style:family="text">
      <style:text-properties officeooo:rsid="04b0bddc"/>
    </style:style>
    <style:style style:name="T451" style:family="text">
      <style:text-properties officeooo:rsid="04b5ae3c"/>
    </style:style>
    <style:style style:name="T452" style:family="text">
      <style:text-properties officeooo:rsid="04b647df"/>
    </style:style>
    <style:style style:name="T453" style:family="text">
      <style:text-properties officeooo:rsid="04b953df"/>
    </style:style>
    <style:style style:name="T454" style:family="text">
      <style:text-properties officeooo:rsid="04bb2f46"/>
    </style:style>
    <style:style style:name="T455" style:family="text">
      <style:text-properties officeooo:rsid="04bb755a"/>
    </style:style>
    <style:style style:name="T456" style:family="text">
      <style:text-properties officeooo:rsid="04bfd119"/>
    </style:style>
    <style:style style:name="T457" style:family="text">
      <style:text-properties officeooo:rsid="04c366b1"/>
    </style:style>
    <style:style style:name="T458" style:family="text">
      <style:text-properties officeooo:rsid="04c55976"/>
    </style:style>
    <style:style style:name="T459" style:family="text">
      <style:text-properties officeooo:rsid="04c8ab11"/>
    </style:style>
    <style:style style:name="T460" style:family="text">
      <style:text-properties officeooo:rsid="04c8aed7"/>
    </style:style>
    <style:style style:name="T461" style:family="text">
      <style:text-properties style:text-position="super 58%" officeooo:rsid="04c93947"/>
    </style:style>
    <style:style style:name="T462" style:family="text">
      <style:text-properties officeooo:rsid="04c93947"/>
    </style:style>
    <style:style style:name="T463" style:family="text">
      <style:text-properties officeooo:rsid="04cb1a26"/>
    </style:style>
    <style:style style:name="T464" style:family="text">
      <style:text-properties officeooo:rsid="04cd19ad"/>
    </style:style>
    <style:style style:name="T465" style:family="text">
      <style:text-properties officeooo:rsid="04cefb26"/>
    </style:style>
    <style:style style:name="T466" style:family="text">
      <style:text-properties officeooo:rsid="04cf6ecd"/>
    </style:style>
    <style:style style:name="T467" style:family="text">
      <style:text-properties officeooo:rsid="04cfce9b"/>
    </style:style>
    <style:style style:name="T468" style:family="text">
      <style:text-properties officeooo:rsid="04765870"/>
    </style:style>
    <style:style style:name="T469" style:family="text">
      <style:text-properties officeooo:rsid="04d3db1b"/>
    </style:style>
    <style:style style:name="T470" style:family="text">
      <style:text-properties officeooo:rsid="04d47e83"/>
    </style:style>
    <style:style style:name="T471" style:family="text">
      <style:text-properties officeooo:rsid="04d7658c"/>
    </style:style>
    <style:style style:name="T472" style:family="text">
      <style:text-properties officeooo:rsid="04d94ee0"/>
    </style:style>
    <style:style style:name="T473" style:family="text">
      <style:text-properties officeooo:rsid="04d9ab03"/>
    </style:style>
    <style:style style:name="T474" style:family="text">
      <style:text-properties officeooo:rsid="04da038c"/>
    </style:style>
    <style:style style:name="T475" style:family="text">
      <style:text-properties officeooo:rsid="04dbc06e"/>
    </style:style>
    <style:style style:name="T476" style:family="text">
      <style:text-properties officeooo:rsid="04c205c8"/>
    </style:style>
    <style:style style:name="T477" style:family="text">
      <style:text-properties officeooo:rsid="04ce352a"/>
    </style:style>
    <style:style style:name="T478" style:family="text">
      <style:text-properties officeooo:rsid="04c61289"/>
    </style:style>
    <style:style style:name="T479" style:family="text">
      <style:text-properties officeooo:rsid="04ccd588"/>
    </style:style>
    <style:style style:name="T480" style:family="text">
      <style:text-properties officeooo:rsid="04c62ea0"/>
    </style:style>
    <style:style style:name="T481" style:family="text">
      <style:text-properties officeooo:rsid="04cac253"/>
    </style:style>
    <style:style style:name="T482" style:family="text">
      <style:text-properties officeooo:rsid="04cca3f0"/>
    </style:style>
    <style:style style:name="T483" style:family="text">
      <style:text-properties style:font-name="Courier New2" officeooo:rsid="04ccd588"/>
    </style:style>
    <style:style style:name="T484" style:family="text">
      <style:text-properties officeooo:rsid="04ce75e3"/>
    </style:style>
    <style:style style:name="T485" style:family="text">
      <style:text-properties officeooo:rsid="04e12207"/>
    </style:style>
    <style:style style:name="T486" style:family="text">
      <style:text-properties officeooo:rsid="04e15036"/>
    </style:style>
    <style:style style:name="T487" style:family="text">
      <style:text-properties officeooo:rsid="04e283ff"/>
    </style:style>
    <style:style style:name="T488" style:family="text">
      <style:text-properties officeooo:rsid="04e3495a"/>
    </style:style>
    <style:style style:name="T489" style:family="text">
      <style:text-properties officeooo:rsid="04e3e1d4"/>
    </style:style>
    <style:style style:name="T490" style:family="text">
      <style:text-properties officeooo:rsid="04e500cf"/>
    </style:style>
    <style:style style:name="T491" style:family="text">
      <style:text-properties officeooo:rsid="04e602af"/>
    </style:style>
    <style:style style:name="T492" style:family="text">
      <style:text-properties officeooo:rsid="04e6dd18"/>
    </style:style>
    <style:style style:name="T493" style:family="text">
      <style:text-properties officeooo:rsid="04e8d083"/>
    </style:style>
    <style:style style:name="T494" style:family="text">
      <style:text-properties officeooo:rsid="04eac656"/>
    </style:style>
    <style:style style:name="T495" style:family="text">
      <style:text-properties officeooo:rsid="04ebf69b"/>
    </style:style>
    <style:style style:name="T496" style:family="text">
      <style:text-properties officeooo:rsid="04ede497"/>
    </style:style>
    <style:style style:name="T497" style:family="text">
      <style:text-properties officeooo:rsid="04f00075"/>
    </style:style>
    <style:style style:name="T498" style:family="text">
      <style:text-properties officeooo:rsid="04f00acc"/>
    </style:style>
    <style:style style:name="T499" style:family="text">
      <style:text-properties officeooo:rsid="04f20828"/>
    </style:style>
    <style:style style:name="T500" style:family="text">
      <style:text-properties officeooo:rsid="04f2d877"/>
    </style:style>
    <style:style style:name="T501" style:family="text">
      <style:text-properties officeooo:rsid="04f53ad7"/>
    </style:style>
    <style:style style:name="T502" style:family="text">
      <style:text-properties officeooo:rsid="04f5a77a"/>
    </style:style>
    <style:style style:name="T503" style:family="text">
      <style:text-properties officeooo:rsid="04f75505"/>
    </style:style>
    <style:style style:name="T504" style:family="text">
      <style:text-properties officeooo:rsid="04f90ea6"/>
    </style:style>
    <style:style style:name="T505" style:family="text">
      <style:text-properties officeooo:rsid="04f94785"/>
    </style:style>
    <style:style style:name="T506" style:family="text">
      <style:text-properties officeooo:rsid="04f9f8c0"/>
    </style:style>
    <style:style style:name="T507" style:family="text">
      <style:text-properties officeooo:rsid="04fab74c"/>
    </style:style>
    <style:style style:name="T508" style:family="text">
      <style:text-properties officeooo:rsid="04fca286"/>
    </style:style>
    <style:style style:name="T509" style:family="text">
      <style:text-properties officeooo:rsid="04fdea9d"/>
    </style:style>
    <style:style style:name="T510" style:family="text">
      <style:text-properties officeooo:rsid="0504a023"/>
    </style:style>
    <style:style style:name="T511" style:family="text">
      <style:text-properties officeooo:rsid="05076a08"/>
    </style:style>
    <style:style style:name="T512" style:family="text">
      <style:text-properties officeooo:rsid="033ac55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06377753916320" text:id="ct106377753916320">
          <text:insertion>
            <office:change-info>
              <dc:creator>James Kulp</dc:creator>
              <dc:date>2018-05-04T06:32:28</dc:date>
            </office:change-info>
          </text:insertion>
        </text:changed-region>
        <text:changed-region xml:id="ct106377751820288" text:id="ct106377751820288">
          <text:insertion>
            <office:change-info>
              <dc:creator>James Kulp</dc:creator>
              <dc:date>2018-05-04T06:33:01</dc:date>
            </office:change-info>
          </text:insertion>
        </text:changed-region>
        <text:changed-region xml:id="ct106377751787136" text:id="ct106377751787136">
          <text:insertion>
            <office:change-info>
              <dc:creator>James Kulp</dc:creator>
              <dc:date>2018-05-04T06:34:10</dc:date>
            </office:change-info>
          </text:insertion>
        </text:changed-region>
        <text:changed-region xml:id="ct105827997993568" text:id="ct105827997993568">
          <text:deletion>
            <office:change-info>
              <dc:creator>James Kulp</dc:creator>
              <dc:date>2018-08-29T09:39:27</dc:date>
            </office:change-info>
            <text:p text:style-name="P1"><text:a xlink:type="simple" xlink:href="https://github.com/opencpi/opencpi/raw/2017.Q2/doc/pdf/OpenCPI_Overview.pdf" text:style-name="Internet_20_link" text:visited-style-name="Visited_20_Internet_20_Link"><text:span text:style-name="T1">https://github.com/opencpi/opencpi/raw/2017.Q2/doc/pdf/OpenCPI_Overview.pdf</text:span></text:a></text:p>
          </text:deletion>
        </text:changed-region>
        <text:changed-region xml:id="ct105827998080704" text:id="ct105827998080704">
          <text:insertion>
            <office:change-info>
              <dc:creator>James Kulp</dc:creator>
              <dc:date>2018-08-29T09:39:27</dc:date>
            </office:change-info>
          </text:insertion>
        </text:changed-region>
        <text:changed-region xml:id="ct105553128538400" text:id="ct105553128538400">
          <text:deletion>
            <office:change-info>
              <dc:creator>James Kulp</dc:creator>
              <dc:date>2018-08-29T09:39:46</dc:date>
            </office:change-info>
            <text:p text:style-name="P1"><text:a xlink:type="simple" xlink:href="https://github.com/opencpi/opencpi/raw/2017.Q2/doc/pdf/OpenCPI_Installation.pdf" text:style-name="Internet_20_link" text:visited-style-name="Visited_20_Internet_20_Link"><text:span text:style-name="T1">https://github.com/opencpi/opencpi/raw/2017.Q2/doc/pdf/OpenCPI_Installation.pdf</text:span></text:a></text:p>
          </text:deletion>
        </text:changed-region>
        <text:changed-region xml:id="ct105553124331776" text:id="ct105553124331776">
          <text:insertion>
            <office:change-info>
              <dc:creator>James Kulp</dc:creator>
              <dc:date>2018-08-29T09:39:46</dc:date>
            </office:change-info>
          </text:insertion>
        </text:changed-region>
        <text:changed-region xml:id="ct105827997991776" text:id="ct105827997991776">
          <text:deletion>
            <office:change-info>
              <dc:creator>James Kulp</dc:creator>
              <dc:date>2018-08-29T09:40:07</dc:date>
            </office:change-info>
            <text:p text:style-name="P1"><text:a xlink:type="simple" xlink:href="https://github.com/opencpi/opencpi/raw/2017.Q2/doc/pdf/OpenCPI_Component_Development.pdf" text:style-name="Internet_20_link" text:visited-style-name="Visited_20_Internet_20_Link"><text:span text:style-name="T1">https://github.com/opencpi/opencpi/raw/2017.Q2/doc/pdf/OpenCPI_Component_Development.pdf</text:span></text:a></text:p>
          </text:deletion>
        </text:changed-region>
        <text:changed-region xml:id="ct105827995980864" text:id="ct105827995980864">
          <text:insertion>
            <office:change-info>
              <dc:creator>James Kulp</dc:creator>
              <dc:date>2018-08-29T09:40:07</dc:date>
            </office:change-info>
          </text:insertion>
        </text:changed-region>
        <text:changed-region xml:id="ct106927507633728" text:id="ct106927507633728">
          <text:deletion>
            <office:change-info>
              <dc:creator>James Kulp</dc:creator>
              <dc:date>2018-08-29T09:40:25</dc:date>
            </office:change-info>
            <text:p text:style-name="P1"><text:a xlink:type="simple" xlink:href="https://github.com/opencpi/opencpi/raw/2017.Q2/doc/pdf/OpenCPI_Application_Development.pdf" text:style-name="Internet_20_link" text:visited-style-name="Visited_20_Internet_20_Link"><text:span text:style-name="T1">https://github.com/opencpi/opencpi/raw/2017.Q2/doc/pdf/OpenCPI_Application_Development.pdf</text:span></text:a></text:p>
          </text:deletion>
        </text:changed-region>
        <text:changed-region xml:id="ct106927507631488" text:id="ct106927507631488">
          <text:insertion>
            <office:change-info>
              <dc:creator>James Kulp</dc:creator>
              <dc:date>2018-08-29T09:40:25</dc:date>
            </office:change-info>
          </text:insertion>
        </text:changed-region>
        <text:changed-region xml:id="ct106377751793632" text:id="ct106377751793632">
          <text:deletion>
            <office:change-info>
              <dc:creator>James Kulp</dc:creator>
              <dc:date>2018-05-03T18:07:21</dc:date>
            </office:change-info>
            <text:p text:style-name="P2"><text:span text:style-name="T2">core</text:span></text:p>
          </text:deletion>
        </text:changed-region>
        <text:changed-region xml:id="ct106377753790880" text:id="ct106377753790880">
          <text:insertion>
            <office:change-info>
              <dc:creator>James Kulp</dc:creator>
              <dc:date>2018-05-03T18:07:21</dc:date>
            </office:change-info>
          </text:insertion>
        </text:changed-region>
        <text:changed-region xml:id="ct106927507609312" text:id="ct106927507609312">
          <text:insertion>
            <office:change-info>
              <dc:creator>James Kulp</dc:creator>
              <dc:date>2018-05-04T06:24:50</dc:date>
            </office:change-info>
          </text:insertion>
        </text:changed-region>
        <text:changed-region xml:id="ct106927507543232" text:id="ct106927507543232">
          <text:insertion>
            <office:change-info>
              <dc:creator>James Kulp</dc:creator>
              <dc:date>2018-05-03T17:38:38</dc:date>
            </office:change-info>
          </text:insertion>
        </text:changed-region>
        <text:changed-region xml:id="ct106927507608864" text:id="ct106927507608864">
          <text:format-change>
            <office:change-info>
              <dc:creator>James Kulp</dc:creator>
              <dc:date>2018-05-03T17:39:58</dc:date>
            </office:change-info>
          </text:format-change>
        </text:changed-region>
        <text:changed-region xml:id="ct106927509645984" text:id="ct106927509645984">
          <text:insertion>
            <office:change-info>
              <dc:creator>James Kulp</dc:creator>
              <dc:date>2018-05-03T17:39:22</dc:date>
            </office:change-info>
          </text:insertion>
        </text:changed-region>
        <text:changed-region xml:id="ct106927509646208" text:id="ct106927509646208">
          <text:deletion>
            <office:change-info>
              <dc:creator>James Kulp</dc:creator>
              <dc:date>2018-05-03T17:39:22</dc:date>
            </office:change-info>
            <text:p text:style-name="P3"><text:a xlink:type="simple" xlink:href="#4.Enabling GPP Platforms|outline" text:style-name="Internet_20_link" text:visited-style-name="Visited_20_Internet_20_Link"><text:span text:style-name="FirstEmphasis">e</text:span></text:a></text:p>
          </text:deletion>
        </text:changed-region>
        <text:changed-region xml:id="ct106927509647552" text:id="ct106927509647552">
          <text:format-change>
            <office:change-info>
              <dc:creator>James Kulp</dc:creator>
              <dc:date>2018-05-03T17:39:58</dc:date>
            </office:change-info>
          </text:format-change>
        </text:changed-region>
        <text:changed-region xml:id="ct106927509647776" text:id="ct106927509647776">
          <text:insertion>
            <office:change-info>
              <dc:creator>James Kulp</dc:creator>
              <dc:date>2018-05-03T17:39:08</dc:date>
            </office:change-info>
          </text:insertion>
        </text:changed-region>
        <text:changed-region xml:id="ct106927509648000" text:id="ct106927509648000">
          <text:format-change>
            <office:change-info>
              <dc:creator>James Kulp</dc:creator>
              <dc:date>2018-05-03T17:39:58</dc:date>
            </office:change-info>
          </text:format-change>
        </text:changed-region>
        <text:changed-region xml:id="ct106927509648224" text:id="ct106927509648224">
          <text:insertion>
            <office:change-info>
              <dc:creator>James Kulp</dc:creator>
              <dc:date>2018-05-03T17:40:25</dc:date>
            </office:change-info>
          </text:insertion>
        </text:changed-region>
        <text:changed-region xml:id="ct106927509648448" text:id="ct106927509648448">
          <text:insertion>
            <office:change-info>
              <dc:creator>James Kulp</dc:creator>
              <dc:date>2018-05-03T17:43:05</dc:date>
            </office:change-info>
          </text:insertion>
        </text:changed-region>
        <text:changed-region xml:id="ct106927509648672" text:id="ct106927509648672">
          <text:insertion>
            <office:change-info>
              <dc:creator>James Kulp</dc:creator>
              <dc:date>2018-05-03T17:45:26</dc:date>
            </office:change-info>
          </text:insertion>
        </text:changed-region>
        <text:changed-region xml:id="ct106927509657408" text:id="ct106927509657408">
          <text:deletion>
            <office:change-info>
              <dc:creator>James Kulp</dc:creator>
              <dc:date>2018-05-03T17:46:25</dc:date>
            </office:change-info>
            <text:list xml:id="list2935285819" text:style-name="WWNum32">
              <text:list-item>
                <text:p text:style-name="P4"/>
              </text:list-item>
              <text:list-item>
                <text:p text:style-name="P5">The first category should be installed by a new script written to run on development host platforms, and placed in the specific platform's subdirectory under the name <text:span text:style-name="Code"><text:span text:style-name="T4">&lt;platform&gt;</text:span></text:span><text:span text:style-name="Code">-packages.sh</text:span>. <text:s/>This script does what is necessary to perform a standard installation (presumably globally on the system for all users) of at least the following software tools:</text:p>
              </text:list-item>
            </text:list>
          </text:deletion>
        </text:changed-region>
        <text:changed-region xml:id="ct106927509628064" text:id="ct106927509628064">
          <text:deletion>
            <office:change-info>
              <dc:creator>James Kulp</dc:creator>
              <dc:date>2018-05-03T17:42:39</dc:date>
            </office:change-info>
            <text:p text:style-name="P6">that OpenCPI has specific scripts for downloading and installing.</text:p>
          </text:deletion>
        </text:changed-region>
        <text:changed-region xml:id="ct106927509622688" text:id="ct106927509622688">
          <text:deletion>
            <office:change-info>
              <dc:creator>James Kulp</dc:creator>
              <dc:date>2018-05-03T17:46:25</dc:date>
            </office:change-info>
            <text:list xml:id="list94058235690560" text:continue-numbering="true" text:style-name="WWNum32">
              <text:list-item>
                <text:p text:style-name="P5">OpenCPI development requires a number of tools to be available. <text:s/>These required tools fall into two categories:</text:p>
              </text:list-item>
              <text:list-item>
                <text:p text:style-name="List_20_Bullet">Tools typically part of a standard OS and development environment installation.</text:p>
              </text:list-item>
              <text:list-item>
                <text:p text:style-name="P4">Tools </text:p>
              </text:list-item>
            </text:list>
          </text:deletion>
        </text:changed-region>
        <text:changed-region xml:id="ct106927509608128" text:id="ct106927509608128">
          <text:insertion>
            <office:change-info>
              <dc:creator>James Kulp</dc:creator>
              <dc:date>2018-05-03T17:48:10</dc:date>
            </office:change-info>
          </text:insertion>
        </text:changed-region>
        <text:changed-region xml:id="ct106927509653376" text:id="ct106927509653376">
          <text:deletion>
            <office:change-info>
              <dc:creator>James Kulp</dc:creator>
              <dc:date>2018-05-03T17:46:47</dc:date>
            </office:change-info>
            <text:list xml:id="list94058761862991" text:continue-numbering="true" text:style-name="WWNum32">
              <text:list-item>
                <text:p text:style-name="P7"><text:span text:style-name="T5">C</text:span>/<text:span text:style-name="T5">C</text:span>++ compiler tool chain</text:p>
              </text:list-item>
            </text:list>
          </text:deletion>
        </text:changed-region>
        <text:changed-region xml:id="ct106927507547488" text:id="ct106927507547488">
          <text:insertion>
            <office:change-info>
              <dc:creator>James Kulp</dc:creator>
              <dc:date>2018-05-03T17:51:45</dc:date>
            </office:change-info>
          </text:insertion>
        </text:changed-region>
        <text:changed-region xml:id="ct106927509648896" text:id="ct106927509648896">
          <text:insertion>
            <office:change-info>
              <dc:creator>James Kulp</dc:creator>
              <dc:date>2018-05-03T17:46:51</dc:date>
            </office:change-info>
          </text:insertion>
        </text:changed-region>
        <text:changed-region xml:id="ct106927509649120" text:id="ct106927509649120">
          <text:insertion>
            <office:change-info>
              <dc:creator>James Kulp</dc:creator>
              <dc:date>2018-05-03T17:50:58</dc:date>
            </office:change-info>
          </text:insertion>
        </text:changed-region>
        <text:changed-region xml:id="ct106927507564512" text:id="ct106927507564512">
          <text:insertion>
            <office:change-info>
              <dc:creator>James Kulp</dc:creator>
              <dc:date>2018-05-03T17:51:00</dc:date>
            </office:change-info>
          </text:insertion>
        </text:changed-region>
        <text:changed-region xml:id="ct106927509644416" text:id="ct106927509644416">
          <text:insertion>
            <office:change-info>
              <dc:creator>James Kulp</dc:creator>
              <dc:date>2018-05-03T17:52:34</dc:date>
            </office:change-info>
          </text:insertion>
        </text:changed-region>
        <text:changed-region xml:id="ct106927507608640" text:id="ct106927507608640">
          <text:insertion>
            <office:change-info>
              <dc:creator>James Kulp</dc:creator>
              <dc:date>2018-05-03T17:55:50</dc:date>
            </office:change-info>
          </text:insertion>
        </text:changed-region>
        <text:changed-region xml:id="ct106927507606624" text:id="ct106927507606624">
          <text:insertion>
            <office:change-info>
              <dc:creator>James Kulp</dc:creator>
              <dc:date>2018-05-04T06:26:08</dc:date>
            </office:change-info>
          </text:insertion>
        </text:changed-region>
        <text:changed-region xml:id="ct106927507555104" text:id="ct106927507555104">
          <text:insertion>
            <office:change-info>
              <dc:creator>James Kulp</dc:creator>
              <dc:date>2018-05-03T17:56:12</dc:date>
            </office:change-info>
          </text:insertion>
        </text:changed-region>
        <text:changed-region xml:id="ct106927507563616" text:id="ct106927507563616">
          <text:insertion>
            <office:change-info>
              <dc:creator>James Kulp</dc:creator>
              <dc:date>2018-05-03T17:59:03</dc:date>
            </office:change-info>
          </text:insertion>
        </text:changed-region>
        <text:changed-region xml:id="ct106927507564288" text:id="ct106927507564288">
          <text:insertion>
            <office:change-info>
              <dc:creator>James Kulp</dc:creator>
              <dc:date>2018-05-03T18:00:00</dc:date>
            </office:change-info>
          </text:insertion>
        </text:changed-region>
        <text:changed-region xml:id="ct106927513806464" text:id="ct106927513806464">
          <text:insertion>
            <office:change-info>
              <dc:creator>James Kulp</dc:creator>
              <dc:date>2018-05-03T18:01:27</dc:date>
            </office:change-info>
          </text:insertion>
        </text:changed-region>
        <text:changed-region xml:id="ct106927507605728" text:id="ct106927507605728">
          <text:insertion>
            <office:change-info>
              <dc:creator>James Kulp</dc:creator>
              <dc:date>2018-05-03T18:02:21</dc:date>
            </office:change-info>
          </text:insertion>
        </text:changed-region>
        <text:changed-region xml:id="ct106927507635520" text:id="ct106927507635520">
          <text:insertion>
            <office:change-info>
              <dc:creator>James Kulp</dc:creator>
              <dc:date>2018-05-03T18:03:39</dc:date>
            </office:change-info>
          </text:insertion>
        </text:changed-region>
        <text:changed-region xml:id="ct106927509639488" text:id="ct106927509639488">
          <text:insertion>
            <office:change-info>
              <dc:creator>James Kulp</dc:creator>
              <dc:date>2018-05-03T18:04:00</dc:date>
            </office:change-info>
          </text:insertion>
        </text:changed-region>
        <text:changed-region xml:id="ct106927509637248" text:id="ct106927509637248">
          <text:insertion>
            <office:change-info>
              <dc:creator>James Kulp</dc:creator>
              <dc:date>2018-05-03T17:49:00</dc:date>
            </office:change-info>
          </text:insertion>
        </text:changed-region>
        <text:changed-region xml:id="ct106927509643744" text:id="ct106927509643744">
          <text:deletion>
            <office:change-info>
              <dc:creator>James Kulp</dc:creator>
              <dc:date>2018-05-03T18:02:13</dc:date>
            </office:change-info>
            <text:p text:style-name="P8"/>
            <text:p text:style-name="P9">Sometimes extra tools <text:span text:style-name="T6">here </text:span>are required for various tools for other <text:span text:style-name="T6">target </text:span>platforms. <text:s/>In this example above, some 32 bit libraries are included because they were discovered to be needed by the Modelsim FPGA simulation tool. <text:s/>It was convenient, for users, to put them here for all installations rather than install them as needed for some tools. <text:s/><text:span text:style-name="T7">The </text:span><text:span text:style-name="Code">tcl</text:span><text:span text:style-name="T7">, </text:span><text:span text:style-name="Code">fakeroot</text:span><text:span text:style-name="T7">, and </text:span><text:span text:style-name="Code">redhat-lsb-core</text:span><text:span text:style-name="T7"> packages are not needed by OpenCPI itself, but are required to install some other packages used with OpenCPI.</text:span></text:p>
            <text:p text:style-name="P10">This script is run by the higher level script <text:span text:style-name="Code">install-prerequisites.sh</text:span>.</text:p>
            <text:p text:style-name="P11">After creating this script, the remaining steps for enabling the development host are the same as for any GPP platform <text:span text:style-name="T8">(development or embedded/target)</text:span>.</text:p>
          </text:deletion>
        </text:changed-region>
        <text:changed-region xml:id="ct106927509654944" text:id="ct106927509654944">
          <text:deletion>
            <office:change-info>
              <dc:creator>James Kulp</dc:creator>
              <dc:date>2018-05-03T17:58:54</dc:date>
            </office:change-info>
            <text:p text:style-name="P11"><text:span text:style-name="T9">For OpenCPI </text:span>binary <text:span text:style-name="T9">distributions using the RPM or similar package management schemes, <text:s/>this script would be unnecessary since the installation would automatically deal with such dependencies.</text:span></text:p>
            <text:p text:style-name="P12">For reference, the contents of this script for CentOS6, with the name:</text:p>
            <text:p text:style-name="Code">platforms/centos6/centos6-packages.sh</text:p>
            <text:p text:style-name="P13">is currently:</text:p>
            <text:p text:style-name="P8">#!/bin/sh<text:line-break/># Install prerequisite packages for Cent<text:span text:style-name="T10">OS</text:span>6<text:line-break/>echo Installing standard extra packages using "yum"<text:line-break/>sudo yum -y groupinstall "development tools"<text:line-break/>echo Installing packages required: tcl pax python-devel<text:line-break/>sudo yum -y install tcl pax python-devel <text:span text:style-name="T11">fakeroot redhat-lsb-core</text:span><text:line-break/>echo Installing 32 bit libraries '(really only required for modelsim)'<text:line-break/>sudo yum -y install glibc.i686 libXft.i686 libXext.i686 ncurses-libs.i686</text:p>
          </text:deletion>
        </text:changed-region>
        <text:changed-region xml:id="ct106927509644640" text:id="ct106927509644640">
          <text:deletion>
            <office:change-info>
              <dc:creator>James Kulp</dc:creator>
              <dc:date>2018-05-03T18:02:13</dc:date>
            </office:change-info>
            <text:p text:style-name="P8"/>
            <text:p text:style-name="P14"/>
          </text:deletion>
        </text:changed-region>
        <text:changed-region xml:id="ct106927509644864" text:id="ct106927509644864">
          <text:deletion>
            <office:change-info>
              <dc:creator>James Kulp</dc:creator>
              <dc:date>2018-05-03T17:58:36</dc:date>
            </office:change-info>
            <text:p text:style-name="P14">This script should be written assuming a minimal OS installation has been performed. <text:s/>I.e. it should not assume the OS is already a typical development system installation.</text:p>
          </text:deletion>
        </text:changed-region>
        <text:changed-region xml:id="ct106927509643296" text:id="ct106927509643296">
          <text:deletion>
            <office:change-info>
              <dc:creator>James Kulp</dc:creator>
              <dc:date>2018-05-03T18:10:13</dc:date>
            </office:change-info>
            <text:p text:style-name="P15"><text:s/>runtime libraries and runtime command line tools for execution on the target platform.</text:p>
          </text:deletion>
        </text:changed-region>
        <text:changed-region xml:id="ct106927509644192" text:id="ct106927509644192">
          <text:deletion>
            <office:change-info>
              <dc:creator>James Kulp</dc:creator>
              <dc:date>2018-05-03T17:24:02</dc:date>
            </office:change-info>
            <text:p text:style-name="P15">core</text:p>
          </text:deletion>
        </text:changed-region>
        <text:changed-region xml:id="ct106927509654720" text:id="ct106927509654720">
          <text:deletion>
            <office:change-info>
              <dc:creator>James Kulp</dc:creator>
              <dc:date>2018-05-03T18:10:13</dc:date>
            </office:change-info>
            <text:p text:style-name="P15"><text:span text:style-name="T12">There are two different aspects for e</text:span>nabling a GPP <text:span text:style-name="T13">(General Purpose Processor) </text:span>platform: <text:s/>development/cross development, and execution. <text:s/>Enabling for development allows building component and application binaries for the platform and <text:s/>enables building the OpenCPI </text:p>
          </text:deletion>
        </text:changed-region>
        <text:changed-region xml:id="ct106927509643968" text:id="ct106927509643968">
          <text:deletion>
            <office:change-info>
              <dc:creator>James Kulp</dc:creator>
              <dc:date>2018-05-03T17:24:12</dc:date>
            </office:change-info>
            <text:p text:style-name="Standard">core</text:p>
          </text:deletion>
        </text:changed-region>
        <text:changed-region xml:id="ct106927509642848" text:id="ct106927509642848">
          <text:insertion>
            <office:change-info>
              <dc:creator>James Kulp</dc:creator>
              <dc:date>2018-05-03T17:24:12</dc:date>
            </office:change-info>
          </text:insertion>
        </text:changed-region>
        <text:changed-region xml:id="ct106927509643520" text:id="ct106927509643520">
          <text:deletion>
            <office:change-info>
              <dc:creator>James Kulp</dc:creator>
              <dc:date>2018-05-03T17:24:18</dc:date>
            </office:change-info>
            <text:p text:style-name="Standard">core</text:p>
          </text:deletion>
        </text:changed-region>
        <text:changed-region xml:id="ct106927509642400" text:id="ct106927509642400">
          <text:insertion>
            <office:change-info>
              <dc:creator>James Kulp</dc:creator>
              <dc:date>2018-05-03T17:24:18</dc:date>
            </office:change-info>
          </text:insertion>
        </text:changed-region>
        <text:changed-region xml:id="ct106927509641952" text:id="ct106927509641952">
          <text:deletion>
            <office:change-info>
              <dc:creator>James Kulp</dc:creator>
              <dc:date>2018-05-03T18:05:58</dc:date>
            </office:change-info>
            <text:p text:style-name="Standard">common</text:p>
          </text:deletion>
        </text:changed-region>
        <text:changed-region xml:id="ct106927509641728" text:id="ct106927509641728">
          <text:insertion>
            <office:change-info>
              <dc:creator>James Kulp</dc:creator>
              <dc:date>2018-05-03T18:05:58</dc:date>
            </office:change-info>
          </text:insertion>
        </text:changed-region>
        <text:changed-region xml:id="ct106927509641504" text:id="ct106927509641504">
          <text:deletion>
            <office:change-info>
              <dc:creator>James Kulp</dc:creator>
              <dc:date>2018-05-03T18:06:06</dc:date>
            </office:change-info>
            <text:p text:style-name="Standard">core</text:p>
          </text:deletion>
        </text:changed-region>
        <text:changed-region xml:id="ct106927509641280" text:id="ct106927509641280">
          <text:insertion>
            <office:change-info>
              <dc:creator>James Kulp</dc:creator>
              <dc:date>2018-05-03T18:06:06</dc:date>
            </office:change-info>
          </text:insertion>
        </text:changed-region>
        <text:changed-region xml:id="ct106927509638816" text:id="ct106927509638816">
          <text:insertion>
            <office:change-info>
              <dc:creator>James Kulp</dc:creator>
              <dc:date>2018-05-04T06:27:25</dc:date>
            </office:change-info>
          </text:insertion>
        </text:changed-region>
        <text:changed-region xml:id="ct106927509638592" text:id="ct106927509638592">
          <text:deletion>
            <office:change-info>
              <dc:creator>James Kulp</dc:creator>
              <dc:date>2018-05-03T18:06:15</dc:date>
            </office:change-info>
            <text:p text:style-name="Standard">OpenCPI core</text:p>
          </text:deletion>
        </text:changed-region>
        <text:changed-region xml:id="ct106927509638368" text:id="ct106927509638368">
          <text:insertion>
            <office:change-info>
              <dc:creator>James Kulp</dc:creator>
              <dc:date>2018-05-03T18:06:15</dc:date>
            </office:change-info>
          </text:insertion>
        </text:changed-region>
        <text:changed-region xml:id="ct106927509638144" text:id="ct106927509638144">
          <text:insertion>
            <office:change-info>
              <dc:creator>James Kulp</dc:creator>
              <dc:date>2018-05-03T17:24:27</dc:date>
            </office:change-info>
          </text:insertion>
        </text:changed-region>
        <text:changed-region xml:id="ct106927509621568" text:id="ct106927509621568">
          <text:deletion>
            <office:change-info>
              <dc:creator>James Kulp</dc:creator>
              <dc:date>2018-05-03T17:24:34</dc:date>
            </office:change-info>
            <text:p text:style-name="Standard">core</text:p>
          </text:deletion>
        </text:changed-region>
        <text:changed-region xml:id="ct106927509637920" text:id="ct106927509637920">
          <text:insertion>
            <office:change-info>
              <dc:creator>James Kulp</dc:creator>
              <dc:date>2018-05-03T17:24:38</dc:date>
            </office:change-info>
          </text:insertion>
        </text:changed-region>
        <text:changed-region xml:id="ct106927509636800" text:id="ct106927509636800">
          <text:insertion>
            <office:change-info>
              <dc:creator>James Kulp</dc:creator>
              <dc:date>2018-05-03T17:24:51</dc:date>
            </office:change-info>
          </text:insertion>
        </text:changed-region>
        <text:changed-region xml:id="ct106927509637472" text:id="ct106927509637472">
          <text:insertion>
            <office:change-info>
              <dc:creator>James Kulp</dc:creator>
              <dc:date>2018-05-02T16:24:28</dc:date>
            </office:change-info>
          </text:insertion>
        </text:changed-region>
        <text:changed-region xml:id="ct106927507592288" text:id="ct106927507592288">
          <text:format-change>
            <office:change-info>
              <dc:creator>James Kulp</dc:creator>
              <dc:date>2018-05-02T16:25:13</dc:date>
            </office:change-info>
          </text:format-change>
        </text:changed-region>
        <text:changed-region xml:id="ct106927507590048" text:id="ct106927507590048">
          <text:insertion>
            <office:change-info>
              <dc:creator>James Kulp</dc:creator>
              <dc:date>2018-05-02T16:25:24</dc:date>
            </office:change-info>
          </text:insertion>
        </text:changed-region>
        <text:changed-region xml:id="ct106927509637696" text:id="ct106927509637696">
          <text:deletion>
            <office:change-info>
              <dc:creator>James Kulp</dc:creator>
              <dc:date>2018-05-02T16:25:23</dc:date>
            </office:change-info>
            <text:p text:style-name="P16"><text:span text:style-name="T14">the OpenCPI source tree</text:span></text:p>
          </text:deletion>
        </text:changed-region>
        <text:changed-region xml:id="ct106927509645536" text:id="ct106927509645536">
          <text:insertion>
            <office:change-info>
              <dc:creator>James Kulp</dc:creator>
              <dc:date>2018-05-03T17:26:24</dc:date>
            </office:change-info>
          </text:insertion>
        </text:changed-region>
        <text:changed-region xml:id="ct106927509645088" text:id="ct106927509645088">
          <text:deletion>
            <office:change-info>
              <dc:creator>James Kulp</dc:creator>
              <dc:date>2018-05-03T17:26:52</dc:date>
            </office:change-info>
            <text:p text:style-name="P16">“</text:p>
          </text:deletion>
        </text:changed-region>
        <text:changed-region xml:id="ct106927509645312" text:id="ct106927509645312">
          <text:insertion>
            <office:change-info>
              <dc:creator>James Kulp</dc:creator>
              <dc:date>2018-05-03T17:26:52</dc:date>
            </office:change-info>
          </text:insertion>
        </text:changed-region>
        <text:changed-region xml:id="ct106927509610144" text:id="ct106927509610144">
          <text:deletion>
            <office:change-info>
              <dc:creator>James Kulp</dc:creator>
              <dc:date>2018-05-03T17:26:56</dc:date>
            </office:change-info>
            <text:p text:style-name="P16">”</text:p>
          </text:deletion>
        </text:changed-region>
        <text:changed-region xml:id="ct106927509664576" text:id="ct106927509664576">
          <text:insertion>
            <office:change-info>
              <dc:creator>James Kulp</dc:creator>
              <dc:date>2018-05-03T17:27:04</dc:date>
            </office:change-info>
          </text:insertion>
        </text:changed-region>
        <text:changed-region xml:id="ct106927507620960" text:id="ct106927507620960">
          <text:deletion>
            <office:change-info>
              <dc:creator>James Kulp</dc:creator>
              <dc:date>2018-05-03T17:27:04</dc:date>
            </office:change-info>
            <text:p text:style-name="P16"><text:span text:style-name="Code">2</text:span></text:p>
          </text:deletion>
        </text:changed-region>
        <text:changed-region xml:id="ct106927507622080" text:id="ct106927507622080">
          <text:insertion>
            <office:change-info>
              <dc:creator>James Kulp</dc:creator>
              <dc:date>2018-05-03T17:27:09</dc:date>
            </office:change-info>
          </text:insertion>
        </text:changed-region>
        <text:changed-region xml:id="ct106927507621408" text:id="ct106927507621408">
          <text:insertion>
            <office:change-info>
              <dc:creator>James Kulp</dc:creator>
              <dc:date>2018-05-03T17:27:18</dc:date>
            </office:change-info>
          </text:insertion>
        </text:changed-region>
        <text:changed-region xml:id="ct106927507612448" text:id="ct106927507612448">
          <text:deletion>
            <office:change-info>
              <dc:creator>James Kulp</dc:creator>
              <dc:date>2018-05-03T17:27:18</dc:date>
            </office:change-info>
            <text:p text:style-name="P16"><text:span text:style-name="T15">“</text:span></text:p>
          </text:deletion>
        </text:changed-region>
        <text:changed-region xml:id="ct106927509604320" text:id="ct106927509604320">
          <text:deletion>
            <office:change-info>
              <dc:creator>James Kulp</dc:creator>
              <dc:date>2018-05-03T17:27:26</dc:date>
            </office:change-info>
            <text:p text:style-name="P16">”</text:p>
          </text:deletion>
        </text:changed-region>
        <text:changed-region xml:id="ct106927507616032" text:id="ct106927507616032">
          <text:insertion>
            <office:change-info>
              <dc:creator>James Kulp</dc:creator>
              <dc:date>2018-05-03T17:35:17</dc:date>
            </office:change-info>
          </text:insertion>
        </text:changed-region>
        <text:changed-region xml:id="ct106927507542784" text:id="ct106927507542784">
          <text:insertion>
            <office:change-info>
              <dc:creator>James Kulp</dc:creator>
              <dc:date>2018-05-03T17:36:33</dc:date>
            </office:change-info>
          </text:insertion>
        </text:changed-region>
        <text:changed-region xml:id="ct106927507621632" text:id="ct106927507621632">
          <text:insertion>
            <office:change-info>
              <dc:creator>James Kulp</dc:creator>
              <dc:date>2018-05-02T17:04:42</dc:date>
            </office:change-info>
          </text:insertion>
        </text:changed-region>
        <text:changed-region xml:id="ct106927507621856" text:id="ct106927507621856">
          <text:deletion>
            <office:change-info>
              <dc:creator>James Kulp</dc:creator>
              <dc:date>2018-05-03T17:37:06</dc:date>
            </office:change-info>
            <text:p text:style-name="Body">GPP</text:p>
          </text:deletion>
        </text:changed-region>
        <text:changed-region xml:id="ct106927507604832" text:id="ct106927507604832">
          <text:insertion>
            <office:change-info>
              <dc:creator>James Kulp</dc:creator>
              <dc:date>2018-05-03T17:37:06</dc:date>
            </office:change-info>
          </text:insertion>
        </text:changed-region>
        <text:changed-region xml:id="ct106927507625888" text:id="ct106927507625888">
          <text:insertion>
            <office:change-info>
              <dc:creator>James Kulp</dc:creator>
              <dc:date>2018-05-02T17:03:08</dc:date>
            </office:change-info>
          </text:insertion>
        </text:changed-region>
        <text:changed-region xml:id="ct106377751817376" text:id="ct106377751817376">
          <text:insertion>
            <office:change-info>
              <dc:creator>James Kulp</dc:creator>
              <dc:date>2018-05-02T16:30:35</dc:date>
            </office:change-info>
          </text:insertion>
        </text:changed-region>
        <text:changed-region xml:id="ct106377753828288" text:id="ct106377753828288">
          <text:insertion>
            <office:change-info>
              <dc:creator>James Kulp</dc:creator>
              <dc:date>2018-05-02T16:31:02</dc:date>
            </office:change-info>
          </text:insertion>
        </text:changed-region>
        <text:changed-region xml:id="ct106377753789536" text:id="ct106377753789536">
          <text:insertion>
            <office:change-info>
              <dc:creator>James Kulp</dc:creator>
              <dc:date>2018-05-02T16:32:03</dc:date>
            </office:change-info>
          </text:insertion>
        </text:changed-region>
        <text:changed-region xml:id="ct106377751782656" text:id="ct106377751782656">
          <text:insertion>
            <office:change-info>
              <dc:creator>James Kulp</dc:creator>
              <dc:date>2018-05-02T16:53:47</dc:date>
            </office:change-info>
          </text:insertion>
        </text:changed-region>
        <text:changed-region xml:id="ct106377751800800" text:id="ct106377751800800">
          <text:insertion>
            <office:change-info>
              <dc:creator>James Kulp</dc:creator>
              <dc:date>2018-05-02T16:54:03</dc:date>
            </office:change-info>
          </text:insertion>
        </text:changed-region>
        <text:changed-region xml:id="ct106377753828960" text:id="ct106377753828960">
          <text:insertion>
            <office:change-info>
              <dc:creator>James Kulp</dc:creator>
              <dc:date>2018-05-02T16:37:34</dc:date>
            </office:change-info>
          </text:insertion>
        </text:changed-region>
        <text:changed-region xml:id="ct106377753789312" text:id="ct106377753789312">
          <text:insertion>
            <office:change-info>
              <dc:creator>James Kulp</dc:creator>
              <dc:date>2018-05-02T16:54:09</dc:date>
            </office:change-info>
          </text:insertion>
        </text:changed-region>
        <text:changed-region xml:id="ct106377753827168" text:id="ct106377753827168">
          <text:insertion>
            <office:change-info>
              <dc:creator>James Kulp</dc:creator>
              <dc:date>2018-05-04T06:32:20</dc:date>
            </office:change-info>
          </text:insertion>
        </text:changed-region>
        <text:changed-region xml:id="ct106377751820064" text:id="ct106377751820064">
          <text:insertion>
            <office:change-info>
              <dc:creator>James Kulp</dc:creator>
              <dc:date>2018-05-02T16:33:40</dc:date>
            </office:change-info>
          </text:insertion>
        </text:changed-region>
        <text:changed-region xml:id="ct106377753807904" text:id="ct106377753807904">
          <text:insertion>
            <office:change-info>
              <dc:creator>James Kulp</dc:creator>
              <dc:date>2018-05-02T16:34:13</dc:date>
            </office:change-info>
          </text:insertion>
        </text:changed-region>
        <text:changed-region xml:id="ct106377751758016" text:id="ct106377751758016">
          <text:insertion>
            <office:change-info>
              <dc:creator>James Kulp</dc:creator>
              <dc:date>2018-05-02T16:35:04</dc:date>
            </office:change-info>
          </text:insertion>
        </text:changed-region>
        <text:changed-region xml:id="ct106377751800576" text:id="ct106377751800576">
          <text:insertion>
            <office:change-info>
              <dc:creator>James Kulp</dc:creator>
              <dc:date>2018-05-02T16:36:00</dc:date>
            </office:change-info>
          </text:insertion>
        </text:changed-region>
        <text:changed-region xml:id="ct106377751785120" text:id="ct106377751785120">
          <text:insertion>
            <office:change-info>
              <dc:creator>James Kulp</dc:creator>
              <dc:date>2018-05-02T18:44:04</dc:date>
            </office:change-info>
          </text:insertion>
        </text:changed-region>
        <text:changed-region xml:id="ct106377751798560" text:id="ct106377751798560">
          <text:insertion>
            <office:change-info>
              <dc:creator>James Kulp</dc:creator>
              <dc:date>2018-05-02T16:38:37</dc:date>
            </office:change-info>
          </text:insertion>
        </text:changed-region>
        <text:changed-region xml:id="ct106377751819616" text:id="ct106377751819616">
          <text:insertion>
            <office:change-info>
              <dc:creator>James Kulp</dc:creator>
              <dc:date>2018-05-02T16:39:01</dc:date>
            </office:change-info>
          </text:insertion>
        </text:changed-region>
        <text:changed-region xml:id="ct106377753792224" text:id="ct106377753792224">
          <text:insertion>
            <office:change-info>
              <dc:creator>James Kulp</dc:creator>
              <dc:date>2018-05-02T16:40:02</dc:date>
            </office:change-info>
          </text:insertion>
        </text:changed-region>
        <text:changed-region xml:id="ct106377751749056" text:id="ct106377751749056">
          <text:insertion>
            <office:change-info>
              <dc:creator>James Kulp</dc:creator>
              <dc:date>2018-05-02T16:58:54</dc:date>
            </office:change-info>
          </text:insertion>
        </text:changed-region>
        <text:changed-region xml:id="ct106377751785568" text:id="ct106377751785568">
          <text:insertion>
            <office:change-info>
              <dc:creator>James Kulp</dc:creator>
              <dc:date>2018-05-02T16:45:23</dc:date>
            </office:change-info>
          </text:insertion>
        </text:changed-region>
        <text:changed-region xml:id="ct106377753788416" text:id="ct106377753788416">
          <text:insertion>
            <office:change-info>
              <dc:creator>James Kulp</dc:creator>
              <dc:date>2018-05-04T06:39:08</dc:date>
            </office:change-info>
          </text:insertion>
        </text:changed-region>
        <text:changed-region xml:id="ct106102873880864" text:id="ct106102873880864">
          <text:insertion>
            <office:change-info>
              <dc:creator>James Kulp</dc:creator>
              <dc:date>2018-05-02T16:29:32</dc:date>
            </office:change-info>
          </text:insertion>
        </text:changed-region>
        <text:changed-region xml:id="ct106102873903040" text:id="ct106102873903040">
          <text:insertion>
            <office:change-info>
              <dc:creator>James Kulp</dc:creator>
              <dc:date>2018-05-06T16:50:59</dc:date>
            </office:change-info>
          </text:insertion>
        </text:changed-region>
        <text:changed-region xml:id="ct106102873903488" text:id="ct106102873903488">
          <text:insertion>
            <office:change-info>
              <dc:creator>James Kulp</dc:creator>
              <dc:date>2018-05-06T16:51:04</dc:date>
            </office:change-info>
          </text:insertion>
        </text:changed-region>
        <text:changed-region xml:id="ct106102873867424" text:id="ct106102873867424">
          <text:insertion>
            <office:change-info>
              <dc:creator>James Kulp</dc:creator>
              <dc:date>2018-05-06T16:52:01</dc:date>
            </office:change-info>
          </text:insertion>
        </text:changed-region>
        <text:changed-region xml:id="ct106102875893120" text:id="ct106102875893120">
          <text:insertion>
            <office:change-info>
              <dc:creator>James Kulp</dc:creator>
              <dc:date>2018-05-06T17:06:23</dc:date>
            </office:change-info>
          </text:insertion>
        </text:changed-region>
        <text:changed-region xml:id="ct106102875893344" text:id="ct106102875893344">
          <text:insertion>
            <office:change-info>
              <dc:creator>James Kulp</dc:creator>
              <dc:date>2018-05-06T17:07:25</dc:date>
            </office:change-info>
          </text:insertion>
        </text:changed-region>
        <text:changed-region xml:id="ct106102875893568" text:id="ct106102875893568">
          <text:insertion>
            <office:change-info>
              <dc:creator>James Kulp</dc:creator>
              <dc:date>2018-05-06T17:08:00</dc:date>
            </office:change-info>
          </text:insertion>
        </text:changed-region>
        <text:changed-region xml:id="ct106102875894240" text:id="ct106102875894240">
          <text:insertion>
            <office:change-info>
              <dc:creator>James Kulp</dc:creator>
              <dc:date>2018-05-06T17:13:40</dc:date>
            </office:change-info>
          </text:insertion>
        </text:changed-region>
        <text:changed-region xml:id="ct106102875894688" text:id="ct106102875894688">
          <text:insertion>
            <office:change-info>
              <dc:creator>James Kulp</dc:creator>
              <dc:date>2018-05-06T17:20:29</dc:date>
            </office:change-info>
          </text:insertion>
        </text:changed-region>
        <text:changed-region xml:id="ct106102875894464" text:id="ct106102875894464">
          <text:insertion>
            <office:change-info>
              <dc:creator>James Kulp</dc:creator>
              <dc:date>2018-05-06T17:21:04</dc:date>
            </office:change-info>
          </text:insertion>
        </text:changed-region>
        <text:changed-region xml:id="ct106102875894912" text:id="ct106102875894912">
          <text:insertion>
            <office:change-info>
              <dc:creator>James Kulp</dc:creator>
              <dc:date>2018-05-06T17:23:39</dc:date>
            </office:change-info>
          </text:insertion>
        </text:changed-region>
        <text:changed-region xml:id="ct106102875895360" text:id="ct106102875895360">
          <text:insertion>
            <office:change-info>
              <dc:creator>James Kulp</dc:creator>
              <dc:date>2018-05-06T17:24:00</dc:date>
            </office:change-info>
          </text:insertion>
        </text:changed-region>
        <text:changed-region xml:id="ct106102875895584" text:id="ct106102875895584">
          <text:insertion>
            <office:change-info>
              <dc:creator>James Kulp</dc:creator>
              <dc:date>2018-05-06T17:26:10</dc:date>
            </office:change-info>
          </text:insertion>
        </text:changed-region>
        <text:changed-region xml:id="ct106102875895808" text:id="ct106102875895808">
          <text:insertion>
            <office:change-info>
              <dc:creator>James Kulp</dc:creator>
              <dc:date>2018-05-06T17:27:00</dc:date>
            </office:change-info>
          </text:insertion>
        </text:changed-region>
        <text:changed-region xml:id="ct106102875896032" text:id="ct106102875896032">
          <text:insertion>
            <office:change-info>
              <dc:creator>James Kulp</dc:creator>
              <dc:date>2018-05-06T17:28:18</dc:date>
            </office:change-info>
          </text:insertion>
        </text:changed-region>
        <text:changed-region xml:id="ct106102875896256" text:id="ct106102875896256">
          <text:insertion>
            <office:change-info>
              <dc:creator>James Kulp</dc:creator>
              <dc:date>2018-05-04T07:39:32</dc:date>
            </office:change-info>
          </text:insertion>
        </text:changed-region>
        <text:changed-region xml:id="ct106102875896480" text:id="ct106102875896480">
          <text:insertion>
            <office:change-info>
              <dc:creator>James Kulp</dc:creator>
              <dc:date>2018-05-04T07:40:00</dc:date>
            </office:change-info>
          </text:insertion>
        </text:changed-region>
        <text:changed-region xml:id="ct106102875896704" text:id="ct106102875896704">
          <text:insertion>
            <office:change-info>
              <dc:creator>James Kulp</dc:creator>
              <dc:date>2018-05-04T07:41:00</dc:date>
            </office:change-info>
          </text:insertion>
        </text:changed-region>
        <text:changed-region xml:id="ct106102875896928" text:id="ct106102875896928">
          <text:deletion>
            <office:change-info>
              <dc:creator>James Kulp</dc:creator>
              <dc:date>2018-05-04T07:43:43</dc:date>
            </office:change-info>
            <text:p text:style-name="P17"><text:s/>core</text:p>
          </text:deletion>
        </text:changed-region>
        <text:changed-region xml:id="ct106102873813664" text:id="ct106102873813664">
          <text:insertion>
            <office:change-info>
              <dc:creator>James Kulp</dc:creator>
              <dc:date>2018-05-04T07:43:4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86"><text:span text:style-name="T205">OpenCPI<text:line-break/></text:span><text:span text:style-name="T206">Platform Development<text:line-break/>Guide</text:span></text:p>
      <text:p text:style-name="P87"/>
      <text:p text:style-name="P88"/>
      <text:p text:style-name="P92"/>
      <text:p text:style-name="P92"/>
      <text:p text:style-name="P92"/>
      <text:p text:style-name="P92"/>
      <text:p text:style-name="P91"/>
      <text:p text:style-name="P90"/>
      <text:p text:style-name="P90"/>
      <text:p text:style-name="P89"/>
      <text:p text:style-name="P89"/>
      <text:p text:style-name="P92"/>
      <text:p text:style-name="P92"/>
      <text:p text:style-name="P92"/>
      <text:p text:style-name="P92"/>
      <text:p text:style-name="P92"/>
      <text:p text:style-name="P92"/>
      <text:p text:style-name="P35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3">Revision</text:p>
          </table:table-cell>
          <table:table-cell table:style-name="Table1.A1" office:value-type="string">
            <text:p text:style-name="P93">Description of Change</text:p>
          </table:table-cell>
          <table:table-cell table:style-name="Table1.A1" office:value-type="string">
            <text:p text:style-name="P93">Date</text:p>
          </table:table-cell>
        </table:table-row>
        <table:table-row table:style-name="Table1.2">
          <table:table-cell table:style-name="Table1.A1" office:value-type="string">
            <text:p text:style-name="P344">0.01</text:p>
          </table:table-cell>
          <table:table-cell table:style-name="Table1.A1" office:value-type="string">
            <text:p text:style-name="P357"><text:span text:style-name="T208">I</text:span><text:span text:style-name="T207">nitial</text:span></text:p>
          </table:table-cell>
          <table:table-cell table:style-name="Table1.A1" office:value-type="string">
            <text:p text:style-name="P356"><text:span text:style-name="T207">201</text:span><text:span text:style-name="T208">4</text:span><text:span text:style-name="T207">-</text:span><text:span text:style-name="T208">12</text:span><text:span text:style-name="T207">-</text:span><text:span text:style-name="T208">1</text:span><text:span text:style-name="T209">5</text:span></text:p>
          </table:table-cell>
        </table:table-row>
        <table:table-row table:style-name="Table1.2">
          <table:table-cell table:style-name="Table1.A1" office:value-type="string">
            <text:p text:style-name="P345">0.5</text:p>
          </table:table-cell>
          <table:table-cell table:style-name="Table1.A1" office:value-type="string">
            <text:p text:style-name="P345">Release partial draft</text:p>
          </table:table-cell>
          <table:table-cell table:style-name="Table1.A1" office:value-type="string">
            <text:p text:style-name="P345">2015-02-27</text:p>
          </table:table-cell>
        </table:table-row>
        <table:table-row table:style-name="Table1.2">
          <table:table-cell table:style-name="Table1.A4" office:value-type="string">
            <text:p text:style-name="P346">0.6</text:p>
          </table:table-cell>
          <table:table-cell table:style-name="Table1.A4" office:value-type="string">
            <text:p text:style-name="P346">Add more general introduction to enabling systems for OpenCPI</text:p>
          </table:table-cell>
          <table:table-cell table:style-name="Table1.A4" office:value-type="string">
            <text:p text:style-name="P346">2015-04-23</text:p>
          </table:table-cell>
        </table:table-row>
        <table:table-row table:style-name="Table1.2">
          <table:table-cell table:style-name="Table1.A4" office:value-type="string">
            <text:p text:style-name="P347">0.7</text:p>
          </table:table-cell>
          <table:table-cell table:style-name="Table1.A4" office:value-type="string">
            <text:p text:style-name="P347">Add content about device workers/subdevices/device proxies and endpoint proxies.</text:p>
          </table:table-cell>
          <table:table-cell table:style-name="Table1.A4" office:value-type="string">
            <text:p text:style-name="P347">2015-05-06</text:p>
          </table:table-cell>
        </table:table-row>
        <table:table-row table:style-name="Table1.2">
          <table:table-cell table:style-name="Table1.A4" office:value-type="string">
            <text:p text:style-name="P348">0.8</text:p>
          </table:table-cell>
          <table:table-cell table:style-name="Table1.A4" office:value-type="string">
            <text:p text:style-name="P348">Add content about platforms and platform workers, apply review <text:span text:style-name="T286">comments for HDL devices</text:span></text:p>
          </table:table-cell>
          <table:table-cell table:style-name="Table1.A4" office:value-type="string">
            <text:p text:style-name="P349">2015-06-22</text:p>
          </table:table-cell>
        </table:table-row>
        <table:table-row table:style-name="Table1.2">
          <table:table-cell table:style-name="Table1.A4" office:value-type="string">
            <text:p text:style-name="P350">0.9</text:p>
          </table:table-cell>
          <table:table-cell table:style-name="Table1.A4" office:value-type="string">
            <text:p text:style-name="P350">Add content about develop<text:span text:style-name="T287">ing HDL </text:span><text:s/>platform support outside the core <text:span text:style-name="T287">directory </text:span>tree</text:p>
          </table:table-cell>
          <table:table-cell table:style-name="Table1.A4" office:value-type="string">
            <text:p text:style-name="P350">2015-08-28</text:p>
          </table:table-cell>
        </table:table-row>
        <table:table-row table:style-name="Table1.2">
          <table:table-cell table:style-name="Table1.A4" office:value-type="string">
            <text:p text:style-name="P351">1.0</text:p>
          </table:table-cell>
          <table:table-cell table:style-name="Table1.A4" office:value-type="string">
            <text:p text:style-name="P351">Update for 2016Q2 release</text:p>
          </table:table-cell>
          <table:table-cell table:style-name="Table1.A4" office:value-type="string">
            <text:p text:style-name="P351">2016-05-23</text:p>
          </table:table-cell>
        </table:table-row>
        <table:table-row table:style-name="Table1.2">
          <table:table-cell table:style-name="Table1.A4" office:value-type="string">
            <text:p text:style-name="P352">1.1</text:p>
          </table:table-cell>
          <table:table-cell table:style-name="Table1.A4" office:value-type="string">
            <text:p text:style-name="P352">Update for 2017Q1 release, <text:span text:style-name="T374">still requires diagrams and cpmaster and sdp protocols</text:span></text:p>
          </table:table-cell>
          <table:table-cell table:style-name="Table1.A4" office:value-type="string">
            <text:p text:style-name="P352">2017-03-03</text:p>
          </table:table-cell>
        </table:table-row>
        <table:table-row table:style-name="Table1.2">
          <table:table-cell table:style-name="Table1.A4" office:value-type="string">
            <text:p text:style-name="P353">1.2</text:p>
          </table:table-cell>
          <table:table-cell table:style-name="Table1.A4" office:value-type="string">
            <text:p text:style-name="P353">Update for 2017Q2, <text:span text:style-name="T432">more detail and clarity on cards/slots/subdevices and many edits. <text:s/>No major new content.</text:span></text:p>
          </table:table-cell>
          <table:table-cell table:style-name="Table1.A4" office:value-type="string">
            <text:p text:style-name="P353">2017-06-15</text:p>
          </table:table-cell>
        </table:table-row>
        <table:table-row table:style-name="Table1.11">
          <table:table-cell table:style-name="Table1.A4" office:value-type="string">
            <text:p text:style-name="P354">1.3</text:p>
          </table:table-cell>
          <table:table-cell table:style-name="Table1.A4" office:value-type="string">
            <text:p text:style-name="P354">Update software platform enablement</text:p>
          </table:table-cell>
          <table:table-cell table:style-name="Table1.A4" office:value-type="string">
            <text:p text:style-name="P354">2018-05-02</text:p>
          </table:table-cell>
        </table:table-row>
      </table:table>
      <text:p text:style-name="P355"/>
      <text:p text:style-name="P365">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475"><text:a xlink:type="simple" xlink:href="#__RefHeading__1015_1060509377" text:style-name="Index_20_Link" text:visited-style-name="Index_20_Link">1 <text:s text:c="2"/>Introduction<text:tab/>5</text:a></text:p>
          <text:p text:style-name="P474"><text:a xlink:type="simple" xlink:href="#__RefHeading__1017_1060509377" text:style-name="Index_20_Link" text:visited-style-name="Index_20_Link">1.1 <text:s text:c="2"/>References<text:tab/>6</text:a></text:p>
          <text:p text:style-name="P475"><text:a xlink:type="simple" xlink:href="#__RefHeading__1019_1060509377" text:style-name="Index_20_Link" text:visited-style-name="Index_20_Link">2 <text:s text:c="2"/>OpenCPI Systems and Platforms<text:tab/>7</text:a></text:p>
          <text:p text:style-name="P474"><text:a xlink:type="simple" xlink:href="#__RefHeading___Toc4319_234407367" text:style-name="Index_20_Link" text:visited-style-name="Index_20_Link">2.1 <text:s text:c="2"/>Inside an OpenCPI Platform<text:tab/>8</text:a></text:p>
          <text:p text:style-name="P474"><text:a xlink:type="simple" xlink:href="#__RefHeading__1021_1060509377" text:style-name="Index_20_Link" text:visited-style-name="Index_20_Link">2.2 <text:s text:c="2"/>Development and Execution<text:tab/>9</text:a></text:p>
          <text:p text:style-name="P474"><text:a xlink:type="simple" xlink:href="#__RefHeading___Toc4321_234407367" text:style-name="Index_20_Link" text:visited-style-name="Index_20_Link">2.3 <text:s text:c="2"/>Enabling New Systems for OpenCPI<text:tab/>10</text:a></text:p>
          <text:p text:style-name="P474"><text:a xlink:type="simple" xlink:href="#__RefHeading___Toc4323_234407367" text:style-name="Index_20_Link" text:visited-style-name="Index_20_Link">2.4 <text:s text:c="2"/>Process Template for Enabling OpenCPI on a New System<text:tab/>11</text:a></text:p>
          <text:p text:style-name="P397"><text:a xlink:type="simple" xlink:href="#__RefHeading___Toc4325_234407367" text:style-name="Index_20_Link" text:visited-style-name="Index_20_Link">2.4.1 <text:s text:c="2"/>System inventory<text:tab/>11</text:a></text:p>
          <text:p text:style-name="P397"><text:a xlink:type="simple" xlink:href="#__RefHeading___Toc4327_234407367" text:style-name="Index_20_Link" text:visited-style-name="Index_20_Link">2.4.2 <text:s text:c="2"/>Processor, interconnect and device assessment<text:tab/>11</text:a></text:p>
          <text:p text:style-name="P397"><text:a xlink:type="simple" xlink:href="#__RefHeading___Toc4329_234407367" text:style-name="Index_20_Link" text:visited-style-name="Index_20_Link">2.4.3 <text:s text:c="2"/>Assemble Technical Data Package<text:tab/>12</text:a></text:p>
          <text:p text:style-name="P397"><text:a xlink:type="simple" xlink:href="#__RefHeading___Toc4331_234407367" text:style-name="Index_20_Link" text:visited-style-name="Index_20_Link">2.4.4 <text:s text:c="2"/>Experiments to Establish Feasibility and Missing Information<text:tab/>13</text:a></text:p>
          <text:p text:style-name="P397"><text:a xlink:type="simple" xlink:href="#__RefHeading___Toc4333_234407367" text:style-name="Index_20_Link" text:visited-style-name="Index_20_Link">2.4.5 <text:s text:c="2"/>Planning and Specification<text:tab/>13</text:a></text:p>
          <text:p text:style-name="P397"><text:a xlink:type="simple" xlink:href="#__RefHeading___Toc4335_234407367" text:style-name="Index_20_Link" text:visited-style-name="Index_20_Link">2.4.6 <text:s text:c="2"/>Technical Development<text:tab/>13</text:a></text:p>
          <text:p text:style-name="P397"><text:a xlink:type="simple" xlink:href="#__RefHeading___Toc4337_234407367" text:style-name="Index_20_Link" text:visited-style-name="Index_20_Link">2.4.7 <text:s text:c="2"/>Verification<text:tab/>14</text:a></text:p>
          <text:p text:style-name="P397"><text:a xlink:type="simple" xlink:href="#__RefHeading___Toc4339_234407367" text:style-name="Index_20_Link" text:visited-style-name="Index_20_Link">2.4.8 <text:s text:c="2"/>Contribution<text:tab/>14</text:a></text:p>
          <text:p text:style-name="P475"><text:a xlink:type="simple" xlink:href="#__RefHeading__1023_1060509377" text:style-name="Index_20_Link" text:visited-style-name="Index_20_Link">3 <text:s text:c="2"/>Enabling the Development Host<text:tab/>15</text:a></text:p>
          <text:p text:style-name="P474"><text:a xlink:type="simple" xlink:href="#__RefHeading__17646_2116501284" text:style-name="Index_20_Link" text:visited-style-name="Index_20_Link">3.1 <text:s text:c="2"/>Operating System Installation<text:tab/>16</text:a></text:p>
          <text:p text:style-name="P474"><text:a xlink:type="simple" xlink:href="#__RefHeading__17648_2116501284" text:style-name="Index_20_Link" text:visited-style-name="Index_20_Link">3.2 <text:s text:c="2"/>Development Tools Installation for the Development Host.<text:tab/>17</text:a></text:p>
          <text:p text:style-name="P475"><text:a xlink:type="simple" xlink:href="#__RefHeading__1025_1060509377" text:style-name="Index_20_Link" text:visited-style-name="Index_20_Link">4 <text:s text:c="2"/>Enabling GPP Platforms<text:tab/>18</text:a></text:p>
          <text:p text:style-name="P474"><text:a xlink:type="simple" xlink:href="#__RefHeading__1027_1060509377" text:style-name="Index_20_Link" text:visited-style-name="Index_20_Link">4.1 <text:s text:c="2"/>Enabling Development for New GPP Platforms<text:tab/>19</text:a></text:p>
          <text:p text:style-name="P397"><text:a xlink:type="simple" xlink:href="#__RefHeading___Toc290926_943807761" text:style-name="Index_20_Link" text:visited-style-name="Index_20_Link">4.1.1 <text:s text:c="2"/>The OpenCPI Build Process for Software Platforms<text:tab/>21</text:a></text:p>
          <text:p text:style-name="P397"><text:a xlink:type="simple" xlink:href="#__RefHeading___Toc290928_943807761" text:style-name="Index_20_Link" text:visited-style-name="Index_20_Link">4.1.2 <text:s text:c="2"/>Software Platform Files in the Platform's Directory<text:tab/>23</text:a></text:p>
          <text:p text:style-name="P397"><text:a xlink:type="simple" xlink:href="#__RefHeading__17656_2116501284" text:style-name="Index_20_Link" text:visited-style-name="Index_20_Link">4.1.3 <text:s text:c="2"/>Summary for Enabling Development for a New GPP Platform<text:tab/>30</text:a></text:p>
          <text:p text:style-name="P474"><text:a xlink:type="simple" xlink:href="#__RefHeading__1029_1060509377" text:style-name="Index_20_Link" text:visited-style-name="Index_20_Link">4.2 <text:s text:c="2"/>Enabling Execution for GPP Platforms<text:tab/>31</text:a></text:p>
          <text:p text:style-name="P397"><text:a xlink:type="simple" xlink:href="#__RefHeading___Toc38776_1517956095" text:style-name="Index_20_Link" text:visited-style-name="Index_20_Link">4.2.1 <text:s text:c="2"/>Creating a Bootable Image or SD card for an Embedded Platform<text:tab/>31</text:a></text:p>
          <text:p text:style-name="P475"><text:a xlink:type="simple" xlink:href="#__RefHeading__1033_1060509377" text:style-name="Index_20_Link" text:visited-style-name="Index_20_Link">5 <text:s text:c="2"/>Enabling FPGA Platforms<text:tab/>32</text:a></text:p>
          <text:p text:style-name="P474"><text:a xlink:type="simple" xlink:href="#__RefHeading___Toc17468_1235158909" text:style-name="Index_20_Link" text:visited-style-name="Index_20_Link">5.1 <text:s text:c="2"/>Physical FPGA Platforms<text:tab/>33</text:a></text:p>
          <text:p text:style-name="P474"><text:a xlink:type="simple" xlink:href="#__RefHeading___Toc17470_1235158909" text:style-name="Index_20_Link" text:visited-style-name="Index_20_Link">5.2 <text:s text:c="2"/>Simulator FPGA Platforms<text:tab/>34</text:a></text:p>
          <text:p text:style-name="P474"><text:a xlink:type="simple" xlink:href="#__RefHeading__1035_1060509377" text:style-name="Index_20_Link" text:visited-style-name="Index_20_Link">5.3 <text:s text:c="2"/>Enabling Development for FPGA Platforms<text:tab/>35</text:a></text:p>
          <text:p text:style-name="P397"><text:a xlink:type="simple" xlink:href="#__RefHeading__17658_2116501284" text:style-name="Index_20_Link" text:visited-style-name="Index_20_Link">5.3.1 <text:s text:c="2"/>Installing the Tool Chain<text:tab/>35</text:a></text:p>
          <text:p text:style-name="P397"><text:a xlink:type="simple" xlink:href="#__RefHeading__17660_2116501284" text:style-name="Index_20_Link" text:visited-style-name="Index_20_Link">5.3.2 <text:s text:c="2"/>Integrating the Tool Chain into the OpenCPI HDL Build Process<text:tab/>35</text:a></text:p>
          <text:p text:style-name="P397"><text:a xlink:type="simple" xlink:href="#__RefHeading__17662_2116501284" text:style-name="Index_20_Link" text:visited-style-name="Index_20_Link">5.3.3 <text:s text:c="2"/>Building All the Existing Vendor-independent HDL Code<text:tab/>36</text:a></text:p>
          <text:p text:style-name="P397"><text:a xlink:type="simple" xlink:href="#__RefHeading___Toc22146_1235158909" text:style-name="Index_20_Link" text:visited-style-name="Index_20_Link">5.3.4 <text:s text:c="2"/>Scripts for HDL Platforms<text:tab/>36</text:a></text:p>
          <text:p text:style-name="P474"><text:a xlink:type="simple" xlink:href="#__RefHeading__1037_1060509377" text:style-name="Index_20_Link" text:visited-style-name="Index_20_Link">5.4 <text:s text:c="2"/>Enabling Execution for FPGA platforms<text:tab/>37</text:a></text:p>
          <text:p text:style-name="P397"><text:a xlink:type="simple" xlink:href="#__RefHeading___Toc18275_4003722483" text:style-name="Index_20_Link" text:visited-style-name="Index_20_Link">5.4.1 <text:s text:c="2"/>Signal Declaration XML Elements for Devices, Platforms, Slots and Cards<text:tab/>38</text:a></text:p>
          <text:p text:style-name="P397"><text:a xlink:type="simple" xlink:href="#__RefHeading___Toc18277_4003722483" text:style-name="Index_20_Link" text:visited-style-name="Index_20_Link">5.4.2 <text:s text:c="2"/>Slots — How Cards Plug into Platforms<text:tab/>40</text:a></text:p>
          <text:p text:style-name="P397"><text:a xlink:type="simple" xlink:href="#__RefHeading__17664_2116501284" text:style-name="Index_20_Link" text:visited-style-name="Index_20_Link">5.4.3 <text:s text:c="2"/>Creating the XML Metadata Definition for the Platform<text:tab/>41</text:a></text:p>
          <text:p text:style-name="P397"><text:a xlink:type="simple" xlink:href="#__RefHeading___Toc13565_2939887359" text:style-name="Index_20_Link" text:visited-style-name="Index_20_Link">5.4.4 <text:s text:c="2"/>Writing the Platform Worker Source Code<text:tab/>49</text:a></text:p>
          <text:p text:style-name="P397"><text:a xlink:type="simple" xlink:href="#__RefHeading___Toc13567_2939887359" text:style-name="Index_20_Link" text:visited-style-name="Index_20_Link">5.4.5 <text:s text:c="2"/>The Makefile for the Platform Worker<text:tab/>54</text:a></text:p>
          <text:p text:style-name="P397"><text:a xlink:type="simple" xlink:href="#__RefHeading___Toc38643_1517956095" text:style-name="Index_20_Link" text:visited-style-name="Index_20_Link">5.4.6 <text:s text:c="2"/>Specifying Platform Configurations in XML Files.<text:tab/>54</text:a></text:p>
          <text:p text:style-name="P397"><text:a xlink:type="simple" xlink:href="#__RefHeading___Toc18281_4003722483" text:style-name="Index_20_Link" text:visited-style-name="Index_20_Link">5.4.7 <text:s text:c="2"/>Control Plane Master Port Protocol<text:tab/>55</text:a></text:p>
          <text:p text:style-name="P397"><text:a xlink:type="simple" xlink:href="#__RefHeading___Toc18283_4003722483" text:style-name="Index_20_Link" text:visited-style-name="Index_20_Link">5.4.8 <text:s text:c="2"/>SDP Port Protocol<text:tab/>55</text:a></text:p>
          <text:p text:style-name="P397"><text:a xlink:type="simple" xlink:href="#__RefHeading__17668_2116501284" text:style-name="Index_20_Link" text:visited-style-name="Index_20_Link">5.4.9 <text:s text:c="2"/>Testing the Basic Platform without Devices<text:tab/>56</text:a></text:p>
          <text:p text:style-name="P474"><text:soft-page-break/><text:a xlink:type="simple" xlink:href="#__RefHeading__1039_1060509377" text:style-name="Index_20_Link" text:visited-style-name="Index_20_Link">5.5 <text:s text:c="2"/>Device Support for FPGA Platforms<text:tab/>57</text:a></text:p>
          <text:p text:style-name="P397"><text:a xlink:type="simple" xlink:href="#__RefHeading___Toc38645_1517956095" text:style-name="Index_20_Link" text:visited-style-name="Index_20_Link">5.5.1 <text:s text:c="2"/>A Device Worker Implements the Data Sheet<text:tab/>58</text:a></text:p>
          <text:p text:style-name="P397"><text:a xlink:type="simple" xlink:href="#__RefHeading___Toc4826_234407367" text:style-name="Index_20_Link" text:visited-style-name="Index_20_Link">5.5.2 <text:s text:c="2"/>Device Component Specs and Device Worker Modularity<text:tab/>58</text:a></text:p>
          <text:p text:style-name="P397"><text:a xlink:type="simple" xlink:href="#__RefHeading___Toc4828_234407367" text:style-name="Index_20_Link" text:visited-style-name="Index_20_Link">5.5.3 <text:s text:c="2"/>Device Proxies — Software Workers that Control HDL Device Workers<text:tab/>59</text:a></text:p>
          <text:p text:style-name="P397"><text:a xlink:type="simple" xlink:href="#__RefHeading___Toc4832_234407367" text:style-name="Index_20_Link" text:visited-style-name="Index_20_Link">5.5.4 <text:s text:c="2"/>Subdevice Workers<text:tab/>60</text:a></text:p>
          <text:p text:style-name="P397"><text:a xlink:type="simple" xlink:href="#__RefHeading___Toc18285_4003722483" text:style-name="Index_20_Link" text:visited-style-name="Index_20_Link">5.5.5 <text:s text:c="2"/>Testing Device Workers with Emulators<text:tab/>63</text:a></text:p>
          <text:p text:style-name="P397"><text:a xlink:type="simple" xlink:href="#__RefHeading___Toc4834_234407367" text:style-name="Index_20_Link" text:visited-style-name="Index_20_Link">5.5.6 <text:s text:c="2"/>Higher-level Endpoint Proxies Suitable for Applications<text:tab/>65</text:a></text:p>
          <text:p text:style-name="P397"><text:a xlink:type="simple" xlink:href="#__RefHeading__17670_2116501284" text:style-name="Index_20_Link" text:visited-style-name="Index_20_Link">5.5.7 <text:s text:c="2"/>XML Metadata for Device Workers/Subdevices/DeviceProxies/EndpointProxies<text:tab/>66</text:a></text:p>
          <text:p text:style-name="P397"><text:a xlink:type="simple" xlink:href="#__RefHeading___Toc4836_234407367" text:style-name="Index_20_Link" text:visited-style-name="Index_20_Link">5.5.8 <text:s text:c="2"/>Associating Device Workers and Subdevice Workers with Platforms and Cards.<text:tab/>68</text:a></text:p>
          <text:p text:style-name="P397"><text:a xlink:type="simple" xlink:href="#__RefHeading___Toc18287_4003722483" text:style-name="Index_20_Link" text:visited-style-name="Index_20_Link">5.5.9 <text:s text:c="2"/>Summary of Worker Types for Supporting HDL Devices<text:tab/>68</text:a></text:p>
          <text:p text:style-name="P474"><text:a xlink:type="simple" xlink:href="#__RefHeading___Toc18289_4003722483" text:style-name="Index_20_Link" text:visited-style-name="Index_20_Link">5.6 <text:s text:c="2"/>Defining Cards Containing Devices that Plug into Slots of Platforms<text:tab/>70</text:a></text:p>
          <text:p text:style-name="P475"><text:a xlink:type="simple" xlink:href="#__RefHeading__1049_1060509377" text:style-name="Index_20_Link" text:visited-style-name="Index_20_Link">6 <text:s text:c="2"/>Glossary<text:tab/>71</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174"><text:bookmark text:name="_GoBack"/><text:span text:style-name="T381">This document describes how to enable new platforms for OpenCPI, which will support the execution of component-based applications.</text:span> <text:s/><text:span text:style-name="T295">It assumes a basic knowledge of OpenCPI as described in the </text:span><text:span text:style-name="FirstEmphasis">OpenCPI Overview</text:span><text:span text:style-name="T295"> and </text:span><text:span text:style-name="FirstEmphasis">OpenCPI Component Development Guide</text:span><text:span text:style-name="T295">. <text:s/></text:span>Platform development is the third class of OpenCPI development, beyond <text:span text:style-name="T382">application</text:span> development and <text:span text:style-name="T382">component</text:span> development. <text:s/>It involves configuring, adapting and wrapping various aspects of hardware platforms, operating system<text:span text:style-name="T213">s</text:span>, system libraries, and development tools. <text:s/>It applies to general purpose computing platforms, FPGA platforms and GPU platforms. <text:s/>It applies to self-hosted development as well as cross development.</text:p>
      <text:p text:style-name="P175">The questions this document tries to answer are:</text:p>
      <text:list xml:id="list94058158634764" text:continue-numbering="true"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175">These questions are answered separately for <text:span text:style-name="T382">development vs. </text:span>execution.</text:p>
      <text:p text:style-name="P175">These questions are answered separately for GPP, FPGA, and GPU platforms.</text:p>
      <text:p text:style-name="P216">After introducing all these topics, this document has <text:span text:style-name="T211">sections for each aspect in the following table</text:span>, </text:p>
      <text:p text:style-name="Table_20_Caption_20__28_before_29_"><text:span text:style-name="T212">Table </text:span><text:span text:style-name="T212"><text:sequence text:ref-name="refTable0" text:name="Table" text:formula="ooow:Table+1" style:num-format="1">1</text:sequence></text:span><text:span text:style-name="T212">: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70"/>
          </table:table-cell>
          <table:table-cell table:style-name="Table3.A1" office:value-type="string">
            <text:p text:style-name="P368"/>
            <text:p text:style-name="P368">Examples</text:p>
          </table:table-cell>
          <table:table-cell table:style-name="Table3.A1" office:value-type="string">
            <text:p text:style-name="P368">Development<text:line-break/><text:span text:style-name="T210">Tools</text:span></text:p>
          </table:table-cell>
          <table:table-cell table:style-name="Table3.A1" office:value-type="string">
            <text:p text:style-name="P368">Execution<text:line-break/><text:span text:style-name="T210">Environment</text:span></text:p>
          </table:table-cell>
          <table:table-cell table:style-name="Table3.E1" office:value-type="string">
            <text:p text:style-name="P368">I/O and Interconnect<text:line-break/>Device Support</text:p>
          </table:table-cell>
        </table:table-row>
        <table:table-row>
          <table:table-cell table:style-name="Table3.A2" office:value-type="string">
            <text:p text:style-name="P292">General-Purpose Processors<text:line-break/>(GPPs)</text:p>
          </table:table-cell>
          <table:table-cell table:style-name="Table3.A2" office:value-type="string">
            <text:p text:style-name="P290">X86<text:line-break/>(Intel/AMD),</text:p>
            <text:p text:style-name="P290">ARM<text:line-break/>(Xilinx/Altera/TI)</text:p>
          </table:table-cell>
          <table:table-cell table:style-name="Table3.A2" office:value-type="string">
            <text:p text:style-name="P290">Compiler<text:line-break/>tool chains</text:p>
          </table:table-cell>
          <table:table-cell table:style-name="Table3.A2" office:value-type="string">
            <text:p text:style-name="P290">Operating System,</text:p>
            <text:p text:style-name="P290">Libraries,</text:p>
            <text:p text:style-name="P290">Drivers</text:p>
          </table:table-cell>
          <table:table-cell table:style-name="Table3.E2" office:value-type="string">
            <text:p text:style-name="P290"/>
          </table:table-cell>
        </table:table-row>
        <table:table-row>
          <table:table-cell table:style-name="Table3.A2" office:value-type="string">
            <text:p text:style-name="P292">FPGAs</text:p>
          </table:table-cell>
          <table:table-cell table:style-name="Table3.A2" office:value-type="string">
            <text:p text:style-name="P290">Xilinx<text:line-break/>(<text:span text:style-name="T158">V</text:span>irtex, Zynq)</text:p>
            <text:p text:style-name="P290"><text:span text:style-name="T405">Intel/</text:span>Altera<text:line-break/>(<text:span text:style-name="T158">S</text:span>tratix, <text:span text:style-name="T158">C</text:span>yclone)</text:p>
            <text:p text:style-name="P290">Mentor/Modelsim</text:p>
          </table:table-cell>
          <table:table-cell table:style-name="Table3.A2" office:value-type="string">
            <text:p text:style-name="P290">Synthesis</text:p>
            <text:p text:style-name="P290">Place&amp;route</text:p>
            <text:p text:style-name="P290">Simulation</text:p>
          </table:table-cell>
          <table:table-cell table:style-name="Table3.A2" office:value-type="string">
            <text:p text:style-name="P290">Bitstream loading</text:p>
            <text:p text:style-name="P290">Control Plane Drivers</text:p>
            <text:p text:style-name="P290">Data Plane Drivers</text:p>
          </table:table-cell>
          <table:table-cell table:style-name="Table3.E2" office:value-type="string">
            <text:p text:style-name="P291">Directly attached I/O devices</text:p>
          </table:table-cell>
        </table:table-row>
        <table:table-row>
          <table:table-cell table:style-name="Table3.A2" office:value-type="string">
            <text:p text:style-name="P292">Graphics Processors</text:p>
          </table:table-cell>
          <table:table-cell table:style-name="Table3.A2" office:value-type="string">
            <text:p text:style-name="P290">Nvidia Tesla</text:p>
            <text:p text:style-name="P290">AMD FirePro</text:p>
          </table:table-cell>
          <table:table-cell table:style-name="Table3.A2" office:value-type="string">
            <text:p text:style-name="P290">Compilers,<text:line-break/>Profilers</text:p>
          </table:table-cell>
          <table:table-cell table:style-name="Table3.A2" office:value-type="string">
            <text:p text:style-name="P290">Execution Management</text:p>
            <text:p text:style-name="P290">Drivers</text:p>
            <text:p text:style-name="P290">Data Plane Drivers</text:p>
          </table:table-cell>
          <table:table-cell table:style-name="Table3.E2" office:value-type="string">
            <text:p text:style-name="P290"/>
          </table:table-cell>
        </table:table-row>
      </table:table>
      <text:h text:style-name="Heading_20_2" text:outline-level="2"><text:bookmark-start text:name="__RefHeading__1017_1060509377"/><text:bookmark-start text:name="_Toc144999752"/>References<text:bookmark-end text:name="__RefHeading__1017_1060509377"/><text:bookmark-end text:name="_Toc144999752"/></text:h>
      <text:p text:style-name="P94">This document <text:span text:style-name="T212">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text:s/>-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P371">Published By</text:p>
          </table:table-cell>
          <table:table-cell table:style-name="Table2.A1" office:value-type="string">
            <text:p text:style-name="P371">Link</text:p>
          </table:table-cell>
        </table:table-row>
        <table:table-row table:style-name="Table2.1">
          <table:table-cell table:style-name="Table2.A1" office:value-type="string">
            <text:p text:style-name="P362">OpenCPI Overview</text:p>
          </table:table-cell>
          <table:table-cell table:style-name="Table2.A1" office:value-type="string">
            <text:p text:style-name="P361">OpenCPI</text:p>
          </table:table-cell>
          <table:table-cell table:style-name="Table2.A1" office:value-type="string">
            <text:p text:style-name="P1"><text:change text:change-id="ct105827997993568"/><text:change-start text:change-id="ct105827998080704"/><text:a xlink:type="simple" xlink:href="https://github.com/opencpi/opencpi/raw/2018.Q3/doc/pdf/OpenCPI_Overview.pdf" text:style-name="Internet_20_link" text:visited-style-name="Visited_20_Internet_20_Link"><text:span text:style-name="T99">https://github.com/opencpi/opencpi/raw/2018.Q3/doc/pdf/OpenCPI_Overview.pdf</text:span></text:a><text:change-end text:change-id="ct105827998080704"/></text:p>
          </table:table-cell>
        </table:table-row>
        <table:table-row table:style-name="Table2.1">
          <table:table-cell table:style-name="Table2.A3" office:value-type="string">
            <text:p text:style-name="P359"><text:span text:style-name="T288">OpenCPI </text:span>Installation <text:span text:style-name="T288">Guide</text:span></text:p>
          </table:table-cell>
          <table:table-cell table:style-name="Table2.A3" office:value-type="string">
            <text:p text:style-name="P360">OpenCPI</text:p>
          </table:table-cell>
          <table:table-cell table:style-name="Table2.A3" office:value-type="string">
            <text:p text:style-name="P1"><text:change text:change-id="ct105553128538400"/><text:change-start text:change-id="ct105553124331776"/><text:a xlink:type="simple" xlink:href="https://github.com/opencpi/opencpi/raw/2018.Q3/doc/pdf/OpenCPI_Installation.pdf" text:style-name="Internet_20_link" text:visited-style-name="Visited_20_Internet_20_Link"><text:span text:style-name="T99">https://github.com/opencpi/opencpi/raw/2018.Q3/doc/pdf/OpenCPI_Installation.pdf</text:span></text:a><text:change-end text:change-id="ct105553124331776"/></text:p>
          </table:table-cell>
        </table:table-row>
        <table:table-row table:style-name="Table2.1">
          <table:table-cell table:style-name="Table2.A3" office:value-type="string">
            <text:p text:style-name="P359"><text:span text:style-name="T288">OpenCPI </text:span>Component Development <text:span text:style-name="T288">Guide</text:span></text:p>
          </table:table-cell>
          <table:table-cell table:style-name="Table2.A3" office:value-type="string">
            <text:p text:style-name="P360">OpenCPI</text:p>
          </table:table-cell>
          <table:table-cell table:style-name="Table2.A3" office:value-type="string">
            <text:p text:style-name="P1"><text:change text:change-id="ct105827997991776"/><text:change-start text:change-id="ct105827995980864"/><text:a xlink:type="simple" xlink:href="https://github.com/opencpi/opencpi/raw/2018.Q3/doc/pdf/OpenCPI_Component_Development.pdf" text:style-name="Internet_20_link" text:visited-style-name="Visited_20_Internet_20_Link"><text:span text:style-name="T99">https://github.com/opencpi/opencpi/raw/2018.Q3/doc/pdf/OpenCPI_Component_Development.pdf</text:span></text:a><text:change-end text:change-id="ct105827995980864"/></text:p>
          </table:table-cell>
        </table:table-row>
        <table:table-row table:style-name="Table2.1">
          <table:table-cell table:style-name="Table2.A3" office:value-type="string">
            <text:p text:style-name="P359"><text:span text:style-name="T288">OpenCPI </text:span>Application Development <text:span text:style-name="T288">Guide</text:span></text:p>
          </table:table-cell>
          <table:table-cell table:style-name="Table2.A3" office:value-type="string">
            <text:p text:style-name="P360">OpenCPI</text:p>
          </table:table-cell>
          <table:table-cell table:style-name="Table2.A3" office:value-type="string">
            <text:p text:style-name="P1"><text:change text:change-id="ct106927507633728"/><text:change-start text:change-id="ct106927507631488"/><text:a xlink:type="simple" xlink:href="https://github.com/opencpi/opencpi/raw/2018.Q3/doc/pdf/OpenCPI_Application_Development.pdf" text:style-name="Internet_20_link" text:visited-style-name="Visited_20_Internet_20_Link"><text:span text:style-name="T99">https://github.com/opencpi/opencpi/raw/2018.Q3/doc/pdf/OpenCPI_Application_Development.pdf</text:span></text:a><text:change-end text:change-id="ct106927507631488"/></text:p>
          </table:table-cell>
        </table:table-row>
      </table:table>
      <text:h text:style-name="P432" text:outline-level="1"><text:bookmark-start text:name="__RefHeading__1019_1060509377"/><text:bookmark-start text:name="_Toc144999753"/>O<text:bookmark-end text:name="_Toc144999753"/>penCPI <text:span text:style-name="T241">Systems and </text:span>Platforms<text:bookmark-end text:name="__RefHeading__1019_1060509377"/></text:h>
      <text:p text:style-name="P22">OpenCPI provides a consistent model and framework for component-based application development and execution on various <text:span text:style-name="T238">combinations of </text:span>(“heterogeneous”) processing technologies, focusing mostly on embedded systems.</text:p>
      <text:p text:style-name="P22">An <text:span text:style-name="T60">OpenCPI system</text:span> is a collection of processing elements that can be used together as resources for running component-based applications. <text:s/><text:span text:style-name="T302">OpenCPI considers</text:span> each processor part of <text:span text:style-name="T302">some</text:span> hardware <text:span text:style-name="T4">sub</text:span>system. <text:s/><text:span text:style-name="T293">T</text:span>hese subsystems are wired together using some interconnect technologies (<text:span text:style-name="T264">e.g. </text:span>networks, buses, fabrics, cables).</text:p>
      <text:p text:style-name="P22">We call each available processor and its surrounding directly-connected hardware a <text:span text:style-name="FirstEmphasis"><text:span text:style-name="T294">platform</text:span></text:span>. <text:s/>Most commonly, a platform is a “card” or “motherboard” housing <text:span text:style-name="T237">a</text:span> processor and associated memory and I/O devices. <text:s/><text:span text:style-name="T424">T</text:span>he data paths that allow platforms to communicate with each other <text:span text:style-name="T424">are called</text:span> <text:span text:style-name="FirstEmphasis"><text:span text:style-name="T294">interconnects</text:span></text:span>. <text:s/><text:span text:style-name="T214">The most common interconnects for OpenCPI systems are PCI Express or Ethernet, although others are also supported and used for some platforms (e.g. the AXI system interconnects on Xilinx Zynq-based systems).</text:span></text:p>
      <text:p text:style-name="P95">The scope of a system can be a small embedded system that fits in <text:span text:style-name="T293">a</text:span> <text:span text:style-name="T215">pocket</text:span>, or racks full of network-connected hardware that act as a “system of systems”. <text:s/>Since this “system” definition is somewhat broad, we target <text:span text:style-name="T81">the </text:span>efforts to enable run<text:span text:style-name="T81">ning</text:span> OpenCPI at each <text:span text:style-name="FirstEmphasis">platform</text:span> and <text:span text:style-name="FirstEmphasis">interconnect</text:span> within a system. <text:s/>Hence <text:span text:style-name="T60">platform development</text:span> <text:span text:style-name="T81">i</text:span>s enabling a platform, and <text:span text:style-name="T187">enabling a system is</text:span><text:span text:style-name="T4"> enabling whatever platforms </text:span><text:span text:style-name="T26">and interconnects </text:span><text:span text:style-name="T4">are in the system</text:span>.</text:p>
      <text:p text:style-name="P95">Our most common and simple example system is the ZedBoard from Digilent <text:span text:style-name="T216">(zedboard.org)</text:span>, which is based on <text:span text:style-name="T239">the </text:span>Xilinx Zynq chip. <text:s/>This chip is called a “system on chip” or S<text:span text:style-name="T265">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215">Thus the ZedBoard </text:span><text:span text:style-name="T61">system</text:span><text:span text:style-name="T215"> consists of two </text:span><text:span text:style-name="T61">platforms</text:span><text:span text:style-name="T215"> that happen to reside in the same chip, with an AXI </text:span><text:span text:style-name="T61">interconnect</text:span><text:span text:style-name="T215"> between them.</text:span></text:p>
      <text:p text:style-name="P95">Another common example system is a typical PC, which has a multicore (1-12) Intel or AMD x86 processor on a motherboard. <text:s/><text:span text:style-name="T215">If cards are plugged into slots on the PC's motherboard, and those cards have processors (e.g. GPP, FPGA, GPU) on them, then those cards can act as additional platforms in that system.</text:span></text:p>
      <text:p text:style-name="P95">We consider multi-core GPPs as single “processors” since they generally run a single operating system and act as a single resource that can run multiple threads concurrent<text:span text:style-name="T218">l</text:span>y.</text:p>
      <text:p text:style-name="P101">The final defined element of an OpenCPI system is <text:span text:style-name="T60">devices</text:span>, which are locally attached to some platform to allow the source or sink of data flowing between component<text:span text:style-name="T302">s</text:span> to enter or exit the system. <text:s/><text:span text:style-name="T293">Thus devices are distinct from interconnects.</text:span></text:p>
      <text:p text:style-name="P23"><text:span text:style-name="T293">A </text:span><text:span text:style-name="FirstEmphasis">system</text:span><text:span text:style-name="T101"> consists of </text:span><text:span text:style-name="FirstEmphasis">platforms</text:span><text:span text:style-name="T101"> connected by </text:span><text:span text:style-name="FirstEmphasis">interconnects</text:span><text:span text:style-name="T101">, and platforms can have local </text:span><text:span text:style-name="FirstEmphasis">devices</text:span><text:span text:style-name="T101">, either permanently attached (e.g. on the motherboard) or on optional </text:span><text:span text:style-name="FirstEmphasis">cards</text:span><text:span text:style-name="T382"> in the platform's </text:span><text:span text:style-name="FirstEmphasis">slots</text:span>.</text:p>
      <text:h text:style-name="P425" text:outline-level="2"><text:bookmark-start text:name="__RefHeading___Toc4319_234407367"/>Inside an OpenCPI Platform<text:bookmark-end text:name="__RefHeading___Toc4319_234407367"/></text:h>
      <text:p text:style-name="P217">As mentioned above, a <text:span text:style-name="T60">platform</text:span> consists of a processor (GPP, FPGA, GPU, etc.) <text:span text:style-name="T242">attached to</text:span> <text:span text:style-name="T60">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60">devices</text:span> and <text:span text:style-name="T60">slots</text:span>. <text:s/></text:p>
      <text:p text:style-name="P217"><text:span text:style-name="T60">Devices</text:span> are hardware elements that are locally attached to the processor of the platform. <text:s/>They are controlled by special workers called <text:span text:style-name="FirstEmphasis">device workers</text:span> (analogous to “device drivers”), and usually act as source<text:span text:style-name="T242">s</text:span> or sinks for data into or out of <text:span text:style-name="T101">the system, and thus can be used for inputs and outputs for </text:span>a component-based application <text:span text:style-name="T101">running on that system.</text:span></text:p>
      <text:p text:style-name="P176">When a device is hard-wired to the platform, it is defined as part of the platform. <text:s/>It is also common for platforms to be optionally configured <text:span text:style-name="T295">with</text:span> add-on <text:span text:style-name="T60">cards</text:span> that provide additional devices for the platform. <text:s/>To allow for this, platforms can have <text:span text:style-name="T60">slots</text:span>, which are an intrinsic part of the platform, and enable cards to be plugged in that <text:span text:style-name="T423">make</text:span> devices <text:span text:style-name="T423">accessible </text:span>to the platform. <text:s/><text:span text:style-name="T241">Such cards may be plugged in to any platforms that have compatible slots.</text:span></text:p>
      <text:p text:style-name="P223">An example <text:span text:style-name="FirstEmphasis">system</text:span> is the ZedBoard, which has a Xilinx Zynq SoC part on its motherboard that has a dual-core ARM processor as well as an FPGA inside. <text:s/>This board thus has two platforms, an ARM-based <text:span text:style-name="FirstEmphasis">platform</text:span> attached to a variety of external peripherals (Ethernet, USB, etc.) as well as an FPGA-based <text:span text:style-name="FirstEmphasis">platform</text:span> attached to some external peripherals (devices) as well as an attached external FMC <text:span text:style-name="FirstEmphasis">slot</text:span> into which different <text:span text:style-name="FirstEmphasis">cards</text:span> may be plugged.</text:p>
      <text:p text:style-name="P176">Thus the devices available on a platform are either a permanent part of the platform, or are optionally configured as being available on defined cards <text:span text:style-name="T295">when they</text:span> are plugged into one of the platform's slots.</text:p>
      <text:p text:style-name="P177">Platforms can have any number of devices, and may have multiple devices of the same type. <text:s/>When cards are plugged into a platform's slots, they make additional devices available <text:span text:style-name="T423">to</text:span> the platform.</text:p>
      <text:list xml:id="list94059604689743" text:continue-numbering="true" text:style-name="WWNum32">
        <text:list-item>
          <text:p text:style-name="List_20_Bullet">Systems have platforms and interconnects.</text:p>
        </text:list-item>
        <text:list-item>
          <text:p text:style-name="List_20_Bullet">Platforms have slots and devices, <text:span text:style-name="T423">and are attached to interconnects.</text:span></text:p>
        </text:list-item>
        <text:list-item>
          <text:p text:style-name="List_20_Bullet">Cards plug into slots and have devices.</text:p>
        </text:list-item>
      </text:list>
      <text:h text:style-name="P426" text:outline-level="2"><text:bookmark-start text:name="__RefHeading__1021_1060509377"/>Development and Execution<text:bookmark-end text:name="__RefHeading__1021_1060509377"/></text:h>
      <text:p text:style-name="P97">Every platform must be enabled for development as well as execution. <text:s/><text:span text:style-name="T4">Development</text:span> is the process of producing “executable binaries”, and <text:span text:style-name="T4">execution</text:span> is the process of running those binaries on the <text:span text:style-name="T81">available </text:span>platforms <text:span text:style-name="T81">in a system, </text:span>as part of the execution of a component-based application. <text:s/><text:span text:style-name="T303">Development activities are typically said to be done at </text:span><text:span text:style-name="T32">build-time</text:span><text:span text:style-name="T303">; execution activities are typically said to be done at </text:span><text:span text:style-name="T32">run-time</text:span></text:p>
      <text:p text:style-name="P97">OpenCPI uses the term “binary artifact” as a technology-neutral term for the <text:span text:style-name="T296">binary file</text:span> that execut<text:span text:style-name="T217">es</text:span> on various processing technologies. <text:s/>On GPPs, they are typically “shared object files” or “dynamic libraries”. <text:s/>On FPGAs, they are sometimes called “bitstreams”. <text:s/>On GPUs, they are sometimes called “graphics kernels”.</text:p>
      <text:p text:style-name="P96">Enabling <text:span text:style-name="T4">development</text:span> is procuring, installing, configuring and integrating the various tools necessary to enable the developer to design and create binary artifacts from source code, <text:span text:style-name="T299">for a given target platform</text:span>. <text:s/>Some adaptations, scripts or wrappers are typically required to enable such tools to operate in the OpenCPI development context. <text:s/>OpenCPI does not contain, preclude or require GUI-based IDEs in the component or application development process.</text:p>
      <text:p text:style-name="P98">For <text:span text:style-name="T240">most</text:span> embedded systems, the development tools do not run on the system itself, but run on a separate “development host”, typically a <text:span text:style-name="T230">(possibly virtual) </text:span>PC. <text:s/>The unusual, but still possible, case where the tools run on the targeted embedded system itself, is termed “self-hosted development”. <text:s/>When the target platform is embedded <text:span text:style-name="T230">and </text:span>development tools run on a “development host”, <text:span text:style-name="T230">that</text:span> is termed “cross development”, using “cross-tools” (e.g. cross-compilers).</text:p>
      <text:p text:style-name="P98">All development hosts also act as execution platforms since any host capable of running development tools can act as an <text:span text:style-name="T299">OpenCPI </text:span>execution platform for the GPP/processor of that system. <text:s/><text:span text:style-name="T299">OpenCPI contains tools that must be compiled on the development host and will always run on the development host. <text:s/>Thus a development host is established to execute tools used both to create binaries for itself and other target platforms (cross development). <text:s/>These tools include both OpenCPI's own tools as well as target-specific tools from third parties.</text:span></text:p>
      <text:p text:style-name="P147">Enabling systems may involve creating or modifying infrastructure code in OpenCPI, but <text:s/>“enabling for development” is defined in this document as enabling developers to <text:span text:style-name="T4">build</text:span> workers and applications for subsequent execution on a platform. <text:s/>I.e. the development of infrastructure code enables execution, but does not “enable development”.</text:p>
      <text:h text:style-name="Heading_20_2" text:outline-level="2"><text:bookmark-start text:name="__RefHeading___Toc4321_234407367"/>Enabling New Systems for OpenCPI<text:bookmark-end text:name="__RefHeading___Toc4321_234407367"/></text:h>
      <text:p text:style-name="P179">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178">Since <text:span text:style-name="T383">specific </text:span>interconnects, processors, and devices are frequently found in many different systems, it is <text:span text:style-name="T383">possible</text:span> that support for some of them is already available in OpenCPI. <text:s/>So the enabling process is reduced to only dealing with the elements that do not already have OpenCPI support. <text:s/>Furthermore, there may be devices in the system that do not require OpenCPI <text:span text:style-name="T383">support, </text:span>either because they are not going to be used, or <text:span text:style-name="T384">there is no benefit given</text:span> the scope of what OpenCPI does.</text:p>
      <text:p text:style-name="P179">The system inventory for OpenCPI <text:span text:style-name="T303">consists of</text:span>:</text:p>
      <text:list xml:id="list94059777132566" text:continue-numbering="true" text:style-name="WWNum32">
        <text:list-item>
          <text:p text:style-name="P435">Processors <text:span text:style-name="T385">(attached to interconnects and devices)</text:span></text:p>
        </text:list-item>
        <text:list-item>
          <text:p text:style-name="P435">Interconnects <text:span text:style-name="T385">(among processors)</text:span></text:p>
        </text:list-item>
        <text:list-item>
          <text:p text:style-name="P435">Devices <text:span text:style-name="T385">(attached to processors)</text:span></text:p>
        </text:list-item>
      </text:list>
      <text:p text:style-name="P179">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102">Later sections of this document describe the requirements and process of enabling each type of element in the system. <text:s/>Processors must be supported for both development (e.g. compilation) and runtime. <text:s/>Devices and interconnects are enabled for runtime only.</text:span></text:p>
      <text:p text:style-name="P181">Since OpenCPI is open source software, it is very desirable to contribute new or extended support modules back to the community since most such modules will likely be used in other systems.</text:p>
      <text:p text:style-name="P181">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80">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text:span text:style-name="T386">although this may result in the addition of undesired overhead.</text:span></text:p>
      <text:h text:style-name="P427" text:outline-level="2"><text:bookmark-start text:name="__RefHeading___Toc4323_234407367"/>Process Template for Enabling OpenCPI on a New System<text:bookmark-end text:name="__RefHeading___Toc4323_234407367"/></text:h>
      <text:p text:style-name="P218">Here is a list of steps normal<text:span text:style-name="T243">l</text:span>y required to enable a new system for OpenCPI. <text:s/><text:span text:style-name="T246">The first four steps are used to establish a clear base of information to estimate and plan the effort. <text:s/>This section may be useful for managers planning the effort, and includes non-technical aspects of the process.</text:span></text:p>
      <text:h text:style-name="P378" text:outline-level="3"><text:bookmark-start text:name="__RefHeading___Toc4325_234407367"/>System inventory<text:bookmark-end text:name="__RefHeading___Toc4325_234407367"/></text:h>
      <text:p text:style-name="Body">Collect information to determine <text:span text:style-name="T106">the rough </text:span><text:span text:style-name="T202">scope of </text:span><text:span text:style-name="T203">the </text:span><text:span text:style-name="T202">effort.</text:span></text:p>
      <text:p text:style-name="P102">This is the basic inventory of the relevant parts of the system, each of which needs to be considered in planning to enable the system.</text:p>
      <text:p text:style-name="Body"><text:span text:style-name="T421">D</text:span>evelop the list of processors, interconnects, and devices in the system that are relevant to OpenCPI applications, <text:span text:style-name="T244">establishing the system breakdown. <text:s/>This is usually a “block diagram” and “data sheet” exercise.</text:span></text:p>
      <text:p text:style-name="P183"><text:span text:style-name="T387">The time required for t</text:span>his activity <text:span text:style-name="T387">depends to a large extent on whether complete</text:span> information about the target system is unavailable or unduly restricted.</text:p>
      <text:h text:style-name="P378" text:outline-level="3"><text:bookmark-start text:name="__RefHeading___Toc4327_234407367"/>Processor, <text:s/>interconnect and device assessment<text:bookmark-end text:name="__RefHeading___Toc4327_234407367"/></text:h>
      <text:p text:style-name="P24">Evaluate the state of support <text:s/><text:span text:style-name="T388">currently with</text:span>in OpenCPI and <text:span text:style-name="T105">identify</text:span> additional technical efforts are likely to be required. <text:s/>These assessments establish a rough level of effort, without necessarily establishing feasibility. <text:s/>A ROM <text:span text:style-name="T109">(rough order or magnitude) </text:span>LOE <text:span text:style-name="T109">(level of effort) </text:span>can be establishe<text:span text:style-name="T109">d</text:span>.</text:p>
      <text:p text:style-name="P103">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P406" text:outline-level="4">For each processor, determine <text:span text:style-name="T103">the level of support within OpenCPI:</text:span></text:h>
      <text:list xml:id="list94058750539569" text:continue-numbering="true" text:style-name="WWNum32">
        <text:list-item>
          <text:p text:style-name="List_20_Bullet"><text:span text:style-name="T105">Currently</text:span>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247">This requires new work usually outside the scope of “enabling a new system”.</text:span></text:p>
        </text:list-item>
      </text:list>
      <text:h text:style-name="P406" text:outline-level="4">For each processor, <text:s/><text:span text:style-name="T104">determine the level of tool chain support within OpenCPI:</text:span></text:h>
      <text:list xml:id="list94060048753064" text:continue-numbering="true" text:style-name="WWNum32">
        <text:list-item>
          <text:p text:style-name="List_20_Bullet"><text:span text:style-name="T105">Currently</text:span> supported by OpenCPI</text:p>
        </text:list-item>
        <text:list-item>
          <text:p text:style-name="List_20_Bullet"><text:span text:style-name="T105">R</text:span>equire<text:span text:style-name="T105">s</text:span> a version upgrade/downgrade/variant of what is <text:span text:style-name="T105">currently</text:span> supported.</text:p>
        </text:list-item>
        <text:list-item>
          <text:p text:style-name="List_20_Bullet"><text:span text:style-name="T105">N</text:span>ot <text:span text:style-name="T105">currently</text:span> supported by OpenCPI.</text:p>
        </text:list-item>
      </text:list>
      <text:h text:style-name="Heading_20_4" text:outline-level="4"><text:soft-page-break/>For each interconnect, determine level of support required for each processor type <text:span text:style-name="T106">that is attached to it</text:span>:</text:h>
      <text:list xml:id="list94059619120700" text:continue-numbering="true" text:style-name="WWNum32">
        <text:list-item>
          <text:p text:style-name="List_20_Bullet"><text:span text:style-name="T105">Currently</text:span> supported</text:p>
        </text:list-item>
        <text:list-item>
          <text:p text:style-name="List_20_Bullet"><text:span text:style-name="T105">R</text:span>equires <text:span text:style-name="T105">updating or </text:span>enhancements (e.g. PCI-E gen3x8, vs. PCI-E gen2x4).</text:p>
        </text:list-item>
        <text:list-item>
          <text:p text:style-name="List_20_Bullet"><text:span text:style-name="T105">Not currently supported</text:span> for processor type (e.g. Ethernet L2 on FPGAs).</text:p>
        </text:list-item>
      </text:list>
      <text:h text:style-name="Heading_20_4" text:outline-level="4"><text:span text:style-name="T107">For each device attached to a processor or on a required card, determine the level</text:span> of support <text:span text:style-name="T108">within</text:span> OpenCPI and <text:span text:style-name="T108">identify the</text:span> additional technical efforts likely to be required the each device.</text:h>
      <text:list xml:id="list94059251905985" text:continue-numbering="true" text:style-name="WWNum32">
        <text:list-item>
          <text:p text:style-name="List_20_Bullet"><text:span text:style-name="T108">Currently</text:span> supported</text:p>
        </text:list-item>
        <text:list-item>
          <text:p text:style-name="List_20_Bullet"><text:span text:style-name="T108">R</text:span>equire<text:span text:style-name="T109">s</text:span> updating or enhancement.</text:p>
        </text:list-item>
        <text:list-item>
          <text:p text:style-name="List_20_Bullet"><text:span text:style-name="T108">Not currently supported</text:span>, but similar devices are supported as a model.</text:p>
        </text:list-item>
        <text:list-item>
          <text:p text:style-name="List_20_Bullet"><text:span text:style-name="T108">Not supported and</text:span> different from any existing supported devices.</text:p>
        </text:list-item>
      </text:list>
      <text:h text:style-name="P379" text:outline-level="3"><text:bookmark-start text:name="__RefHeading___Toc4329_234407367"/>Assemble Technical Data Package<text:bookmark-end text:name="__RefHeading___Toc4329_234407367"/></text:h>
      <text:p text:style-name="P182">For all elements requiring updated or new support, collect information necessary to perform the enabling technical development, and to establish more detailed work estimates. <text:s/><text:span text:style-name="T389">The information required here is more comprehensive than the basic information required above: <text:s/>it must be sufficient to perform the needed development. <text:s/></text:span>This effort will establish the availability of appropriate information to perform the technical developments. <text:s/>It will also find any roadblocks to obtaining the information (vendor unwillingness, legacy unavailability<text:span text:style-name="T109">)</text:span>.</text:p>
      <text:p text:style-name="P184">In the particular case of device support, some vendors <text:span text:style-name="T389">may</text:span> not expose sufficient information to support their devices in the absence of their own “drivers” that embed their ICD <text:span text:style-name="T109">(interface control document) </text:span>information they consider a trade secret. <text:s/>Such positioning by vendors <text:span text:style-name="T389">may make optimal support for OpenCPI challenging or impossible.</text:span>.</text:p>
      <text:p text:style-name="Body">Required information for processors/<text:span text:style-name="T245">FPGAs include:</text:span></text:p>
      <text:list xml:id="list94058443524377" text:continue-numbering="true" text:style-name="WWNum32">
        <text:list-item>
          <text:p text:style-name="List_20_Bullet">Tool requirements (which tools, which settings, <text:span text:style-name="T245">cost</text:span>)</text:p>
        </text:list-item>
        <text:list-item>
          <text:p text:style-name="List_20_Bullet">Connectivity <text:span text:style-name="T245">technical </text:span>details (e.g. how <text:span text:style-name="T245">interconnects, </text:span>devices and slots are connected, <text:span text:style-name="T245">including pin-outs etc.</text:span>)</text:p>
        </text:list-item>
      </text:list>
      <text:p text:style-name="Body">Require information for devices <text:span text:style-name="T107">include:</text:span></text:p>
      <text:list xml:id="list94058380715235" text:continue-numbering="true" text:style-name="WWNum32">
        <text:list-item>
          <text:p text:style-name="P436">Device data sheets <text:span text:style-name="T246">or equivalent functional and interface documentation.</text:span></text:p>
        </text:list-item>
        <text:list-item>
          <text:p text:style-name="P436"><text:span text:style-name="T245">P</text:span>rogramming/application guides.</text:p>
        </text:list-item>
        <text:list-item>
          <text:p text:style-name="List_20_Bullet">Appropriate/relevant existing support modules in OpenCPI's</text:p>
        </text:list-item>
        <text:list-item>
          <text:p text:style-name="P437">How the devices are attached to the processors. (e.g. ICD)</text:p>
        </text:list-item>
      </text:list>
      <text:p text:style-name="P183">As part of this effort, any additional required feasibility experiments or reverse engineering tasks are identified. <text:s/><text:span text:style-name="T246">These are tasks to fill in the information gaps in order to have a high confidence work estimates and plans.</text:span></text:p>
      <text:h text:style-name="P380" text:outline-level="3"><text:bookmark-start text:name="__RefHeading___Toc4331_234407367"/><text:soft-page-break/>Experiments to <text:span text:style-name="T116">E</text:span>stablish <text:span text:style-name="T116">F</text:span>eas<text:span text:style-name="T293">i</text:span>bility <text:span text:style-name="T110">and Missing Information</text:span><text:bookmark-end text:name="__RefHeading___Toc4331_234407367"/></text:h>
      <text:p text:style-name="P25">There are <text:span text:style-name="T390">typically</text:span>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ext:span text:style-name="T390">experiments</text:span> are derived from the <text:span text:style-name="T110">process</text:span> of the above tasks <text:span text:style-name="T110">(i.e. discovering knowledge gaps)</text:span>, and may include:</text:p>
      <text:list xml:id="list94058161781905"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25">These hands-on efforts establish the final information to plan and budget for the effort of <text:s/>enabling a new system for OpenCPI. <text:s/><text:span text:style-name="T247">This activity depends on access to a real system. <text:s/>When the vendor is performing the work for there own hardware, this task may be unnecessary.</text:span></text:p>
      <text:h text:style-name="Heading_20_3" text:outline-level="3"><text:bookmark-start text:name="__RefHeading___Toc4333_234407367"/>Planning and Specification<text:bookmark-end text:name="__RefHeading___Toc4333_234407367"/></text:h>
      <text:p text:style-name="P26">This phase of enabling a system is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26">Every system element not currently supported requires a development task, while all system elements, including those supposedly already supported, should still have a verification task planned.</text:p>
      <text:p text:style-name="P26">In some cases, supporting a new system may in fact introduce new classes of support for OpenCPI, in which case the specifications will need to define functionality more fully. <text:s/><text:span text:style-name="T391">If such specifications are made available to the OpenCPI community, they can</text:span> end up being a <text:span text:style-name="T391">common </text:span>template for such support on other systems. <text:s/>Otherwise the functionality would be described as the existing baseline for similar devices, with any core enhancements clearly <text:span text:style-name="T110">specified</text:span>.</text:p>
      <text:p text:style-name="P104">The tasks defined here will be of types described more fully in other sections of this document, where the various types of platform development are described in detail.</text:p>
      <text:h text:style-name="P381" text:outline-level="3"><text:bookmark-start text:name="__RefHeading___Toc4335_234407367"/>Technical Development<text:bookmark-end text:name="__RefHeading___Toc4335_234407367"/></text:h>
      <text:p text:style-name="P104">The various technical development tasks are of the types corresponding to specific sections of this document. <text:s/><text:span text:style-name="T248">Each type in the following list may or may not be required to enable a given system. <text:s/>Small updates or enhancements to existing modules are common.</text:span></text:p>
      <text:list xml:id="list94058300885300" text:continue-numbering="true" text:style-name="WWNum32">
        <text:list-item>
          <text:p text:style-name="List_20_Bullet">Enabling a new development system <text:span text:style-name="T248">(including native development and execution)</text:span></text:p>
        </text:list-item>
        <text:list-item>
          <text:p text:style-name="List_20_Bullet"><text:span text:style-name="T250">N</text:span>ew <text:span text:style-name="T249">GPP </text:span>development tools</text:p>
        </text:list-item>
        <text:list-item>
          <text:p text:style-name="List_20_Bullet"><text:soft-page-break/><text:span text:style-name="T250">N</text:span>ew FPGA tools</text:p>
        </text:list-item>
        <text:list-item>
          <text:p text:style-name="List_20_Bullet">New GPP platform</text:p>
        </text:list-item>
        <text:list-item>
          <text:p text:style-name="List_20_Bullet"><text:span text:style-name="T250">New</text:span> interconnect for GPP platforms</text:p>
        </text:list-item>
        <text:list-item>
          <text:p text:style-name="List_20_Bullet"><text:span text:style-name="T250">New</text:span> interconnect for FPGA platforms</text:p>
        </text:list-item>
        <text:list-item>
          <text:p text:style-name="List_20_Bullet"><text:span text:style-name="T250">New</text:span> FPGA platform</text:p>
        </text:list-item>
        <text:list-item>
          <text:p text:style-name="List_20_Bullet">New FPGA <text:span text:style-name="T110">d</text:span>evice</text:p>
        </text:list-item>
        <text:list-item>
          <text:p text:style-name="P438">New FPGA <text:span text:style-name="T110">c</text:span>ards</text:p>
        </text:list-item>
      </text:list>
      <text:h text:style-name="Heading_20_3" text:outline-level="3"><text:bookmark-start text:name="__RefHeading___Toc4337_234407367"/>Verification<text:bookmark-end text:name="__RefHeading___Toc4337_234407367"/></text:h>
      <text:p text:style-name="P185">Verification requirements <text:span text:style-name="T392">may be</text:span> very <text:span text:style-name="T392">project</text:span>-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105">To reduce all efforts at system enablement for OpenCPI, it <text:span text:style-name="T110">is</text:span> strongly encouraged (or in some cases required <text:span text:style-name="T392">by licensing</text:span>), that enhancements to existing support modules, and new support modules for widely available processors, interconnects and devices be contributed back to the appropriate repositories.</text:p>
      <text:h text:style-name="Heading_20_1" text:outline-level="1"><text:bookmark-start text:name="__RefHeading__1023_1060509377"/><text:span text:style-name="T219">Enabling the </text:span>Development Host<text:bookmark-end text:name="__RefHeading__1023_1060509377"/></text:h>
      <text:p text:style-name="P99">Before any platform-specific tools are installed on the development host, the basic development configuration must be established for OpenCPI. <text:s/>The <text:span text:style-name="FirstEmphasis">OpenCPI Installation Guide</text:span> describes the installation process <text:span text:style-name="T220">for </text:span><text:span text:style-name="T40">supported</text:span><text:span text:style-name="T220"> development hosts</text:span>, but the basic steps are:</text:p>
      <text:list xml:id="list94058722717519"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231">'</text:span>s build system on the development host.</text:p>
        </text:list-item>
        <text:list-item>
          <text:p text:style-name="List_20_Bullet">Retrieving current source code for OpenCPI</text:p>
        </text:list-item>
        <text:list-item>
          <text:p text:style-name="P439">Establish a build environment with appropriate options</text:p>
        </text:list-item>
        <text:list-item>
          <text:p text:style-name="List_20_Bullet">Building the core OpenCPI software <text:span text:style-name="T2">targeting the development host</text:span></text:p>
        </text:list-item>
        <text:list-item>
          <text:p text:style-name="P439">Building and testing the OpenCPI component libraries and example applications</text:p>
        </text:list-item>
      </text:list>
      <text:p text:style-name="P2"><text:span text:style-name="T2">Building the </text:span><text:change text:change-id="ct106377751793632"/><text:change-start text:change-id="ct106377753790880"/><text:span text:style-name="T2">framework</text:span><text:change-end text:change-id="ct106377753790880"/><text:span text:style-name="T2"> software for the development host</text:span> includes <text:span text:style-name="T393">building OpenCPI</text:span> tool executables, as well as runtime libraries that support both tool execution as well as application/component execution on the development host.</text:p>
      <text:p text:style-name="P119">This section addresses issues specific to development hosts, while following sections address issues for any target platform for execution, which also includes development hosts.</text:p>
      <text:p text:style-name="P2"><text:span text:style-name="T300">F</text:span>or a new development <text:span text:style-name="T393">host</text:span>, the <text:span text:style-name="T297">following aspects</text:span> must be <text:span text:style-name="T222">defined, documented</text:span>, and in some cases, new scripts and software will be required:</text:p>
      <text:list xml:id="list94059115594204" text:continue-numbering="true" text:style-name="WWNum32">
        <text:list-item>
          <text:p text:style-name="List_20_Bullet">Operating <text:span text:style-name="T297">s</text:span>ystem <text:span text:style-name="T297">i</text:span>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100">The first two <text:span text:style-name="T299">steps </text:span>are generally manual, requiring written instructions. <text:s/>The latter two <text:span text:style-name="T299">are</text:span> scripted. <text:s/>Both the instructions and scripts should be <text:span text:style-name="T300">submitted back to</text:span> the OpenCPI source distribution for the benefit of other users of the same development host installation.</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221">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ext:span text:style-name="T298">the installation guide</text:span> document so others can benefit, <text:span text:style-name="T221">including:</text:span></text:p>
      <text:list xml:id="list94058580804219"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440">How to obtain/download the OpenCPI code base.</text:p>
        </text:list-item>
      </text:list>
      <text:p text:style-name="Standard">This <text:span text:style-name="T223">(normally manual) new </text:span>procedure should be included in the README file in the platform's director<text:span text:style-name="T232">y.</text:span> <text:s/><text:span text:style-name="T223">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233">https</text:span>://github.com/opencpi/opencpi.git</text:p>
      <text:p text:style-name="Standard">Once the OpenCPI source distribution is present, scripts to finish the installation can be run out of that tree <text:span text:style-name="T298">(after they are created and added to the OpenCPI repository). <text:s/>The remaining instructions assume you are in the directory created by the git clone command, i.e. you must then do:</text:span></text:p>
      <text:p text:style-name="Code">% <text:span text:style-name="T301">cd opencpi</text:span></text:p>
      <text:p text:style-name="Standard">In summary, the task to enable this <text:span text:style-name="T298">first </text:span>aspect of the <text:change-start text:change-id="ct106927507609312"/><text:span text:style-name="T485">development host </text:span><text:change-end text:change-id="ct106927507609312"/>installation is to create the README file explaining the initial OS installation, and the retrieval of the OpenCPI distribution. <text:s/><text:span text:style-name="T298">C</text:span>reate the new directory under <text:change-start text:change-id="ct106927507543232"/><text:span text:style-name="T470">rcc/</text:span><text:change-end text:change-id="ct106927507543232"/><text:span text:style-name="Code">platforms</text:span>, named after the development platform, and put the README file in that directory.</text:p>
      <text:h text:style-name="Heading_20_2" text:outline-level="2"><text:bookmark-start text:name="__RefHeading__17648_2116501284"/>Development Tools Installation<text:span text:style-name="T5"> </text:span>for the Development Host.<text:bookmark-end text:name="__RefHeading__17648_2116501284"/></text:h>
      <text:p text:style-name="P3"><text:span text:style-name="T301">Most of the remaining steps for enabling the development host are the same as those for supporting any runtime platform, and are explained in the </text:span><text:change-start text:change-id="ct106927507608864"/><text:a xlink:type="simple" xlink:href="#4.Enabling GPP Platforms|outline" text:style-name="Internet_20_link" text:visited-style-name="Visited_20_Internet_20_Link"><text:span text:style-name="FirstEmphasis">Enabl</text:span></text:a><text:change-end text:change-id="ct106927507608864"/><text:change-start text:change-id="ct106927509645984"/><text:a xlink:type="simple" xlink:href="#4.Enabling GPP Platforms|outline" text:style-name="Internet_20_link" text:visited-style-name="Visited_20_Internet_20_Link"><text:span text:style-name="FirstEmphasis"><text:span text:style-name="T19">ing</text:span></text:span></text:a><text:change-end text:change-id="ct106927509645984"/><text:change text:change-id="ct106927509646208"/><text:change-start text:change-id="ct106927509647552"/><text:a xlink:type="simple" xlink:href="#4.Enabling GPP Platforms|outline" text:style-name="Internet_20_link" text:visited-style-name="Visited_20_Internet_20_Link"><text:span text:style-name="FirstEmphasis"> GPP </text:span></text:a><text:change-end text:change-id="ct106927509647552"/><text:change-start text:change-id="ct106927509647776"/><text:a xlink:type="simple" xlink:href="#4.Enabling GPP Platforms|outline" text:style-name="Internet_20_link" text:visited-style-name="Visited_20_Internet_20_Link"><text:span text:style-name="FirstEmphasis"><text:span text:style-name="T19">Software </text:span></text:span></text:a><text:change-end text:change-id="ct106927509647776"/><text:change-start text:change-id="ct106927509648000"/><text:a xlink:type="simple" xlink:href="#4.Enabling GPP Platforms|outline" text:style-name="Internet_20_link" text:visited-style-name="Visited_20_Internet_20_Link"><text:span text:style-name="FirstEmphasis">Platforms</text:span></text:a><text:change-end text:change-id="ct106927509648000"/><text:span text:style-name="T301"> section below. <text:s/>Prior to the installation of any target-platform-specific tools, a basic set of tools must be installed on the development host that will support development for all platforms</text:span><text:change-start text:change-id="ct106927509648224"/><text:span text:style-name="T301"> on that system</text:span><text:change-end text:change-id="ct106927509648224"/><text:span text:style-name="T301">.</text:span><text:change-start text:change-id="ct106927509648448"/><text:span text:style-name="T301"> <text:s/>Enabling the development host as an OpenCPI software platform is always a requirement before enabling a cross-compiled (embedded, non-development) platform.</text:span><text:change-end text:change-id="ct106927509648448"/></text:p>
      <text:p text:style-name="P165"><text:change-start text:change-id="ct106927509648672"/>Other than the C/C++ compilation tool chain, which is required for all platforms, OpenCPI <text:span text:style-name="T472">development </text:span>requires other tools such as:</text:p>
      <text:list xml:id="list94058865113323" text:continue-numbering="true" text:style-name="WWNum32">
        <text:list-item>
          <text:p text:style-name="P4"><text:change-end text:change-id="ct106927509648672"/><text:change text:change-id="ct106927509657408"/><text:change text:change-id="ct106927509628064"/><text:change text:change-id="ct106927509622688"/></text:p>
        </text:list-item>
        <text:list-item>
          <text:p text:style-name="P473"><text:change-start text:change-id="ct106927509608128"/>autotools (autoconf, automake, libtool etc.)</text:p>
        </text:list-item>
        <text:list-item>
          <text:p text:style-name="P471"><text:change-end text:change-id="ct106927509608128"/>make</text:p>
        </text:list-item>
        <text:list-item>
          <text:p text:style-name="P471">git</text:p>
        </text:list-item>
        <text:list-item>
          <text:p text:style-name="P7"><text:change text:change-id="ct106927509653376"/></text:p>
        </text:list-item>
        <text:list-item>
          <text:p text:style-name="P471">python<text:change-start text:change-id="ct106927507547488"/>-<text:span text:style-name="T471">related</text:span><text:change-end text:change-id="ct106927507547488"/><text:change-start text:change-id="ct106927509648896"/> <text:span text:style-name="T471">(both version 2 and 3)</text:span><text:change-end text:change-id="ct106927509648896"/><text:change-start text:change-id="ct106927509649120"/><text:span text:style-name="T471">, </text:span><text:change-end text:change-id="ct106927509649120"/><text:change-start text:change-id="ct106927507564512"/><text:span text:style-name="T471">numpy, lxml, swig etc.</text:span></text:p>
        </text:list-item>
        <text:list-item>
          <text:p text:style-name="P473"><text:change-end text:change-id="ct106927507564512"/><text:change-start text:change-id="ct106927509644416"/>utilities such as unzip, patch, fakeroot<text:change-end text:change-id="ct106927509644416"/><text:change-start text:change-id="ct106927507608640"/>, <text:span text:style-name="T485">sed, ed</text:span><text:change-end text:change-id="ct106927507608640"/><text:change-start text:change-id="ct106927507606624"/><text:span text:style-name="T485">, etc.</text:span><text:change-end text:change-id="ct106927507606624"/></text:p>
        </text:list-item>
      </text:list>
      <text:p text:style-name="P166"><text:change-start text:change-id="ct106927507555104"/>All these tools are used on the development host by the OpenCPI development system, whether the targeted platform is the development host itself or a cross-compiled embedded platform.<text:change-end text:change-id="ct106927507555104"/><text:change-start text:change-id="ct106927507563616"/> <text:s/>FPGA tools and simulators also have development host requirements which are added to this requirement list so that the system <text:change-end text:change-id="ct106927507563616"/><text:change-start text:change-id="ct106927507564288"/>is ready for a variety of such tools before they are installed. <text:s/>At the current time these <text:span text:style-name="T473">dependencies</text:span> include various 32-bit libraries (even when running on 64 bit development hosts)<text:change-end text:change-id="ct106927507564288"/><text:change-start text:change-id="ct106927513806464"/>, since they are required by both the Modelsim simulator and some versions of the Altera/Intel FPGA tools.<text:change-end text:change-id="ct106927513806464"/><text:change-start text:change-id="ct106927507605728"/></text:p>
      <text:p text:style-name="P166">All software platforms are enabled using the same steps described <text:change-end text:change-id="ct106927507605728"/><text:change-start text:change-id="ct106927507635520"/>below, but development platforms simply have more dependencies and require<text:change-end text:change-id="ct106927507635520"/><text:change-start text:change-id="ct106927509639488"/>ments.<text:change-end text:change-id="ct106927509639488"/><text:change-start text:change-id="ct106927509637248"/></text:p>
      <text:p text:style-name="P8"><text:change-end text:change-id="ct106927509637248"/><text:change text:change-id="ct106927509643744"/><text:change text:change-id="ct106927509654944"/><text:change text:change-id="ct106927509644640"/><text:change text:change-id="ct106927509644864"/></text:p>
      <text:h text:style-name="Heading_20_1" text:outline-level="1"><text:bookmark-start text:name="__RefHeading__1025_1060509377"/><text:span text:style-name="T196">Enabling </text:span>GPP Platforms<text:bookmark-end text:name="__RefHeading__1025_1060509377"/></text:h>
      <text:p text:style-name="P15"><text:change text:change-id="ct106927509643296"/><text:change text:change-id="ct106927509644192"/><text:change text:change-id="ct106927509654720"/></text:p>
      <text:p text:style-name="Standard">To execute on <text:span text:style-name="T78">GPP</text:span> platforms, new additions or modifications to the OpenCPI <text:change text:change-id="ct106927509643968"/><text:change-start text:change-id="ct106927509642848"/><text:span text:style-name="T15">framework</text:span><text:change-end text:change-id="ct106927509642848"/> software may be required. <text:s/>The <text:change text:change-id="ct106927509643520"/><text:change-start text:change-id="ct106927509642400"/><text:span text:style-name="T15">framework</text:span><text:change-end text:change-id="ct106927509642400"/> software is highly portable and <text:span text:style-name="T111">is</text:span> supported on a number of platforms and environments. <text:s/>However, it is <text:change text:change-id="ct106927509641952"/><text:change-start text:change-id="ct106927509641728"/><text:span text:style-name="T473">possible</text:span><text:change-end text:change-id="ct106927509641728"/> for a new compiler, toolchain, or system libraries to require adjustments to the OpenCPI <text:change text:change-id="ct106927509641504"/><text:change-start text:change-id="ct106927509641280"/><text:span text:style-name="T473">framework</text:span><text:change-end text:change-id="ct106927509641280"/> software. <text:s/>Here are <text:span text:style-name="T111">a few</text:span> reasons that <text:change-start text:change-id="ct106927509638816"/><text:span text:style-name="T485">may </text:span><text:change-end text:change-id="ct106927509638816"/>require modifications to <text:change text:change-id="ct106927509638592"/><text:change-start text:change-id="ct106927509638368"/><text:span text:style-name="T473">framework</text:span><text:change-end text:change-id="ct106927509638368"/> software:</text:p>
      <text:list xml:id="list94058186524590" text:continue-numbering="true" text:style-name="WWNum32">
        <text:list-item>
          <text:p text:style-name="List_20_Bullet">New compilers have new correct warnings that should be addressed.</text:p>
        </text:list-item>
        <text:list-item>
          <text:p text:style-name="List_20_Bullet">System headers conform<text:span text:style-name="T111"> better to</text:span> standards, <text:span text:style-name="T111">requiring new correct header inclusion</text:span>.</text:p>
        </text:list-item>
        <text:list-item>
          <text:p text:style-name="List_20_Bullet">Some compilers are “dumber” that others, requir<text:span text:style-name="T13">ing</text:span> code <text:change-start text:change-id="ct106927509638144"/><text:span text:style-name="T15">to </text:span><text:change-end text:change-id="ct106927509638144"/>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text:change text:change-id="ct106927509621568"/><text:s/>OpenCPI <text:change-start text:change-id="ct106927509637920"/><text:span text:style-name="T15">framework </text:span><text:change-end text:change-id="ct106927509637920"/>software, but they should not and cannot make that software stop working on existing supported platforms. <text:s/>Any such modifications should be done with care, and whenever possible, the modifications should be retested on <text:change-start text:change-id="ct106927509636800"/><text:span text:style-name="T15">a number of </text:span><text:change-end text:change-id="ct106927509636800"/>existing supported platforms.</text:p>
      <text:h text:style-name="Heading_20_2" text:outline-level="2"><text:bookmark-start text:name="__RefHeading__1027_1060509377"/>Enabling Development for <text:span text:style-name="T116">New </text:span>GPP<text:span text:style-name="T219"> P</text:span>latforms<text:bookmark-end text:name="__RefHeading__1027_1060509377"/></text:h>
      <text:p text:style-name="P16">GPP (software) platforms are established by creating a new directory under the <text:change-start text:change-id="ct106927509637472"/><text:span text:style-name="Code">rcc/</text:span><text:change-end text:change-id="ct106927509637472"/><text:change-start text:change-id="ct106927507592288"/><text:span text:style-name="Code">platforms/</text:span><text:change-end text:change-id="ct106927507592288"/> directory in <text:change-start text:change-id="ct106927507590048"/><text:span text:style-name="T14">any OpenCPI project.</text:span><text:change-end text:change-id="ct106927507590048"/><text:change text:change-id="ct106927509637696"/>. <text:s/><text:change-start text:change-id="ct106927509645536"/><text:span text:style-name="T468">In a future release this will be done using the command:</text:span></text:p>
      <text:p text:style-name="P316">ocpidev create rcc platform &lt;new-platform&gt;</text:p>
      <text:p text:style-name="P16"><text:change-end text:change-id="ct106927509645536"/>The name of the directory (the platform's name) should be a lower case name that usually includes a OS major version after the name of the OS. <text:s/>In particular, different versions of Linux should be named by their distribution name or organization providing the OS. <text:s/>Examples for <text:change text:change-id="ct106927509645088"/><text:change-start text:change-id="ct106927509645312"/><text:span text:style-name="T15">software </text:span><text:change-end text:change-id="ct106927509645312"/>platforms<text:change text:change-id="ct106927509610144"/> are: <text:s/><text:span text:style-name="Code">rhel5</text:span>, <text:span text:style-name="Code">centos6</text:span>, <text:span text:style-name="Code">centos7</text:span>, <text:span text:style-name="Code">ubuntu14</text:span>, <text:span text:style-name="Code">xilinx13_4</text:span>, <text:s/><text:span text:style-name="Code">macos10_1</text:span><text:change-start text:change-id="ct106927509664576"/><text:span text:style-name="Code"><text:span text:style-name="T15">3</text:span></text:span><text:change-end text:change-id="ct106927509664576"/><text:change text:change-id="ct106927507620960"/>. <text:s/>The <text:change-start text:change-id="ct106927507622080"/><text:span text:style-name="T15">naming </text:span><text:change-end text:change-id="ct106927507622080"/>concept is that each <text:change-start text:change-id="ct106927507621408"/><text:span text:style-name="T15">software </text:span><text:change-end text:change-id="ct106927507621408"/><text:change text:change-id="ct106927507612448"/>platform<text:change text:change-id="ct106927509604320"/> has binary compatibility within its minor versioning, but not <text:span text:style-name="T4">necessarily</text:span> with major versioning.<text:change-start text:change-id="ct106927507616032"/> <text:s/><text:span text:style-name="T470">The currently supported software platforms can be found in the </text:span><text:span text:style-name="Code">rcc/platforms/</text:span><text:span text:style-name="T470"> directory of the projects that are part of the OpenCPI source tree.</text:span><text:change-end text:change-id="ct106927507616032"/><text:change-start text:change-id="ct106927507542784"/><text:span text:style-name="T470"> <text:s/>Anyone can add support for new software platforms in their own OpenCPI projects.</text:span><text:change-end text:change-id="ct106927507542784"/></text:p>
      <text:p text:style-name="Body"><text:change-start text:change-id="ct106927507621632"/>The required and optional files in the platform's directory are defined in the <text:a xlink:type="simple" xlink:href="#4.1.2.Software Platform Files in the Platform's Directory|outline" text:style-name="Internet_20_link" text:visited-style-name="Visited_20_Internet_20_Link"><text:span text:style-name="T15">Software Platform Files</text:span></text:a> section <text:span text:style-name="T15">below</text:span>, <text:span text:style-name="T448">but a discussion of why and how they are used occurs first.</text:span></text:p>
      <text:p text:style-name="Body"><text:change-end text:change-id="ct106927507621632"/>Whether a <text:change text:change-id="ct106927507621856"/><text:change-start text:change-id="ct106927507604832"/><text:span text:style-name="T470">software</text:span><text:change-end text:change-id="ct106927507604832"/> platform is the development host itself, or an embedded GPP using cross-development, the tool chain must be established on a development host. <text:s/>For enabling development hosts, there is typically a default tool chain that is installed globally in the system for any development task on that system.<text:change-start text:change-id="ct106927507625888"/> <text:s/>For embedded cross-developed platforms, a specific cross-development package must typically be installed using one of several methods described below.<text:change-end text:change-id="ct106927507625888"/><text:change-start text:change-id="ct106377751817376"/></text:p>
      <text:p text:style-name="P278">Satisfying the OpenCPI software dependencies for any platform uses two classes of underlying software installations:</text:p>
      <text:list xml:id="list94059160536074" text:continue-numbering="true" text:style-name="WWNum32">
        <text:list-item>
          <text:p text:style-name="List_20_Bullet">Prebuilt, globally-installed software packages that are a (usually optional) standard part of an operating system installation.</text:p>
        </text:list-item>
        <text:list-item>
          <text:p text:style-name="List_20_Bullet">Externally source<text:span text:style-name="T486">d</text:span> software packages that require a separate combination of downloading, building and installation.</text:p>
        </text:list-item>
      </text:list>
      <text:p text:style-name="P278">We use the term <text:span text:style-name="FirstEmphasis">standard packaged software</text:span><text:span text:style-name="T474"> to indicate the first category. <text:s/>E.g, a package of development tools is commonly a standard installation option on many systems. <text:s/>Since they are standard packages for a given operating system installation, they are prebuilt and installed globally on the (usually a development) system. <text:s/>Installation of such software is usually accomplished using commands like </text:span><text:span text:style-name="Code">yum</text:span><text:span text:style-name="T474"> or </text:span><text:span text:style-name="Code">apt</text:span><text:span text:style-name="T474">.</text:span></text:p>
      <text:p text:style-name="P279">The second category is essentially ad hoc extra required software that must be installed using specific scripts unique to that software. <text:s/>We use the term <text:span text:style-name="FirstEmphasis">prerequisites</text:span> for such software, and expect individual scripts to be written to download/build/install it. <text:s/><text:span text:style-name="T486">Software packages required by OpenCPI at runtime are normally prerequisites since they must be cross-compiled for all embedded platforms, whereas those required only for development may be supplied in either category.</text:span></text:p>
      <text:p text:style-name="P279"><text:soft-page-break/>So for any given platform, OpenCPI is enabled by a combination of standard packaged software and prerequisite software.</text:p>
      <text:p text:style-name="Body">OpenCPI uses <text:span text:style-name="T444">the following</text:span> process <text:span text:style-name="T488">steps </text:span>when <text:change-end text:change-id="ct106377751817376"/><text:change-start text:change-id="ct106377753828288"/>building <text:span text:style-name="T444">itself</text:span> for a software platform, <text:span text:style-name="T488">based on the open source tree from github.com, </text:span>and <text:span text:style-name="T469">all</text:span> <text:span text:style-name="T444">steps are enabled by the requirements described below</text:span>.</text:p>
      <text:list xml:id="list1523433013" text:style-name="Numbering_20_1">
        <text:list-item>
          <text:p text:style-name="List_20_Number"><text:change-end text:change-id="ct106377753828288"/><text:change-start text:change-id="ct106377753789536"/>Install the <text:span text:style-name="T487">standard </text:span>software packages <text:span text:style-name="T444">required for OpenCPI </text:span>from the <text:span text:style-name="T444">appropriate </text:span>network software package repository<text:change-end text:change-id="ct106377753789536"/><text:change-start text:change-id="ct106377751782656"/> <text:span text:style-name="T446">(usually associated with the Linux distribution</text:span><text:change-end text:change-id="ct106377751782656"/><text:change-start text:change-id="ct106377751800800"/><text:span text:style-name="T446">)</text:span><text:change-end text:change-id="ct106377751800800"/><text:change-start text:change-id="ct106377753828960"/>, <text:span text:style-name="T444">e.g. development tools</text:span><text:change-end text:change-id="ct106377753828960"/><text:change-start text:change-id="ct106377753789312"/><text:span text:style-name="T444"> for the development host.</text:span><text:change-end text:change-id="ct106377753789312"/><text:change-start text:change-id="ct106377753827168"/><text:span text:style-name="T444"><text:note text:id="ftn1" text:note-class="footnote"><text:note-citation>1</text:note-citation><text:note-body><text:p text:style-name="P376"><text:change-start text:change-id="ct106377753916320"/>Software package repositories are sometimes captured locally when internet access is not always available.<text:change-end text:change-id="ct106377753916320"/><text:change-start text:change-id="ct106377751820288"/> <text:s/>Somes standard software packages are individually captured/downloaded so they can be (re)installed offline.<text:change-end text:change-id="ct106377751820288"/></text:p></text:note-body></text:note></text:span><text:change-end text:change-id="ct106377753827168"/><text:change-start text:change-id="ct106377751820064"/></text:p>
        </text:list-item>
        <text:list-item>
          <text:p text:style-name="List_20_Number"><text:span text:style-name="T446">Download and b</text:span>uild any <text:change-end text:change-id="ct106377751820064"/><text:change-start text:change-id="ct106377753807904"/><text:span text:style-name="FirstEmphasis">prerequisite</text:span> software packages that are <text:span text:style-name="T4">specific to th</text:span><text:span text:style-name="T52">e</text:span><text:span text:style-name="T4"> platform</text:span>, <text:span text:style-name="T446">but are not available as standard packaged software.</text:span><text:span text:style-name="T446"><text:note text:id="ftn2" text:note-class="footnote"><text:note-citation>2</text:note-citation><text:note-body><text:p text:style-name="P377"><text:change-start text:change-id="ct106377751787136"/>Similarly, prerequisite software is sometimes downloaded and stored locally/offline and the “download” step simply uses the locally available downloads.<text:change-end text:change-id="ct106377751787136"/></text:p></text:note-body></text:note></text:span></text:p>
        </text:list-item>
        <text:list-item>
          <text:p text:style-name="List_20_Number">Build the standard (always or frequently used) OpenCPI <text:span text:style-name="FirstEmphasis">prerequisite</text:span> software packages.</text:p>
        </text:list-item>
        <text:list-item>
          <text:p text:style-name="List_20_Number"><text:change-end text:change-id="ct106377753807904"/><text:change-start text:change-id="ct106377751758016"/>Build the OpenCPI framework libraries and executables</text:p>
        </text:list-item>
        <text:list-item>
          <text:p text:style-name="List_20_Number">Build <text:span text:style-name="T445">all the software assets in </text:span>the built-in projects that are par<text:change-end text:change-id="ct106377751758016"/><text:change-start text:change-id="ct106377751800576"/>t of OpenCPI, in the same github repository <text:span text:style-name="T469">(RCC workers and ACI applications).</text:span></text:p>
        </text:list-item>
        <text:list-item>
          <text:p text:style-name="P398">Run a number of tests to verify OpenCPI operation (software only).</text:p>
        </text:list-item>
      </text:list>
      <text:p text:style-name="Body"><text:change-end text:change-id="ct106377751800576"/><text:change-start text:change-id="ct106377751785120"/>These <text:span text:style-name="T488">6 </text:span>steps are all done in a master installation script called:</text:p>
      <text:p text:style-name="Code"><text:span text:style-name="Code">./scripts/install-opencpi.sh</text:span>.</text:p>
      <text:p text:style-name="Body"><text:change-end text:change-id="ct106377751785120"/><text:change-start text:change-id="ct106377751798560"/>These steps, and how to enable them for a software platform, will be described in detail in the following sections<text:change-end text:change-id="ct106377751798560"/><text:change-start text:change-id="ct106377751819616"/>, but a summary of the files required <text:span text:style-name="T488">in a platform's directory </text:span>to enable <text:span text:style-name="T447">these steps for </text:span>each software platform is:</text:p>
      <text:list xml:id="list94059112463476" text:continue-list="list1523433013" text:style-name="Numbering_20_1">
        <text:list-item text:start-value="1">
          <text:p text:style-name="List_20_Number"><text:change-end text:change-id="ct106377751819616"/><text:change-start text:change-id="ct106377753792224"/>A software platform definition file, named <text:span text:style-name="Code"><text:span text:style-name="T4">&lt;platform&gt;</text:span></text:span><text:span text:style-name="Code">.mk</text:span>, which sets variables that describe the platform. <text:s/><text:span text:style-name="T445">Between 3 and 20 variables might be required.</text:span></text:p>
        </text:list-item>
        <text:list-item>
          <text:p text:style-name="List_20_Number"><text:span text:style-name="T4">For development hosts </text:span><text:span text:style-name="T52">only</text:span>, a script to check that the currently running system is in fact the given software platform, e.g. answering: <text:s/>is this system running CentOS7? <text:s/><text:span text:style-name="T445">The script is typically 5-10 lines of shell script code, and is called </text:span><text:span text:style-name="Code"><text:span text:style-name="T4">&lt;platform&gt;</text:span></text:span><text:span text:style-name="Code">-check.sh</text:span><text:span text:style-name="T445">.</text:span></text:p>
        </text:list-item>
        <text:list-item>
          <text:p text:style-name="List_20_Number"><text:change-end text:change-id="ct106377753792224"/><text:change-start text:change-id="ct106377751749056"/><text:span text:style-name="T447">If needed, </text:span><text:change-end text:change-id="ct106377751749056"/><text:change-start text:change-id="ct106377751785568"/>a script to install various <text:span text:style-name="T488">standard packaged software from software package repositories to support OpenCPI or compiling for this platform, called </text:span><text:span text:style-name="Code"><text:span text:style-name="T4">&lt;platform&gt;</text:span></text:span><text:span text:style-name="Code">-packages.sh</text:span><text:span text:style-name="T447">.</text:span></text:p>
        </text:list-item>
        <text:list-item>
          <text:p text:style-name="List_20_Number"><text:span text:style-name="T447">If platform-specific prerequisite packages are indicated in the software platform definition file, then there should be a </text:span><text:span text:style-name="T50">prerequisite</text:span><text:span text:style-name="T447"> script for each one</text:span><text:change-end text:change-id="ct106377751785568"/><text:change-start text:change-id="ct106377753788416"/><text:span text:style-name="T447">, named </text:span><text:span text:style-name="Code">install-</text:span><text:span text:style-name="Code"><text:span text:style-name="T4">&lt;prerequisite&gt;</text:span></text:span><text:span text:style-name="Code">.sh</text:span><text:span text:style-name="T447">.</text:span><text:change-end text:change-id="ct106377753788416"/><text:change-start text:change-id="ct106102873880864"/></text:p>
        </text:list-item>
      </text:list>
      <text:h text:style-name="Heading_20_3" text:outline-level="3"><text:bookmark-start text:name="__RefHeading___Toc290926_943807761"/><text:soft-page-break/>The OpenCPI <text:span text:style-name="T448">B</text:span>uild <text:span text:style-name="T448">P</text:span>rocess for <text:span text:style-name="T448">S</text:span>oftware <text:span text:style-name="T448">P</text:span>latforms<text:bookmark-end text:name="__RefHeading___Toc290926_943807761"/></text:h>
      <text:p text:style-name="Body">The OpenCPI build process is designed to support a variety of platforms all built in the same source tree. <text:s/>I.e. all the built results for all platforms coexist in a directory structure, <text:span text:style-name="T489">in per-platform directories</text:span>. <text:s/>This allows:</text:p>
      <text:list xml:id="list94059923444825" text:continue-list="list94059160536074" text:style-name="WWNum32">
        <text:list-item>
          <text:p text:style-name="List_20_Bullet">Multiple development hosts to share the same file system and same copy of the source tree</text:p>
        </text:list-item>
        <text:list-item>
          <text:p text:style-name="List_20_Bullet">Multiple cross-compiled/embedded platforms all built in the same source tree, even when cross-compiled using different development hosts.</text:p>
        </text:list-item>
        <text:list-item>
          <text:p text:style-name="List_20_Bullet">Multiple disparate runtime systems to share the same OpenCPI installation via network mounts.</text:p>
        </text:list-item>
      </text:list>
      <text:p text:style-name="Body">This structure allows for rapid and productive development, debugging <text:span text:style-name="T449">and testing </text:span>across a range of platforms simultaneously. <text:s/><text:span text:style-name="T449">The process of building for a given platform thus can coexist with others and can mostly proceed in parallel, independently, from one or more development hosts.</text:span></text:p>
      <text:h text:style-name="Heading_20_4" text:outline-level="4">Self-identification of Development Platforms</text:h>
      <text:p text:style-name="Body"><text:span text:style-name="T449">When building for </text:span>development platforms, the first step in the build process is to decide which platform we are actually running on <text:span text:style-name="T489">and</text:span> <text:span text:style-name="T449">where its directory of platform-specific files is. <text:s/>After this,</text:span> the various scripts and tools associated with that platform <text:span text:style-name="T489">are used.</text:span></text:p>
      <text:p text:style-name="Body">Typing <text:span text:style-name="Code">./scripts/install-opencpi.sh</text:span> <text:span text:style-name="T489">(or individual scripts called by that) </text:span>at the top level of the <text:span text:style-name="T450">OpenCPI </text:span>source tree does this self-identification step almost immediately. <text:s/>The algorithm for this is:</text:p>
      <text:list xml:id="list94058700039790" text:continue-numbering="true" text:style-name="WWNum32">
        <text:list-item>
          <text:p text:style-name="List_20_Bullet">For each project indicated in the project registry and each project indicated in the <text:span text:style-name="Code">OCPI_PROJECT_PATH</text:span> environment variable, look for software platforms defined in the <text:span text:style-name="Code">rcc/platforms</text:span> directory, and invoke the <text:span text:style-name="Code">&lt;platform&gt;-check.sh</text:span> script found there. <text:s/>If <text:span text:style-name="T450">that script</text:span> succeeds, that platform and its directory are now used as the <text:span text:style-name="T4">platform we are running on</text:span>.</text:p>
        </text:list-item>
      </text:list>
      <text:p text:style-name="Body">The exact definition and operation of this script, and examples, are described in the <text:a xlink:type="simple" xlink:href="#4.1.2.2.Platform Self-Identification/Check Script for Development Platforms|outline" text:style-name="Internet_20_link" text:visited-style-name="Visited_20_Internet_20_Link">Softare Platform Check Scripts</text:a> section. <text:s/><text:span text:style-name="T450">Even when targeting cross-development platforms, the </text:span><text:span text:style-name="T53">development host </text:span><text:span text:style-name="T54">platform</text:span><text:span text:style-name="T450"> must still be identifiable this way. <text:s/>When building OpenCPI for cross-developed platforms, the target platform name is specified explicitly, but the same project search algorithm is used to find a </text:span><text:span text:style-name="Code">rcc/platform</text:span><text:span text:style-name="Code"><text:span text:style-name="T4">/&lt;platform&gt;</text:span></text:span><text:span text:style-name="T450"> directory for the specified platform. <text:s/>No </text:span><text:span text:style-name="Code"><text:span text:style-name="T4">&lt;platform&gt;</text:span></text:span><text:span text:style-name="Code">-check.sh</text:span><text:span text:style-name="T450"> script is needed for cross-developed platforms.</text:span></text:p>
      <text:h text:style-name="Heading_20_4" text:outline-level="4">Installation of <text:span text:style-name="T452">P</text:span>re-pack<text:span text:style-name="T452">a</text:span>ged <text:span text:style-name="T452">S</text:span>oftware from a <text:span text:style-name="T452">P</text:span>ackage <text:span text:style-name="T452">Re</text:span>pository</text:h>
      <text:p text:style-name="Body">The tools required to support OpenCPI development <text:span text:style-name="T490">on</text:span> a development host are usually obtained from <text:span text:style-name="T490">standard packed </text:span>software <text:span text:style-name="T490">in</text:span> repositories accessible on the internet. <text:s/>Different Linux distributions use different repositories, and different commands, to retrieve and install software packages from those repositories. <text:s/><text:span text:style-name="T451">If a platform requires any such packages to be installed, there must be a script file </text:span><text:span text:style-name="Code"><text:span text:style-name="T4">&lt;platform&gt;-</text:span></text:span><text:span text:style-name="Code">packages.sh</text:span><text:span text:style-name="T451"> in the platform's directory.</text:span></text:p>
      <text:p text:style-name="P341"><text:soft-page-break/><text:tab/>Note that when installing a prepackaged OpenCPI binary distribution (e.g. from RPMs using the <text:span text:style-name="Code">yum</text:span> command on CentOS platforms), the required packages are usually installed automatically as part of installing <text:span text:style-name="T452">that</text:span> OpenCPI package.</text:p>
      <text:p text:style-name="Body">This script is run first (after self-identification), to install <text:span text:style-name="T490">the</text:span> <text:span text:style-name="T490">software</text:span> that enable building other software: <text:s/>prerequisites, the OpenCPI framework, and the built-in projects in the OpenCPI github repo. <text:s/><text:span text:style-name="T452">The software package repository used may in fact be local on the system or on the local network rather than being internet-based.</text:span></text:p>
      <text:p text:style-name="Body">These packages are generally <text:span text:style-name="T4">globally installed</text:span> on the system, and not in any “sand box” only for use by OpenCPI. <text:s/>Thus they are considered default installations of standard software for the platform. <text:s/>If a software package should <text:span text:style-name="T4">not</text:span> be globally installed (not be seen or used by other users or other software), we consider that a <text:span text:style-name="T4">prerequisite</text:span> package, which requires its own installation script, described next.</text:p>
      <text:p text:style-name="Body">Embedded and cross-developed platforms do not usually install software from a software package repository into a global location on the system, but if that is desired or required, such platforms can also have a <text:span text:style-name="Code"><text:span text:style-name="T4">&lt;platform&gt;</text:span></text:span><text:span text:style-name="Code">-packages.sh</text:span> script.</text:p>
      <text:h text:style-name="P407" text:outline-level="4">Installation of Prerequisite Software Packages in the OpenCPI Sand Box.</text:h>
      <text:p text:style-name="Body">After the installation of pre-built <text:span text:style-name="T491">standard packaged </text:span>software from repositories is done (if there are any), the next step is to, <text:span text:style-name="T491">if required,</text:span> build and install prerequisite software packages in a directory soley used by OpenCPI (and thus not seen or used by other users or software). <text:s/>Each prerequisite software package has its own installation script, as defined in the <text:a xlink:type="simple" xlink:href="#4.1.2.4.Prerequisite Installation Script|outline" text:style-name="Internet_20_link" text:visited-style-name="Visited_20_Internet_20_Link">Prerequisite Installation Scripts</text:a> section.</text:p>
      <text:p text:style-name="Body">The term “prerequisite” in this case implies an independently downloaded, possibly built-from-source, installed in the OpenCPI sand box, software package. <text:s/>This is in contrast to the previously discussed packages, installed prebuilt from software package repositories and installed globally, visible, us<text:span text:style-name="T491">able </text:span>by all users and <text:span text:style-name="T491">unrelated </text:span>other software.</text:p>
      <text:p text:style-name="Body">There are two types of prerequisites, <text:span text:style-name="T491">each installed using the same type of script</text:span>:</text:p>
      <text:list xml:id="list94059171314847" text:continue-list="list94059112463476" text:style-name="Numbering_20_1">
        <text:list-item text:start-value="1">
          <text:p text:style-name="List_20_Number">Platform-specific scripts that support the development requirements of OpenCPI (e.g. compilers, or other required utilities) <text:span text:style-name="T491">for a particular platform.</text:span></text:p>
        </text:list-item>
        <text:list-item>
          <text:p text:style-name="List_20_Number">OpenCPI-standard prerequisites required by some or all platforms, both development and cross-compiled.</text:p>
        </text:list-item>
      </text:list>
      <text:p text:style-name="Body">The first type <text:span text:style-name="T492">requires</text:span> installation scripts <text:span text:style-name="T492">be </text:span>supplied in the platform's directory, while the second type has installation scripts that are part of OpenCPI. <text:s/>A platform <text:span text:style-name="T453">indicates</text:span>, in its platform definition file (<text:span text:style-name="Code"><text:span text:style-name="T4">&lt;platform&gt;</text:span></text:span><text:span text:style-name="Code">.mk</text:span>) whether it has any such platform-specific prerequisites, and if so, its scripts are run before building any of the second type of prerequisites. <text:s/><text:span text:style-name="T454">This allows the first type (perhaps cross compilers) to enable building the second type (the standard required prerequisites for OpenCPI). <text:s/>All prerequisite installation scripts have the name:</text:span></text:p>
      <text:p text:style-name="P315">install-&lt;package&gt;.sh</text:p>
      <text:p text:style-name="Body">Each such script can build its package in whatever way is needed, which can vary widely, but can rely on previously installed packages.</text:p>
      <text:p text:style-name="P342"><text:soft-page-break/><text:tab/><text:span text:style-name="T493">W</text:span>hen installing a prepackaged OpenCPI binary distribution (e.g. from RPMs using the <text:span text:style-name="Code">yum</text:span> command on CentOS platforms), the <text:span text:style-name="T455">prerequisite packages are also installed from prebuilt RPMs.</text:span></text:p>
      <text:h text:style-name="P408" text:outline-level="4">Building the OpenCPI Framework Libraries and Executables</text:h>
      <text:p text:style-name="P271">After the <text:span text:style-name="T494">standard packaged software is installed,</text:span> and the platform-specific and OpenCPI standard prerequisite packages are built and installed, the OpenCPI framework can built. <text:s/>This is done either as part of the <text:span text:style-name="Code">./scripts/</text:span><text:span text:style-name="Code"><text:span text:style-name="T494">install</text:span></text:span><text:span text:style-name="Code">-opencpi.sh</text:span> script or simply by issuing the <text:span text:style-name="Code">make</text:span> command in the top level of the OpenCPI source tree.</text:p>
      <text:p text:style-name="P272">Building the framework depends on a tool chain declared in the platform definition file, as well as any platform-specific or OpenCPI standard prerequisites.</text:p>
      <text:p text:style-name="P272">The results of this step are made available in the <text:span text:style-name="Code">exports/</text:span> directory of the source tree, in a subdirectory whose name is the platform. <text:s/>Executables are in <text:span text:style-name="Code">exports/</text:span><text:span text:style-name="Code"><text:span text:style-name="T4">&lt;platform&gt;</text:span></text:span><text:span text:style-name="Code">/bin/</text:span>, and libraries are in <text:span text:style-name="Code">exports/</text:span><text:span text:style-name="Code"><text:span text:style-name="T4">&lt;platform&gt;</text:span></text:span><text:span text:style-name="Code">/lib</text:span>.</text:p>
      <text:h text:style-name="P409" text:outline-level="4">Building the Assets in the Built-in Projects in the OpenCPI git Repository.</text:h>
      <text:p text:style-name="Body">The final step of building OpenCPI is building all the software assets in the projects that are present in the OpenCPI source tree in its github repository (currently <text:span text:style-name="Code">core</text:span>, <text:span text:style-name="Code">assets</text:span>, and <text:span text:style-name="Code">inactive</text:span>). <text:s/>This occurs as the last part of the <text:span text:style-name="Code">./scripts/</text:span><text:span text:style-name="Code"><text:span text:style-name="T495">install</text:span></text:span><text:span text:style-name="Code">‑opencpi.sh</text:span> script or issuing the <text:span text:style-name="Code">make projects</text:span> command in the top level of the OpenCPI source tree.</text:p>
      <text:p text:style-name="Body">This builds all software workers, and ACI applications in these projects. <text:s/>It is equivalent to using the <text:span text:style-name="Code">ocpidev build</text:span> command in each project.</text:p>
      <text:p text:style-name="Body">When a new softare platform is defined correctly, this step represents a successful software platform definition and supporting software <text:span text:style-name="T495">for building.</text:span></text:p>
      <text:h text:style-name="P410" text:outline-level="4">Testing the OpenCPI Installation for a Software Platform</text:h>
      <text:p text:style-name="Body">Running the <text:span text:style-name="Code">./scripts/test-opencpi.sh</text:span> script is the final test of a development software platform. <text:s/>It also tests aspects of OpenCPI that are not all related to software platforms, but if it succeeds completely, it is a good indication of success. <text:s/>This script includes <text:span text:style-name="T495">some </text:span>asset unit tests in the built-in projects.</text:p>
      <text:p text:style-name="Body">For embedded platforms, this script is executed on the embedded platform after it has been prepared for OpenCPI, which normally includes preparing a bootable media (e.g. SD card) for the platform. <text:span text:style-name="T456">[This is unstable at the moment].</text:span></text:p>
      <text:h text:style-name="P382" text:outline-level="3"><text:bookmark-start text:name="__RefHeading___Toc290928_943807761"/>Software Platform Files <text:span text:style-name="T458">in the Platform's Directory</text:span><text:bookmark-end text:name="__RefHeading___Toc290928_943807761"/></text:h>
      <text:p text:style-name="Body">Defining a software platform for OpenCPI involves 4 types of files in its directory, <text:span text:style-name="Code">rcc/platforms/</text:span><text:span text:style-name="Code"><text:span text:style-name="T4">&lt;platform</text:span></text:span> ,in a project:</text:p>
      <text:list xml:id="list94059493666014" text:continue-list="list94058700039790" text:style-name="WWNum32">
        <text:list-item>
          <text:p text:style-name="List_20_Bullet">The platform definition file <text:span text:style-name="Code"><text:span text:style-name="T4">&lt;platform</text:span></text:span><text:span text:style-name="Code"><text:span text:style-name="T51">&gt;</text:span></text:span><text:span text:style-name="Code">.mk</text:span></text:p>
        </text:list-item>
        <text:list-item>
          <text:p text:style-name="List_20_Bullet">The platform self identification file for development systems only: <text:s/><text:span text:style-name="Code"><text:span text:style-name="T4">&lt;platform&gt;‑</text:span></text:span><text:span text:style-name="Code">check.sh</text:span></text:p>
        </text:list-item>
        <text:list-item>
          <text:p text:style-name="List_20_Bullet"><text:soft-page-break/>The optional package installation file: <text:s/><text:span text:style-name="Code"><text:span text:style-name="T4">&lt;platform&gt;</text:span></text:span><text:span text:style-name="Code">-packages.sh</text:span></text:p>
        </text:list-item>
        <text:list-item>
          <text:p text:style-name="List_20_Bullet">Optional platform-specific prerequisite installation scripts: <text:s/><text:span text:style-name="Code">install‑</text:span><text:span text:style-name="Code"><text:span text:style-name="T4">&lt;prerequisite</text:span></text:span><text:span text:style-name="Code">&gt;.sh</text:span></text:p>
        </text:list-item>
      </text:list>
      <text:p text:style-name="Body">Each type of file is described in the following sections.</text:p>
      <text:h text:style-name="P411" text:outline-level="4">P<text:span text:style-name="T457">latform Definition File: <text:s/></text:span><text:span text:style-name="Code">&lt;platform&gt;</text:span><text:span text:style-name="Code"><text:span text:style-name="T187">.mk</text:span></text:span></text:h>
      <text:p text:style-name="Body">These required files are processed by <text:span text:style-name="Code">make</text:span>, and thus use <text:span text:style-name="Code">make</text:span> syntax. <text:s/>They contain a set of variable assignments to override default values as required by the platform. <text:s/>The list of valid variables, their default values, and the descriptions, are in the file:</text:p>
      <text:p text:style-name="Code">tools/[cdk/]include/platform-defaults.mk</text:p>
      <text:p text:style-name="P273">Three variables are required, and the rest are only used to override default values. <text:s/>All variables are in “camel case”, with the prefix <text:span text:style-name="Code">Ocpi</text:span>. <text:s/>The required variables are:</text:p>
      <text:p text:style-name="IndentHang"><text:span text:style-name="Code"><text:span text:style-name="T60">OcpiPlatformOs</text:span></text:span> — the operating system name in lower case, e.g. <text:span text:style-name="Code">linux</text:span> or <text:span text:style-name="Code">macos</text:span>.</text:p>
      <text:p text:style-name="IndentHang"><text:span text:style-name="Code"><text:span text:style-name="T60">OcpiPlatformOsVersion</text:span></text:span> — the major version, usually a short name with a numeric major version. <text:s/>For Linux, <text:span text:style-name="T496">it is </text:span>a prefix before the major version, indicating the distribution, e.g. <text:span text:style-name="Code">c</text:span> for CentOS, <text:span text:style-name="Code">u</text:span> for Ubunto, <text:span text:style-name="Code">m</text:span> for Miint etc. <text:s/>For macos, the major/minor version, e.g. <text:span text:style-name="Code">10_13</text:span>.</text:p>
      <text:p text:style-name="P343"><text:span text:style-name="Code"><text:span text:style-name="T59">OcpiPlatformArch</text:span></text:span> — the CPU architecture, usually as returned by the<text:line-break/><text:span text:style-name="Code">uname -m</text:span> command, e.g. x86_64.</text:p>
      <text:p text:style-name="P273">Two other important variables are:</text:p>
      <text:p text:style-name="IndentHang"><text:span text:style-name="Code"><text:span text:style-name="T59">OcpiPlatformPrerequisites</text:span></text:span> — a list of required software prerequisite names for platform-specific prerequisite packages for which the platform will supply installation scripts.</text:p>
      <text:p text:style-name="IndentHang"><text:span text:style-name="Code"><text:span text:style-name="T59">OcpiCrossCompile</text:span></text:span> — an absolute pathname and prefix of the compilation toolchain tools for the platform, <text:span text:style-name="T496">assuming packages and prerequisites are installed.</text:span></text:p>
      <text:p text:style-name="Body">The presence of the <text:span text:style-name="Code">OcpiCrossCompile</text:span> variable setting indicates a cross-compiled platform.</text:p>
      <text:p text:style-name="P156">When this file is processed, it is checked for variable assignments that are not in the list of valid variables, which results in an error if a variables assigned are not in the list of valid variables. <text:s/>All the default values are <text:span text:style-name="T496">as needed</text:span> for CentOS6 <text:span text:style-name="T496">L</text:span>inux, <text:span text:style-name="T496">and </text:span>thus all assignments (except for the three required ones) are only needed to override those defaults. <text:s/><text:span text:style-name="T459">All variables are initially defined with a default value as “simply expanded” or “immediately expanded” </text:span><text:span text:style-name="Code">make</text:span><text:span text:style-name="T459"> variables using the := assignment syntax.</text:span></text:p>
      <text:p text:style-name="P157">A simple example of this file is the current definition for CentOS7. <text:s/>Since the defaults defined in the <text:span text:style-name="Code">platform-defaults.mk</text:span> are basically for CentOS6, there are not many variables:</text:p>
      <text:p text:style-name="Code"><text:soft-page-break/>OcpiPlatformOs=linux<text:line-break/>OcpiPlatformOsVersion=c7<text:line-break/>OcpiPlatformArch=x86_64</text:p>
      <text:p text:style-name="P155"><text:span text:style-name="T460">For the cross-compiled Xilinx Zynq Linux platform (</text:span><text:span text:style-name="Code">xilinx13_4</text:span><text:span text:style-name="T460">), from the version </text:span><text:span text:style-name="Code">13_</text:span><text:span text:style-name="Code"><text:span text:style-name="T462">3</text:span></text:span><text:span text:style-name="T460"> (2013, the 3</text:span><text:span text:style-name="T461">rd</text:span><text:span text:style-name="T460"> quarter) the platform has a different compiler, and relies on the compiler that is embedded in the Xilinx tools package already installed separately. <text:s/>Its definition file looks like this (with some abbreviations):</text:span></text:p>
      <text:p text:style-name="Code">include $(OCPI_CDK_DIR)/include/hdl/xilinx.mk<text:line-break/>f:=$(OcpiXilinxEdkDir)/gnu/arm/lin/bin<text:line-break/>OcpiCrossCompile=$f/arm-xilinx-linux-gnueabi-<text:line-break/>OcpiCFlags+=-mfpu=neon-fp16 -mfloat-abi=softfp -march=armv7-a<text:line-break/>cpiCxxFlags+=-mfpu=neon-fp16 -mfloat-abi=softfp -march=armv7-a<text:line-break/>OcpiStaticProgramFlags=-rdynamic<text:line-break/>OcpiKernelDir=release/kernel-headers<text:line-break/>OcpiPlatformOs=linux<text:line-break/>OcpiPlatformOsVersion=x13_3<text:line-break/>OcpiPlatformArch=arm</text:p>
      <text:p text:style-name="P282">There is no package or prerequisite installation scripts for this platform since its tool chain is available as a side efffect of a separate, global, installation of Xilinx FPGA tools.</text:p>
      <text:h text:style-name="P412" text:outline-level="4">Platform Self-Identification/<text:span text:style-name="T463">Check</text:span> Script for Development Platforms</text:h>
      <text:p text:style-name="P158">This script <text:span text:style-name="T466">is </text:span>named <text:span text:style-name="Code"><text:span text:style-name="T4">&lt;platform&gt;</text:span></text:span><text:span text:style-name="Code">-check.sh</text:span> and <text:span text:style-name="T466">is </text:span>required only for development platforms, and is executed with the <text:span text:style-name="Code">bash</text:span> shell. <text:s/>It returns success (an exit status of zero) if the running system is indeed this platform. <text:s/>I<text:span text:style-name="T466">f it</text:span> is does not determine that the running system is this platform, it should return a non-zero exit status.</text:p>
      <text:p text:style-name="P158">Normally each Linux distribution or other operating system has some files that indicate its native distribution or release type, as well as which major version is running. <text:s/>So the task of this script is to check for those files as well as the major version number.</text:p>
      <text:p text:style-name="P158">These scripts are usually quite simple, and so several are listed here verbatim as examples:</text:p>
      <text:p text:style-name="P159">For CentOS <text:span text:style-name="T466">Linux </text:span>platforms, <text:span text:style-name="T464">where the </text:span><text:span text:style-name="Code">/etc/centos-release</text:span><text:span text:style-name="T464"> file contains something like:</text:span></text:p>
      <text:p text:style-name="Code">CentOS release 6.9 (Final)</text:p>
      <text:p text:style-name="P159"><text:s/><text:span text:style-name="T464">the entire script file can be</text:span>:</text:p>
      <text:p text:style-name="Code">f=/etc/centos-release<text:line-break/>[ -r $f ] &amp;&amp; read c r v x &lt; $f &amp;&amp;<text:line-break/> <text:s/>[[ “$c” <text:s/>== CentOS &amp;&amp; “$v” == 6.* ]]</text:p>
      <text:p text:style-name="P274">For Mint Linux (e.g. version 18), the file is:</text:p>
      <text:p text:style-name="Code">grep -sq “RELEASE=18” /etc/linuxmint/info</text:p>
      <text:p text:style-name="P169"><text:soft-page-break/>For MacOS (any recent version), the file is:</text:p>
      <text:p text:style-name="Code">[ "$(uname -s)" = Darwin ] &amp;&amp; which -s sw_vers &amp;&amp;<text:line-break/> <text:s/>vers=`sw_vers -productVersion |<text:line-break/> <text:s text:c="7"/>sed 's/^\([0-9][0-9]*\.[0-9][0-9]*\).*/\1/' | tr . _` &amp;&amp;<text:line-break/> <text:s text:c="7"/>[ macos$vers = $(basename $(dirname $0)) ]</text:p>
      <text:p text:style-name="P275">For Red Hat 5 Linux (not currently supported due to old C++ compilers) the following script works, which is careful to avoid the symbolic links to <text:span text:style-name="Code">/etc/redhat-release</text:span> that exist on CentOS systems:</text:p>
      <text:p text:style-name="Code">f=/etc/redhat-release<text:line-break/>[ -r $f -a ! -L $f ] &amp;&amp; read r x v y &lt; $f &amp;&amp;<text:line-break/> <text:s/>[[ "$c" == R* &amp;&amp; "$v" == 5.* ]]</text:p>
      <text:p text:style-name="P275">Since all scripts are invoked explicitly using the <text:span text:style-name="Code">bash</text:span> shell, no execute permission or initial <text:span text:style-name="Code">#!/bin/bash</text:span> line is necessary. <text:s/><text:span text:style-name="T465">OpenCPI has an explicit requirement for the </text:span><text:span text:style-name="Code">bash</text:span><text:span text:style-name="T465"> shell on all development platforms.</text:span></text:p>
      <text:h text:style-name="P413" text:outline-level="4">Platform Package Installation Script</text:h>
      <text:p text:style-name="P160">The <text:span text:style-name="Code"><text:span text:style-name="T4">&lt;platform&gt;</text:span></text:span><text:span text:style-name="Code">-packages.sh</text:span> script, invoked using <text:span text:style-name="Code">bash</text:span>, is required for platforms that use or require <text:span text:style-name="T475">standard packaged software, prebuilt and </text:span>globally installed from a (usually network-based) software package repository. <text:s/>It has two functions:</text:p>
      <text:list xml:id="list94059257050698" text:continue-numbering="true" text:style-name="WWNum32">
        <text:list-item>
          <text:p text:style-name="List_20_Bullet">install the required software packages from the repository<text:line-break/><text:span text:style-name="T4">—</text:span><text:span text:style-name="T55">or—</text:span></text:p>
        </text:list-item>
        <text:list-item>
          <text:p text:style-name="List_20_Bullet">list the required software packages on standard output</text:p>
        </text:list-item>
      </text:list>
      <text:p text:style-name="P162">If the single argument to this script is <text:span text:style-name="Code">list</text:span>, then the second, listing function is requested, otherwise the installation of packages is requested. <text:s/><text:span text:style-name="T503">The listing output can have multiple lines, which implies that the packges on each line must be installed before those on following lines.</text:span></text:p>
      <text:p text:style-name="P162"><text:span text:style-name="T467">Since these packages are installed globally, the installation commands usually require administrative permissions (e.g. using </text:span><text:span text:style-name="Code">sudo</text:span><text:span text:style-name="T467">).</text:span></text:p>
      <text:p text:style-name="P160">The existing scripts for CentOS, Ubuntu, Mint or MacOS platforms are good examples. <text:s/>In general the script is roughly:</text:p>
      <text:p text:style-name="Code">PKGS=”a b c d” # these are the required packages<text:line-break/>[ “$1” = list ] &amp;&amp; echo $PKGS &amp;&amp; exit 0<text:line-break/><text:span text:style-name="Code"><text:span text:style-name="T4">&lt;install-command&gt;</text:span></text:span> $PKGS</text:p>
      <text:p text:style-name="P161">For CentOS and RedHat systems, the &lt;install-command&gt; is:</text:p>
      <text:p text:style-name="Code"><text:span text:style-name="T467">sudo </text:span>yum -<text:span text:style-name="T467">y </text:span>install</text:p>
      <text:p text:style-name="P163">On Debian or Ubuntu or Mint Linux systems, the &lt;install-command&gt; is:</text:p>
      <text:p text:style-name="Code">sudo apt install -y</text:p>
      <text:p text:style-name="P277">On MacOS using the macports package management system, the command would be:</text:p>
      <text:p text:style-name="Code">sudo port install</text:p>
      <text:p text:style-name="P277"><text:soft-page-break/>Any platform-specific software required for OpenCPI must either be installed by this script (for globally installed prebuilt packages from a repository), or using what OpenCPI calls <text:span text:style-name="FirstEmphasis">prerequisite installations</text:span>, which are described next.</text:p>
      <text:p text:style-name="P276">Since <text:span text:style-name="T467">these</text:span> scripts are invoked explicitly using the <text:span text:style-name="Code">bash</text:span> shell, no execute permission or initial <text:span text:style-name="Code">#!/bin/bash</text:span> line is necessary <text:span text:style-name="T467">(but not precluded)</text:span>. <text:s/><text:span text:style-name="T465">OpenCPI has an explicit requirement for the </text:span><text:span text:style-name="Code">bash</text:span><text:span text:style-name="T465"> shell on all development platforms.</text:span></text:p>
      <text:h text:style-name="P413" text:outline-level="4">Prerequisite Installation Script</text:h>
      <text:p text:style-name="P164">If the <text:span text:style-name="Code">OcpiPlatformPrerequisites</text:span> variable is set (not empty) in the platform definition file, an installation script for each prerequisite is required to be present in the platform's directory, with the name <text:span text:style-name="Code">install-</text:span><text:span text:style-name="Code"><text:span text:style-name="T4">&lt;prerequisite&gt;</text:span></text:span><text:span text:style-name="Code">.sh</text:span>. <text:s/>E.g., if the variable assignment is:</text:p>
      <text:p text:style-name="Code">OcpiPlatformPrerequisites=preqx preqy preqz</text:p>
      <text:p text:style-name="P164">then scripts named:</text:p>
      <text:p text:style-name="Code">install-preqx.sh install-preqy.sh install-preqz.sh</text:p>
      <text:p text:style-name="P164">must all be present.</text:p>
      <text:p text:style-name="P478">Prerequisites are installed in an OpenCPI directory so that they do not interfere with other global software installations and are thus considered part of the OpenCPI installation (or “sand box”). <text:s/>Both runtime library prerequisites (for any platform) and tool prerequisites (for executing on development platforms) are installed there.</text:p>
      <text:list xml:id="list94059617263024" text:continue-numbering="true" text:style-name="WWNum32">
        <text:list-item>
          <text:p text:style-name="P441">This directory's default location in the <text:span text:style-name="Code">prerequisites/</text:span> subdirectory of the source tree. <text:s/>This may be overriden by setting the <text:span text:style-name="Code">OCPI_PREREQUISITES_INSTALL_DIR</text:span> if the default is unacceptable.</text:p>
        </text:list-item>
        <text:list-item>
          <text:p text:style-name="List_20_Bullet"><text:span text:style-name="T224">In an RPM OpenCPI distribution (prebuilt, installed globally) it is /</text:span><text:span text:style-name="Code">opt/opencpi/prerequisites</text:span><text:span text:style-name="T476">.</text:span></text:p>
        </text:list-item>
      </text:list>
      <text:p text:style-name="P21"><text:span text:style-name="T476">In a source code installation, prerequisites are built and installed in the source tree itself, in the respective </text:span><text:span text:style-name="Code">prerequisites-build/</text:span><text:span text:style-name="T476"> and </text:span><text:span text:style-name="Code">prerequisites/</text:span><text:span text:style-name="T224"> subdirectories. <text:s/>Thus these packages do not interfere with other global software installations or other OpenCPI installations/versions. <text:s/>Both runtime library prerequisites and tool prerequisites are typically installed here.</text:span></text:p>
      <text:p text:style-name="P281">This script should<text:span text:style-name="T478"> </text:span>follow the pattern of other install scripts in the <text:span text:style-name="Code">scripts</text:span> directory <text:span text:style-name="T478">of the OpenCPI framework (e.g. </text:span><text:span text:style-name="Code">install-gmp.sh</text:span><text:span text:style-name="T478">)</text:span>, in particular:</text:p>
      <text:list xml:id="list94058974943584" text:continue-numbering="true" text:style-name="WWNum32">
        <text:list-item>
          <text:p text:style-name="P442">Ensure that the <text:span text:style-name="Code">OCPI_CDK_DIR</text:span> environment variable is set.</text:p>
        </text:list-item>
        <text:list-item>
          <text:p text:style-name="P443">Sourc<text:span text:style-name="T479">e</text:span> the <text:span text:style-name="Code">$OCPI_CDK_DIR/scripts/setup-</text:span><text:span text:style-name="Code"><text:span text:style-name="T504">prerequisite</text:span></text:span><text:span text:style-name="Code">.sh</text:span> script <text:span text:style-name="T498">with appropriate arguments.</text:span></text:p>
        </text:list-item>
        <text:list-item>
          <text:p text:style-name="P444"><text:span text:style-name="T480">Install</text:span> the <text:span text:style-name="T497">resulting files of the </text:span>package in <text:span text:style-name="Code">$OCPI_PREREQUISITES_INSTALL_DIR</text:span><text:span text:style-name="Code"><text:span text:style-name="T4">/&lt;</text:span></text:span><text:span text:style-name="Code"><text:span text:style-name="T56">prerequisite</text:span></text:span><text:span text:style-name="Code"><text:span text:style-name="T4">&gt;</text:span></text:span><text:span text:style-name="T481">.</text:span></text:p>
        </text:list-item>
        <text:list-item>
          <text:p text:style-name="P445">Install any resulting platform-independent header files in <text:span text:style-name="Code">$OCPI_PREREQUISITES_INSTALL_DIR</text:span><text:span text:style-name="Code"><text:span text:style-name="T4">/&lt;</text:span></text:span><text:span text:style-name="Code"><text:span text:style-name="T56">prerequisite</text:span></text:span><text:span text:style-name="Code"><text:span text:style-name="T4">&gt;</text:span></text:span><text:span text:style-name="Code"><text:span text:style-name="T187">/</text:span></text:span><text:span text:style-name="Code"><text:span text:style-name="T188">include</text:span></text:span><text:span text:style-name="T481">.</text:span></text:p>
        </text:list-item>
        <text:list-item>
          <text:p text:style-name="P444"><text:soft-page-break/><text:span text:style-name="T482">Install platform-specific files in the </text:span><text:span text:style-name="Code">include</text:span><text:span text:style-name="T497">, </text:span><text:span text:style-name="Code">lib</text:span><text:span text:style-name="T497"> and </text:span><text:span text:style-name="Code">bin</text:span><text:span text:style-name="T497"> subdirectories of:<text:line-break/></text:span><text:span text:style-name="Code">$OCPI_PREREQUISITES_INSTALL_DIR/</text:span><text:span text:style-name="Code"><text:span text:style-name="T4">&lt;name&gt;</text:span></text:span><text:span text:style-name="Code">/</text:span><text:span text:style-name="Code"><text:span text:style-name="T497">$OCPI_TARGET_DIR</text:span></text:span><text:span text:style-name="T498">.</text:span></text:p>
        </text:list-item>
        <text:list-item>
          <text:p text:style-name="List_20_Bullet">Build both dynamic and static versions of runtime libraries, and build the static libraries with PIC options enabled. <text:s/><text:span text:style-name="T506">[A more optimal solution would be to support both PIC and non-PIC static libraries.]</text:span></text:p>
        </text:list-item>
      </text:list>
      <text:p text:style-name="P170">The <text:span text:style-name="Code">$OCPI_CDK_DIR/setup-</text:span><text:span text:style-name="Code"><text:span text:style-name="T505">prerequisite</text:span></text:span><text:span text:style-name="Code">.sh</text:span> script, <text:span text:style-name="T499">supplied by OpenCPI, </text:span>which is <text:span text:style-name="T4">sourced,</text:span> takes these arguments:</text:p>
      <text:list xml:id="list94058948196253" text:continue-list="list94059171314847" text:style-name="Numbering_20_1">
        <text:list-item text:start-value="1">
          <text:p text:style-name="P401">The target platform (the platform on which execution takes place). <text:s/>This is passed in from the first argument of the install script, e.g. <text:span text:style-name="T357">"</text:span><text:span text:style-name="Code">$1</text:span><text:span text:style-name="Code"><text:span text:style-name="T483">"</text:span></text:span> (quoted <text:span text:style-name="T505">to allow empty</text:span>).</text:p>
        </text:list-item>
        <text:list-item>
          <text:p text:style-name="P403">The name of the prerequisite, e.g. <text:span text:style-name="Code">gmp</text:span>.</text:p>
        </text:list-item>
        <text:list-item>
          <text:p text:style-name="P403">A short “pretty” description string, e.g. <text:span text:style-name="T357">"</text:span><text:span text:style-name="Code">Extended Precision Library</text:span><text:span text:style-name="Code"><text:span text:style-name="T483">"</text:span></text:span>.</text:p>
        </text:list-item>
        <text:list-item>
          <text:p text:style-name="P402"><text:span text:style-name="T477">The URL (or absolute pathname) to download the file from, without the filename, e.g.: <text:s/></text:span><text:span text:style-name="Code">https://ftp.gnu.org/gnu/gmp<text:line-break/></text:span><text:span text:style-name="T484">If the URL ends in </text:span><text:span text:style-name="Code">.git</text:span><text:span text:style-name="T484">, it will be cloned rather than downloaded and unpacked.</text:span></text:p>
        </text:list-item>
        <text:list-item>
          <text:p text:style-name="P399"><text:span text:style-name="T479">The downloaded file name (if a downloaded file), e.g. </text:span><text:span text:style-name="Code">gmp-6.1.2.tar.x</text:span><text:span text:style-name="Code"><text:span text:style-name="T505">z</text:span></text:span><text:span text:style-name="Default_20_Paragraph_20_Font"><text:span text:style-name="T505">, or, if cloning a git repository, the tag or branch to check out.</text:span></text:span></text:p>
        </text:list-item>
        <text:list-item>
          <text:p text:style-name="P400"><text:span text:style-name="T477">The top-level directory created when the download file is unpacked, e.g.:<text:line-break/> </text:span><text:span text:style-name="Code">gmp-6.1.2</text:span> <text:span text:style-name="T508">or the git repository top level directory. <text:s/>Use a single period (</text:span><text:span text:style-name="Code">.</text:span><text:span text:style-name="T508">) if the download is only files, with no directory.</text:span></text:p>
        </text:list-item>
        <text:list-item>
          <text:p text:style-name="P404">Whether the prerequisite should be cross-compiled, or only used on development hosts. <text:s/>A value of <text:span text:style-name="Code">1</text:span> indicates runtime and cross compiled for non-development platforms. <text:s/><text:span text:style-name="Code">0</text:span> means only build for development platforms.</text:p>
        </text:list-item>
      </text:list>
      <text:p text:style-name="P284">This <text:span text:style-name="T508">setup </text:span>script performs downloading (or git cloning), caching downloads, creating the necessary directories, accessing the tool chain for the platform, and defining convenience function<text:span text:style-name="T509">s and variables</text:span> for use later in the script.</text:p>
      <text:p text:style-name="P283">After th<text:span text:style-name="T507">e</text:span> setup script is sourced <text:span text:style-name="T509">the environment is:</text:span></text:p>
      <text:list xml:id="list94059688062391" text:continue-list="list94058974943584" text:style-name="WWNum32">
        <text:list-item>
          <text:p text:style-name="List_20_Bullet"><text:span text:style-name="T509">t</text:span>he current working directory is a platform-specific build <text:span text:style-name="T506">sub</text:span>directory created <text:span text:style-name="T511">underxoxo</text:span> the <text:span text:style-name="T506">directory created by the download/unpack, or git clone</text:span></text:p>
        </text:list-item>
        <text:list-item>
          <text:p text:style-name="P446">the <text:span text:style-name="Code">install_dir</text:span> and <text:span text:style-name="Code">install_exec_dir</text:span> variables are set to where the results of the build shoulld be installed</text:p>
        </text:list-item>
        <text:list-item>
          <text:p text:style-name="P446">the <text:span text:style-name="Code">relative_link</text:span> function is defined for optional use to create appropriate relative symbolic links from this build directory and the installation directory.</text:p>
        </text:list-item>
        <text:list-item>
          <text:p text:style-name="P447">the shell option to terminate on any error (<text:span text:style-name="Code">set -e</text:span>) is set.</text:p>
        </text:list-item>
        <text:list-item>
          <text:p text:style-name="P448">variables for explicit (non-autotools) compilation are set compatibly for cross compilation: <text:s/><text:span text:style-name="Code">CC</text:span>, <text:span text:style-name="Code">CXX</text:span>, <text:span text:style-name="Code">LD</text:span>, <text:span text:style-name="Code">AR</text:span>.</text:p>
        </text:list-item>
        <text:list-item>
          <text:p text:style-name="P448">the <text:span text:style-name="Code">cross_host</text:span> variable is set appropriately for the autotools <text:span text:style-name="Code">--host</text:span> option.</text:p>
        </text:list-item>
        <text:list-item>
          <text:p text:style-name="P448">the cross-compilation tools are in the execution <text:span text:style-name="Code">PATH</text:span> environment variable.</text:p>
        </text:list-item>
      </text:list>
      <text:p text:style-name="P287"><text:soft-page-break/><text:span text:style-name="T506">At this point the prerequisite installation script can perform an appropriate build in this directory. <text:s/>When the build is complete, the results are installed in the directory: <text:s/></text:span><text:span text:style-name="Code">$install_dir</text:span> <text:span text:style-name="T509">and </text:span><text:span text:style-name="Code">$install_exec_dir</text:span><text:span text:style-name="T509">.</text:span></text:p>
      <text:p text:style-name="P285"><text:span text:style-name="T508">This installation happens one of two ways. <text:s/>If the build uses the typical </text:span><text:span text:style-name="FirstEmphasis">autotools</text:span><text:span text:style-name="T508"> paradigm of:</text:span></text:p>
      <text:p text:style-name="Code"><text:span text:style-name="Code">../configure; make; make install</text:span></text:p>
      <text:p text:style-name="P285"><text:span text:style-name="T508">then the </text:span><text:span text:style-name="Code">--prefix</text:span><text:span text:style-name="T508"> and </text:span><text:span text:style-name="Code">--exec-prefix</text:span><text:span text:style-name="T508"> arguments are provided to the </text:span><text:span text:style-name="Code">configure</text:span><text:span text:style-name="T508"> script as. e.g.</text:span></text:p>
      <text:p text:style-name="Code">../<text:span text:style-name="T508">configure<text:line-break/> <text:s/>--prefix=$install_dir<text:line-break/> <text:s/>--exec-prefix=$install_exec_dir</text:span></text:p>
      <text:p text:style-name="P286">This will cause the resulting files to be installed in the correct locations (e.g. <text:span text:style-name="Code">$install_dir/include</text:span> for portable headers, and<text:line-break/><text:span text:style-name="Code">$install_exec_dir/(lib|bin)</text:span> for platform-specific files).</text:p>
      <text:p text:style-name="P280">An example script for a prerequisite needed only on <text:span text:style-name="T500">most </text:span>development platforms, is the <text:span text:style-name="Code">patchelf</text:span> tool. <text:s/>The entire install script is:</text:p>
      <text:p text:style-name="P374">version=0.9<text:line-break/>dir=patchelf-$version<text:line-break/>[ -z "$OCPI_CDK_DIR" ] &amp;&amp; <text:line-break/> <text:s/>echo Environment variable OCPI_CDK_DIR not set &amp;&amp; exit 1<text:line-break/>source $OCPI_CDK_DIR/scripts/setup-install.sh \<text:line-break/> <text:s text:c="6"/>"$1" \<text:line-break/> <text:s text:c="6"/>patchelf \<text:line-break/> <text:s text:c="6"/>"ELF file patching utility" \<text:line-break/> <text:s text:c="6"/>http://nixos.org/releases/patchelf/$dir \<text:line-break/> <text:s text:c="6"/>$dir.tar.gz \<text:line-break/> <text:s text:c="6"/>$dir \<text:line-break/> <text:s text:c="6"/>0<text:line-break/>../configure --prefix=$<text:span text:style-name="T509">install_dir</text:span> --exec-prefix=$<text:span text:style-name="T509">install_exec_dir</text:span> \<text:line-break/> <text:s/>CFLAGS=-g CXXFLAGS=-g<text:line-break/><text:span text:style-name="T462">make &amp;&amp; make install</text:span><text:change-end text:change-id="ct106102873880864"/><text:change-start text:change-id="ct106102873903040"/></text:p>
      <text:p text:style-name="P288"><text:change-end text:change-id="ct106102873903040"/><text:change-start text:change-id="ct106102873903488"/>For prerequisite packages that are not set up for autotools building, the results of the build can be simply installed using the <text:span text:style-name="Code">relative_link</text:span> function which operates<text:change-end text:change-id="ct106102873903488"/><text:change-start text:change-id="ct106102873867424"/> as a smart<text:span text:style-name="T510">er</text:span> symbolic link command analogous to the <text:span text:style-name="Code">ln -s</text:span> command.<text:change-end text:change-id="ct106102873867424"/><text:change-start text:change-id="ct106102875893120"/> <text:s/><text:change-end text:change-id="ct106102875893120"/><text:change-start text:change-id="ct106102875893344"/><text:span text:style-name="T510">Here is an excerpt from a prerequisite installation where the software package</text:span><text:change-end text:change-id="ct106102875893344"/><text:change-start text:change-id="ct106102875893568"/><text:span text:style-name="T510"> being installed consists of a single source file:</text:span></text:p>
      <text:p text:style-name="Code"><text:soft-page-break/>[ -z "$OCPI_CDK_DIR" ] &amp;&amp; echo Environment variable OCPI_CDK_DIR not set &amp;&amp; exit 1<text:line-break/>source $OCPI_CDK_DIR/scripts/setup-prerequisite.sh \<text:line-break/> <text:s text:c="6"/>"$1" \<text:line-break/> <text:s text:c="6"/>inode64 \<text:line-break/> <text:s text:c="6"/>"fix for 32 bit binaries running on 64-bit file systems" \<text:line-break/> <text:s text:c="6"/>https://www.tcm.phy.cam.ac.uk/sw \<text:line-break/> <text:s text:c="6"/>inode64.c \<text:line-break/> <text:s text:c="6"/>. \<text:line-break/> <text:s text:c="6"/>0<text:line-break/>...<text:line-break/>gcc -c -fPIC -m32 ../inode64.c<text:line-break/>ld -shared -melf_i386 -o inode64.so inode64.o<text:line-break/>relative_link inode64.so $install_exec_dir/lib<text:change-end text:change-id="ct106102875893568"/><text:change-start text:change-id="ct106102875894240"/></text:p>
      <text:p text:style-name="P289"><text:change-end text:change-id="ct106102875894240"/><text:change-start text:change-id="ct106102875894688"/>For runtime prerequisite packages that need to be cross compiled, the <text:span text:style-name="Code">cross_host</text:span> variable is used in the <text:change-end text:change-id="ct106102875894688"/><text:change-start text:change-id="ct106102875894464"/><text:span text:style-name="Code">../configure</text:span> command, e.g.:</text:p>
      <text:p text:style-name="P375">../configure --prefix=$<text:span text:style-name="T509">install_dir</text:span> --exec-prefix=$<text:span text:style-name="T509">install_exec_dir</text:span>\<text:line-break/> <text:s text:c="12"/>${cross-host+--host=$cross_host}\<text:change-end text:change-id="ct106102875894464"/><text:change-start text:change-id="ct106102875894912"/></text:p>
      <text:p text:style-name="P289">With prerequisites <text:span text:style-name="T511">that are </text:span>not<text:change-end text:change-id="ct106102875894912"/><text:change-start text:change-id="ct106102875895360"/> set up for autotools, the compilation commands can be used directly, e.g.:</text:p>
      <text:p text:style-name="P317">$CXX -c <text:change-end text:change-id="ct106102875895360"/><text:change-start text:change-id="ct106102875895584"/>*.c; $AR -rs foo.a *.o</text:p>
      <text:p text:style-name="P289">[ Here we can open up the platform-d<text:change-end text:change-id="ct106102875895584"/><text:change-start text:change-id="ct106102875895808"/>efinition variables universe for more advanced cases. <text:s/><text:change-end text:change-id="ct106102875895808"/><text:change-start text:change-id="ct106102875896032"/>And also evolve from environment variables to platform variables.]<text:change-end text:change-id="ct106102875896032"/></text:p>
      <text:h text:style-name="P383" text:outline-level="3"><text:bookmark-start text:name="__RefHeading__17656_2116501284"/>Summary for Enabling Development for a <text:span text:style-name="T116">N</text:span>ew GPP <text:span text:style-name="T116">P</text:span>latform<text:bookmark-end text:name="__RefHeading__17656_2116501284"/></text:h>
      <text:list xml:id="list94060315322907" text:continue-numbering="true" text:style-name="WWNum32">
        <text:list-item>
          <text:p text:style-name="P449"><text:span text:style-name="T159">Create </text:span><text:change-start text:change-id="ct106102875896256"/><text:span text:style-name="T159">the platform's directory in a project.</text:span></text:p>
        </text:list-item>
        <text:list-item>
          <text:p text:style-name="P450">Create the platform definition file.</text:p>
        </text:list-item>
        <text:list-item>
          <text:p text:style-name="P449"><text:span text:style-name="T501">For development </text:span><text:change-end text:change-id="ct106102875896256"/><text:change-start text:change-id="ct106102875896480"/><text:span text:style-name="T501">hosts, create the &lt;platform&gt;-check.sh script.</text:span></text:p>
        </text:list-item>
        <text:list-item>
          <text:p text:style-name="P450">If needed, create the &lt;platform&gt;-packages.sh script.</text:p>
        </text:list-item>
        <text:list-item>
          <text:p text:style-name="P450">If needed, create the package-specific prerequisite installation scripts.</text:p>
        </text:list-item>
        <text:list-item>
          <text:p text:style-name="P451">Build the OpenCPI prerequisites to ensure all the scripts are functional.</text:p>
        </text:list-item>
        <text:list-item>
          <text:p text:style-name="P449">Build the OpenCPI <text:span text:style-name="T501">framework</text:span> and make adjustments to the code for issues that arise.</text:p>
        </text:list-item>
        <text:list-item>
          <text:p text:style-name="P449"><text:span text:style-name="T501">Successfully run </text:span><text:span text:style-name="Code">./install-</text:span><text:change-end text:change-id="ct106102875896480"/><text:change-start text:change-id="ct106102875896704"/><text:span text:style-name="Code">opencpi.sh</text:span><text:span text:style-name="T501"> on the development host.</text:span></text:p>
        </text:list-item>
        <text:list-item>
          <text:p text:style-name="P449"><text:span text:style-name="T501">Successfully run </text:span><text:span text:style-name="Code">./install-opencpi.sh </text:span><text:span text:style-name="Code"><text:span text:style-name="T4">&lt;platform&gt;</text:span></text:span><text:span text:style-name="T501"> for cross-developed hosts.</text:span></text:p>
        </text:list-item>
        <text:list-item>
          <text:p text:style-name="P449"><text:span text:style-name="T501">Successfullt run .</text:span><text:span text:style-name="Code">/scripts/test-opencpi.sh</text:span><text:span text:style-name="T501"> on embedded hosts</text:span><text:change-end text:change-id="ct106102875896704"/></text:p>
        </text:list-item>
        <text:list-item>
          <text:p text:style-name="List_20_Bullet">Build the OpenCPI core and make adjustments to the code for issues that arise.</text:p>
        </text:list-item>
      </text:list>
      <text:h text:style-name="Heading_20_2" text:outline-level="2"><text:bookmark-start text:name="__RefHeading__1029_1060509377"/>Enabling Execution for GPP <text:span text:style-name="T116">P</text:span>latforms<text:bookmark-end text:name="__RefHeading__1029_1060509377"/></text:h>
      <text:p text:style-name="P17">Execution on GPP platforms requires some command line tools, libraries, a<text:span text:style-name="T225">nd</text:span> device drivers. <text:s/>The<text:change text:change-id="ct106102875896928"/> OpenCPI <text:change-start text:change-id="ct106102873813664"/><text:span text:style-name="T502">framework </text:span><text:change-end text:change-id="ct106102873813664"/>libraries and command-line tools are built using the appropriate compiler <text:span text:style-name="T234">as installed above. <text:s/>Once the development host has been enabled, and the OpenCPI core and example components have been built, a few additional steps are required to enable </text:span><text:span text:style-name="T24">execution</text:span><text:span text:style-name="T234"> on the platform.</text:span></text:p>
      <text:p text:style-name="P120">Several <text:span text:style-name="T226">OpenCPI </text:span>runtime libraries have aspects that use conditional compilation depending on the system or CPU being target<text:span text:style-name="T227">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text:span text:style-name="T235">. <text:s/>These customizations are not well defined. <text:s/>For new CPU architectures and new operating systems not based on Linux, the code must be examined for these issues, which will typically cause compilation errors.</text:span></text:p>
      <text:p text:style-name="P121">Setting up a development system for execution is nearly automatic once the build environment is set up and any required code changes in the OpenCPI runtime libraries. <text:s/>For execution on development systems, loading the kernel driver (using <text:span text:style-name="T394">the </text:span><text:span text:style-name="Code">ocpidriver</text:span> command), and setting the PATH environment variable correctly, and setting the OCPI_CDK_DIR environment variable is usually sufficient. <text:s/>These are normal installation steps.</text:p>
      <text:p text:style-name="P153">The kernel driver is in fact only necessary when accessing other platforms via the system bus. <text:s/>If the GPP platform has no such bus/fabric, the kernel driver is not necessary.</text:p>
      <text:p text:style-name="P121">For embedded systems, the setup is more customized.</text:p>
      <text:h text:style-name="P384" text:outline-level="3"><text:bookmark-start text:name="__RefHeading___Toc38776_1517956095"/>Creating a Bootable Image or SD card for an Embedded Platform<text:bookmark-end text:name="__RefHeading___Toc38776_1517956095"/></text:h>
      <text:p text:style-name="P150">[This section is incomplete. <text:s/>An example for Zynq platforms are the scripts in the platforms/zynq directory].</text:p>
      <text:h text:style-name="Heading_20_1" text:outline-level="1"><text:bookmark-start text:name="__RefHeading__1033_1060509377"/>Enabling FPGA Platforms<text:bookmark-end text:name="__RefHeading__1033_1060509377"/></text:h>
      <text:p text:style-name="P186">Whereas <text:span text:style-name="T112">GPP platforms have operating systems that OpenCPI uses to interface with the hardware surrounding the processor, FPGA platforms do not. <text:s/>OpenCPI provides an <text:s/>infrastructure on FPGAs, which requires FPGA logic that is specific to the platform, analogous to a “board support package” that adapts an embedded operating system to a given hardware “board” and associated devices.</text:span></text:p>
      <text:p text:style-name="P191"><text:span text:style-name="T304">Consistent with the definition of </text:span><text:span text:style-name="FirstEmphasis">platform</text:span><text:span text:style-name="T304"> given earlier, here w</text:span>e <text:span text:style-name="T304">more narrowly </text:span>define an FPGA <text:span text:style-name="T60">platform</text:span> as a particular, single FPGA on some hardware (board). <text:s/>If a board has multiple OpenCPI-usable FPGA<text:span text:style-name="T228">s</text:span>, each is a platform and each may host a container in which <text:span text:style-name="T236">components (actually: </text:span><text:span text:style-name="T25">worker instances</text:span><text:span text:style-name="T236">) </text:span>execute. <text:s/><text:span text:style-name="T395">An OpenCPI-usable FPGA is one that can host user-written workers executing in an OpenCPI HDL container.</text:span></text:p>
      <text:p text:style-name="P187">An FPGA <text:span text:style-name="T263">simulator may also be an FPGA platform</text:span>, which is also a place where OpenCPI HDL <text:span text:style-name="T395">workers</text:span> may execute, with the same infrastructure as physical FPGA platforms. <text:s/></text:p>
      <text:p text:style-name="P252">When an SoC, like the Xilinx Zynq chip, contains a section of FPGA logic as well as processor cores, the FPGA part is an FPGA platform and the GPP processor core(s) are a GPP software platform. <text:s/>Thus the SoC is indeed a “system on chip”: <text:s/>a system with two platforms and an interconnect between them.</text:p>
      <text:p text:style-name="P219">Analogous to preparing the support for a GPP platform, enabling an FPGA platform involves steps <text:span text:style-name="T113">to enable the development environment, and steps to enable the run-time/execution environment.</text:span></text:p>
      <text:p text:style-name="P219"><text:span text:style-name="T113">Enabling development for a platform involves</text:span>:</text:p>
      <text:list xml:id="list94058805331357" text:continue-numbering="true" text:style-name="WWNum32">
        <text:list-item>
          <text:p text:style-name="P452">Installing and integrating a development tool chain that can target the FPGA <text:span text:style-name="T266">device </text:span>on the platform <text:span text:style-name="T304">(when one is not already installed that applies to the new platform).</text:span></text:p>
        </text:list-item>
        <text:list-item>
          <text:p text:style-name="P452">Verifying that the integrated tool chain can process and build all the core OpenCPI FPGA code and portable components when targeting the FPGA platform's part and part family.</text:p>
        </text:list-item>
      </text:list>
      <text:p text:style-name="P111">Enabling runtime execution for a <text:span text:style-name="T396">non-simulation </text:span>platform involves:</text:p>
      <text:list xml:id="list94059415505525" text:continue-numbering="true" text:style-name="WWNum32">
        <text:list-item>
          <text:p text:style-name="P452">Writing specific new VHDL code that supports the particulars of the hardware attached to the FPGA on the platform.</text:p>
        </text:list-item>
        <text:list-item>
          <text:p text:style-name="P453">Updating software drivers to load/unload configuration bitstreams.</text:p>
        </text:list-item>
        <text:list-item>
          <text:p text:style-name="P452">Verifying that the various <text:span text:style-name="T396">platform-independent</text:span> FPGA test applications execute on the platform.</text:p>
        </text:list-item>
      </text:list>
      <text:p text:style-name="P189"/>
      <text:h text:style-name="P428" text:outline-level="2"><text:bookmark-start text:name="__RefHeading___Toc17468_1235158909"/>Physical FPGA Platforms<text:bookmark-end text:name="__RefHeading___Toc17468_1235158909"/></text:h>
      <text:p text:style-name="P191">Platforms are specific FPGAs <text:span text:style-name="T114">on a board </text:span>connected locally to:</text:p>
      <text:list xml:id="list94059413047742" text:continue-list="list94059415505525" text:style-name="WWNum32">
        <text:list-item text:start-value="1">
          <text:p text:style-name="List_20_Bullet">Local I/O devices: ADC, DAC, DRAM, Flash, G<text:span text:style-name="T199">b</text:span>E, etc. </text:p>
        </text:list-item>
        <text:list-item>
          <text:p text:style-name="List_20_Bullet">Interconnects: PCI<text:span text:style-name="T199">e</text:span>, Ethernet, etc. <text:span text:style-name="T114">used </text:span>to talk to other <text:span text:style-name="T113">OpenCPI platforms</text:span> </text:p>
        </text:list-item>
        <text:list-item>
          <text:p text:style-name="List_20_Bullet">Slots: FMC, HSMC, mezzanine card slots. </text:p>
        </text:list-item>
      </text:list>
      <text:p text:style-name="Body"><text:span text:style-name="T228">For example, </text:span>a Xilinx ML605 has PCI Express <text:span text:style-name="T228">interconnect</text:span>, DRAM, and 2 FMC slots <text:span text:style-name="T228">(and other minor devices).</text:span></text:p>
      <text:p text:style-name="P189">For each device on a platform, specific development may be required (described in the Device Development section below). <text:s/><text:span text:style-name="T114">In</text:span> many cases existing device support may be reused, since OpenCPI FPGA device support is typically done in a way that is sharable across platforms.</text:p>
      <text:p text:style-name="P253">Ideally, <text:span text:style-name="T114">new </text:span>device support is developed such that it can be reused across platforms.</text:p>
      <text:p text:style-name="P190">Physical FPGA platforms are based on a particular type of FPGA chip: <text:s/>e.g., a Xilinx ML605 development board has a Virtex6 FPGA (xc6vlx240t), with a speed grade and a package.</text:p>
      <text:p text:style-name="P220">Examples of physical FPGA platforms are:</text:p>
      <text:p text:style-name="Table_20_Caption_20__28_before_29_"><text:s/><text:span text:style-name="T397">Table </text:span><text:span text:style-name="T397"><text:sequence-ref text:reference-format="page" text:ref-name="refTable1">6</text:sequence-ref></text:span><text:span text:style-name="T397">: <text:s/>Example FPGA/HDL Platform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69">Board</text:p>
          </table:table-cell>
          <table:table-cell table:style-name="Table4.A1" office:value-type="string">
            <text:p text:style-name="P369">Part</text:p>
          </table:table-cell>
          <table:table-cell table:style-name="Table4.A1" office:value-type="string">
            <text:p text:style-name="P369">Interconnect(s)</text:p>
          </table:table-cell>
          <table:table-cell table:style-name="Table4.D1" office:value-type="string">
            <text:p text:style-name="P367">Description</text:p>
          </table:table-cell>
        </table:table-row>
        <table:table-row>
          <table:table-cell table:style-name="Table4.A2" office:value-type="string">
            <text:p text:style-name="P334"><text:span text:style-name="Code"><text:span text:style-name="T93">ML605</text:span></text:span></text:p>
          </table:table-cell>
          <table:table-cell table:style-name="Table4.A2" office:value-type="string">
            <text:p text:style-name="P331">Virtex6</text:p>
          </table:table-cell>
          <table:table-cell table:style-name="Table4.A2" office:value-type="string">
            <text:p text:style-name="P331">PCIe</text:p>
          </table:table-cell>
          <table:table-cell table:style-name="Table4.D2" office:value-type="string">
            <text:p text:style-name="P331">Xilinx PCIe-based Virtex6 development board, with 2 FMC slots</text:p>
          </table:table-cell>
        </table:table-row>
        <table:table-row>
          <table:table-cell table:style-name="Table4.A2" office:value-type="string">
            <text:p text:style-name="P334"><text:span text:style-name="Code"><text:span text:style-name="T93">ZedBoard</text:span></text:span></text:p>
          </table:table-cell>
          <table:table-cell table:style-name="Table4.A2" office:value-type="string">
            <text:p text:style-name="P331">Zynq/PL</text:p>
          </table:table-cell>
          <table:table-cell table:style-name="Table4.A2" office:value-type="string">
            <text:p text:style-name="P331">AXI internal</text:p>
          </table:table-cell>
          <table:table-cell table:style-name="Table4.D2" office:value-type="string">
            <text:p text:style-name="P336"><text:span text:style-name="T94">Digilent Zynq Development Board<text:line-break/></text:span><text:span text:style-name="T82">HDL Platform is the </text:span><text:span text:style-name="T100">“PL” side of the Zynq SoC</text:span><text:span text:style-name="T82">, with the PL-attached devices and one FMC slot</text:span></text:p>
          </table:table-cell>
        </table:table-row>
        <table:table-row>
          <table:table-cell table:style-name="Table4.A2" office:value-type="string">
            <text:p text:style-name="P321"><text:span text:style-name="Code"><text:span text:style-name="T93">ALST4</text:span></text:span></text:p>
          </table:table-cell>
          <table:table-cell table:style-name="Table4.A2" office:value-type="string">
            <text:p text:style-name="P331">Stratix4</text:p>
          </table:table-cell>
          <table:table-cell table:style-name="Table4.A2" office:value-type="string">
            <text:p text:style-name="P331">PCIe</text:p>
          </table:table-cell>
          <table:table-cell table:style-name="Table4.D2" office:value-type="string">
            <text:p text:style-name="P321"><text:span text:style-name="T96">Intel/</text:span><text:span text:style-name="T93">Altera PCIe-based Stratix4 development board with 2 HSMC slots.</text:span></text:p>
          </table:table-cell>
        </table:table-row>
        <table:table-row>
          <table:table-cell table:style-name="Table4.A2" office:value-type="string">
            <text:p text:style-name="P321"><text:span text:style-name="Code"><text:span text:style-name="T93">ZC706</text:span></text:span></text:p>
          </table:table-cell>
          <table:table-cell table:style-name="Table4.A2" office:value-type="string">
            <text:p text:style-name="P331">Zynq/PL</text:p>
          </table:table-cell>
          <table:table-cell table:style-name="Table4.A2" office:value-type="string">
            <text:p text:style-name="P331">AXI Internal<text:line-break/>PCIe external</text:p>
          </table:table-cell>
          <table:table-cell table:style-name="Table4.D2" office:value-type="string">
            <text:p text:style-name="P321"><text:span text:style-name="T93">Xilinx PCIe-based Zynq development board with </text:span><text:span text:style-name="T94">2 FMC slots.</text:span></text:p>
            <text:p text:style-name="P337"><text:span text:style-name="T82">HDL Platform is the </text:span><text:span text:style-name="T100">“PL” side of the Zynq SoC</text:span><text:span text:style-name="T82">, with the PL-attached devices, </text:span><text:span text:style-name="T95">two</text:span><text:span text:style-name="T82"> FMC slot</text:span><text:span text:style-name="T95">s</text:span><text:span text:style-name="T82">, </text:span><text:span text:style-name="T94">and a</text:span><text:span text:style-name="T95">n</text:span><text:span text:style-name="T94"> attachment to </text:span><text:span text:style-name="T95">the </text:span><text:span text:style-name="T94">PCIe </text:span><text:span text:style-name="T95">interconnect.</text:span></text:p>
          </table:table-cell>
        </table:table-row>
      </table:table>
      <text:list xml:id="list94059444484296" text:continue-numbering="true" text:style-name="WWNum32">
        <text:list-item>
          <text:p text:style-name="P454"/>
        </text:list-item>
      </text:list>
      <text:h text:style-name="P428" text:outline-level="2"><text:bookmark-start text:name="__RefHeading___Toc17470_1235158909"/>Simulator FPGA Platforms<text:bookmark-end text:name="__RefHeading___Toc17470_1235158909"/></text:h>
      <text:p text:style-name="P188">OpenCPI provides a software <text:span text:style-name="T377">runtime</text:span> infrastructure to make execution on simulators as similar as possible to execution on phy<text:span text:style-name="T113">si</text:span>cal FPGAs, without simulating any external device-related logic. <text:s/><text:span text:style-name="T115">The simulation execution environment makes execution on different simulators also similar to each other. <text:s/>Multiple simulator instances may execute simultaneously subject to any license restrictions allowing only a certain number of simulator instances to run at the same time.</text:span></text:p>
      <text:p text:style-name="P220">At the time of this writing, only mixed-language simulators (VHDL and Verilog) may be enabled and used with OpenCPI.</text:p>
      <text:p text:style-name="P220">Examples of supported FPGA simulators include:</text:p>
      <text:list xml:id="list94058540657054" text:continue-numbering="true" text:style-name="WWNum32">
        <text:list-item>
          <text:p text:style-name="List_20_Bullet">Xilinx Isim <text:span text:style-name="T398">from ISE 14.7</text:span></text:p>
        </text:list-item>
        <text:list-item>
          <text:p text:style-name="List_20_Bullet">Mentor Modelsim <text:span text:style-name="T398">DE 10.2</text:span></text:p>
        </text:list-item>
        <text:list-item>
          <text:p text:style-name="P455">Xilinx Vivado Xsim 2016.4</text:p>
        </text:list-item>
      </text:list>
      <text:p text:style-name="P293">Other simulators that may be supported include:</text:p>
      <text:list xml:id="list94059682145348" text:continue-numbering="true" text:style-name="WWNum32">
        <text:list-item>
          <text:p text:style-name="P456">Aldec</text:p>
        </text:list-item>
      </text:list>
      <text:h text:style-name="P429" text:outline-level="2"><text:bookmark-start text:name="__RefHeading__1035_1060509377"/>Enabling Development for FPGA <text:span text:style-name="T116">P</text:span>latforms<text:bookmark-end text:name="__RefHeading__1035_1060509377"/></text:h>
      <text:h text:style-name="Heading_20_3" text:outline-level="3"><text:bookmark-start text:name="__RefHeading__17658_2116501284"/>Installing the <text:span text:style-name="T116">T</text:span>ool <text:span text:style-name="T116">C</text:span>hain<text:bookmark-end text:name="__RefHeading__17658_2116501284"/></text:h>
      <text:p text:style-name="P208"><text:span text:style-name="T305">For tools not currently supported by OpenCPI, d</text:span>ocument the basic process of obtaining and installing the tools, highlighting any options or configurations that must be specialized, customized, or simply required for using OpenCPI. <text:s/>Licensing is also an issue for many FPGA tools.</text:p>
      <text:p text:style-name="P210">Note that OpenCPI execute<text:span text:style-name="T267">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267">P</text:span>olluting your environment with settings from multiple tools and vendors is frequently a source of problems.</text:p>
      <text:p text:style-name="P254">For OpenCPI development it is recommended to remove any such “automatic setup at login” items that the tools installation process inserts into your login script(s), and put them in an a separate script that is used as needed.</text:p>
      <text:p text:style-name="P255">Some FPGA tool chain installations include a software tool chain for embedded cores on SoCs. <text:s/>This means that one tool installation supports both the FPGA platform and the GPP platform. <text:s/>E.g. a Xilinx ISE installation may include the EDK sub-package that supports cross-compilation for the ARM cores on the Zynq SoC.</text:p>
      <text:h text:style-name="Heading_20_3" text:outline-level="3"><text:bookmark-start text:name="__RefHeading__17660_2116501284"/>Integrating the <text:span text:style-name="T116">T</text:span>ool <text:span text:style-name="T116">C</text:span>hain into the OpenCPI <text:span text:style-name="T160">HDL B</text:span>uild <text:span text:style-name="T116">P</text:span>rocess<text:bookmark-end text:name="__RefHeading__17660_2116501284"/></text:h>
      <text:p text:style-name="P209">[This is a large topic that is not <text:span text:style-name="T160">fully </text:span>documented].</text:p>
      <text:p text:style-name="P192">This process includes enabling the OpenCPI FPGA build process to use the right tools to target the “part family” of the FPGA device on the platform. <text:s/>For example, on the “<text:span text:style-name="T399">z</text:span>ed” platform, the family of the FPGA part is “zynq”. <text:s/>On the “<text:span text:style-name="T399">ml</text:span>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192">So the integration process is:</text:p>
      <text:list xml:id="list94060215066135" text:continue-list="list94058948196253" text:style-name="Numbering_20_1">
        <text:list-item>
          <text:p text:style-name="List_20_Number">If the required tools are not <text:span text:style-name="T399">currently</text:span> integrated with OpenCPI, they must be <text:span text:style-name="T270">integrated (not a small job)</text:span>.</text:p>
        </text:list-item>
        <text:list-item>
          <text:p text:style-name="List_20_Number">If the required tools are <text:span text:style-name="T399">currently</text:span> integrated with OpenCPI, but do not yet support the part family, that support must be added.</text:p>
        </text:list-item>
      </text:list>
      <text:p text:style-name="P192">The database of part families, and their relationships to tools and <text:span text:style-name="T399">vendors</text:span>, is in the file:</text:p>
      <text:p text:style-name="Code">tools/cdk/include/hdl/hdl-targets.mk</text:p>
      <text:p text:style-name="P211">The scripts that wrap and execute FPGA tools are found in <text:span text:style-name="T268">the directory:</text:span></text:p>
      <text:p text:style-name="Code">tools/cdk/include/hdl</text:p>
      <text:h text:style-name="Heading_20_3" text:outline-level="3"><text:bookmark-start text:name="__RefHeading__17662_2116501284"/><text:soft-page-break/>Building <text:span text:style-name="T116">A</text:span>ll the <text:span text:style-name="T116">E</text:span>xisting <text:span text:style-name="T400">Vendor-independent</text:span> HDL <text:span text:style-name="T116">C</text:span>ode<text:bookmark-end text:name="__RefHeading__17662_2116501284"/></text:h>
      <text:p text:style-name="P221">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text:span text:style-name="T400">is </text:span>required.</text:p>
      <text:p text:style-name="P168">Here is a command that builds all the portable code in OpenCPI <text:span text:style-name="T160">for currently supported part families (known as “</text:span><text:span text:style-name="Code">HdlTargets</text:span><text:span text:style-name="T160">” in the OpenCPI FPGA build process):</text:span></text:p>
      <text:p text:style-name="Code">make hdlportable <text:span text:style-name="T269">\<text:line-break/> <text:s/></text:span>HdlTargets='isim modelsim virtex6 virtex5 <text:span text:style-name="T269">\<text:line-break/> <text:s text:c="13"/></text:span>stratix4 stratix5 zynq spartan3adsp'</text:p>
      <text:p text:style-name="P256">This build command builds all primitive libraries and cores as well as all HDL workers in the OpenCPI core tree. <text:s/>It stops short of building anything specific to an HDL platform.</text:p>
      <text:p text:style-name="P193">Some of the code built using the above command is explicitly labeled to <text:span text:style-name="T60">only build</text:span> for certain targets or to <text:span text:style-name="T60">not build</text:span> for some targets, but most is truly portable and will build for all targets. <text:s/>Once this build command succeeds for the target (part family) <text:span text:style-name="T400">of</text:span>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222">For physical platforms (not simulation), there are two scripts that must be also placed in the platform's directory, <text:span text:style-name="T41">if they apply to the platform</text:span>:</text:p>
      <text:list xml:id="list94058757680786" text:continue-list="list94059682145348" text:style-name="WWNum32">
        <text:list-item>
          <text:p text:style-name="List_20_Bullet">A JTAG support script to enable JTAG-based bitstream loading, <text:span text:style-name="T161">whose name is:<text:line-break/></text:span><text:span text:style-name="Code">jtagSupport_</text:span><text:span text:style-name="Code"><text:span text:style-name="T4">&lt;platform&gt;</text:span></text:span> <text:s/><text:span text:style-name="T306">(only for platforms with JTAG bitstream loading)</text:span></text:p>
        </text:list-item>
        <text:list-item>
          <text:p text:style-name="List_20_Bullet">A boot-flash loading script to enable scripted loading of bitstreams to the boot flash, whose name is: <text:s/><text:span text:style-name="Code">loadFlash_&lt;platform&gt;</text:span> (for platforms with boot-flash loading capabilities)</text:p>
        </text:list-item>
      </text:list>
      <text:p text:style-name="P222">In some cases the appropriate script might be already be written for a different platform, in which case one platform's script can be a symbolic link to the other. <text:s/>In other cases there might be a vendor script (e.g. for all Xilinx or all <text:span text:style-name="T405">Intel/</text:span>Altera) which may live in the <text:span text:style-name="Code">hdl/vendors/</text:span><text:span text:style-name="Code"><text:span text:style-name="T4">&lt;vendor&gt;</text:span></text:span> directory.</text:p>
      <text:p text:style-name="P212"><text:span text:style-name="T162">For simulation platforms there must be a script to invoke the simulator from the OpenCPI runtime framework. <text:s/>This script must be called: <text:s/></text:span><text:span text:style-name="Code">runSimExec.</text:span><text:span text:style-name="Code"><text:span text:style-name="T4">&lt;platform&gt;</text:span></text:span> <text:span text:style-name="T376">and live in the platform's </text:span><text:span text:style-name="Code">hdl/platforms/</text:span><text:span text:style-name="Code"><text:span text:style-name="T4">&lt;platform&gt;</text:span></text:span><text:span text:style-name="T376"> directory.</text:span></text:p>
      <text:h text:style-name="P430" text:outline-level="2"><text:bookmark-start text:name="__RefHeading__1037_1060509377"/>Enabling Execution for <text:span text:style-name="T196">FPGA</text:span> platforms<text:bookmark-end text:name="__RefHeading__1037_1060509377"/></text:h>
      <text:p text:style-name="P27">This section assumes the reader is familiar with component and application development with OpenCPI, including developing HDL <text:span text:style-name="T121">application </text:span>workers and assemblies <text:span text:style-name="T117">as described in the </text:span><text:span text:style-name="FirstEmphasis">OpenCPI HDL Development Guide</text:span><text:span text:style-name="T117">.</text:span></text:p>
      <text:p text:style-name="P27">An OpenCPI HDL hardware platform is an FPGA with associated devices and slots attached to its pins. <text:s/><text:span text:style-name="T401">Supporting a platform requires </text:span>determin<text:span text:style-name="T401">ing </text:span>whether the types of devices and slots attached to the FPGA are already supported by OpenCPI.</text:p>
      <text:p text:style-name="P27"><text:span text:style-name="T401">I</text:span>f the devices <text:span text:style-name="T163">attached to the FPGA </text:span>are not yet supported in OpenCPI, that support must also be added. <text:s/><text:span text:style-name="T163">Device support in OpenCPI is generally portable (i.e. the device support code can be used to support the same device on different platforms and cards). <text:s/>This type of device support is done separate from a platform or card so it is naturally reused on other platforms or cards. <text:s/>Some device support is very platform-specific and is associated with a particular platform. <text:s/>The device support process is described in the </text:span><text:a xlink:type="simple" xlink:href="#5.5.Device Support for FPGA Platforms|outline" text:style-name="Internet_20_link" text:visited-style-name="Visited_20_Internet_20_Link"><text:span text:style-name="T163">Device Support for FPGA Platforms</text:span></text:a><text:span text:style-name="T163"> section below.</text:span></text:p>
      <text:p text:style-name="P28">If a platform has slot types that are not yet supported, that support must be added. <text:s/>Slot types are defined by specific physical connectors, electrical signaling and direction, and pin and signal name assignments. <text:s/><text:span text:style-name="T117">See the section </text:span><text:a xlink:type="simple" xlink:href="#5.4.2.Slots — How Cards Plug into Platforms|outline" text:style-name="Internet_20_link" text:visited-style-name="Visited_20_Internet_20_Link"><text:span text:style-name="T117">Slots — How Cards Plug into Platforms</text:span></text:a><text:span text:style-name="T117"> below.</text:span></text:p>
      <text:p text:style-name="P148"><text:span text:style-name="T163">The term </text:span><text:span text:style-name="FirstEmphasis">card</text:span><text:span text:style-name="T163"> is used in OpenCPI to mean a card with additional devices that may be plugged into a compatible </text:span><text:span text:style-name="FirstEmphasis">slot</text:span><text:span text:style-name="T163"> on various </text:span><text:span text:style-name="FirstEmphasis">platform</text:span><text:span text:style-name="FirstEmphasis"><text:span text:style-name="T163">s</text:span></text:span><text:span text:style-name="T312">. <text:s/>Thus devices may be directly attached to the pins of the platform FPGA, or they may exist on a plug-in card that, when plugged into a slot, become attached to the platform FPGA. <text:s/>In this latter case such devices are not considered part of the platform, but part of the </text:span><text:span text:style-name="FirstEmphasis">card</text:span><text:span text:style-name="T163">, which might be plugged into a certain type of slot on any platform. <text:s/>See the section </text:span><text:a xlink:type="simple" xlink:href="#5.6.Defining Cards Containing Devices that Plug into Slots of Platforms|outline" text:style-name="Internet_20_link" text:visited-style-name="Visited_20_Internet_20_Link"><text:span text:style-name="T163">Defining Cards Containing Devices that Plug into Slots of Platforms|outline</text:span></text:a></text:p>
      <text:p text:style-name="P126">The asset types in a project that support HDL platforms are:</text:p>
      <text:p text:style-name="IndentHang"><text:span text:style-name="FirstEmphasis">HDL Device Worker</text:span> — <text:s/><text:span text:style-name="FirstEmphasis"><text:span text:style-name="T180">a</text:span></text:span><text:span text:style-name="FirstEmphasis"><text:span text:style-name="T181"> specific type of HDL worker </text:span></text:span><text:span text:style-name="FirstEmphasis"><text:span text:style-name="T182">that </text:span></text:span><text:span text:style-name="FirstEmphasis"><text:span text:style-name="T183">support</text:span></text:span><text:span text:style-name="FirstEmphasis"><text:span text:style-name="T182">s</text:span></text:span><text:span text:style-name="FirstEmphasis"><text:span text:style-name="T183"> external devices attached to FPGAs</text:span></text:span></text:p>
      <text:p text:style-name="IndentHang"><text:span text:style-name="FirstEmphasis">HDL Platform Worker</text:span> — <text:span text:style-name="FirstEmphasis"><text:span text:style-name="T180">a</text:span></text:span><text:span text:style-name="FirstEmphasis"><text:span text:style-name="T181"> specific type of HDL worker </text:span></text:span><text:span text:style-name="FirstEmphasis"><text:span text:style-name="T180">providing</text:span></text:span><text:span text:style-name="FirstEmphasis"><text:span text:style-name="T181"> infrastructure for implementing control/data interfaces to devices </text:span></text:span><text:span text:style-name="FirstEmphasis"><text:span text:style-name="T180">and interconnects </text:span></text:span><text:span text:style-name="FirstEmphasis"><text:span text:style-name="T181">external to the FPGA </text:span></text:span><text:span text:style-name="FirstEmphasis"><text:span text:style-name="T184">or simulator</text:span></text:span><text:span text:style-name="FirstEmphasis"><text:span text:style-name="T181"> </text:span></text:span><text:span text:style-name="FirstEmphasis"><text:span text:style-name="T180">(e.g. PCI Express, Clocks)</text:span></text:span></text:p>
      <text:p text:style-name="IndentHang"><text:span text:style-name="FirstEmphasis">HDL Slot Type Definition</text:span> — a specification of the pins and signals that are present in a type of slot that may be present on platforms, into which compatible cards may be plugged.</text:p>
      <text:p text:style-name="IndentHang"><text:span text:style-name="FirstEmphasis">HDL Card Definition</text:span> — a specification that includes the slot type of a card, the devices present, and how they are wired to the slot.</text:p>
      <text:p text:style-name="IndentHang"><text:span text:style-name="FirstEmphasis">HDL Platform Configuration</text:span> — <text:s/><text:span text:style-name="T314">a prebuilt (presynthesized) assembly of device-level HDL workers that represent a particular configuration of device support modules for a given HDL platform.</text:span><text:span text:style-name="FirstEmphasis"><text:span text:style-name="T181"> <text:s/></text:span></text:span><text:span text:style-name="FirstEmphasis"><text:span text:style-name="T185">The HDL code is </text:span></text:span><text:span text:style-name="FirstEmphasis"><text:span text:style-name="T68">automatically generated</text:span></text:span><text:span text:style-name="FirstEmphasis"><text:span text:style-name="T185"> from a brief description in XML</text:span></text:span></text:p>
      <text:p text:style-name="P126">All these asset types are initially created using the <text:span text:style-name="Code">ocpidev</text:span> tool.</text:p>
      <text:p text:style-name="P125"><text:soft-page-break/>The directories (in any project) where platform support files are placed <text:span text:style-name="T313">(by </text:span><text:span text:style-name="Code">ocpidev</text:span><text:span text:style-name="T313">) </text:span>are:</text:p>
      <text:p text:style-name="IndentHang"><text:span text:style-name="Code">hdl/devices</text:span> — a component library for portable device workers and proxies</text:p>
      <text:p text:style-name="IndentHang"><text:span text:style-name="Code">hdl/cards</text:span> — a component library for card-specific device workers</text:p>
      <text:p text:style-name="IndentHang"><text:span text:style-name="Code">hdl/cards/specs</text:span> — a directory where cards and slot types are defined</text:p>
      <text:p text:style-name="IndentHang"><text:span text:style-name="Code">hdl/platforms</text:span> — a directory where platform workers <text:span text:style-name="T313">and associated platform configurations </text:span>are placed</text:p>
      <text:p text:style-name="P338"><text:span text:style-name="Code">hdl/platforms/</text:span><text:span text:style-name="Code"><text:span text:style-name="T4">&lt;platform&gt;</text:span></text:span> — a platform worker's directory that also contains its platform configuration</text:p>
      <text:p text:style-name="IndentHang">h<text:span text:style-name="Code">dl/platforms/</text:span><text:span text:style-name="Code"><text:span text:style-name="T4">&lt;platform&gt;</text:span></text:span><text:span text:style-name="Code">/devices</text:span> — a component library for platform-specific device workers and proxies for <text:span text:style-name="Code"><text:span text:style-name="T4">&lt;platform&gt;</text:span></text:span></text:p>
      <text:p text:style-name="P29">HDL <text:span text:style-name="T312">p</text:span>latform support starts with deciding on a name for the platform (usually a lower-cased version of the name used by the vendor of the platform), and <text:span text:style-name="T315">using </text:span><text:span text:style-name="Code">ocpidev create </text:span><text:span text:style-name="Code"><text:span text:style-name="T424">hdl </text:span></text:span><text:span text:style-name="Code">platform</text:span><text:span text:style-name="T315"> to </text:span>creat<text:span text:style-name="T315">e</text:span> a directory <text:span text:style-name="T315">and associated files using the ocpidev tool</text:span>. <text:s/>In that directory there <text:span text:style-name="T315">will</text:span> be a<text:span text:style-name="T315">n initial </text:span><text:span text:style-name="Code">Makefile,</text:span><text:span text:style-name="T315"> an initial platform description XML file and an initial source code skeleton for the platform worker.</text:span></text:p>
      <text:p text:style-name="P31">In summary, the steps to enabling an HDL platform for execution are, (assuming the development tools are enabled):</text:p>
      <text:list xml:id="list94059454829925" text:continue-numbering="true" text:style-name="WWNum32">
        <text:list-item>
          <text:p text:style-name="P457">Take inventory of the platform by identifying its interconnects, method of reprogramming, device, and slots</text:p>
        </text:list-item>
        <text:list-item>
          <text:p text:style-name="List_20_Bullet">Define the platform worker, with associated hardware-related metadata <text:span text:style-name="T271">and files</text:span>.</text:p>
          <text:list>
            <text:list-item>
              <text:list>
                <text:list-item>
                  <text:list>
                    <text:list-item>
                      <text:list>
                        <text:list-item>
                          <text:list>
                            <text:list-item>
                              <text:p text:style-name="P458">Address/configure interconnect issues of the platform worker</text:p>
                            </text:list-item>
                          </text:list>
                        </text:list-item>
                      </text:list>
                    </text:list-item>
                  </text:list>
                </text:list-item>
                <text:list-item>
                  <text:p text:style-name="P460">Build the platform worker (perhaps a skeleton) and a simple complete bitstream</text:p>
                </text:list-item>
              </text:list>
            </text:list-item>
          </text:list>
        </text:list-item>
        <text:list-item>
          <text:p text:style-name="P459">Implement reprogramming (a.k.a. bitstream loading) of the FPGA</text:p>
        </text:list-item>
        <text:list-item>
          <text:p text:style-name="List_20_Bullet">Implement the platform worker and perform basic tests, with <text:span text:style-name="T4">no</text:span> devices enabled.</text:p>
        </text:list-item>
        <text:list-item>
          <text:p text:style-name="P461">Define any new slot types and add them to OpenCPI.</text:p>
        </text:list-item>
        <text:list-item>
          <text:p text:style-name="P461">Define and establish “skeletons” for all new devices on the platform.</text:p>
        </text:list-item>
        <text:list-item>
          <text:p text:style-name="P460">Define the platform with all devices and slots, build and <text:span text:style-name="T402">do </text:span>basic tests.</text:p>
        </text:list-item>
        <text:list-item>
          <text:p text:style-name="P462">Implement any new devices for the platform, and test the platform <text:span text:style-name="T4">with</text:span> devices <text:span text:style-name="T118">(both pre-existing and new)</text:span>.</text:p>
        </text:list-item>
        <text:list-item>
          <text:p text:style-name="P463">Test slots using supported cards.</text:p>
        </text:list-item>
      </text:list>
      <text:p text:style-name="P257">The next two sections (signals and slots), define XML elements required by platforms. <text:s/>Following that, the specifics of platform worker XML files are detailed.</text:p>
      <text:h text:style-name="P385" text:outline-level="3"><text:bookmark-start text:name="__RefHeading___Toc18275_4003722483"/>Signal Declaration <text:span text:style-name="T120">XML Element</text:span>s for Devices, Platforms, Slots and Cards<text:bookmark-end text:name="__RefHeading___Toc18275_4003722483"/></text:h>
      <text:p text:style-name="P77">Signal <text:span text:style-name="T319">declaration XML </text:span>elements are <text:span text:style-name="T319">used in a number of contexts in supporting HDL platforms, cards and devices. <text:s/>They declare name, direction, width and other </text:span><text:soft-page-break/><text:span text:style-name="T319">characteristics. <text:s/>Any specific rules or constraints for each context are specified in the respective sections, but the common aspects of signal declarations are described here.</text:span></text:p>
      <text:p text:style-name="P127">An example of a signal declaration element is:</text:p>
      <text:p text:style-name="Code">&lt;signal output='data' width='16'/</text:p>
      <text:p text:style-name="P78"><text:span text:style-name="T320">which defines an output signal array 16 wide named </text:span><text:span text:style-name="Code">data</text:span><text:span text:style-name="T320">. <text:s/>The attributes to a </text:span><text:span text:style-name="Code">signal</text:span><text:span text:style-name="T320"> element are: </text:span><text:span text:style-name="Code">input</text:span><text:span text:style-name="T320">, </text:span><text:span text:style-name="Code">output</text:span><text:span text:style-name="T320">, </text:span><text:span text:style-name="Code">inout</text:span><text:span text:style-name="T320">, </text:span><text:span text:style-name="Code">bidirectional</text:span><text:span text:style-name="T320">, </text:span><text:span text:style-name="Code">differential</text:span><text:span text:style-name="T320">, and </text:span><text:span text:style-name="Code">width</text:span><text:span text:style-name="T320">. <text:s/>Depending on the direction of the signal, there are other attributes that determine the actual signal names.</text:span></text:p>
      <text:h text:style-name="P414" text:outline-level="4">Signal Direction Attributes</text:h>
      <text:p text:style-name="P128">The signal name and direction are defined in a single attribute:</text:p>
      <text:p text:style-name="IndentHang"><text:span text:style-name="Code"><text:span text:style-name="T189">Input='</text:span></text:span><text:span text:style-name="Code"><text:span text:style-name="T58">&lt;</text:span></text:span><text:span text:style-name="Code"><text:span text:style-name="T57">name</text:span></text:span><text:span text:style-name="Code"><text:span text:style-name="T58">&gt;</text:span></text:span><text:span text:style-name="Code"><text:span text:style-name="T189">'</text:span></text:span> — identifies a signal as an input and provides its name.</text:p>
      <text:p text:style-name="IndentHang"><text:span text:style-name="Code">Output='</text:span><text:span text:style-name="Code"><text:span text:style-name="T33">&lt;</text:span></text:span><text:span text:style-name="Code"><text:span text:style-name="T4">name</text:span></text:span><text:span text:style-name="Code"><text:span text:style-name="T33">&gt;</text:span></text:span><text:span text:style-name="Code">'</text:span> — identifies a signal as an output from and provides its name.</text:p>
      <text:p text:style-name="IndentHang"><text:span text:style-name="Code">Inout='</text:span><text:span text:style-name="Code"><text:span text:style-name="T33">&lt;</text:span></text:span><text:span text:style-name="Code"><text:span text:style-name="T4">name</text:span></text:span><text:span text:style-name="Code"><text:span text:style-name="T33">&gt;</text:span></text:span><text:span text:style-name="Code">'</text:span> — identifies a signal as a tristate signal and provides its name.</text:p>
      <text:p text:style-name="IndentHang"><text:span text:style-name="Code">Bidirectional='</text:span><text:span text:style-name="Code"><text:span text:style-name="T33">&lt;</text:span></text:span><text:span text:style-name="Code"><text:span text:style-name="T4">name</text:span></text:span><text:span text:style-name="Code"><text:span text:style-name="T33">&gt;</text:span></text:span><text:span text:style-name="Code">'</text:span> — identifies a signal as usable in either direction and provides its name</text:p>
      <text:p text:style-name="P194">The direction is relative to the asset being defined in the XML file <text:span text:style-name="T119">(device, platform or card)</text:span>. <text:s/><text:span text:style-name="T119">When defining slot types, the direction is relative to the platform FPGA. </text:span><text:s/><text:span text:style-name="T120">In a platform definition, </text:span><text:span text:style-name="Code">input</text:span><text:span text:style-name="T120"> means input to the platform worker. <text:s/>For a device, it is input to the device.</text:span></text:p>
      <text:p text:style-name="P194"><text:span text:style-name="T120">For a </text:span><text:span text:style-name="T49">slot</text:span><text:span text:style-name="T120"> signal, declaring </text:span><text:span text:style-name="Code">bidirectional</text:span><text:span text:style-name="T120"> means that its direction is determined by the direction of the card's device worker signal which uses it. <text:s/>Consequently, different cards may implement unique directionality for a bidirectional slot signal. <text:s/>Note that slot signal directions </text:span><text:span text:style-name="Code">input</text:span><text:span text:style-name="T120">, </text:span><text:span text:style-name="Code">output</text:span><text:span text:style-name="T120">, or </text:span><text:span text:style-name="Code">inout</text:span><text:span text:style-name="T120"> impose a requirement for all possible cards/device workers which use that signal.</text:span></text:p>
      <text:p text:style-name="P195"><text:span text:style-name="T120">For a </text:span><text:span text:style-name="T49">device</text:span><text:span text:style-name="T120"> signal, declaring the direction to be </text:span><text:span text:style-name="Code">bidirectional</text:span><text:span text:style-name="T120"> merely defines an HDL </text:span><text:span text:style-name="T49">inout</text:span><text:span text:style-name="T120"> port on the device worker, and it is expected that the device worker will instance an I/O buffer itself, from which the tools will determine the direction.</text:span></text:p>
      <text:p text:style-name="P195"><text:span text:style-name="T443">Declaring the direction of a device signal to be </text:span><text:span text:style-name="Code">inout</text:span><text:span text:style-name="T120"> defines the 3 tristate signal ports <text:s/>on the device worker. <text:s/>An </text:span><text:span text:style-name="Code">inout</text:span><text:span text:style-name="T120"> signal inside an FPGA implies a bundle of three signals (in, out, output-enable) which, when attached to a pin/pad of the FPGA may result in a single tristate signal external to the FPGA. <text:s/>The names of the three associated signals is determined by adding the suffixes: </text:span><text:span text:style-name="Code">_i</text:span><text:span text:style-name="T321">, </text:span><text:span text:style-name="Code">_o</text:span><text:span text:style-name="T321">, </text:span><text:span text:style-name="Code">_oe</text:span><text:span text:style-name="T321"> respectively. <text:s text:c="3"/>These default suffixes can be overridden for a signal using the </text:span><text:span text:style-name="Code">in</text:span><text:span text:style-name="T321">, </text:span><text:span text:style-name="Code">out</text:span><text:span text:style-name="T321">, </text:span><text:span text:style-name="Code">oe</text:span><text:span text:style-name="T321"> attributes, where </text:span><text:span text:style-name="Code">%s</text:span><text:span text:style-name="T321"> in these attributes represents the name in the </text:span><text:span text:style-name="Code">inout</text:span><text:span text:style-name="T321"> attribute. <text:s/>For example, this declaration:</text:span></text:p>
      <text:p text:style-name="Code">&lt;signal inout='mySig' oe='The%sEnable' in='%s_in' out='%<text:span text:style-name="T403">sD</text:span>riven'/&gt;</text:p>
      <text:p text:style-name="P228">would imply the three signal names: <text:s/><text:span text:style-name="Code">mySig_in</text:span>, <text:span text:style-name="Code">mySigDriven</text:span>, and <text:span text:style-name="Code">ThemySigEnable</text:span>, rather than the default: <text:s/><text:span text:style-name="Code">mySig_i</text:span>, <text:span text:style-name="Code">mySig_o</text:span>, and <text:span text:style-name="Code">mySig_oe</text:span>. <text:s/><text:soft-page-break/><text:span text:style-name="T324">These suffixes will be converted to upper case when the signal name is entirely upper case.</text:span></text:p>
      <text:p text:style-name="P228">Whether this bundle of three signals is implied for <text:span text:style-name="Code">inout</text:span> signals depends on the context of the <text:span text:style-name="Code">signal</text:span> element. <text:s/><text:span text:style-name="T325">When HDL containers are generated by OpenCPI, a tristate I/O pin is generated with the single external signal and the three internal signals.</text:span></text:p>
      <text:p text:style-name="P248">These direction and signal type attributes allow OpenCPI to perform error checking for connections and implement the correct tie-offs and I/O primitives for top-level signals in a design.</text:p>
      <text:h text:style-name="Heading_20_4" text:outline-level="4">Width Attribute of Signal Elements</text:h>
      <text:p text:style-name="Body"><text:span text:style-name="T322">This attribute </text:span>specifies that the signal is an array of signals with the width specified <text:span text:style-name="T322">in the value of the attribute. <text:s text:c="2"/>Each element of the array is an individual signal with a zero-origin index enclosed in parentheses. <text:s/>When VHDL or Verilog code is being generated, the array is defined and used appropriate for the language. <text:s/>This if the signal is defined as:</text:span></text:p>
      <text:p text:style-name="Code">&lt;signal input='data' width='3'/&gt;</text:p>
      <text:p text:style-name="P230">The signals are <text:span text:style-name="Code">data(0)</text:span>, <text:span text:style-name="Code">data(1)</text:span>, <text:span text:style-name="Code">data(2)</text:span>.</text:p>
      <text:h text:style-name="Heading_20_4" text:outline-level="4">Differential Attribute of Signal Elements</text:h>
      <text:p text:style-name="P230">This boolean attribute specifies, when true, that the signal is differential and represents a pair of signals with the suffixes <text:span text:style-name="Code">p</text:span> and <text:span text:style-name="Code">n</text:span> representing the positive and negative of the pair respectively. <text:s/>These default suffixes can be overridden using the <text:span text:style-name="Code">pos</text:span> and <text:span text:style-name="Code">neg</text:span> attributes, where <text:span text:style-name="Code">%s</text:span> in the value of those attributes represent the name defined in the direction attribute.</text:p>
      <text:p text:style-name="P140"><text:s text:c="2"/>For example, this declaration:</text:p>
      <text:p text:style-name="P304">&lt;signal in<text:span text:style-name="T323">p</text:span>ut='mySig' <text:span text:style-name="T323">differential='1' pos='P_%s' neg='%sN'/&gt;</text:span></text:p>
      <text:p text:style-name="P229">would imply the <text:span text:style-name="T323">two</text:span> signal names: <text:s/><text:span text:style-name="Code">P_mySig</text:span> and <text:span text:style-name="Code">mySigN</text:span> rather than the default: <text:s/><text:span text:style-name="Code">mySig</text:span><text:span text:style-name="Code"><text:span text:style-name="T323">p</text:span></text:span>, and <text:span text:style-name="Code">mySig</text:span><text:span text:style-name="Code"><text:span text:style-name="T323">n</text:span></text:span>.</text:p>
      <text:p text:style-name="P231">These suffixes will be converted to upper case when the signal name is entirely upper case. <text:s/>It is invalid to specify an <text:span text:style-name="Code">inout</text:span> signal as <text:span text:style-name="Code">differential</text:span>.</text:p>
      <text:h text:style-name="P386" text:outline-level="3"><text:bookmark-start text:name="__RefHeading___Toc18277_4003722483"/>Slots — How Cards Plug into Platforms<text:bookmark-end text:name="__RefHeading___Toc18277_4003722483"/></text:h>
      <text:p text:style-name="P224">As mentioned earlier, <text:span text:style-name="T101">platforms can have </text:span><text:span text:style-name="T63">slots</text:span><text:span text:style-name="T101">, which are an intrinsic part of the platform, and enable cards to be plugged in that add devices to the platform. <text:s/>Such cards may be plugged in to any platform that has compatible slots. <text:s/>S</text:span>lot types <text:span text:style-name="T316">are defined independently and</text:span> <text:span text:style-name="T316">then </text:span>used when describing platforms and cards. <text:s/>A platform has slots of defined types, and cards which are designed for the same slot type may be plugged into the defined slots on that platform. <text:s/><text:span text:style-name="T308">A common slot type is the FMC (FPGA Mezzanine Card), which is defined by the VITA standards organization as VITA-57.1. <text:s/>In fact this standard defines two slot types: <text:s/>FMC-LPC (Low Pin Count using a connector with 160 pins), and FMC-HPC (High Pin Count using a connector with 400 pins). <text:s/>These slot types are already defined in OpenCPI.</text:span></text:p>
      <text:p text:style-name="P225"><text:soft-page-break/>So before platforms or cards are defined, slot types must be defined. <text:s/><text:span text:style-name="T308">Then a platform or card definition refers to slot types of known predefined types. <text:s/>Defining new slot types generally does not involve writing HDL code, <text:s/>just writing descriptive metadata in XML.</text:span></text:p>
      <text:p text:style-name="P226">A slot type is defined in an XML file placed in the <text:span text:style-name="Code">hdl/cards/specs</text:span> directory of an OpenCPI project <text:span text:style-name="T317">by </text:span><text:span text:style-name="Code">ocpidev</text:span>. <text:s/>The name of the file is <text:span text:style-name="Code"><text:span text:style-name="T4">&lt;slot-type&gt;</text:span></text:span><text:span text:style-name="Code">.xml</text:span>, where the <text:span text:style-name="Code"><text:span text:style-name="T4">&lt;slot-type&gt;</text:span></text:span> must be a name that can be used is programming languages (i.e. use underscores rather than hyphens), <text:span text:style-name="T309">but is otherwise case insensitive. <text:s/>The name should normally be the exact name used in whatever standard document defines the slot type.</text:span></text:p>
      <text:p text:style-name="P227"><text:span text:style-name="T309">The slot definition file contains a top-level XML element </text:span><text:span text:style-name="Code">SlotType</text:span><text:span text:style-name="T309">, with an optional <text:s/></text:span><text:span text:style-name="Code">name</text:span><text:span text:style-name="T309"> attribute that must match the name of the file without the </text:span><text:span text:style-name="Code">.xml</text:span><text:span text:style-name="T309"> suffix. <text:s/>This top-level element contains </text:span><text:span text:style-name="Code">signal</text:span><text:span text:style-name="T309"> child elements as defined above in </text:span><text:a xlink:type="simple" xlink:href="#5.4.1.Signal Declaration XML Elements for Devices, Platforms, Slots and Cards|outline" text:style-name="Internet_20_link" text:visited-style-name="Visited_20_Internet_20_Link"><text:span text:style-name="T309">Signal Declaration XML Elements for Devices, Platforms, Slots and Cards</text:span></text:a><text:span text:style-name="T309">. <text:s/>When a pin in a slot is defined to be used in either direction, it should be declared </text:span><text:span text:style-name="Code">bidirectional</text:span><text:span text:style-name="T309">.</text:span></text:p>
      <text:p text:style-name="P123">A slot type is associated with one or more connectors, and the pins of the connectors are numbered. <text:s/>When a slot type is standardized, each pin of each connector is given both a physical pin identifier as well as a signal name. <text:s/>OpenCPI uses only the signal names, <text:span text:style-name="T310">although it is useful to put the pin identifiers in a comment next to each signal definition.</text:span></text:p>
      <text:p text:style-name="P124">The direction of signals in a slot are specified relative to the platform side of the slot <text:span text:style-name="T318">(sometimes called the </text:span><text:span text:style-name="T34">carrier</text:span><text:span text:style-name="T318"> side or the </text:span><text:span text:style-name="T34">motherboard</text:span><text:span text:style-name="T318"> side). </text:span><text:s/>Thus if the signal is sourced on the card (<text:span text:style-name="T4">output</text:span> from the card), it is <text:span text:style-name="T4">input</text:span> to the platform. <text:s/>Thus such a slot signal is defined as an <text:span text:style-name="T4">input</text:span> signal for the slot type.</text:p>
      <text:p text:style-name="P129">Signals defined as <text:span text:style-name="Code">inout</text:span> in a slot type do not imply the three signals that are implied for such signals when <text:span text:style-name="T4">inside</text:span> an FPGA. <text:s/>The signal is singular and associated with a single pin.</text:p>
      <text:p text:style-name="P132">An example small slot type XML file would contain:</text:p>
      <text:p text:style-name="P305">&lt;SlotType name='myslottype'&gt;<text:line-break/> <text:s/>&lt;signal input='present'/&gt; <text:s text:c="12"/>&lt;!-- Pin K1 --&gt;<text:line-break/> <text:s/>&lt;signal bidirectional='util0'/&gt; <text:s text:c="6"/>&lt;!-- Pin K4 --&gt;<text:line-break/> <text:s/>&lt;signal output='data' width='4'/&gt; <text:s text:c="4"/>&lt;!-- Pin K5 --&gt;<text:line-break/>&lt;/SlotType&gt;</text:p>
      <text:p text:style-name="P130">The name of a slot type is used in the XML description files of platforms (that have slots) and cards.</text:p>
      <text:h text:style-name="P387" text:outline-level="3"><text:bookmark-start text:name="__RefHeading__17664_2116501284"/>Creating the <text:span text:style-name="T163">XML M</text:span>etadata <text:span text:style-name="T163">D</text:span>efinition <text:span text:style-name="T378">for </text:span>the <text:span text:style-name="T163">P</text:span>latform<text:bookmark-end text:name="__RefHeading__17664_2116501284"/></text:h>
      <text:p text:style-name="P131">A platform is created using the <text:span text:style-name="Code">ocpidev create platform</text:span> command, which establishes the platform's directory under <text:span text:style-name="Code">hdl/platforms</text:span> and creates an initial <text:span text:style-name="Code">Makefile</text:span>, the XML file <text:span text:style-name="Code"><text:span text:style-name="T4">&lt;platform&gt;</text:span></text:span><text:span text:style-name="Code">.xml</text:span> describing the platform, and an initial VHDL source file <text:span text:style-name="Code"><text:span text:style-name="T4">&lt;platform&gt;</text:span></text:span><text:span text:style-name="Code">.vhd</text:span> for the platform worker.</text:p>
      <text:p text:style-name="P30">The XML file that defines an HDL platform <text:span text:style-name="T272">is named the same as the platform name <text:s/>with an “</text:span><text:span text:style-name="Code">.xml</text:span><text:span text:style-name="T272">” suffix. <text:s/>It describes</text:span> both the hardware aspects of the platform as well as the OWD <text:span text:style-name="T121">for the </text:span>HDL worker that <text:span text:style-name="T404">controls</text:span> the platform, which is called the “platform <text:soft-page-break/>worker”. <text:s/>Thus the platform XML is an OWD for the platform worker, with additional information. <text:s/><text:span text:style-name="T121">The platform worker is a special type of “device worker”, with extra requirements for the platform. <text:s/>Developing device workers in general is the subject of the next major section below, but information specific to platform workers is described here.</text:span></text:p>
      <text:p text:style-name="P114">The platform XML is an OWD with these special aspects, <text:span text:style-name="T404">all described in detail below</text:span>:</text:p>
      <text:list xml:id="list94059009350852" text:continue-numbering="true" text:style-name="WWNum32">
        <text:list-item>
          <text:p text:style-name="P464">The top level XML element is “<text:span text:style-name="Code">HdlPlatform”</text:span></text:p>
        </text:list-item>
        <text:list-item>
          <text:p text:style-name="List_20_Bullet">The spec being implemented is “<text:span text:style-name="Code">platform-spec</text:span>”.</text:p>
        </text:list-item>
        <text:list-item>
          <text:p text:style-name="List_20_Bullet">The slots present on the platform <text:span text:style-name="T164">are indicated by </text:span><text:span text:style-name="Code">slot</text:span><text:span text:style-name="T164"> elements</text:span></text:p>
        </text:list-item>
        <text:list-item>
          <text:p text:style-name="List_20_Bullet">The devices <text:span text:style-name="T404">physically </text:span>present on the platform <text:span text:style-name="T164">are indicated by </text:span><text:span text:style-name="Code">device</text:span><text:span text:style-name="T164"> elements.</text:span></text:p>
        </text:list-item>
        <text:list-item>
          <text:p text:style-name="List_20_Bullet">The external signals (to pins) required by the platform worker (as for any device worker) <text:span text:style-name="T164">are indicated by </text:span><text:span text:style-name="Code">signal</text:span><text:span text:style-name="T164"> elements.</text:span></text:p>
        </text:list-item>
        <text:list-item>
          <text:p text:style-name="P465">Special platform port types for <text:span text:style-name="T326">platform workers: </text:span><text:span text:style-name="Code">metadata</text:span><text:span text:style-name="T326">, </text:span><text:span text:style-name="Code">timebase</text:span><text:span text:style-name="T326">, </text:span><text:span text:style-name="Code">cpmaster</text:span><text:span text:style-name="T326">, </text:span><text:span text:style-name="Code">sdp</text:span><text:span text:style-name="T326">, and </text:span><text:s/><text:span text:style-name="Code">unoc</text:span><text:span text:style-name="T326">.</text:span></text:p>
        </text:list-item>
      </text:list>
      <text:p text:style-name="P232">So as a minimum, an example <text:span text:style-name="T404">of the XML </text:span>for <text:span text:style-name="Code">myplat</text:span> would be:</text:p>
      <text:p text:style-name="P306">&lt;HdlPlatform Language='vhdl' spec='platform-spec'&gt;<text:line-break/> <text:s/>&lt;specproperty name='platform' value='myplat'/&gt;</text:p>
      <text:p text:style-name="P306">&lt;/HdlPlatform&gt;</text:p>
      <text:p text:style-name="P232">Other requirements are described below.</text:p>
      <text:h text:style-name="P415" text:outline-level="4">Properties of Platform Workers</text:h>
      <text:p text:style-name="P154">Several platform properties are parameters (constants) that must be set in the platform worker <text:span text:style-name="T410">OWD </text:span>using the <text:span text:style-name="Code">specproperty</text:span> element with a <text:span text:style-name="Code">value</text:span> attribute:</text:p>
      <text:p text:style-name="IndentHang"><text:span text:style-name="Code">platform</text:span> — <text:span text:style-name="T328">required </text:span>string attribute must be set to the name of the platform</text:p>
      <text:p text:style-name="IndentHang"><text:span text:style-name="Code">sdp_width</text:span> — <text:span text:style-name="Code">uchar</text:span> attribute, must be set in platforms using the SDP (see Interconnect Support below)</text:p>
      <text:p text:style-name="IndentHang"><text:span text:style-name="Code">nSwitches</text:span> — attribute is set the number of general purpose switches available, <text:span text:style-name="T328">default is zero</text:span></text:p>
      <text:p text:style-name="IndentHang"><text:span text:style-name="Code">nLEDs</text:span> — set to the num<text:span text:style-name="T327">b</text:span>er of general purpose LEDs available, <text:span text:style-name="T328">default is zero</text:span></text:p>
      <text:p text:style-name="P340"><text:span text:style-name="Code">n</text:span><text:span text:style-name="Code"><text:span text:style-name="T427">Slot</text:span></text:span><text:span text:style-name="Code">s</text:span> — set to the num<text:span text:style-name="T327">b</text:span>er of <text:span text:style-name="T427">slots on the platform</text:span>, <text:span text:style-name="T328">default is zero</text:span></text:p>
      <text:p text:style-name="P372">An example setting these constants is:</text:p>
      <text:p text:style-name="P307">&lt;HdlPlatform Language='vhdl' spec='platform-spec'&gt;<text:line-break/> <text:s/>&lt;specproperty name='platform' value='myplat'/&gt;<text:line-break/> <text:s/><text:span text:style-name="T328">&lt;specproperty name='nLEDS' value='4'/&gt;</text:span><text:line-break/>&lt;/HdlPlatform&gt;</text:p>
      <text:p text:style-name="P133">Some properties must be supported by the HDL code in the platform worker:</text:p>
      <text:p text:style-name="P339"><text:span text:style-name="Code"><text:span text:style-name="T328">switches</text:span></text:span> — <text:span text:style-name="T328">volatile </text:span><text:span text:style-name="Code">ulong</text:span><text:span text:style-name="T328"> property returning the state of the switches; switch 0 is the LSB, driven by the platform worker as </text:span><text:span text:style-name="Code">props_out.switches</text:span><text:span text:style-name="T328">.</text:span></text:p>
      <text:p text:style-name="IndentHang"><text:soft-page-break/><text:span text:style-name="Code"><text:span text:style-name="T328">LEDs</text:span></text:span><text:span text:style-name="T170"> — a writable </text:span><text:span text:style-name="Code">ulong</text:span><text:span text:style-name="T170"> property to control the LEDs of the platform; LED 0 is the LSB, driven into the platform worker's </text:span><text:span text:style-name="Code">props_in.LEDs</text:span><text:span text:style-name="T170">.</text:span></text:p>
      <text:p text:style-name="P340"><text:span text:style-name="Code"><text:span text:style-name="T427">slotCardIsPresent</text:span></text:span><text:span text:style-name="T170"> — a volatile </text:span><text:span text:style-name="Code">bool</text:span><text:span text:style-name="T170"> array indicating whether a card is present is each slot.</text:span></text:p>
      <text:p text:style-name="P33">Since the platform worker is like any other worker, it can define any of its own properties using the <text:span text:style-name="Code">property</text:span> element in its OWD.</text:p>
      <text:p text:style-name="P32">There are several properties defined in <text:span text:style-name="Code">platform-spec.xml</text:span> that must be connected to specific platform ports <text:span text:style-name="T427">in the platform worker code </text:span>as described next.</text:p>
      <text:h text:style-name="Heading_20_4" text:outline-level="4">Platform Ports in a Platform XML File</text:h>
      <text:p text:style-name="P34"><text:span text:style-name="T122">Platform workers have ports that are different than ports of application and normal device workers. <text:s/>They allow the platform worker to provide required services to the rest of the HDL infrastructure. <text:s/>How they are used or referenced in the platform worker's source code is described in </text:span><text:a xlink:type="simple" xlink:href="#5.4.4.Writing the Platform Worker Source Code|outline" text:style-name="Internet_20_link" text:visited-style-name="Visited_20_Internet_20_Link"><text:span text:style-name="T122">Writing the Platform Worker Source Code</text:span></text:a><text:span text:style-name="T122">.</text:span></text:p>
      <text:p text:style-name="P134">A <text:span text:style-name="FirstEmphasis">metadata access port</text:span> must be present in all platform workers. <text:s/>The following line must be present and enables access to bitstream metadata via the platform worker's properties.</text:p>
      <text:p text:style-name="Code">&lt;metadata master='true'/&gt;</text:p>
      <text:p text:style-name="P135">A <text:span text:style-name="FirstEmphasis">timebase output port</text:span> must be present in all platform workers. <text:s/>The following line must be present and enables the platform worker to provide timekeeping signals to the rest of the infrastructure.</text:p>
      <text:p text:style-name="Code">&lt;timebase master='true'/&gt;</text:p>
      <text:p text:style-name="P136"><text:span text:style-name="T330">The platform worker must arrange for c</text:span>ontrol plan<text:span text:style-name="T171">e</text:span> access <text:span text:style-name="T330">which</text:span> provid<text:span text:style-name="T330">es</text:span> off-chip access to the on-chip control plane. <text:s/><text:span text:style-name="T330">This can be accomplished in two ways, direct and indirect.</text:span></text:p>
      <text:p text:style-name="P136"><text:span text:style-name="T307">To </text:span><text:span text:style-name="T35">directly</text:span><text:span text:style-name="T307"> support a </text:span><text:span text:style-name="FirstEmphasis">control plane master port</text:span><text:span text:style-name="T307">, the platform XML declares:</text:span></text:p>
      <text:p text:style-name="Code">&lt;cpmaster <text:span text:style-name="T331">master='true'/&gt;</text:span></text:p>
      <text:p text:style-name="P138"><text:span text:style-name="T331">This indicates that the platform worker will provide an addressable path from the controlling processors's software into the FPGA, using the </text:span><text:span text:style-name="Code">cpmaster</text:span><text:span text:style-name="T331"> port signal protocol. <text:s/>This usually involves adapting an address window on a software addressable bus that the FPGA is connected to, to the protocol and signals of the </text:span><text:span text:style-name="Code">cpmaster</text:span><text:span text:style-name="T307"> port. <text:s/>This implies that the external pathways (interconnects) for control and data are separate.</text:span></text:p>
      <text:p text:style-name="P137">A platform can <text:span text:style-name="T4">indirectly</text:span> support a control plane by providing an <text:span text:style-name="T4">interconnect</text:span> port that serves both as a control and data plane access path. <text:s/>This is common when there is a single connection between the system bus and this FPGA and the FPGA is both a slave on this bus (for control and possibly data) as well as a master (for DMA <text:span text:style-name="T333">data</text:span>). <text:s/><text:span text:style-name="T333">The absence of a</text:span> <text:span text:style-name="Code">cpmaster</text:span> element in the platform XML implies that the interconnect port will support both control and data and no XML elements<text:span text:style-name="T332"> </text:span>are required in the platform XML <text:span text:style-name="T332">and no source code in the platform worker is required for the control plane</text:span>.</text:p>
      <text:p text:style-name="P35"><text:soft-page-break/><text:span text:style-name="T411">T</text:span>he platform worker must declare a <text:span text:style-name="FirstEmphasis">system interconnect port</text:span> to support data flow between workers in this HDL platform and workers in other platforms connected to this platform via the system's interconnect, such as PCI Express. <text:s/>As just mentioned, if this interconnect port will <text:span text:style-name="T4">also</text:span> serve as the path for the control plane, then no <text:span text:style-name="Code">cpmaster</text:span> port need be declared.</text:p>
      <text:p text:style-name="P35">There is a legacy interconnect port type which is found in some existing HDL platforms, called <text:span text:style-name="Code">unoc</text:span>. <text:s/>It is no longer recommended and not described further here. <text:s/>For new platforms, the interconnect port type is <text:span text:style-name="Code">sdp</text:span> (for Scalable Data Plane). <text:s/>When this line is included in the platform XML:</text:p>
      <text:p text:style-name="Code">&lt;sdp name=”mybus” master='true'/&gt;</text:p>
      <text:p text:style-name="P36"><text:span text:style-name="T123">it indicates that the platform worker will adapt and connect the system's bus to the protocol defined for on-chip </text:span><text:span text:style-name="Code">sdp</text:span><text:span text:style-name="T123"> ports. <text:s/>This </text:span><text:span text:style-name="Code">sdp</text:span><text:span text:style-name="T123"> element has an optional </text:span><text:span text:style-name="Code">count</text:span><text:span text:style-name="T123"> attribute which can specify that this port supplies multiple concurrent channels between the system's bus/memory and the on-chip infrastructure. <text:s/>Data flow connections between the platform's on-chip HDL application workers and off-chip workers (on other platforms) will be allocated to the channels in round robin fashion. <text:s/>When the </text:span><text:span text:style-name="Code">sdp</text:span><text:span text:style-name="T123"> is declared, the </text:span><text:span text:style-name="Code">sdp_width</text:span><text:span text:style-name="T123"> parameter of the platform worker indicates the width of the </text:span><text:span text:style-name="Code">sdp</text:span><text:span text:style-name="T123"> port, in DWORDS (32 bit words).</text:span></text:p>
      <text:h text:style-name="P416" text:outline-level="4">Device Elements in a Platform XML File</text:h>
      <text:p text:style-name="P196">Device elements <text:span text:style-name="T422">here </text:span>indicate devices that are part of the platform and are directly attached to the platform FPGA's pins. <text:s/><text:span text:style-name="T409">These device elements </text:span><text:span text:style-name="T42">declare</text:span><text:span text:style-name="T409"> which devices are </text:span><text:span text:style-name="T42">physically present</text:span><text:span text:style-name="T409"> and </text:span><text:span text:style-name="T42">may</text:span><text:span text:style-name="T409"> be used (and thus instanced) in platform configurations and containers. <text:s/>These declarations here, by themselves, </text:span><text:span text:style-name="T42">do not</text:span><text:span text:style-name="T409"> cause the device workers to be instanced in any bitstreams. <text:s/>Devices are used and instanced by being referenced in platform configurations, containers and assemblies.</text:span></text:p>
      <text:p text:style-name="P196">Device elements indicate:</text:p>
      <text:list xml:id="list94059485730430" text:continue-numbering="true" text:style-name="WWNum32">
        <text:list-item>
          <text:p text:style-name="List_20_Bullet"><text:span text:style-name="T124">The</text:span> HDL device worker support<text:span text:style-name="T124">ing</text:span> this device (like a device driver) <text:span text:style-name="T42">(required </text:span><text:span text:style-name="Code"><text:span text:style-name="T187">worker</text:span></text:span><text:span text:style-name="T43"> attribute</text:span><text:span text:style-name="T42">)</text:span></text:p>
        </text:list-item>
        <text:list-item>
          <text:p text:style-name="P466">The name of the device <text:span text:style-name="T42">(optional </text:span><text:span text:style-name="Code"><text:span text:style-name="T187">name</text:span></text:span><text:span text:style-name="T43"> attribute</text:span><text:span text:style-name="T42">)</text:span>. <text:s/><text:span text:style-name="T125">If no </text:span><text:span text:style-name="Code">nam</text:span><text:span text:style-name="Code"><text:span text:style-name="T125">e</text:span></text:span><text:span text:style-name="T125"> is provided, the worker name is used, and if there are multiple devices using the same worker, a zero-based ordinal is appended.</text:span></text:p>
        </text:list-item>
        <text:list-item>
          <text:p text:style-name="List_20_Bullet">Which parameter settings should be used for the device worker for this device <text:span text:style-name="T42">(optional </text:span><text:span text:style-name="Code"><text:span text:style-name="T187">property</text:span></text:span><text:span text:style-name="T42"> elements)</text:span></text:p>
        </text:list-item>
        <text:list-item>
          <text:p text:style-name="List_20_Bullet">A<text:span text:style-name="T124">ny</text:span> mapping between the device worker's external signals and the names that the platform uses for those same device signals <text:span text:style-name="T126">(e.g. in its constraints file) </text:span><text:span text:style-name="T44">(optional </text:span><text:span text:style-name="Code"><text:span text:style-name="T187">signal</text:span></text:span><text:span text:style-name="T44"> child elements)</text:span></text:p>
        </text:list-item>
      </text:list>
      <text:p text:style-name="P197">In most cases a device element simply indicates that a device exists and which device worker should be used to support it. <text:s/>E.g.: <text:s/>if a platform had a flash device that was supported by the device worker named “flash.hdl”, this might be the device element:</text:p>
      <text:p text:style-name="P295">&lt;device worker='flash'/&gt;</text:p>
      <text:p text:style-name="P197"><text:soft-page-break/>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 indicate to the device worker how it should operate on this particular platform. <text:s/>Such property values are supplied using property elements (with “name=” and “value=” attributes), much like the property values for application components in an OpenCPI application.</text:p>
      <text:p text:style-name="P197">In the following example, the device element <text:span text:style-name="T169">says</text:span> there is a “<text:span text:style-name="Code">lime_adc</text:span>” device present, and on this platform, its “<text:span text:style-name="Code">use_ctl_clk</text:span>” property should be set to <text:span text:style-name="Code"><text:span text:style-name="T125">true</text:span></text:span>.:</text:p>
      <text:p text:style-name="P295">&lt;device worker='lime_adc'&gt;<text:line-break/> <text:s/>&lt;property name='use_ctl_clk' value='<text:span text:style-name="T125">true</text:span>'/&gt;<text:line-break/>&lt;/device&gt;</text:p>
      <text:p text:style-name="P171">There is one <text:span text:style-name="T4">required</text:span> device on every platform: the <text:span text:style-name="FirstEmphasis">time server</text:span>. <text:s text:c="2"/>It must be specified including the lines:</text:p>
      <text:p text:style-name="P308">&lt;device worker='time_server'&gt;<text:line-break/> <text:s text:c="2"/>&lt;property name='frequency' value='100e6'/&gt;<text:line-break/>&lt;/device&gt;</text:p>
      <text:p text:style-name="P234">The frequency of the clock supplied on the <text:span text:style-name="Code">timebase</text:span> port must be specified as the <text:span text:style-name="Code">frequency</text:span> parameter to this device worker.</text:p>
      <text:p text:style-name="P233"><text:span text:style-name="T125">D</text:span>evices can have <text:span text:style-name="Code">signal</text:span> elements to indicate that the standard signal naming should be overridden to match up with the constraints file of the platform (so that the constraints file can remain untouched). <text:s/>These <text:span text:style-name="Code">signal</text:span> elements use the <text:span text:style-name="Code">name </text:span>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167"><text:span text:style-name="T125">I</text:span>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298">&lt;device worker='lime_dac'&gt;<text:line-break/> <text:s/>&lt;signal name='tx_clk' platform=''/&gt;<text:line-break/>&lt;/device&gt;</text:p>
      <text:p text:style-name="P235">These <text:span text:style-name="Code">signal</text:span> elements for signal name <text:span text:style-name="T4">mapping</text:span> under the <text:span text:style-name="Code">device</text:span> elements here do <text:span text:style-name="T4">not</text:span> use the same syntax as the <text:span text:style-name="Code">signal</text:span> elements used to <text:span text:style-name="T4">declare</text:span> signals under the top-level elements of platform workers, device workers or slot type definition XML files.</text:p>
      <text:h text:style-name="P417" text:outline-level="4">Signal Elements in a Platform XML File</text:h>
      <text:p text:style-name="P236">In order to provide the required services at its declared <text:span text:style-name="Code">cpmaster</text:span>, <text:span text:style-name="Code">sdp</text:span>, or <text:span text:style-name="Code">timebase</text:span> platform ports, the platform worker normally requires direct access to some external signals that are not associated with any other device. <text:s/>These are signals such as clocks, interconnects, LEDs, and switches. <text:s/>These ad-hoc signals are declared using the signal elements defined in <text:a xlink:type="simple" xlink:href="#5.4.1.Signal Declaration XML Elements for Devices, Platforms, Slots and Cards|outline" text:style-name="Internet_20_link" text:visited-style-name="Visited_20_Internet_20_Link">Signal Declaration XML Elements</text:a>. <text:s/>The signal names should generally match those in the platform's constraints file, including case.</text:p>
      <text:p text:style-name="P236"><text:soft-page-break/>Signals implied by the presence of devices do not need to be specified.</text:p>
      <text:p text:style-name="P259">If a platform worker wants access to slot signals, it must declare those signals using the <text:span text:style-name="Code">signal</text:span> element, even though the signal's existence is already implied by the existence of the <text:span text:style-name="Code">slot</text:span> element. <text:s text:c="2"/>An example of this is the “presence” signal in FMC slots. <text:s/>They are not related to any device on a card, but are used by the platform worker to know when a card is plugged in (<text:span text:style-name="T426">is </text:span>present). <text:s/>So, in the <text:span text:style-name="Code">ml605</text:span> platform worker th<text:span text:style-name="T425">e</text:span>s<text:span text:style-name="T425">e</text:span> signal element<text:span text:style-name="T425">s are</text:span> present:</text:p>
      <text:p text:style-name="P314">&lt;!-- These "card-is-present-in-slot" signals are from each slot--&gt;<text:line-break/>&lt;signal input='fmc_lpc_prsnt_m2c_l'/&gt;<text:line-break/>&lt;signal input='fmc_hpc_prsnt_m2c_l'/&gt;</text:p>
      <text:p text:style-name="P260">The slot names are <text:span text:style-name="Code">fmc_lpc</text:span> and <text:span text:style-name="Code">fmc_hpc</text:span>, and the standard name for this signal is <text:span text:style-name="Code">prsnt_m2c_l</text:span>. <text:s/><text:span text:style-name="T426">When the signal is an output (from the FPGA to the slot), the signal must not be used as an output by any device worker for a device on a plugged-in card. </text:span></text:p>
      <text:h text:style-name="P418" text:outline-level="4">Slot Element<text:span text:style-name="T168">s</text:span> <text:span text:style-name="T168">in</text:span> a Platform XML <text:span text:style-name="T168">Fi</text:span>le</text:h>
      <text:p text:style-name="Body"><text:span text:style-name="T165">When a platform has slots, it includes a </text:span><text:span text:style-name="Code">slot</text:span> element <text:span text:style-name="T165">to</text:span> declare the existence of a slot. <text:s/>The required <text:span text:style-name="Code">type</text:span> attribute must match the name of a defined slot type. <text:s/>The slot type <text:span text:style-name="T274">definition files</text:span> are normally in the <text:span text:style-name="Code">hdl/cards/specs</text:span> directory in the <text:span text:style-name="T289">CDK</text:span>, which is automatically searched whenever <text:span text:style-name="T274">a platform XML</text:span> file is processed. <text:s/>Examples of slot types are:</text:p>
      <text:list xml:id="list94058768569363" text:continue-numbering="true" text:style-name="WWNum32">
        <text:list-item>
          <text:p text:style-name="List_20_Bullet"><text:span text:style-name="Code"><text:span text:style-name="T273">fmc_lpc</text:span></text:span>: <text:s/>“low pin count” variant of the “FPGA Mezzanine Card” from VITA57</text:p>
        </text:list-item>
        <text:list-item>
          <text:p text:style-name="List_20_Bullet"><text:span text:style-name="Code"><text:span text:style-name="T273">fmc_hpc</text:span></text:span>: <text:s/>“high pin count” variant of the FMC cards from VITA57</text:p>
        </text:list-item>
        <text:list-item>
          <text:p text:style-name="List_20_Bullet"><text:span text:style-name="Code"><text:span text:style-name="T273">hsmc</text:span></text:span>: <text:s/>High Speed Mezzanine Card from <text:span text:style-name="T405">Intel/</text:span>Altera</text:p>
        </text:list-item>
      </text:list>
      <text:p text:style-name="Body">The optional <text:span text:style-name="Code">name</text:span> attribute of the slot element may assign a name to the slot. <text:s/>If it is not present, the slot's name becomes the slot type. <text:s/><text:span text:style-name="T166">If </text:span><text:span text:style-name="Code">name</text:span><text:span text:style-name="T166"> is </text:span><text:span text:style-name="T30">unspecified</text:span><text:span text:style-name="T166"> and i</text:span>f more than one slot of the same type is present, a zero-origin ordinal is appended to the slot-type as the name. <text:s/><text:span text:style-name="T166">E</text:span>.g. if there were two slots of type <text:span text:style-name="Code">hsmc</text:span> and the<text:span text:style-name="T166">y</text:span> were not given names, their names would be <text:span text:style-name="Code">hsmc0</text:span> and <text:span text:style-name="Code">hsmc1</text:span>. <text:s/><text:span text:style-name="T127">Slot names are needed for two purposes:</text:span></text:p>
      <text:list xml:id="list94059873245669" text:continue-list="list94060215066135" text:style-name="Numbering_20_1">
        <text:list-item text:start-value="1">
          <text:p text:style-name="List_20_Number">When a card is plugged into a slot, that slot is identified by its name. <text:s/><text:span text:style-name="T127">Slot names are case </text:span><text:span text:style-name="T27">insensitive</text:span><text:span text:style-name="T127"> for this purpose (when mentioning slot names in HDL container XML).</text:span></text:p>
        </text:list-item>
        <text:list-item>
          <text:p text:style-name="P405">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127">source </text:span>code or XML, but they do <text:span text:style-name="T406">usually </text:span>correspond to the names found in a platform's constraint<text:span text:style-name="T406">s</text:span> file, <text:span text:style-name="T127">which is typically supplied separately by the board vendor and only modified for OpenCPI for other reasons (e.g. not for signal name changes). <text:s/>I.e., the signal names associated with pins of the FPGA attached to slot pins are predetermined by the vendor or board designer and not changed or redefined by the platform worker.</text:span></text:p>
      <text:p text:style-name="P213"><text:soft-page-break/>E.g. <text:span text:style-name="T167">for a slot signal named </text:span><text:span text:style-name="Code">PRSNT_M2C_L</text:span><text:span text:style-name="T167">, </text:span>the name of the signal from the platform FPGA to the slot, for the second of two <text:span text:style-name="Code">fmc_lpc</text:span> slots <text:span text:style-name="T127">that did not have assigned names</text:span>, would be “<text:span text:style-name="Code">fmc_lpc1_PRSNT_M2C_L</text:span>”. <text:s/><text:span text:style-name="T127">Slot names (and slot type signals) </text:span><text:span text:style-name="T27">are case sensitive</text:span><text:span text:style-name="T127"> for this purpose (prefixing global net names) since there are some tools and systems where the case of such signals matters in the constraints file.</text:span></text:p>
      <text:p text:style-name="Body">There is one other aspect to slot elements in the platform XML file: <text:s/><text:span text:style-name="T128">slot </text:span>signal mapping. <text:s/><text:span text:style-name="T406">Most</text:span> slot signal names are based on the specification of the slot types. <text:s/><text:span text:style-name="T128">E.g., t</text:span>he FMC slot signal names are defined by VITA57. <text:s/><text:span text:style-name="T128">If a platform's constraints file (and documentation) do not use the standard names from the slot type specification, then extra child elements are added to the platform worker's </text:span><text:span text:style-name="Code">slot</text:span><text:span text:style-name="T128"> XML element, to map the standard (e.g. VITA57) signal names to the signal names used by this platform's constraints file and documentation.</text:span></text:p>
      <text:p text:style-name="P198"><text:span text:style-name="T128">As an example, the ZedBoard platform has a single FMC LPC slot. <text:s/>It uses the VITA57 signal names for </text:span><text:span text:style-name="T38">almost</text:span><text:span text:style-name="T128"> all these signals. <text:s/>However, it changes signal names when they are differential and use the </text:span><text:span text:style-name="Code">CC</text:span><text:span text:style-name="T128"> suffix. <text:s/>Whereas VITA57 always puts the </text:span><text:span text:style-name="Code">CC</text:span><text:span text:style-name="T128"> suffix last, the ZedBoard puts the differential suffix last (i.e. </text:span><text:span text:style-name="Code">_N</text:span><text:span text:style-name="T128"> and </text:span><text:span text:style-name="Code">_P</text:span>). <text:s/><text:span text:style-name="T407">H</text:span><text:span text:style-name="T130">ere is the </text:span><text:span text:style-name="Code"><text:span text:style-name="T129">slot</text:span></text:span><text:span text:style-name="T130"> element for the ZedBoard platform XML that forces the slot name to be upper case </text:span><text:span text:style-name="Code"><text:span text:style-name="T129">FMC</text:span></text:span><text:span text:style-name="T130">, and remaps the offending signals so OpenCPI knows how to route signals </text:span><text:span text:style-name="T138">to</text:span><text:span text:style-name="T130"> the slot's connector </text:span><text:span text:style-name="T138">on this platform</text:span><text:span text:style-name="T131"> that </text:span><text:span text:style-name="T64">do</text:span><text:span text:style-name="T66">es</text:span><text:span text:style-name="T64"> </text:span><text:span text:style-name="T65">not</text:span><text:span text:style-name="T131"> follow the VITA57 conventions</text:span><text:span text:style-name="T130">:</text:span></text:p>
      <text:p text:style-name="P301">&lt;slot name='FMC' type='fmc_lpc'&gt;<text:line-break/> <text:s/>&lt;!-- <text:span text:style-name="T128">These</text:span> signals don't <text:span text:style-name="T128">use</text:span> <text:span text:style-name="T128">VITA57</text:span> signal name<text:span text:style-name="T128">s--&gt;</text:span>→<text:line-break/> <text:s/>&lt;signal <text:span text:style-name="T143">slot=</text:span>'LA00_P_CC' platform='LA00_CC_P'/&gt;<text:line-break/> <text:s/>&lt;signal <text:span text:style-name="T143">slot=</text:span>'LA00_N_CC' platform='LA00_CC_N'/&gt;<text:line-break/> <text:s/>&lt;signal <text:span text:style-name="T143">slot=</text:span>'LA01_P_CC' platform='LA01_CC_P'/&gt;<text:line-break/> <text:s/>&lt;signal <text:span text:style-name="T143">slot=</text:span>'LA01_N_CC' platform='LA01_CC_N'/&gt;<text:line-break/> <text:s/>&lt;signal <text:span text:style-name="T143">slot=</text:span>'LA17_P_CC' platform='LA17_CC_P'/&gt;<text:line-break/> <text:s/>&lt;signal <text:span text:style-name="T143">slot=</text:span>'LA17_N_CC' platform='LA17_CC_N'/&gt;<text:line-break/> <text:s/>&lt;signal <text:span text:style-name="T143">slot=</text:span>'LA18_P_CC' platform='LA18_CC_P'/&gt;<text:line-break/> <text:s/>&lt;signal <text:span text:style-name="T143">slot=</text:span>'LA18_N_CC' platform='LA18_CC_N'/&gt;<text:line-break/> <text:s/>&lt;signal <text:span text:style-name="T143">slot=</text:span>'CLK0_M2C_N' platform='CLK0_N'/&gt;<text:line-break/> <text:s/>&lt;signal <text:span text:style-name="T143">slot=</text:span>'CLK0_M2C_P' platform='CLK0_P'/&gt;<text:line-break/> <text:s/>&lt;signal <text:span text:style-name="T143">slot=</text:span>'CLK1_M2C_N' platform='CLK1_N'/&gt;<text:line-break/> <text:s/>&lt;signal <text:span text:style-name="T143">slot=</text:span>'CLK1_M2C_P' platform='CLK1_P'/&gt;<text:line-break/> <text:s/>&lt;!-- <text:span text:style-name="T128">These</text:span> signals <text:span text:style-name="T408">do not have connections to the platform --&gt;<text:line-break/> <text:s/></text:span>&lt;signal <text:span text:style-name="T143">slot=</text:span>'DP0_C2M_P' platform=''/&gt;<text:line-break/> <text:s/>&lt;signal <text:span text:style-name="T143">slot=</text:span>'DP0_C2M_N' platform=''/&gt;<text:line-break/>&lt;/slot&gt;</text:p>
      <text:p text:style-name="P200"><text:span text:style-name="T137">S</text:span><text:span text:style-name="T129">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29">DP0_C2M_P/N</text:span></text:span><text:span text:style-name="T129">) are not connected to the </text:span><text:span text:style-name="T133">(Zynq) </text:span><text:span text:style-name="T129">FPGA <text:s/>on the ZedBoard platform.</text:span></text:p>
      <text:p text:style-name="P199"><text:span text:style-name="T129">Finally, when a platform does not use the slot name prefix in its signal names, a leading slash can be given in the </text:span><text:span text:style-name="Code"><text:span text:style-name="T129">platform</text:span></text:span><text:span text:style-name="T129"> attribute to indicate that no such prefix should be applied. <text:s/>E.g. a signal mapping of:</text:span></text:p>
      <text:p text:style-name="Code">&lt;signal slot='DP0_C2M_P' platform='/DP0_SLOT2_P'/&gt;</text:p>
      <text:p text:style-name="P199"><text:soft-page-break/><text:span text:style-name="T129">would imply that the signal name in the constraints file would be </text:span><text:span text:style-name="Code"><text:span text:style-name="T129">DP0_SLOT2_P</text:span></text:span><text:span text:style-name="T129"> rather than </text:span><text:span text:style-name="Code"><text:span text:style-name="T129">FMC_DP0_C2M_P</text:span></text:span><text:span text:style-name="T129">.</text:span></text:p>
      <text:h text:style-name="P424" text:outline-level="4"><text:span text:style-name="T132">E</text:span><text:span text:style-name="T129">xamples of Platform XML Files</text:span></text:h>
      <text:p text:style-name="P237"><text:span text:style-name="T129">An example of a complete XML file for a Zynq-based HDL platform is below. <text:s/>The platform worker directly supports a control plane (using </text:span><text:span text:style-name="Code"><text:span text:style-name="T129">cpmaster</text:span></text:span><text:span text:style-name="T129">), and sets the time server's clock frequency to </text:span><text:span text:style-name="Code"><text:span text:style-name="T129">100e6</text:span></text:span><text:span text:style-name="T129">, and declares an SDP data plane (via </text:span><text:span text:style-name="Code"><text:span text:style-name="T129">sdp</text:span></text:span><text:span text:style-name="T129">) </text:span><text:span text:style-name="T134">with 2 channels</text:span><text:span text:style-name="T129">. <text:s/></text:span><text:span text:style-name="T134">It has one </text:span><text:span text:style-name="Code"><text:span text:style-name="T129">fmc_lpc</text:span></text:span><text:span text:style-name="T134"> slot and </text:span><text:span text:style-name="T135">4</text:span><text:span text:style-name="T134"> LEDs. <text:s/>No switches are declared. <text:s/></text:span><text:span text:style-name="T135">One signal (to drive external LEDs) is declared. <text:s/>No clock signals are declared since this platform worker uses on-chip clock-generator resources in the Zynq chip.</text:span></text:p>
      <text:p text:style-name="Code">&lt;HdlPlatform Language="VHDL" spec='platform-spec'&gt;<text:line-break/> <text:s/>&lt;specproperty name='platform' value='<text:span text:style-name="T334">myzynq</text:span>'/&gt;<text:line-break/> <text:s/><text:span text:style-name="T335">&lt;specproperty name='nLEDs' value='4'/&gt;</text:span><text:line-break/> <text:s/>&lt;metadata master='true'/&gt;<text:line-break/> <text:s/>&lt;timebase master='true'/&gt;<text:line-break/> <text:s/>&lt;cpmaster master='true'/&gt;<text:line-break/> <text:s/>&lt;device worker='time_server'&gt;<text:line-break/> <text:s text:c="3"/>&lt;property name='frequency' value='100e6'/&gt;<text:line-break/> <text:s/>&lt;/device&gt;<text:line-break/> <text:s/>&lt;sdp name="zynq" master='true' count='<text:span text:style-name="T335">2</text:span>'/&gt;<text:line-break/> <text:s/><text:span text:style-name="T335">&lt;slot name='FMC' type-'fmc_lpc'/&gt;<text:line-break/> <text:s/>&lt;signal name='led' width=4'/&gt;</text:span><text:line-break/><text:span text:style-name="T335">&lt;/HdlPlatform&gt;</text:span></text:p>
      <text:p text:style-name="P238"><text:span text:style-name="T129">A second example uses an interconnect that indirectly supports a control plane so no </text:span><text:span text:style-name="Code"><text:span text:style-name="T129">cpmaster</text:span></text:span><text:span text:style-name="T129"> is necessary, but signals to get clocks and raw interconnect signals are declared. <text:s/></text:span><text:span text:style-name="T136">Notice that three different clocks are taken from external inputs, and the PPS inputs and outputs are used to support the time server.</text:span><text:span text:style-name="T129">:</text:span></text:p>
      <text:p text:style-name="P309">&lt;HdlPlatform Language="VHDL" spec='platform-spec'&gt;<text:line-break/> <text:s/>&lt;specproperty name='platform' value='mypci'/&gt;<text:line-break/> <text:s/>&lt;metadata master='true'/&gt;<text:line-break/> <text:s/>&lt;timebase master='true'/&gt;<text:line-break/> <text:s/>&lt;device worker='time_server'&gt;<text:line-break/> <text:s text:c="3"/>&lt;property name='frequency' value='200e6'/&gt;<text:line-break/> <text:s/>&lt;/device&gt;<text:line-break/> <text:s/>&lt;sdp name="pcie" master='true'/&gt;<text:line-break/> <text:s/>&lt;signal input="sys0_clk" differential='true'/&gt;<text:line-break/> <text:s/>&lt;signal input='sys1_clk' differential='true'/&gt;<text:line-break/> <text:s/>&lt;signal input='pci0_clk' differential='true'/&gt;<text:line-break/> <text:s/>&lt;signal input='pci0_reset_n'/&gt;<text:line-break/> <text:s/>&lt;signal input='pcie_rx' differential='true' width='4'/&gt;<text:line-break/> <text:s/>&lt;signal output='pcie_tx' differential='true' width='4'/&gt;<text:line-break/> <text:s/>&lt;signal output='led' width='13'/&gt;<text:line-break/> <text:s/>&lt;signal input='ppsExtIn'/&gt;<text:line-break/> <text:s/>&lt;signal output='ppsOut'/&gt;<text:line-break/>&lt;/HdlPlatform&gt;</text:p>
      <text:h text:style-name="P388" text:outline-level="3"><text:bookmark-start text:name="__RefHeading___Toc13565_2939887359"/><text:span text:style-name="T329">Writing</text:span> the <text:span text:style-name="T116">P</text:span>latform <text:span text:style-name="T116">W</text:span>orker <text:span text:style-name="T329">Source Code</text:span><text:bookmark-end text:name="__RefHeading___Toc13565_2939887359"/></text:h>
      <text:p text:style-name="P37"><text:span text:style-name="T170">While</text:span> a platform worker's XML (OWD) has extra elements to describe the platform's hardware (devices, slots), it is still an OWD, and thus it describes any implementation-<text:soft-page-break/>specific properties and ports of the <text:span text:style-name="T170">platform </text:span>worker. <text:s/>Being a device worker, it can also define external signals that are connected externally to pins.</text:p>
      <text:p text:style-name="P37">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h text:style-name="P419" text:outline-level="4">Platform Worker Properties</text:h>
      <text:p text:style-name="P214">Some required platform worker properties are dealt with entirely in the platform XML file since they just require parameter values which can be specified in the OWD.</text:p>
      <text:p text:style-name="P243">Several OCS properties are readable characteristics of the platform that may be defined as parameters with a constant value <text:span text:style-name="T341">in the OWD, </text:span>or <text:span text:style-name="T341">be declared </text:span>as volatile with a runtime-determined value. <text:s/>These include the <text:span text:style-name="Code">nSwitches</text:span>, <text:span text:style-name="Code">nLEDs</text:span> properties. <text:s/>If they are volatile, the worker must drive them by assigning values, e.g.:</text:p>
      <text:p text:style-name="Code">props_out.nSwitches &lt;= to_ulong(3);<text:line-break/>props_out.nLEDs &lt;= to_ulong(7);</text:p>
      <text:p text:style-name="P245">Otherwise, the OWD can simply <text:span text:style-name="T200">specify the value, e.g.:</text:span></text:p>
      <text:p text:style-name="P310">&lt;specproperty name='nSwitches' parameter='true' value='3'/&gt;</text:p>
      <text:p text:style-name="P243"><text:span text:style-name="T341">Some platform properties</text:span> are always volatile such as <text:span text:style-name="Code">switches</text:span> <text:span text:style-name="T428">and </text:span><text:span text:style-name="Code">slotCardIsPresent</text:span>, <text:span text:style-name="T340">so the platform worker drives them with:</text:span></text:p>
      <text:p text:style-name="Code"><text:span text:style-name="Code"><text:span text:style-name="T82">props_out.switches &lt;= switch_input_</text:span></text:span><text:span text:style-name="Code"><text:span text:style-name="T86">pins</text:span></text:span><text:span text:style-name="Code"><text:span text:style-name="T82">;<text:line-break/></text:span></text:span><text:span text:style-name="Code"><text:span text:style-name="T97">props_out.slotCardIsPresent &lt;= (others =&gt; '0');</text:span></text:span></text:p>
      <text:p text:style-name="P244"><text:span text:style-name="T341">Some are writable such as </text:span><text:span text:style-name="Code">LEDs</text:span>, <text:span text:style-name="T341">and are input to the worker:</text:span></text:p>
      <text:p text:style-name="Code">my_led_<text:span text:style-name="T341">pins</text:span> &lt;= props_in.leds(3 downto 0);</text:p>
      <text:p text:style-name="P201">Finally, some properties are associated with platform ports and are described below in the sections about <text:span text:style-name="T412">each </text:span>platform port <text:span text:style-name="T412">type</text:span>.</text:p>
      <text:p text:style-name="P201">Here is a typical example of VHDL code in a platform worker for its properties:</text:p>
      <text:p text:style-name="P311">props_out.switches <text:s text:c="9"/>&lt;= (others =&gt; '0');<text:line-break/>props_out.slotCardIsPresent &lt;= (0 =&gt; not fmc_prsnt,<text:line-break/> <text:s text:c="31"/>others =&gt; '0'<text:span text:style-name="T346">);<text:line-break/></text:span>props_out.UUID <text:s text:c="13"/>&lt;= metadata_in.UUID;<text:line-break/>props_out.romData <text:s text:c="10"/>&lt;= metadata_in.romData;<text:line-break/><text:span text:style-name="T346">metadata_out.clk <text:s text:c="11"/>&lt;= ctl_in.clk;<text:line-break/>metadata_out.romAddr <text:s text:c="7"/>&lt;= props_in.romAddr;<text:line-break/>metadata_out.romEn <text:s text:c="9"/>&lt;= props_in.romData_read;<text:line-break/>led(0) <text:s text:c="21"/>&lt;= props_in.leds(0);</text:span></text:p>
      <text:p text:style-name="P215"><text:span text:style-name="T200">Below</text:span> is a <text:span text:style-name="T200">summary </text:span>table with the <text:span text:style-name="T200">OCS </text:span>properties and their <text:span text:style-name="T345">accessibility</text:span>.</text:p>
      <text:p text:style-name="Table_20_Caption_20__28_before_29_"><text:soft-page-break/>Table <text:sequence text:ref-name="refTable2" text:name="Table" text:formula="ooow:Table+1" style:num-format="1">2</text:sequence>: <text:s/>Platform Worker <text:span text:style-name="T200">OCS</text:span> Properti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66">Name</text:p>
          </table:table-cell>
          <table:table-cell table:style-name="Table6.A1" office:value-type="string">
            <text:p text:style-name="P366">Type</text:p>
          </table:table-cell>
          <table:table-cell table:style-name="Table6.A1" office:value-type="string">
            <text:p text:style-name="P366">Access</text:p>
          </table:table-cell>
          <table:table-cell table:style-name="Table6.D1" office:value-type="string">
            <text:p text:style-name="P366">Description</text:p>
          </table:table-cell>
        </table:table-row>
        <table:table-row>
          <table:table-cell table:style-name="Table6.A2" office:value-type="string">
            <text:p text:style-name="P332"><text:span text:style-name="Code"><text:span text:style-name="T87">p</text:span></text:span><text:span text:style-name="Code"><text:span text:style-name="T82">latform</text:span></text:span></text:p>
          </table:table-cell>
          <table:table-cell table:style-name="Table6.A2" office:value-type="string">
            <text:p text:style-name="P327">String</text:p>
          </table:table-cell>
          <table:table-cell table:style-name="Table6.A2" office:value-type="string">
            <text:p text:style-name="P327">Parameter</text:p>
          </table:table-cell>
          <table:table-cell table:style-name="Table6.D2" office:value-type="string">
            <text:p text:style-name="P327"><text:span text:style-name="T344">Platform name<text:line-break/></text:span>Set in OWD &lt;specproperty&gt;</text:p>
          </table:table-cell>
        </table:table-row>
        <table:table-row>
          <table:table-cell table:style-name="Table6.A2" office:value-type="string">
            <text:p text:style-name="P332"><text:span text:style-name="Code"><text:span text:style-name="T82">sdp_width</text:span></text:span></text:p>
          </table:table-cell>
          <table:table-cell table:style-name="Table6.A2" office:value-type="string">
            <text:p text:style-name="P327">U<text:span text:style-name="T343">C</text:span>har</text:p>
          </table:table-cell>
          <table:table-cell table:style-name="Table6.A2" office:value-type="string">
            <text:p text:style-name="P327">Parameter</text:p>
          </table:table-cell>
          <table:table-cell table:style-name="Table6.D2" office:value-type="string">
            <text:p text:style-name="P332"><text:span text:style-name="T88">Width in DWORDS of SDP.<text:line-break/></text:span><text:span text:style-name="T82">Set in OWD for </text:span><text:span text:style-name="Code"><text:span text:style-name="T82">sdp</text:span></text:span><text:span text:style-name="T82"> platform port</text:span></text:p>
          </table:table-cell>
        </table:table-row>
        <table:table-row>
          <table:table-cell table:style-name="Table6.A2" office:value-type="string">
            <text:p text:style-name="P319"><text:span text:style-name="Code"><text:span text:style-name="T82">UUID</text:span></text:span></text:p>
          </table:table-cell>
          <table:table-cell table:style-name="Table6.A2" office:value-type="string">
            <text:p text:style-name="P322">U<text:span text:style-name="T343">L</text:span>ong<text:line-break/>*16</text:p>
          </table:table-cell>
          <table:table-cell table:style-name="Table6.A2" office:value-type="string">
            <text:p text:style-name="P322">Readable</text:p>
          </table:table-cell>
          <table:table-cell table:style-name="Table6.D2" office:value-type="string">
            <text:p text:style-name="P318"><text:span text:style-name="T82">Unique ID of bitstream file.<text:line-break/></text:span><text:span text:style-name="T88">Connected in source code for </text:span><text:span text:style-name="Code"><text:span text:style-name="T82">metadata</text:span></text:span><text:span text:style-name="T88"> platform port.</text:span></text:p>
          </table:table-cell>
        </table:table-row>
        <table:table-row>
          <table:table-cell table:style-name="Table6.A2" office:value-type="string">
            <text:p text:style-name="P319"><text:span text:style-name="Code"><text:span text:style-name="T82">romAddr</text:span></text:span></text:p>
          </table:table-cell>
          <table:table-cell table:style-name="Table6.A2" office:value-type="string">
            <text:p text:style-name="P322">U<text:span text:style-name="T343">S</text:span>hort</text:p>
          </table:table-cell>
          <table:table-cell table:style-name="Table6.A2" office:value-type="string">
            <text:p text:style-name="P322">Writable</text:p>
          </table:table-cell>
          <table:table-cell table:style-name="Table6.D2" office:value-type="string">
            <text:p text:style-name="P320"><text:span text:style-name="T82">Address for reading bitstream metadata.<text:line-break/></text:span><text:span text:style-name="T88">Connected in source code for </text:span><text:span text:style-name="Code"><text:span text:style-name="T82">metadata</text:span></text:span><text:span text:style-name="T88"> platform port.</text:span></text:p>
          </table:table-cell>
        </table:table-row>
        <table:table-row>
          <table:table-cell table:style-name="Table6.A2" office:value-type="string">
            <text:p text:style-name="P319"><text:span text:style-name="Code"><text:span text:style-name="T82">romData</text:span></text:span></text:p>
          </table:table-cell>
          <table:table-cell table:style-name="Table6.A2" office:value-type="string">
            <text:p text:style-name="P322">ULong</text:p>
          </table:table-cell>
          <table:table-cell table:style-name="Table6.A2" office:value-type="string">
            <text:p text:style-name="P325">Volatile</text:p>
          </table:table-cell>
          <table:table-cell table:style-name="Table6.D2" office:value-type="string">
            <text:p text:style-name="P320"><text:span text:style-name="T82">Data when reading bitstream metadata<text:line-break/></text:span><text:span text:style-name="T88">Connected in source code for </text:span><text:span text:style-name="Code"><text:span text:style-name="T82">metadata</text:span></text:span><text:span text:style-name="T88"> platform port.</text:span></text:p>
          </table:table-cell>
        </table:table-row>
        <table:table-row>
          <table:table-cell table:style-name="Table6.A2" office:value-type="string">
            <text:p text:style-name="P319"><text:span text:style-name="Code"><text:span text:style-name="T82">nLEDs</text:span></text:span></text:p>
          </table:table-cell>
          <table:table-cell table:style-name="Table6.A2" office:value-type="string">
            <text:p text:style-name="P322">Ulong</text:p>
          </table:table-cell>
          <table:table-cell table:style-name="Table6.A2" office:value-type="string">
            <text:p text:style-name="P322"><text:span text:style-name="T342">Parameter/<text:line-break/></text:span>Readable</text:p>
          </table:table-cell>
          <table:table-cell table:style-name="Table6.D2" office:value-type="string">
            <text:p text:style-name="P322">How many LED indicators are present?<text:line-break/><text:span text:style-name="T343">Can be parameter </text:span><text:span text:style-name="T37">or</text:span><text:span text:style-name="T343"> readable.</text:span></text:p>
          </table:table-cell>
        </table:table-row>
        <table:table-row>
          <table:table-cell table:style-name="Table6.A2" office:value-type="string">
            <text:p text:style-name="P332"><text:span text:style-name="Code"><text:span text:style-name="T82">LEDs</text:span></text:span></text:p>
          </table:table-cell>
          <table:table-cell table:style-name="Table6.A2" office:value-type="string">
            <text:p text:style-name="P322">ULong</text:p>
          </table:table-cell>
          <table:table-cell table:style-name="Table6.A2" office:value-type="string">
            <text:p text:style-name="P322">Readable+Writable</text:p>
          </table:table-cell>
          <table:table-cell table:style-name="Table6.D2" office:value-type="string">
            <text:p text:style-name="P322">Actual LED settings, up to 32, LSB is LED 0</text:p>
          </table:table-cell>
        </table:table-row>
        <table:table-row>
          <table:table-cell table:style-name="Table6.A2" office:value-type="string">
            <text:p text:style-name="P319"><text:span text:style-name="Code"><text:span text:style-name="T82">n</text:span></text:span><text:span text:style-name="Code"><text:span text:style-name="T89">Switche</text:span></text:span><text:span text:style-name="Code"><text:span text:style-name="T82">s</text:span></text:span></text:p>
          </table:table-cell>
          <table:table-cell table:style-name="Table6.A2" office:value-type="string">
            <text:p text:style-name="P322">Ulong</text:p>
          </table:table-cell>
          <table:table-cell table:style-name="Table6.A2" office:value-type="string">
            <text:p text:style-name="P322"><text:span text:style-name="T342">Parameter/<text:line-break/></text:span>Readable</text:p>
          </table:table-cell>
          <table:table-cell table:style-name="Table6.D2" office:value-type="string">
            <text:p text:style-name="P323">How many <text:span text:style-name="T343">switches</text:span> are present?<text:line-break/><text:span text:style-name="T343">Can be parameter </text:span><text:span text:style-name="T37">or</text:span><text:span text:style-name="T343"> readable.</text:span></text:p>
          </table:table-cell>
        </table:table-row>
        <table:table-row>
          <table:table-cell table:style-name="Table6.A2" office:value-type="string">
            <text:p text:style-name="P332"><text:span text:style-name="Code"><text:span text:style-name="T89">switche</text:span></text:span><text:span text:style-name="Code"><text:span text:style-name="T82">s</text:span></text:span></text:p>
          </table:table-cell>
          <table:table-cell table:style-name="Table6.A2" office:value-type="string">
            <text:p text:style-name="P322">ULong</text:p>
          </table:table-cell>
          <table:table-cell table:style-name="Table6.A2" office:value-type="string">
            <text:p text:style-name="P328">Volatile</text:p>
          </table:table-cell>
          <table:table-cell table:style-name="Table6.D2" office:value-type="string">
            <text:p text:style-name="P322">Actual <text:span text:style-name="T343">switch</text:span> settings, up to 32, LSB is <text:span text:style-name="T343">switch</text:span> 0</text:p>
          </table:table-cell>
        </table:table-row>
        <table:table-row>
          <table:table-cell table:style-name="Table6.A2" office:value-type="string">
            <text:p text:style-name="P319"><text:span text:style-name="Code"><text:span text:style-name="T82">n</text:span></text:span><text:span text:style-name="Code"><text:span text:style-name="T89">S</text:span></text:span><text:span text:style-name="Code"><text:span text:style-name="T90">lots</text:span></text:span></text:p>
          </table:table-cell>
          <table:table-cell table:style-name="Table6.A2" office:value-type="string">
            <text:p text:style-name="P322">Ulong</text:p>
          </table:table-cell>
          <table:table-cell table:style-name="Table6.A2" office:value-type="string">
            <text:p text:style-name="P326">Parameter</text:p>
          </table:table-cell>
          <table:table-cell table:style-name="Table6.D2" office:value-type="string">
            <text:p text:style-name="P324">How many <text:span text:style-name="T344">slots</text:span> are present?<text:line-break/><text:span text:style-name="T200">Set in OWD &lt;specproperty&gt;<text:line-break/>Must match number </text:span><text:span text:style-name="Code">slot</text:span><text:span text:style-name="T200"> elements in OWD</text:span></text:p>
          </table:table-cell>
        </table:table-row>
        <table:table-row>
          <table:table-cell table:style-name="Table6.A2" office:value-type="string">
            <text:p text:style-name="P333"><text:span text:style-name="Code"><text:span text:style-name="T90">slotCardIsPresent</text:span></text:span></text:p>
          </table:table-cell>
          <table:table-cell table:style-name="Table6.A2" office:value-type="string">
            <text:p text:style-name="P329">Bool<text:line-break/>array</text:p>
          </table:table-cell>
          <table:table-cell table:style-name="Table6.A2" office:value-type="string">
            <text:p text:style-name="P328">Volatile</text:p>
          </table:table-cell>
          <table:table-cell table:style-name="Table6.D2" office:value-type="string">
            <text:p text:style-name="P330">Indicate whether card is plugged into slot</text:p>
          </table:table-cell>
        </table:table-row>
        <table:table-row>
          <table:table-cell table:style-name="Table6.A2" office:value-type="string">
            <text:p text:style-name="P335"><text:span text:style-name="Code"><text:span text:style-name="T91">s</text:span></text:span><text:span text:style-name="Code"><text:span text:style-name="T82">lotNames</text:span></text:span></text:p>
          </table:table-cell>
          <table:table-cell table:style-name="Table6.A2" office:value-type="string">
            <text:p text:style-name="P330">String</text:p>
          </table:table-cell>
          <table:table-cell table:style-name="Table6.A2" office:value-type="string">
            <text:p text:style-name="P330">Parameter</text:p>
          </table:table-cell>
          <table:table-cell table:style-name="Table6.D2" office:value-type="string">
            <text:p text:style-name="P330">Comma-separated list of slot names<text:line-break/>Set in OWD &lt;specproperty&gt;</text:p>
          </table:table-cell>
        </table:table-row>
      </table:table>
      <text:h text:style-name="Heading_20_4" text:outline-level="4">Ports of Platform Workers</text:h>
      <text:p text:style-name="P84">Platform workers have ports that are different than ports of application workers. <text:s/>They are not used for moving data to and from other workers. <text:s/>They allow the platform worker to provide required services to the rest of the HDL infrastructure. <text:s/><text:span text:style-name="T347">The platform ports were introduced in </text:span><text:a xlink:type="simple" xlink:href="#5.4.3.2.Platform Ports in a Platform XML File|outline" text:style-name="Internet_20_link" text:visited-style-name="Visited_20_Internet_20_Link"><text:span text:style-name="T347">Platform Ports in a Platform XML File</text:span></text:a><text:span text:style-name="T347">. <text:s text:c="2"/>Each has implications in the platform worker source code.</text:span></text:p>
      <text:p text:style-name="P139">The simplest platform port is the <text:span text:style-name="FirstEmphasis">metadata port</text:span>, which simply requires that the platform worker connect the signals at the <text:span text:style-name="T348">metadata </text:span>port to the properties associated with the port using this exact VHDL code:</text:p>
      <text:p text:style-name="P312"><text:soft-page-break/>props_out.UUID <text:s text:c="13"/>&lt;= metadata_in.UUID;<text:line-break/>props_out.romData <text:s text:c="10"/>&lt;= metadata_in.romData;<text:line-break/><text:span text:style-name="T346">metadata_out.clk <text:s text:c="11"/>&lt;= ctl_in.clk;<text:line-break/>metadata_out.romAddr <text:s text:c="7"/>&lt;= props_in.romAddr;<text:line-break/>metadata_out.romEn <text:s text:c="9"/>&lt;= props_in.romData_read;</text:span></text:p>
      <text:p text:style-name="P63">For the <text:span text:style-name="FirstEmphasis">timebase port</text:span>, the worker is required to provide three output signals to that port, and take one output signal from that port, e.g.:</text:p>
      <text:p text:style-name="Code">timebase_out.clk <text:s text:c="2"/>&lt;= clk;<text:line-break/>timebase_out.reset &lt;= reset;<text:line-break/>timebase_out.ppsIn &lt;= '0';<text:line-break/><text:span text:style-name="T348">my_pps_out_pin <text:s text:c="4"/>&lt;= timebase_in.pps</text:span></text:p>
      <text:p text:style-name="P63">These signals are the basis for timekeeping on the platform. <text:s/>They are a clock and associated reset, a PPS input signal and an optionally connected PPS output signal. <text:s/>The platform worker should provide the <text:span text:style-name="T413">timebase </text:span>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202"><text:span text:style-name="T139">If a platform worker is </text:span><text:span text:style-name="T21">direct</text:span><text:span text:style-name="T45">ly</text:span><text:span text:style-name="T139"> supporting a </text:span><text:span text:style-name="FirstEmphasis">control plane master port</text:span><text:span text:style-name="T139"> (indicated by the </text:span><text:span text:style-name="Code">cpmaster</text:span><text:span text:style-name="T139"> element in the OWD), t</text:span>he platform worker must provide an addressable path from the controlling processors's software into the FPGA. <text:s/>This usually involves adapting a <text:span text:style-name="T413">address </text:span>window on an addressable bus that the FPGA is connected to, to the protocol and signals of the <text:span text:style-name="Code">cpmaster</text:span> port. <text:s/>The adaptation is normally put into its own module and then instanced in the platform worker. <text:s/><text:span text:style-name="T172">The platform worker must choose an appropriate clock and (asserted high) reset signal to serve as the platform's control clock/reset.</text:span></text:p>
      <text:p text:style-name="P246">Remember that the platform worker may provide for a control plane <text:span text:style-name="T4">indirectly</text:span> by providing an <text:span text:style-name="FirstEmphasis">interconnect port</text:span> that can serve the same purpose. <text:s/>In that case no platform worker support of a <text:span text:style-name="Code">cpmaster</text:span> port is necessary.</text:p>
      <text:p text:style-name="P202"><text:span text:style-name="T139">A</text:span> <text:span text:style-name="Code">cpmaster</text:span> example from the ZedBoard platform is where an addressable bus port in the Zynq chip, which connects the processor to the FPGA, is called the <text:span text:style-name="Code">M_AXI_GP0</text:span><text:span text:style-name="T172">. <text:s/>The Zynq </text:span><text:span text:style-name="T46">CPU</text:span><text:span text:style-name="T172"> is the master, and generates read and write accesses to the FPGA acting as a slave. <text:s/>In this case an adapter module was written (called </text:span><text:span text:style-name="Code">axi2cp</text:span><text:span text:style-name="T172">) to convert the protocol used by the </text:span><text:span text:style-name="Code">M_AXI_GP0</text:span><text:span text:style-name="T172"> port in the SoC hardware, to the OpenCPI control plane protocol. <text:s/>This module is instanced in the Zed platform worker and connected to the Zynq CPU on one side, and the platform worker's </text:span><text:span text:style-name="Code">cpmaster</text:span><text:span text:style-name="T172"> port on the other. <text:s/>In the Zed platform worker this adapter and its connection is shown by this code:</text:span></text:p>
      <text:p text:style-name="Code"><text:span text:style-name="T82">cp : axi2cp port map(clk <text:s text:c="4"/>=&gt; clk,<text:line-break/> <text:s text:c="20"/>reset <text:s text:c="2"/>=&gt; reset,<text:line-break/> <text:s text:c="20"/>axi_in <text:s/>=&gt; ps_</text:span><text:span text:style-name="T92">m_</text:span><text:span text:style-name="T82">axi_gp_out</text:span><text:span text:style-name="T92">(0)</text:span><text:span text:style-name="T82">,<text:line-break/> <text:s text:c="20"/>axi_out =&gt; ps_</text:span><text:span text:style-name="T92">m_</text:span><text:span text:style-name="T82">axi_gp_in</text:span><text:span text:style-name="T92">(0)</text:span><text:span text:style-name="T82">,<text:line-break/> <text:s text:c="20"/>cp_in <text:s text:c="2"/>=&gt; cp_in,<text:line-break/> <text:s text:c="20"/>cp_out <text:s/>=&gt; cp_out);</text:span></text:p>
      <text:p text:style-name="P39"><text:soft-page-break/>The signaling protocol of a <text:span text:style-name="Code">cpmaster</text:span> port is described in the <text:a xlink:type="simple" xlink:href="#5.4.5.Control Plane Master Port Protocol|outline" text:style-name="Internet_20_link" text:visited-style-name="Visited_20_Internet_20_Link"><text:span text:style-name="T140">Control Plane Master Port Protocol</text:span></text:a> section.</text:p>
      <text:p text:style-name="P38">The last platform port type, <text:span text:style-name="FirstEmphasis">system interconnect,</text:span><text:span text:style-name="T349"> is specified using the </text:span><text:span text:style-name="Code">sdp</text:span><text:span text:style-name="T140"> element in the OWD. <text:s/>The platform worker must provide a path from the platform's bus/interconnect to the </text:span><text:span text:style-name="Code">sdp</text:span><text:span text:style-name="T140"> port. <text:s/>When the interconnect used for data flow can also be used to provide control plane access, then the </text:span><text:span text:style-name="Code">cpmaster</text:span><text:span text:style-name="T140"> port described above is unnecessary. <text:s/>The key attribute needed of the system interconnect to indirectly support control plane access is that the processor on the other side of the interconnect can read and write into the FPGA with the FPGA acting as an addressable slave. <text:s/>This is common when there is only one external bus connected to the FPGA, such as PCI Express.</text:span></text:p>
      <text:p text:style-name="P64"><text:span text:style-name="T172">In the case of the Xilinx Zynq platform, there are multiple interfaces between the on-chip system interconnect and the FPGA (called PL on Zynq). <text:s/>In this case the platform worker reserves one such interface exclusively for control access (the </text:span><text:span text:style-name="Code">M_AXI_GP0</text:span><text:span text:style-name="T172"> connected to a </text:span><text:span text:style-name="Code">cpmaster</text:span><text:span text:style-name="T172"> port), and uses different interfaces for the data plane.</text:span></text:p>
      <text:p text:style-name="P41">The <text:span text:style-name="Code">sdp</text:span> ports act as bus masters, generating addressed DMA requests to the platform worker which should adapt and present those requests to the system interconnect. <text:s/>The <text:span text:style-name="Code">sdp</text:span><text:span text:style-name="T413"> ports</text:span> can <text:span text:style-name="T4">also</text:span> act as bus slaves, allowing <text:span text:style-name="T350">their use for control plane purposes. <text:s/>The platform worker decides whether to support the </text:span><text:span text:style-name="Code">sdp</text:span><text:span text:style-name="T350"> port as only a bus master (e.g. as it does on Zynq), or as both master or slave (as it does on PCI Express systems).</text:span></text:p>
      <text:p text:style-name="P42">The sdp ports can be multichannel, meaning that the platform worker can provide multiple simultaneous paths between the system interconnect and the <text:span text:style-name="T413">FPGA</text:span> data plane infrastructure to support simultaneous data flows between workers in the FPGA and workers outside the FPGA.</text:p>
      <text:p text:style-name="P40">The signaling protocol of a<text:span text:style-name="T350">n</text:span> <text:span text:style-name="Code"><text:span text:style-name="T350">sdp</text:span></text:span> port is described in the <text:a xlink:type="simple" xlink:href="#5.4.6.SDP Port Protocol|outline" text:style-name="Internet_20_link" text:visited-style-name="Visited_20_Internet_20_Link"><text:span text:style-name="T350">SDP Port Protoco</text:span></text:a> section.</text:p>
      <text:h text:style-name="P420" text:outline-level="4">Platform Worker Clocks</text:h>
      <text:p text:style-name="P112"><text:span text:style-name="T172">As seen above in the discussion of the control plane adaptation (the </text:span><text:span text:style-name="Code">cpmaster</text:span><text:span text:style-name="T172">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43">A platform worker usually also sources another clock for timekeeping on the platform <text:span text:style-name="T173">(in the </text:span><text:span text:style-name="Code">timebase</text:span><text:span text:style-name="T173"> port), u</text:span>nless there will never be any need for timekeeping on the platform.</text:p>
      <text:p text:style-name="P44">In general these clocks 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Heading_20_3" text:outline-level="3"><text:bookmark-start text:name="__RefHeading___Toc13567_2939887359"/><text:soft-page-break/>The Makefile for the Platform Worker<text:bookmark-end text:name="__RefHeading___Toc13567_2939887359"/></text:h>
      <text:p text:style-name="P45">Like any other worker, a platform worker has a worker <text:span text:style-name="Code">Makefile</text:span> that is used for various purposes, <text:span text:style-name="T414">normally created by the </text:span><text:span text:style-name="Code">ocpidev</text:span><text:span text:style-name="T414"> command.</text:span> <text:s/>Since the <text:span text:style-name="Code">HdlTarget</text:span><text:span text:style-name="T379">(</text:span><text:span text:style-name="Code">s</text:span><text:span text:style-name="T379">)</text:span> and <text:span text:style-name="Code">HdlPlatform</text:span><text:span text:style-name="T379">(</text:span><text:span text:style-name="Code">s</text:span><text:span text:style-name="T379">)</text:span> are implicit for a platform worker <text:span text:style-name="T414">(its name)</text:span>, there is no need to specify either (in the file or on the command line).</text:p>
      <text:p text:style-name="P65">As with other HDL workers, the <text:span text:style-name="Code">Makefile</text:span> may reference other local source files or primitive cores and libraries from elsewhere. <text:s/>The basic contents for a platform worker's Makefile, <text:span text:style-name="T415">as created by </text:span><text:span text:style-name="Code">ocpidev</text:span><text:span text:style-name="T415">,</text:span> is simply:</text:p>
      <text:p text:style-name="Code">include $(OCPI_CDK_DIR)/include/hdl/hdl-platform.mk</text:p>
      <text:p text:style-name="P46"><text:span text:style-name="T415">The platform worker is built in its directory (in one or more target subdirectories). <text:s/>Pl</text:span>atform configurations <text:span text:style-name="T415">are also built</text:span> in the platform worker directory. <text:s/>In fact, when nothing else is specified, a “base” platform configuration (with no device workers) is built whenever the platform worker is built. <text:s/>To specify more platform configurations to build, specify them in the <text:span text:style-name="Code">Configurations</text:span> make variable in this <text:span text:style-name="Code">Makefile</text:span>, and for each one, write an XML file describing which devices (and any parameters for them) that should be included in the platform configuration. <text:s/><text:span text:style-name="T415">See the next section for a complete description of platform configurations.</text:span></text:p>
      <text:p text:style-name="P48">Running <text:span text:style-name="Code">make</text:span> in a platform worker directory builds the platform worker, the <text:span text:style-name="Code">base</text:span> configuration, and any other platform configurations as specified in the <text:span text:style-name="Code">Configurations</text:span> make variable.</text:p>
      <text:p text:style-name="P66"><text:span text:style-name="T380">Each</text:span> platform worker must have a make file fragment called <text:span text:style-name="Code"><text:span text:style-name="T4">&lt;platform&gt;</text:span></text:span><text:span text:style-name="Code">.mk</text:span> which defines <text:span text:style-name="Code">make</text:span> variables required for users of the platform. <text:s/>There is one variable required to be set in this file: <text:s/><text:span text:style-name="Code">HdlPart_</text:span><text:span text:style-name="Code"><text:span text:style-name="T4">&lt;platform&gt;</text:span></text:span>. <text:s/>This variable must be set to the part name of this platform. <text:s/><text:span text:style-name="T380">Also, if there is an association between this HDL platform and an associated software platform (typically for FPGA SoCs with embedded processors), the HdlRccPlatform_&lt;platform&gt; variable can be set to name the RCC software platform associated with this HDL platform. <text:s/>An example file is for the Xilinx Zynq part on the ZedBoard platform:</text:span></text:p>
      <text:p text:style-name="Code">HdlPart_zed=xc7z020-1-clg484<text:line-break/>HdlRccPlatform_zed=xilinx13_4</text:p>
      <text:p text:style-name="P47">This indicates the actual part for the platform, and also indicates that the associated software platform is the 2013.4 release of Xilinx <text:span text:style-name="T415">L</text:span>inux.</text:p>
      <text:p text:style-name="P66">The <text:span text:style-name="Code">ExportFiles</text:span> make variable is specific to platform workers and specifies which local files in this directory must be made available to users of the platform. <text:s/>Files in this list include the jtag and flash support scripts for the platform, as well as constraints files required to build container bitstreams for the platform.</text:p>
      <text:h text:style-name="Heading_20_3" text:outline-level="3"><text:bookmark-start text:name="__RefHeading___Toc38643_1517956095"/>Specifying Platform Configurations in XML <text:span text:style-name="T116">F</text:span>iles.<text:bookmark-end text:name="__RefHeading___Toc38643_1517956095"/></text:h>
      <text:p text:style-name="P48">For each platform configuration mentioned in the Configurations variable in the platform worker <text:span text:style-name="Code">Makefile</text:span>, there must be a corresponding <text:span text:style-name="T141">XML file</text:span>. <text:s/>This XML file has these <text:span text:style-name="T141">aspects</text:span>:</text:p>
      <text:list xml:id="list94059030334522" text:continue-list="list94058768569363" text:style-name="WWNum32">
        <text:list-item>
          <text:p text:style-name="List_20_Bullet">The top level element <text:span text:style-name="T141">is</text:span> “<text:span text:style-name="Code">HdlConfig</text:span>”.</text:p>
        </text:list-item>
        <text:list-item>
          <text:p text:style-name="List_20_Bullet"><text:soft-page-break/>A <text:span text:style-name="Code">device</text:span> child element <text:span text:style-name="T141">is present </text:span>for each device <text:span text:style-name="T141">in the configuration</text:span>.</text:p>
        </text:list-item>
      </text:list>
      <text:p text:style-name="P203">For devices <text:span text:style-name="T141">previously </text:span>defined<text:span text:style-name="T141">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203">Platform configurations can also specify devices that are on cards plugged into one of the platform's slots. <text:s/>Specifying the <text:span text:style-name="Code"><text:span text:style-name="T375">card</text:span></text:span> attribute indicates which card the device is on, and implies that the card is plugged into one of the platform's slots. <text:s/>If there are multiple slots of the type that the indicated card is defined for, then a <text:span text:style-name="Code"><text:span text:style-name="T142">slot</text:span></text:span> attribute must be used to unambiguously indicate which slot the card is plugged into.</text:p>
      <text:p text:style-name="P203">Thus platform configurations can indicate a mix of devices: <text:s/>those that are part of the platform, and others that should be made available assuming a certain type of card is plugged into one of the platform's slots. <text:s/><text:span text:style-name="T146">T</text:span>he following example, <text:span text:style-name="T146">(for the ZedBoard platform), indicates that a configuration should be built that assumes a </text:span><text:span text:style-name="Code">lime-zipper-fmc</text:span><text:span text:style-name="T146"> card should be plugged into a slot on the platform, and thus device workers to support the </text:span><text:span text:style-name="Code">lime_adc</text:span><text:span text:style-name="T146"> device on that card should be included. <text:s/>There is no </text:span><text:span text:style-name="Code"><text:span text:style-name="T142">slot</text:span></text:span><text:span text:style-name="T146"> attribute included or required since the platform has only one slot.</text:span></text:p>
      <text:p text:style-name="P296">&lt;HdlConfig&gt;<text:line-break/> <text:s/>&lt;device name='lime_adc' <text:span text:style-name="T147">card</text:span><text:span text:style-name="T143">=</text:span>'lime-zipper-fmc'/&gt;<text:line-break/>&lt;/HdlConfig&gt;</text:p>
      <text:p text:style-name="P204">Device elements in this file can also set values for parameter properties of the device worker for the device, but <text:span text:style-name="T4">only those that are not already specified in the board definition</text:span> (either platform <text:span text:style-name="T416">worker</text:span> XML file or card definition XML). <text:s/>I.e. the board definition file specifies fixed aspects of the device as it exists on that board, but any other parameter properties not mentioned for the board can be configured as required in the platform configuration (or in the container). <text:s/>E.g.:</text:p>
      <text:p text:style-name="P297">&lt;HdlConfig&gt;<text:line-break/> <text:s/>&lt;device name='lime_adc' <text:span text:style-name="T147">card</text:span><text:span text:style-name="T143">=</text:span>'lime-zipper-fmc'&gt;<text:line-break/> <text:s text:c="3"/><text:span text:style-name="T148">&lt;property name='use_control_clock' value='true'/&gt;<text:line-break/> <text:s/>&lt;/device&gt;</text:span><text:line-break/>&lt;/HdlConfig&gt;</text:p>
      <text:p text:style-name="P204">The same capability exists for the platform worker itself. <text:s/>Parameter property values for the platform worker can be specified by top level property elements in this file, e.g.:</text:p>
      <text:p text:style-name="P302"><text:span text:style-name="T82">&lt;HdlConfig&gt;<text:line-break/> <text:s/></text:span><text:span text:style-name="T83">&lt;property name='ocpi_debug' value='true'/&gt;</text:span><text:span text:style-name="T82"><text:line-break/> <text:s/>&lt;device name='lime_adc' </text:span><text:span text:style-name="T144">slot=</text:span><text:span text:style-name="T82">'lime-zipper-fmc'/</text:span><text:span text:style-name="T83">&gt;</text:span><text:span text:style-name="T82"><text:line-break/>&lt;/HdlConfig&gt;</text:span></text:p>
      <text:h text:style-name="P389" text:outline-level="3"><text:bookmark-start text:name="__RefHeading___Toc18281_4003722483"/>Control Plane Master Port Protocol<text:bookmark-end text:name="__RefHeading___Toc18281_4003722483"/></text:h>
      <text:p text:style-name="P247">This protocol is undocumented at thi<text:span text:style-name="T351">s</text:span> time.</text:p>
      <text:h text:style-name="Heading_20_3" text:outline-level="3"><text:bookmark-start text:name="__RefHeading___Toc18283_4003722483"/>SDP Port Protocol<text:bookmark-end text:name="__RefHeading___Toc18283_4003722483"/></text:h>
      <text:p text:style-name="P247">This protocol is undocumented at this time.</text:p>
      <text:h text:style-name="Heading_20_3" text:outline-level="3"><text:bookmark-start text:name="__RefHeading__17668_2116501284"/><text:soft-page-break/>Testing the <text:span text:style-name="T116">B</text:span>asic <text:span text:style-name="T116">P</text:span>latform <text:span text:style-name="T116">w</text:span>ithout <text:span text:style-name="T116">D</text:span>evices<text:bookmark-end text:name="__RefHeading__17668_2116501284"/></text:h>
      <text:p text:style-name="P113"><text:span text:style-name="T141">Y</text:span>ou can build and run various tests <text:span text:style-name="T141">w</text:span>ithout supporting any of the devices on the platform. <text:s/><text:span text:style-name="T229">This can be the first chance to test the full bitstream build flow.</text:span></text:p>
      <text:p text:style-name="P115">In particular, to test the control plane support, you can test the platform with no interconnect/dataplane support by using applications like “tb_bias” which do not require interconnect support for the data plane.</text:p>
      <text:p text:style-name="P115">Data plane support can then be tested one direction at a time, using simple applications like “patternbias” or “biascapture” that only flow data in one direction between the FPGA platform and the processor.</text:p>
      <text:p text:style-name="P149">The biascapture assembly (in h<text:span text:style-name="Code">dl/assemblies/biascapture/biascapture.xml</text:span>) contains the following XML, which takes external input and captures it:</text:p>
      <text:p text:style-name="Code">&lt;HdlAssembly&gt;<text:line-break/> <text:s/>&lt;Instance Worker="bias_vhdl" connect='capture' external='in'/&gt;<text:line-break/> <text:s/>&lt;Instance Worker='capture'/&gt;<text:line-break/>&lt;/HdlAssembly&gt;</text:p>
      <text:p text:style-name="P149">The file-bias-capture application (in <text:span text:style-name="Code">examples/xml/file-bias-capture.xml</text:span>) reads from a file and then uses the above assembly. <text:s/>The XML is:</text:p>
      <text:p text:style-name="Code">&lt;application package='ocpi' done='file_read'&gt;<text:line-break/> <text:s/>&lt;instance component="file_read" connect="bias"/&gt;<text:line-break/> <text:s/>&lt;instance component='bias' connect="capture"/&gt;<text:line-break/> <text:s/>&lt;instance component="capture"/&gt;<text:line-break/>&lt;/applica<text:span text:style-name="T417">tion&gt;</text:span></text:p>
      <text:p text:style-name="P258">Testing in one direction greatly simplifies initial debugging of platform workers that are using new interconnect adapters for SDP.</text:p>
      <text:h text:style-name="P430" text:outline-level="2"><text:bookmark-start text:name="__RefHeading__1039_1060509377"/>Device Support for <text:span text:style-name="T196">FPGA</text:span> <text:span text:style-name="T116">P</text:span>latforms<text:bookmark-end text:name="__RefHeading__1039_1060509377"/></text:h>
      <text:p text:style-name="P49"><text:span text:style-name="T149">Device support development involves the creation of workers that enable OpenCPI to use the devices attached to an HDL platform or card. <text:s/></text:span><text:span text:style-name="T28">Device workers</text:span><text:span text:style-name="T149"> are</text:span> like "device drivers" for specific FPGA-attached hardware devices — workers that <text:span text:style-name="T149">interface with</text:span> devices using device-specific signals and I/O pins.</text:p>
      <text:p text:style-name="P50"><text:span text:style-name="T418">In addition to a control interface and data interface(s) that an application worker would have, device workers also </text:span><text:s/>have signal connections with hardware attached to pins of the FPGA. <text:s text:c="2"/><text:span text:style-name="T275">For example,</text:span> a device worker <text:span text:style-name="T275">for an output device (like a DAC or a printer) </text:span>would have some signals attached to FPGA pins that are connected to the <text:span text:style-name="T150">output</text:span> device, and would also have a normal <text:span text:style-name="T275">worker input</text:span> data port that would be connected to some application worker <text:span text:style-name="T150">producing</text:span> the data.</text:p>
      <text:p text:style-name="P116">[Diagram showin<text:span text:style-name="T191">g</text:span> app worker → device worker → device.]</text:p>
      <text:p text:style-name="P52">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275">s</text:span> the same device worker is used to access <text:span text:style-name="T150">and control </text:span>the device. <text:s/><text:span text:style-name="T311">An OpenCPI HDL device worker can be reused across platforms and cards.</text:span></text:p>
      <text:p text:style-name="P52">A simple <text:span text:style-name="T150">DA</text:span>C device worker <text:span text:style-name="T290">might</text:span> have an <text:span text:style-name="T150">X</text:span>ML descriptor <text:span text:style-name="T275">(OWD) </text:span>like this:</text:p>
      <text:p text:style-name="P303">&lt;HdlDevice Language='vhdl' spec='<text:span text:style-name="T150">dac</text:span>-spec'&gt;<text:line-break/> <text:s/>&lt;<text:span text:style-name="T419">streaminterface</text:span> name='<text:span text:style-name="T251">in</text:span>' datawidth='<text:span text:style-name="T150">8'</text:span>/&gt;<text:line-break/> <text:s/><text:span text:style-name="T150">&lt;signal output='valid'/&gt;<text:line-break/> <text:s/>&lt;signal output='data' width='8'/&gt;<text:line-break/> <text:s/>&lt;signal output='dataclk'/&gt;</text:span><text:line-break/>&lt;/HdlDevice&gt;</text:p>
      <text:p text:style-name="P85">The <text:span text:style-name="Code">HdlDevice</text:span> element is similar to the <text:span text:style-name="Code">HdlWorker</text:span> element except that i<text:span text:style-name="T290">t</text:span> allows some extra features like the “<text:span text:style-name="Code">signal</text:span>” child elements.</text:p>
      <text:p text:style-name="P51"><text:span text:style-name="T150">The </text:span><text:span text:style-name="Code">spec='dac-spec'</text:span><text:span text:style-name="T150"> attribute indicates that this device worker implements the component spec common to all DAC devices (properties and ports). <text:s/>It can add its own properties as required.</text:span></text:p>
      <text:p text:style-name="P51"><text:span text:style-name="T150">The </text:span><text:span text:style-name="Code"><text:span text:style-name="T419">streaminterface</text:span></text:span><text:span text:style-name="T150"> element simply sets the physical data width of the input port to 8.</text:span></text:p>
      <text:p text:style-name="P51"><text:span text:style-name="T150">The </text:span><text:span text:style-name="Code">signal</text:span><text:span text:style-name="T150"> elements specify the names of device signals (HDL language “ports”) connected to the FPGA pins that are connected to a device supported by this device worker.</text:span></text:p>
      <text:p text:style-name="P85">All the details of an HdlDevice XML are mentioned below. <text:s/>An example of the device worker source code for this (simplistic, single clock domain) device worker would be:</text:p>
      <text:p text:style-name="Code">in_out.take &lt;= in_in.ready and (ready or not in_in.valid);<text:line-break/>valid <text:s text:c="6"/>&lt;= in_in.ready and in_in.valid;<text:line-break/>data <text:s text:c="7"/>&lt;= in_in.data;</text:p>
      <text:h text:style-name="P390" text:outline-level="3"><text:bookmark-start text:name="__RefHeading___Toc38645_1517956095"/><text:soft-page-break/>A Device Worker Implements the Data Sheet<text:bookmark-end text:name="__RefHeading___Toc38645_1517956095"/></text:h>
      <text:p text:style-name="P57"><text:span text:style-name="T153">It is recommended</text:span> to <text:span text:style-name="T154">use</text:span> the <text:span text:style-name="T154">data sheet's </text:span>signal names and register names in the device worker code <text:span text:style-name="T153">(</text:span>and <text:span text:style-name="T155">its OWD)</text:span> <text:span text:style-name="T154">so they </text:span>are easily correlated to the names in the data sheet. <text:s/>This allows for easier code maintenance and system level debugging. <text:s/><text:span text:style-name="T154">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list xml:id="list94058820290366" text:continue-numbering="true" text:style-name="WWNum32">
        <text:list-item>
          <text:p text:style-name="List_20_Bullet"><text:span text:style-name="T22">Implementing all the functionality in a device may not be desirable when it is initially written for a given platform, since that platform may not use all the device's capabilities. <text:s/>W</text:span><text:span text:style-name="T4">hen a device worker</text:span><text:span text:style-name="T22"> </text:span><text:span text:style-name="T4">is insufficient </text:span><text:span text:style-name="T22">in this way for a new platform or project</text:span><text:span text:style-name="T4">, it should be enhanced in such a way that any existing uses of it will still work (backward compatibility) so that the community in fact gets the benefit of a newer more complete device worker implementation.</text:span></text:p>
        </text:list-item>
      </text:list>
      <text:p text:style-name="P58">As mentioned above, multi-function <text:span text:style-name="T156">chips</text:span> should generally be supported by multiple device workers. <text:s/>But <text:span text:style-name="T4">within</text:span> any device worker <text:span text:style-name="T156">for a function</text:span>, if there are features or modes that carry significant overhead, they should be controlled by parameter properties <text:span text:style-name="T156">(thus generics in VHDL) </text:span>so that the resources are not wasted when the feature/mode is not being used. <text:s/><text:span text:style-name="T154">This promotes re-use of the device worker.</text:span></text:p>
      <text:p text:style-name="P59">When devices have internal registers, the most common approach is to define each internal register as a property in the OWD (not in the OCS), and use the “raw property” feature of <text:span text:style-name="T156">HDL </text:span>workers to access those registers. <text:s/><text:span text:style-name="T419">This enables direct control and display of the internal configuration of the device with no programming since the </text:span><text:span text:style-name="Code">ocpirun</text:span><text:span text:style-name="T419"> and </text:span><text:span text:style-name="Code">ocpihdl</text:span><text:span text:style-name="T419"> commands can easily access this information. <text:s/>It allows a clean “hardware-to-software” handoff when the device worker implements what the datasheet describes.</text:span></text:p>
      <text:h text:style-name="P391" text:outline-level="3"><text:bookmark-start text:name="__RefHeading___Toc4826_234407367"/>Device Component Specs and Device Worker Modularity<text:bookmark-end text:name="__RefHeading___Toc4826_234407367"/></text:h>
      <text:p text:style-name="P51"><text:span text:style-name="T150">In order to ensure that similar devices have common application-visible behavior, OpenCPI has </text:span><text:span text:style-name="T23">device </text:span><text:span text:style-name="T29">class</text:span><text:span text:style-name="T23"> specs</text:span><text:span text:style-name="T150"> that represent commonly used classes of devices. <text:s/>This is a special case of the component specification (OCS) being the basis of multiple implementations (workers) of the same functionality. <text:s/>In this device case, the “multiple implementations” are for different devices of the same class. <text:s/>Device workers for devices in the same class implement the same OCS; a device class is represented by this device class OCS.</text:span></text:p>
      <text:p text:style-name="P55">As the integration of functionality on single chips increases, it is common for a “chip” to implement multiple functions of different classes <text:span text:style-name="T276">of device (e.g. an ADC and a DAC)</text:span>. <text:s/><text:span text:style-name="T276">Generally</text:span>, this should <text:span text:style-name="T4">not</text:span> result in a single device worker for the multi-function <text:span text:style-name="T276">chip. <text:s/>Creating such a single device worker would result in </text:span>the <text:span text:style-name="T276">functions</text:span> not <text:span text:style-name="T276">being </text:span>represented to the system or to users the same as <text:span text:style-name="T276">a similar function from a </text:span>non-integrated single-purpose <text:span text:style-name="T276">chip</text:span>. <text:s/><text:span text:style-name="T276">Thus, a device worker should be developed for each class that is present on the multifunction chip.</text:span></text:p>
      <text:p text:style-name="P53">This avoids exposing the multi-function integration of a single chip <text:span text:style-name="T277">to applications </text:span>and <text:span text:style-name="T291">thus enhances</text:span> the re-use of applications. <text:s/>Furthermore, when only one function is <text:soft-page-break/>needed, a multi-function device worker <text:span text:style-name="T291">would</text:span> use FPGA resources for functions that <text:span text:style-name="T277">are</text:span> not being used. <text:s/><text:span text:style-name="T151">While it is possible to develop “swiss-army-knife” device workers for multifunction chips that intend to avoid using resources for parts that are unused, OpenCPI recommends designs that are more modular, namely:</text:span></text:p>
      <text:list xml:id="list94059422339890" text:continue-numbering="true" text:style-name="WWNum32">
        <text:list-item>
          <text:p text:style-name="List_20_Bullet"><text:span text:style-name="T151">Chips</text:span> that contain multiple functions should generally be treated as multiple devices using multiple device workers <text:span text:style-name="T151">of the appropriate classes</text:span>.</text:p>
        </text:list-item>
      </text:list>
      <text:p text:style-name="P53">When a multi-function device has pins or hardware that must be shared among the functional device worker<text:span text:style-name="T252">s</text:span> (e.g. <text:span text:style-name="T151">a </text:span>common reset or SPI or clocks), a “subdevice” module can be used <text:span text:style-name="T151">for such shared logic</text:span>. <text:s/>This is discussed in a later section.</text:p>
      <text:p text:style-name="P54"><text:span text:style-name="T278">T</text:span>he first step in developing support for a new device is to identify the device <text:span text:style-name="T278">class</text:span> specs that are relevant, and determine the list of device workers that must be created. <text:s/><text:span text:style-name="T278">Each device class spec defines common properties, data ports, and implied functionality that all device workers of the class should try to implement.</text:span></text:p>
      <text:p text:style-name="P106">Some examples of classes of devices currently defined are:</text:p>
      <text:list xml:id="list94060037053071" text:continue-numbering="true" text:style-name="WWNum32">
        <text:list-item>
          <text:p text:style-name="List_20_Bullet">ADC and DACs which convert between isochronous <text:span text:style-name="T291">data and</text:span> flow-controlled data and may have scheduling and time-stamping functionality.</text:p>
        </text:list-item>
        <text:list-item>
          <text:p text:style-name="List_20_Bullet">Upconverters and downconverters between IF/Baseband and RF.</text:p>
        </text:list-item>
        <text:list-item>
          <text:p text:style-name="List_20_Bullet">Clock generators</text:p>
        </text:list-item>
        <text:list-item>
          <text:p text:style-name="P467">DRAM</text:p>
        </text:list-item>
      </text:list>
      <text:h text:style-name="P392" text:outline-level="3"><text:bookmark-start text:name="__RefHeading___Toc4828_234407367"/>Device Proxies — <text:span text:style-name="T152">Software Workers that Control HDL Device Workers</text:span><text:bookmark-end text:name="__RefHeading___Toc4828_234407367"/></text:h>
      <text:p text:style-name="P56">A device proxy is a software <text:span text:style-name="T152">worker</text:span> <text:span text:style-name="T253">(RCC/C++) </text:span>that is specifically paired with a device worker in order to translate a higher level control interface for a class <text:span text:style-name="T253">of devices </text:span>into the lower level actions required on <text:span text:style-name="T152">a specific </text:span>device. <text:s/><text:span text:style-name="T152">While i</text:span>t is possible that the <text:span text:style-name="T152">HDL </text:span>device worker itself could support the required<text:span text:style-name="T152"> generic interface, for many device classes, it is more productive to split the supporting code for the device into a (software) proxy and a HDL device worker. <text:s/>When a device worker has a proxy, it is termed the “slave” of that proxy. <text:s/>Using a proxy is not always required since the underlying (slave) device worker is always controllable directly.</text:span></text:p>
      <text:p text:style-name="P117">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107">Device proxies are simple C++ <text:span text:style-name="T279">(</text:span><text:span text:style-name="T31">not C</text:span><text:span text:style-name="T279">)</text:span> RCC workers where the XML (OWD) specifies a “slave” attribute, indicating which worker is the “slave” for that proxy. <text:s/>That attribute <text:span text:style-name="T292">enables</text:span> convenient access to all the <text:span text:style-name="T279">slave</text:span> worker's properties from the proxy<text:span text:style-name="T292">'s</text:span> code.</text:p>
      <text:p text:style-name="P107">Thus there are two patterns for <text:span text:style-name="T254">implementing HDL device support in OpenCPI</text:span>:</text:p>
      <text:list xml:id="list94060151895404" text:continue-numbering="true" text:style-name="WWNum32">
        <text:list-item>
          <text:p text:style-name="List_20_Bullet"><text:span text:style-name="T4">Device-worker-only</text:span>, where the device worker implements both the device component spec as well as any required higher level properties.</text:p>
        </text:list-item>
        <text:list-item>
          <text:p text:style-name="List_20_Bullet"><text:soft-page-break/><text:span text:style-name="T4">Device-worker-and-proxy,</text:span> where the device worker implements only the device component spec, and the device proxy implements the higher level properties for the class.</text:p>
        </text:list-item>
      </text:list>
      <text:p text:style-name="P57">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 <text:span text:style-name="T292">in the HDL device worker</text:span>.</text:p>
      <text:h text:style-name="P393" text:outline-level="3"><text:bookmark-start text:name="__RefHeading___Toc4832_234407367"/>Subdevice Workers<text:bookmark-end text:name="__RefHeading___Toc4832_234407367"/></text:h>
      <text:p text:style-name="P86">[Diagrams here, based on existing PPTs etc.]</text:p>
      <text:p text:style-name="P108">Writing <text:span text:style-name="T280">a </text:span>device worker to be reusable across many embedded systems is made more difficult by two facts:</text:p>
      <text:list xml:id="list94059181274374" text:continue-numbering="true" text:style-name="WWNum32">
        <text:list-item>
          <text:p text:style-name="List_20_Bullet">Multifunction devices have aspects that are shared between functions <text:span text:style-name="T280">(e.g. common reset)</text:span></text:p>
        </text:list-item>
        <text:list-item>
          <text:p text:style-name="List_20_Bullet">Controlling different devices sometimes involves sharing control/configuration buses (e.g. SPI and I2C) or other hardware.</text:p>
        </text:list-item>
      </text:list>
      <text:p text:style-name="P108">In order to preserve the modularity of distinct classes of devices, <text:span text:style-name="T255">as well as</text:span> the reusability of device workers, <text:span text:style-name="T255">OpenCPI supports a further specialization of device workers called subdevice workers.</text:span></text:p>
      <text:p text:style-name="P67">A subdevice worker implements the required sharing of low level hardware between device workers. <text:s/>It is defined to <text:span text:style-name="T67">support</text:span> some number of device workers, and is thus instantiated whenever any of its <text:span text:style-name="T4">supported</text:span> device workers <text:span text:style-name="T280">are</text:span> instantiated in a platform configuration or container. <text:s/>Subdevice workers may simply support the different device workers used on a single multi-function device, or they may support a variety of different device workers that are found on a platform. <text:s/>Thus they <text:span text:style-name="T362">are usually</text:span> very <text:span text:style-name="T4">platform-specific</text:span> or <text:span text:style-name="T4">card-specific</text:span>.</text:p>
      <text:p text:style-name="P69">New subdevice workers may be required when a device with an existing device worker is used on a new platform or card, since the sharing of hardware (e.g. an I2C bus) may <text:span text:style-name="T367">require</text:span> different <text:span text:style-name="T367">logic</text:span>. <text:s/>That may result in the existing device worker being refactored to share functions that it did not share before.</text:p>
      <text:p text:style-name="P145">There are cases where a subdevice is required to support a single device worker when some low level logic must be different for different platforms. <text:s/>This allows the device worker itself to remain portable, letting <text:span text:style-name="T368">alternative </text:span>subdevices to do platfor<text:span text:style-name="T368">m</text:span>/card-specific dirty work.</text:p>
      <text:p text:style-name="P68">Subdevice workers <text:span text:style-name="T281">typically </text:span>have no control <text:span text:style-name="T281">interface</text:span>. <text:s/>Like device workers they have signals that are attached to FPGA pins. <text:s/><text:span text:style-name="T174">These pins are usually what is “shared” between the device workers that the subdevice supports. <text:s/>It is possible that subdevices have no external signals and only exist to coordinate between several optionally present device workers.</text:span></text:p>
      <text:p text:style-name="P70">Subdevice workers also have connections to the device workers they support. <text:s/>The XML <text:span text:style-name="T281">(a minimal OWD) </text:span>for a subdevice defines:</text:p>
      <text:list xml:id="list94059224572147" text:continue-numbering="true" text:style-name="WWNum32">
        <text:list-item>
          <text:p text:style-name="List_20_Bullet"><text:soft-page-break/>The hardware FPGA pins i<text:span text:style-name="T281">t is</text:span> attached to <text:span text:style-name="T256">(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146">Since platforms and cards declare which devices the<text:span text:style-name="T429">y</text:span> <text:span text:style-name="T284">have</text:span>, including subdevices, they can specify which subdevices are present. <text:s/>This allows different subdevices to be used for different platforms while leaving the device workers untouched and reused.</text:p>
      <text:p text:style-name="P152">For help in understanding these aspects of OpenCPI, look closely at the <text:span text:style-name="Code">lime_zipper_fmc_lpc</text:span> card (<text:span text:style-name="Code">hdl/cards/specs/lime_zipper_fmc_lpc.</text:span><text:span text:style-name="Code"><text:span text:style-name="T430">xml</text:span></text:span>), and the devices that it includes. <text:s/>This card is <text:span text:style-name="T430">used</text:span> in the <text:span text:style-name="Code">zed</text:span> platform for certain configurations based on the <text:span text:style-name="Code">hdl/platforms/zed/zed_zipper_fmc</text:span><text:span text:style-name="Code"><text:span text:style-name="T431">*</text:span></text:span> <text:span text:style-name="T430">fi</text:span>les. <text:s/>To learn more about raw properties, take a look at the <text:span text:style-name="Code">si5351</text:span> device <text:span text:style-name="T431">at</text:span> <text:span text:style-name="Code">hdl/devices/si5351.hdl</text:span>. <text:s/>The many raw properties declared in the <text:s/>xml <text:span text:style-name="T431">fi</text:span>le correspond <text:s/>to <text:s/>hardware <text:s/>registers <text:s/>on <text:s/>the <text:s/>si5351 <text:s/>chip. <text:s text:c="2"/><text:span text:style-name="T431">See</text:span> <text:s/>chapter 7/page 23 (“Register Map Summary") at <text:span text:style-name="Code">https://cdn‑shop.adafruit.com/datasheets/Si5351.pdf</text:span>. <text:s/>Each raw property in the OpenCPI <text:span text:style-name="Code">si5351.xml</text:span> corresponds to a line in the datasheet table there.</text:p>
      <text:p text:style-name="P151">Finally, for a further understanding of subdevices, take a look at <text:span text:style-name="Code">lime_spi</text:span> <text:span text:style-name="T431">(in </text:span><text:span text:style-name="Code">hdl/devices/lime_spi.hdl</text:span><text:span text:style-name="T431">)</text:span>, which is a subdevice that handles raw property accesses and low level SPI functionality. <text:s/>It supports the lime tx/rx devices, which means that the lime tx/rx devices can delegate their raw property accesses to the <text:span text:style-name="Code">lime_spi</text:span> subdevice.</text:p>
      <text:h text:style-name="Heading_20_4" text:outline-level="4">Using RawProp <text:span text:style-name="T355">Ports</text:span> with SubDevices</text:h>
      <text:p text:style-name="P60">The example below defines a subdevice with no control interface (no properties or control operations), driving two signals that are an I2C interface, and supporting a si5351 clock generator device worker via a <text:span text:style-name="Code">rawprop</text:span> worker port (defined <text:span text:style-name="T282">below</text:span>). <text:s/>It is declaring that if that device is present, it should also be present and be connected to that device worker via the <text:span text:style-name="Code">rawprop</text:span> port. <text:s/>By including this subdevice <text:span text:style-name="T420">in a board description file (</text:span>in the platform<text:span text:style-name="T420">'s</text:span> OWD<text:span text:style-name="T420"> a card's spec file)</text:span>, it will be associated <text:span text:style-name="T4">on this </text:span><text:span text:style-name="T47">board</text:span> with the <text:span text:style-name="Code">si5351</text:span> device worker.</text:p>
      <text:p text:style-name="P299">&lt;HdlDevice language="vhdl"&gt;<text:line-break/> <text:s/>&lt;componentspec nocontrol='true'&gt;<text:line-break/> <text:s/>&lt;rawprop/&gt;<text:line-break/> <text:s/>&lt;supports worker='si5351'&gt;<text:line-break/> <text:s text:c="3"/>&lt;connect port="rawprops" to="r<text:span text:style-name="T283">aw</text:span>props"/&gt;<text:line-break/> <text:s/>&lt;/supports&gt;<text:line-break/> <text:s/>&lt;Signal Inout='sda'/&gt;<text:line-break/> <text:s/>&lt;Signal Inout='scl'/&gt;<text:line-break/>&lt;/HdlDevice&gt;</text:p>
      <text:p text:style-name="P71">The most common connection between a device worker and a subdevice that supports it is the <text:span text:style-name="Code">rawprop</text:span> connection that enables a device worker to delegate some or all of its <text:soft-page-break/>raw property accesses to the subdevice. <text:s/>The device worker declares a <text:span text:style-name="Code">rawprop</text:span> master port for this delegation, and the subdevice declares an array of one or more a <text:span text:style-name="Code">rawprop</text:span> slave ports to support device workers this way. <text:s/><text:span text:style-name="T257">This type of connection is common when there is a shared control path like SPI or I2C to access the registers of several devices' properties.</text:span></text:p>
      <text:p text:style-name="P71"><text:span text:style-name="T257">The </text:span><text:span text:style-name="Code">rawprop</text:span><text:span text:style-name="T257"> port has a bundle (VHDL record) of signals that is identical to the raw signals defined in the </text:span><text:span text:style-name="Internet_20_link"><text:span text:style-name="T257">Raw Access to Properties</text:span></text:span><text:span text:style-name="T257"> section of the </text:span><text:span text:style-name="FirstEmphasis">OpenCPI HDL Development Guide</text:span><text:span text:style-name="T257">. <text:s/>This record is called raw in both the control interface signals (</text:span><text:span text:style-name="Code">props_in.raw</text:span><text:span text:style-name="T257">, </text:span><text:span text:style-name="Code">props_out.raw</text:span><text:span text:style-name="T257">) as well as the </text:span><text:span text:style-name="Code">rawprop</text:span><text:span text:style-name="T257"> port signals (</text:span><text:span text:style-name="Code">rawprops_in.raw</text:span><text:span text:style-name="T257"> and </text:span><text:span text:style-name="Code">raw_props_out.raw</text:span><text:span text:style-name="T257">).</text:span></text:p>
      <text:p text:style-name="P72"><text:span text:style-name="T177">A</text:span> <text:span text:style-name="Code">rawprop</text:span> worker port consists of a VHDL record of signals that allow a device worker to easily delegate all of its raw property accesses to the subdevice, using this VHDL:</text:p>
      <text:p text:style-name="P300">rawprops_out.present <text:s text:c="4"/>&lt;= '1';<text:line-break/>rawprops_out.reset <text:s text:c="6"/>&lt;= ctl_in.reset;<text:line-break/>rawprops_out.raw <text:s text:c="8"/>&lt;= props_in.raw;<text:line-break/>props_out.raw <text:s text:c="11"/>&lt;= rawprops_in.raw;</text:p>
      <text:p text:style-name="P72">The <text:span text:style-name="Code">present</text:span> signal tells the subdevice that there is a connection to a <text:span text:style-name="T177">device </text:span>worker. <text:s/>The <text:span text:style-name="Code">reset</text:span> signal tells the subdevice that this <text:span text:style-name="T177">device </text:span>worker is being reset, and the <text:span text:style-name="Code">raw</text:span> subrecord is conveying the raw property signals <text:span text:style-name="T177">between</text:span> the device worker <text:span text:style-name="T177">and</text:span> the subdevice. <text:s/><text:span text:style-name="T177">In the subdevice, the </text:span><text:span text:style-name="Code">rawprop</text:span><text:span text:style-name="T177"> port may be an array port (with </text:span><text:span text:style-name="Code">count</text:span><text:span text:style-name="T177"> attribute &gt; 1) when the subdevice worker is supporting multiple device workers.</text:span></text:p>
      <text:h text:style-name="Heading_20_4" text:outline-level="4">Using DevSignal Ports with SubDevices</text:h>
      <text:p text:style-name="P73">When the <text:span text:style-name="Code">rawprop</text:span> connection is not sufficient for all of the shared functionality in the subdevice <text:span text:style-name="T359">(raw properties, presence and shared control reset)</text:span>, another type of connection is used, which is <text:span text:style-name="T283">a customized</text:span> <text:span text:style-name="T283">set</text:span> of signals. <text:s/>This is called a <text:span text:style-name="Code">devsignal</text:span> <text:span text:style-name="T354">port. <text:s/>The port is declared for both the device worker (or platform worker in some cases) and the subdevice worker using </text:span><text:span text:style-name="Code">devsignal</text:span><text:span text:style-name="T354"> element.</text:span></text:p>
      <text:p text:style-name="P74"><text:span text:style-name="T175">The </text:span><text:span text:style-name="Code">devsignal</text:span><text:span text:style-name="T175"> element declares the port and has four attributes: </text:span><text:span text:style-name="Code">name</text:span><text:span text:style-name="T355">, </text:span><text:span text:style-name="Code">master,</text:span><text:span text:style-name="T355"> </text:span><text:span text:style-name="Code">signals</text:span> <text:span text:style-name="T359">and </text:span><text:span text:style-name="Code">count</text:span><text:span text:style-name="T359">. <text:s/>The optional name attribute provides a port name, with the default being </text:span><text:span text:style-name="T358">"</text:span><text:span text:style-name="Code">dev</text:span><text:span text:style-name="Code"><text:span text:style-name="T358">"</text:span></text:span>. <text:s/><text:span text:style-name="T356">The boolean </text:span><text:span text:style-name="Code">master</text:span><text:span text:style-name="T356"> attribute defines a master/slave role for the port, which is used relative to signal directions. <text:s/>The </text:span><text:span text:style-name="Code">signals</text:span><text:span text:style-name="T356"> </text:span><text:span text:style-name="T39">attribute</text:span><text:span text:style-name="T356"> is the name of a file containing a top-level </text:span><text:span text:style-name="Code">signals</text:span><text:span text:style-name="T356"> </text:span><text:span text:style-name="T39">element</text:span><text:span text:style-name="T356"> , containing signal definitions for this port. <text:s/>The direction of the signals declared in the file are relative to the master port. <text:s/>Here is an example signals file (named </text:span><text:span text:style-name="Code">mydevsignals.xml</text:span><text:span text:style-name="T356">):</text:span></text:p>
      <text:p text:style-name="Code">&lt;signals&gt;<text:line-break/> <text:s/>&lt;signal <text:span text:style-name="T360">i</text:span>nput="DATA_CLK_P"/&gt;<text:line-break/> <text:s/>&lt;signal <text:span text:style-name="T360">i</text:span>nput="DATA_CLK_N"/&gt;<text:line-break/> <text:s/>&lt;signal output='SYNC_IN'/&gt;<text:line-break/> <text:s/>&lt;signal output='ENABLE'/&gt;<text:line-break/>&lt;/signals&gt;</text:p>
      <text:p text:style-name="P142">The master port <text:span text:style-name="T359">(usually the device worker) </text:span>would drive the <text:span text:style-name="Code">SYNC_IN</text:span> and <text:span text:style-name="Code">ENABLE</text:span> signals as outputs, and <text:span text:style-name="T359">the slave port (usually the subdevice) would receive them as inputs. <text:s/>The port declaration in the OWD of the device workers would be:</text:span></text:p>
      <text:p text:style-name="Code"><text:soft-page-break/>&lt;devsignal master='true' signals='mydevsignals'/&gt;</text:p>
      <text:p text:style-name="P143">Since the signals are common to both ports, they are in their own file, usually in the <text:span text:style-name="Code">specs</text:span> directory of the component library containing both device and subdevice workers (usually <text:span text:style-name="Code">hdl/devices/specs</text:span>). <text:s/>Since the purpose of the subdevice is normally to share/multiplex output signals among more than one device worker, the subdevice<text:span text:style-name="T360">'s</text:span> port declaration normally includes a count to indicate that the port is actually an array of identical ports. <text:s/>So the subdevice port declaration would be something like:</text:p>
      <text:p text:style-name="P313">&lt;devsignal signals='mydevsignals' <text:span text:style-name="T359">count='2'</text:span>/&gt;</text:p>
      <text:p text:style-name="P144">As with the rawprops examples above, the connection of these ports is indicated by the <text:span text:style-name="Code">supports</text:span> element <text:span text:style-name="T361">and its </text:span><text:span text:style-name="Code">connect</text:span><text:span text:style-name="T361"> child element.</text:span></text:p>
      <text:h text:style-name="P394" text:outline-level="3"><text:bookmark-start text:name="__RefHeading___Toc18285_4003722483"/><text:span text:style-name="T433">Testing</text:span> Device Workers <text:span text:style-name="T433">with Emulators</text:span><text:bookmark-end text:name="__RefHeading___Toc18285_4003722483"/></text:h>
      <text:p text:style-name="P205">A device worker may specify that it is <text:span text:style-name="T433">actually </text:span>a device <text:span text:style-name="T4">emulator</text:span> that emulates <text:span text:style-name="T433">a</text:span> device for test purposes. <text:s/><text:span text:style-name="T433">Thus while a normal device worker supports and controls a device by driving and receiving signals from the device (via FPGA pins), the emulator </text:span><text:span text:style-name="T70">acts like the device</text:span><text:span text:style-name="T433">. <text:s/>So if the device has a reset input pin, the normal device worker will drive that reset signal as an output of the device worker, into the actual device. <text:s/>The emulator for the device will have that reset signal as an </text:span><text:span text:style-name="T48">input</text:span><text:span text:style-name="T433"> signal.</text:span></text:p>
      <text:p text:style-name="P262">We discuss this relationship such that:</text:p>
      <text:list xml:id="list94060061150676" text:continue-numbering="true" text:style-name="WWNum32">
        <text:list-item>
          <text:p text:style-name="P468">We use “emulator” to mean “emulator worker”, which is a special type of device worker (much like a platform worker is a special type of device worker).</text:p>
        </text:list-item>
        <text:list-item>
          <text:p text:style-name="P468">The device worker supports a device, and may have an associated emulator, which is <text:span text:style-name="T69">its</text:span> emulator.</text:p>
        </text:list-item>
        <text:list-item>
          <text:p text:style-name="P468">The emulator emulates a device which has a device worker, which is <text:span text:style-name="T69">its</text:span> device worker.</text:p>
        </text:list-item>
      </text:list>
      <text:p text:style-name="P268">There is nothing about emulators that restricts them to running only in simulators, so when it is useful, they can be written to be synthesizable and executed in hardware.</text:p>
      <text:h text:style-name="P421" text:outline-level="4">Emulator Signals, Ports and Properties</text:h>
      <text:p text:style-name="P205"><text:span text:style-name="T434">Emulators establish this relationship</text:span> <text:span text:style-name="T434">with</text:span> a top level <text:span text:style-name="Code">emulate</text:span> attribute whose value is the name of the device worker for the device it emulates. <text:s/>An emulator automatically inherits the signals from <text:span text:style-name="T434">its</text:span> device worker, with the directions reversed. <text:s/>Thus no <text:span text:style-name="Code">signal</text:span> elements need be defined <text:span text:style-name="T435">in an emulator's OWD.</text:span></text:p>
      <text:p text:style-name="P261">Similarly, for non-data, <text:span text:style-name="T434">non-control</text:span> ports (usually <text:span text:style-name="Code">rawprop</text:span> or <text:span text:style-name="Code">devsignals</text:span> ports), the emulator has the same ports defined, <text:span text:style-name="T435">with the same name,</text:span> with the opposite master attribute value. <text:s/>I.e. when the device worker is a master of such a port, the emulator is a slave. <text:s/><text:span text:style-name="T435">The emulator has its own control port, and may have its own data ports. </text:span></text:p>
      <text:p text:style-name="P262">Finally, the emulator <text:span text:style-name="T435">also </text:span>inherits all the parameter and writable properties of <text:span text:style-name="T435">its </text:span>device worker <text:span text:style-name="T435">so that when used, it sees the same parameter and property values that its device worker sees. <text:s/>It can then emulate accordingly. <text:s/>It can have its own additional properties of course, but it cannot have parameters with multiple values. <text:s/>its build configurations are the same as its device worker's build configurations.</text:span></text:p>
      <text:p text:style-name="P206"><text:soft-page-break/>When testing <text:span text:style-name="T436">a device worker </text:span>with <text:span text:style-name="T436">its</text:span> emulator both the emulator and the device worker <text:span text:style-name="T436">are </text:span>instantiated, <text:span text:style-name="T436">their signals are connected, and the non-control, non-data ports are connected between them. <text:s/>Thus they form a test unit (UUT) where each has its own control port, and each may have its own data ports.</text:span></text:p>
      <text:h text:style-name="Heading_20_4" text:outline-level="4">Emulator Worker OWD XML Files</text:h>
      <text:p text:style-name="P263">An emulator's OWD references the OCS for all emulators, <text:span text:style-name="Code">emulator-spec</text:span>, using its <text:span text:style-name="Code">spec</text:span> attribute. <text:s/>It identifies its device worker using the <text:span text:style-name="Code">emulate</text:span> attribute, whose value must include the <text:span text:style-name="Code">.hdl</text:span> model suffix. <text:s/><text:span text:style-name="T437">An emulator must have a control interface so it cannot set the </text:span><text:span text:style-name="Code">nocontrol</text:span><text:span text:style-name="T437"> attribute to </text:span><text:span text:style-name="Code">true</text:span><text:span text:style-name="T437">.</text:span></text:p>
      <text:p text:style-name="P265">An example emulator OWD is:</text:p>
      <text:p text:style-name="Code">&lt;HdlDevice emulator='mydevice.hdl' spec='emulator-spec'&gt;<text:line-break/> <text:s/>&lt;property name='errorcount' volatile='true'/&gt;<text:line-break/> <text:s/>&lt;streaminterface name='tracedata' <text:span text:style-name="T438">producer='1'/&gt;<text:line-break/>&lt;/HdlDevice&gt;</text:span></text:p>
      <text:p text:style-name="P266">This OWD says that the emulator will have a volatile property <text:span text:style-name="Code">errorcount</text:span><text:span text:style-name="T439"> </text:span>to report the number of errors encountered while observing its device worker's behavior. <text:s/>This property is in addition to all its device worker's parameters and writable properties <text:span text:style-name="T439">that are automatically inherited.</text:span></text:p>
      <text:p text:style-name="P264"><text:span text:style-name="T439">The </text:span><text:span text:style-name="Code">streaminterface</text:span><text:span text:style-name="T438"> element is directly introducing a data output port even though there is no such port in the OCS, since emulators are not required to have such ports. <text:s/></text:span></text:p>
      <text:p text:style-name="P267"><text:span text:style-name="T440">T</text:span>he “results” of running the emulator <text:span text:style-name="T440">would be</text:span> the <text:span text:style-name="Code">errorcount</text:span> property<text:span text:style-name="T440">'s value</text:span> and the data produced at its <text:span text:style-name="Code">tracedata</text:span> output port.</text:p>
      <text:p text:style-name="P268">An emulator OWD has these restrictions when compared to a normal device worker:</text:p>
      <text:list xml:id="list94058683307806" text:continue-numbering="true" text:style-name="WWNum32">
        <text:list-item>
          <text:p text:style-name="P469">It must implement/reference the <text:span text:style-name="Code">emulator-spec</text:span> (via <text:span text:style-name="Code">spec</text:span> attribute)</text:p>
        </text:list-item>
        <text:list-item>
          <text:p text:style-name="P469">It must reference its device worker via the <text:span text:style-name="Code">emulate</text:span> attribute</text:p>
        </text:list-item>
        <text:list-item>
          <text:p text:style-name="P469">It cannot have any property whose name conflicts with any parameter or writable property of its device worker.</text:p>
        </text:list-item>
        <text:list-item>
          <text:p text:style-name="P470">It cannot have any data port whose name conflicts with any of its device worker's ports.</text:p>
        </text:list-item>
        <text:list-item>
          <text:p text:style-name="P469">It cannot have any signals (it will inherit its device worker's signals)</text:p>
        </text:list-item>
      </text:list>
      <text:h text:style-name="P422" text:outline-level="4">Using an Emulator for Device Worker Unit Testing</text:h>
      <text:p text:style-name="P268">The OpenCPI unit test framework described in the <text:span text:style-name="FirstEmphasis">OpenCPI Component Development</text:span> document also applies to testing device workers. <text:s/>When a test directory is defined for a device worker (using the <text:span text:style-name="Code">ocpidev create test</text:span> command), OpenCPI expects to find an emulator worker in the same component library and will instan<text:span text:style-name="T441">tiate</text:span> <text:span text:style-name="T441">and connect </text:span>it next to the device worker in all test assemblies.</text:p>
      <text:p text:style-name="P269">All the testing then proceeds the same as testing application workers with these additions:</text:p>
      <text:list xml:id="list94059065377589" text:continue-numbering="true" text:style-name="WWNum32">
        <text:list-item>
          <text:p text:style-name="List_20_Bullet"><text:soft-page-break/>The final values for the emulator's own properties is also available to verification scripts.</text:p>
        </text:list-item>
        <text:list-item>
          <text:p text:style-name="List_20_Bullet">Data input ports o<text:span text:style-name="T442">f</text:span> the emulator must be supplied with data with input files or generator scripts.</text:p>
        </text:list-item>
        <text:list-item>
          <text:p text:style-name="List_20_Bullet">Data output ports on the emulator will captured and available to verification scripts.</text:p>
        </text:list-item>
      </text:list>
      <text:p text:style-name="P269">Essentially the UUT becomes the combination of a device worker and its emulator.</text:p>
      <text:p text:style-name="P269">If the emulator is written to be synthesizable, <text:span text:style-name="T442">test execution</text:span> can include hardware platforms as well as simulator platforms.</text:p>
      <text:p text:style-name="P207">n the container as “floating” devices <text:span text:style-name="T352">(devices which have not been declared as existing on the platform).</text:span></text:p>
      <text:h text:style-name="Heading_20_4" text:outline-level="4">Using an <text:span text:style-name="T442">E</text:span>mulator in <text:span text:style-name="T442">C</text:span>ontainers without the <text:span text:style-name="T442">U</text:span>nit <text:span text:style-name="T442">T</text:span>est <text:span text:style-name="T442">F</text:span>ramework.</text:h>
      <text:p text:style-name="P270">When a more complex testing configuration is needed beyond the “one device worker with its emulator” scenario describe above, it can be done by instantiating device workers and emulators directly in a container using the “floating device” feature.</text:p>
      <text:p text:style-name="P270">Floating devices are simply those that are not really part of the platform being targeted (usually simulators in this case), but are devices instantiated and connected directly to their emulators. <text:s/>This allows for test configurations that combine device workers, subdevice workers, and emulators in various ways.</text:p>
      <text:p text:style-name="P249">An example container XML file that uses emulators is:</text:p>
      <text:p text:style-name="Code">&lt;HdlContainer platform='isim'&gt;<text:line-break/> <text:s text:c="2"/>&lt;device worker='lime_spi_em' floating='1'/&gt;<text:line-break/> <text:s text:c="2"/>&lt;device worker='lime_spi' floating='1'/&gt;<text:line-break/> <text:s text:c="2"/>&lt;device worker='lime_tx' floating='1'/&gt;<text:line-break/> <text:s text:c="2"/>&lt;device worker='lime_tx_em' floating='1'/&gt;<text:line-break/>&lt;/HdlContainer&gt;</text:p>
      <text:p text:style-name="P249">This example instantiates two device workers (lime_spi and lime_tx) as well as their emulators. <text:s/>The emulators are automatically wired up with the device workers then are emulating. <text:s/>They all use the <text:span text:style-name="Code">floating</text:span> attribute since they are not defined as existing on the <text:span text:style-name="Code">isim</text:span> platform.</text:p>
      <text:p text:style-name="P250">[Preliminary feature with limited support]</text:p>
      <text:h text:style-name="Heading_20_3" text:outline-level="3"><text:bookmark-start text:name="__RefHeading___Toc4834_234407367"/>Higher-level <text:span text:style-name="T259">Endpoint Proxies</text:span> <text:span text:style-name="T116">Suitable for Applications</text:span><text:bookmark-end text:name="__RefHeading___Toc4834_234407367"/></text:h>
      <text:p text:style-name="P122">[Preliminary feature with no specific support]</text:p>
      <text:p text:style-name="P109">As discussed above, we use <text:span text:style-name="T60">device proxies </text:span>to normalize the behavior of a class of devices. <text:s/>The granularity of such classes is sometimes below the level appropriate for applications, <text:span text:style-name="T259">but is optimal for sharing, reuse, and rapid enablement of new platforms.</text:span></text:p>
      <text:p text:style-name="P110">An example <text:span text:style-name="T259">of fine granularity </text:span>is a clock generator chip. <text:s/>There are many such chips, and device workers <text:span text:style-name="T285">are</text:span> written for them. <text:s/><text:span text:style-name="T285">T</text:span>hey should all act the same, in terms of how they are set up and programmed, <text:span text:style-name="T285">usually using a device proxy</text:span>. <text:s/>When users or <text:soft-page-break/>applications want access to a clock generator device, they should be able to use it the same way as any other clock generator device.</text:p>
      <text:p text:style-name="P110">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110">So, in addition to device proxies that are defined for the granularity of individual devices, <text:s/>that have device workers, OpenCPI <text:span text:style-name="T258">also defines specifications for some higher level proxies called </text:span><text:span text:style-name="T62">Endpoint Proxies,</text:span><text:span text:style-name="T258">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61">Endpoint proxies are simply proxies that typically have multiple slaves, which themselves are probably device proxies, or in some cases device workers.</text:p>
      <text:p text:style-name="P62">As with subdevices at the bottom of the OpenCPI “device support” stack, endpoint proxies are at the top of the “device support” stack, appropriate for use by applications. But both may <text:span text:style-name="T285">internally </text:span>be somewhat platform specific. <text:s/>Both exist to “leave the device workers alone” so that they are reusable across platforms <text:span text:style-name="T260">and cards.</text:span></text:p>
      <text:p text:style-name="P118">[Insert diagram for “stack”]</text:p>
      <text:p text:style-name="P61">Applications use endpoint proxies by instantiating a component of an endpoint proxy spec. <text:s/>A good example of a class of endpoint proxies is a “radio front end” (as defined by the RedHawk system <text:span text:style-name="T157">or GNU Radio</text:span>), or a “transceiver subsystem” as defined in the Wireless Innovation Forum, or the “RF Chain” as defined in the JTRS MHAL specification. <text:s/><text:span text:style-name="T157">Since OpenCPI is not a software radio framework as such, an endpoint proxy can represent any application-level subsystem or source or sink of data.</text:span></text:p>
      <text:h text:style-name="P395" text:outline-level="3"><text:bookmark-start text:name="__RefHeading__17670_2116501284"/>XML Metadata for Device Workers/Subdevices/DeviceProxies/EndpointProxies<text:bookmark-end text:name="__RefHeading__17670_2116501284"/></text:h>
      <text:p text:style-name="P75">The <text:span text:style-name="T362">three</text:span> types of workers that relate to device support in OpenCPI <text:span text:style-name="T176">are</text:span>:</text:p>
      <text:list xml:id="list94060246183476"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
      <text:p text:style-name="P75">All these are workers <text:span text:style-name="T194">and </text:span>share the XML structure of workers via the OWD for ports and properties.</text:p>
      <text:p text:style-name="P75">Device workers use the normal <text:span text:style-name="T261">top-level </text:span><text:span text:style-name="Code">spec</text:span> attribute to identify the class of the device. <text:s/>Device workers and subdevice workers use the <text:span text:style-name="Code">HdlDevice</text:span> top level XML tag, have <text:span text:style-name="Code">signal</text:span> elements for hardware signals, and may have <text:span text:style-name="Code">rawprop</text:span> and <text:span text:style-name="Code">devsignal</text:span> ports to connect device <text:span text:style-name="T362">workers</text:span> <text:span text:style-name="T176">to</text:span> subdevice <text:span text:style-name="T362">workers</text:span>. <text:s/><text:span text:style-name="T176">If a device worker uses a subdevice worker, it may in fact have no </text:span><text:span text:style-name="Code">signal</text:span><text:span text:style-name="T176"> elements.</text:span></text:p>
      <text:p text:style-name="P75"><text:soft-page-break/>Subdevice workers have <text:span text:style-name="Code">supports</text:span> child elements describing which device workers they support and how they are connected to them.</text:p>
      <text:p text:style-name="P76">Device proxies have a top-level <text:span text:style-name="Code">slave</text:span> attribute identifying which worker they are a proxy for. <text:s/>The name should include the authoring model suffix, such as:</text:p>
      <text:p text:style-name="Code"><text:span text:style-name="T176">slave='</text:span>adc-chip123.hdl<text:span text:style-name="T176">'</text:span></text:p>
      <text:p text:style-name="P75"><text:span text:style-name="T361">The </text:span><text:span text:style-name="Code">signal</text:span><text:span text:style-name="T361"> elements in the OWD for devices and subdevices are as described above for platform workers in </text:span><text:a xlink:type="simple" xlink:href="#5.4.1.Signal Declaration XML Elements for Devices, Platforms, Slots and Cards|outline" text:style-name="Internet_20_link" text:visited-style-name="Visited_20_Internet_20_Link"><text:span text:style-name="T361">Signal Declaration XML Elements</text:span></text:a><text:span text:style-name="T361">.</text:span></text:p>
      <text:h text:style-name="Heading_20_4" text:outline-level="4">RawProp XML <text:span text:style-name="T116">E</text:span>lements for <text:span text:style-name="T116">D</text:span>evice <text:span text:style-name="T116">W</text:span>orkers and <text:span text:style-name="T116">S</text:span>ubdevice <text:span text:style-name="T116">W</text:span>orkers</text:h>
      <text:p text:style-name="P79">The <text:span text:style-name="Code">rawprop</text:span> child element identifies a port of the worker that extends the raw property signals from a device worker to a subdevice worker. <text:s/><text:span text:style-name="T363">It may be an array port. <text:s/></text:span>Its attributes <text:span text:style-name="T177">(all optional) </text:span>are:</text:p>
      <text:p text:style-name="IndentHang"><text:span text:style-name="T60">Name</text:span> — <text:span text:style-name="T364">The name of the port</text:span> <text:s/>(default <text:span text:style-name="T177">is</text:span> <text:span text:style-name="Code">rawprops</text:span>)</text:p>
      <text:p text:style-name="IndentHang"><text:span text:style-name="FirstEmphasis"><text:span text:style-name="T178">Optional</text:span></text:span><text:span text:style-name="T179"> — </text:span><text:span text:style-name="T186">I</text:span><text:span text:style-name="T179">ndicates</text:span> <text:span text:style-name="T177">if</text:span> a connection to this port is <text:span text:style-name="T177">not </text:span>required <text:span text:style-name="T177">(default </text:span><text:span text:style-name="Code">false</text:span><text:span text:style-name="T177">). <text:s/>Normally true on subdevices supporting multiple optional devices.</text:span></text:p>
      <text:p text:style-name="IndentHang"><text:span text:style-name="T60">Count</text:span><text:span text:style-name="T179"> — </text:span><text:s/><text:span text:style-name="T364">I</text:span>ndicates <text:span text:style-name="T364">if &gt; 1 that </text:span>this is an array of raw property ports <text:span text:style-name="T177">(default is </text:span><text:span text:style-name="Code">1</text:span><text:span text:style-name="T177">). <text:s/>Normally only specified on a subdevice supporting multiple devices.</text:span></text:p>
      <text:p text:style-name="IndentHang"><text:span text:style-name="T60">Master</text:span><text:span text:style-name="T190"> —</text:span> <text:span text:style-name="T365">Boolean I</text:span>ndicat<text:span text:style-name="T365">ing</text:span> who generates addresses for raw accesses <text:span text:style-name="T364">(usually the device worker sets it </text:span><text:span text:style-name="Code">true</text:span><text:span text:style-name="T364">).</text:span></text:p>
      <text:p text:style-name="P373">The port is an array port if <text:span text:style-name="Code">count</text:span> is specified greater than 1 or if the <text:span text:style-name="Code">count</text:span> attribute value is an expression based on parameter values.</text:p>
      <text:p text:style-name="Table_20_Caption_20__28_before_29_"/>
      <text:h text:style-name="Heading_20_4" text:outline-level="4">DevSignal XML <text:span text:style-name="T116">E</text:span>lements for <text:span text:style-name="T116">D</text:span>evice <text:span text:style-name="T116">W</text:span>orkers and <text:span text:style-name="T116">S</text:span>ubdevice <text:span text:style-name="T116">W</text:span>orkers</text:h>
      <text:p text:style-name="P80">This XML element represents a custom signal bundle that is connected between device workers and subdevices. <text:s/>It has <text:span text:style-name="T366">these</text:span> attributes:</text:p>
      <text:p text:style-name="IndentHang"><text:span text:style-name="T60">Name</text:span><text:span text:style-name="T179"> — </text:span>the name of the port (the default is <text:span text:style-name="Code">dev</text:span><text:span text:style-name="T366">)</text:span>.</text:p>
      <text:p text:style-name="IndentHang"><text:span text:style-name="T60">Optional</text:span><text:span text:style-name="T179"> — </text:span>whether this port must be connected or not.</text:p>
      <text:p text:style-name="IndentHang"><text:span text:style-name="FirstEmphasis"><text:span text:style-name="T178">Count</text:span></text:span><text:span text:style-name="T179"> — indicates</text:span> an array of similar ports with the same signals <text:span text:style-name="T366">(when &gt; 1)</text:span></text:p>
      <text:p text:style-name="IndentHang"><text:span text:style-name="T60">Signals</text:span><text:span text:style-name="T179"> — </text:span>indicates a file containing a top level <text:span text:style-name="Code">signals</text:span> element consisting of <text:span text:style-name="Code">signal</text:span> child elements. <text:s/><text:span text:style-name="T366">The .xml suffix is not required in the attribute.</text:span></text:p>
      <text:p text:style-name="P80">The file indicated by the <text:span text:style-name="Code">signals</text:span> attribute enumerates the signals in the bundle, <text:span text:style-name="T192">similar to the </text:span><text:span text:style-name="Code">signal</text:span><text:span text:style-name="T192"> elements in a device worker's OWD.</text:span></text:p>
      <text:h text:style-name="P423" text:outline-level="4">The Supports XML <text:span text:style-name="T116">E</text:span>lement for <text:span text:style-name="T193">S</text:span>ubdevices.</text:h>
      <text:p text:style-name="P81">Subdevices indicate which device workers they support by using <text:span text:style-name="Code">supports</text:span> XML elements. <text:s/><text:span text:style-name="T369">T</text:span>o indicate how they are connected to a device worker they support, they specify <text:span text:style-name="Code">connect</text:span> child elements within the <text:span text:style-name="Code">supports</text:span> elements, e.g.:</text:p>
      <text:p text:style-name="Code"><text:soft-page-break/><text:s text:c="2"/>&lt;supports worker='lime_dac'&gt;<text:line-break/> <text:s text:c="3"/>&lt;connect port=<text:span text:style-name="T369">'</text:span>rawprops<text:span text:style-name="T369">'</text:span> to=<text:span text:style-name="T369">'</text:span>r<text:span text:style-name="T369">aw</text:span>props<text:span text:style-name="T369">'</text:span> index='1'/&gt;<text:line-break/> <text:s text:c="3"/>&lt;connect port=<text:span text:style-name="T369">'</text:span>dev<text:span text:style-name="T369">'</text:span> to='dev' index='1'/&gt;<text:line-break/> <text:s/>&lt;/supports&gt;<text:line-break/> <text:s/>&lt;supports worker='lime_adc'&gt;<text:line-break/> <text:s text:c="3"/>&lt;connect port=<text:span text:style-name="T369">'</text:span>rawprops<text:span text:style-name="T369">'</text:span> to=<text:span text:style-name="T369">'</text:span>r<text:span text:style-name="T369">aw</text:span>props<text:span text:style-name="T369">'</text:span> index='0'/&gt;<text:line-break/> <text:s text:c="3"/>&lt;connect port=<text:span text:style-name="T369">'</text:span>dev<text:span text:style-name="T369">'</text:span> to='dev' index='0'/&gt;<text:line-break/> <text:s/>&lt;/supports&gt;</text:p>
      <text:p text:style-name="P82">The <text:span text:style-name="T195">attributes of</text:span> the <text:span text:style-name="Code">supports</text:span> element <text:span text:style-name="T195">are:</text:span></text:p>
      <text:p text:style-name="IndentHang"><text:span text:style-name="T60">worker</text:span><text:span text:style-name="T179"> — </text:span><text:s/><text:span text:style-name="T370">the</text:span> name <text:span text:style-name="T370">of </text:span><text:s/>the device worker it supports</text:p>
      <text:p text:style-name="IndentHang"><text:span text:style-name="T60">index</text:span><text:span text:style-name="T179"> —</text:span><text:span text:style-name="T60"> </text:span>identifies which device of that type <text:span text:style-name="T371">(on the platform or card) </text:span>is being supported <text:span text:style-name="T195">by the subdevice via this </text:span><text:span text:style-name="Code">supports</text:span><text:span text:style-name="T195"> element</text:span></text:p>
      <text:p text:style-name="Body">The attributes of the “connect” child element of the “supports” element are:</text:p>
      <text:p text:style-name="IndentHang"><text:span text:style-name="T60">port</text:span><text:span text:style-name="T179"> — </text:span>the port on th<text:span text:style-name="T371">is</text:span> subdevice that should be connected</text:p>
      <text:p text:style-name="IndentHang"><text:span text:style-name="T60">to</text:span><text:span text:style-name="T179"> — </text:span>the port on the supported device worker that should be connected</text:p>
      <text:p text:style-name="IndentHang"><text:span text:style-name="T60">index</text:span><text:span text:style-name="T179"> — </text:span>index into the subdevice's port array (when its count attribute is &gt; 1).</text:p>
      <text:p text:style-name="P83">It is possible that different instances of the same device on a platform or card are supported by entirely different subdevices <text:span text:style-name="T371">or by a single subdevice.</text:span></text:p>
      <text:h text:style-name="P396" text:outline-level="3"><text:bookmark-start text:name="__RefHeading___Toc4836_234407367"/>Associating Device Workers and Subdevice <text:span text:style-name="T193">W</text:span>orkers with Platform<text:span text:style-name="T193">s </text:span>and Cards.<text:bookmark-end text:name="__RefHeading___Toc4836_234407367"/></text:h>
      <text:p text:style-name="P83">Both device workers and subdevice workers are enumerated in the XML description of a platform or card using the <text:span text:style-name="Code">device</text:span> child element and the <text:span text:style-name="Code">worker</text:span> attribute. <text:s/>This declares the existence of the device on the platform or card <text:span text:style-name="T192">as well as</text:span> the device worker that is used. <text:s/><text:span text:style-name="T262">The order of these elements defines the ordinals of the devices when multiple instances of the same device are present.</text:span></text:p>
      <text:p text:style-name="P83">The presence of subdevice workers in this declared list makes them available to support any devices that are used in a platform configuration or container. <text:s/>When a device is used (instantiated based on the platform configuration XML or the container XML), any subdevices that exist on the platform that support the device will <text:span text:style-name="T262">also </text:span>be <text:span text:style-name="T262">instanced and connected</text:span>.</text:p>
      <text:h text:style-name="Heading_20_3" text:outline-level="3"><text:bookmark-start text:name="__RefHeading___Toc18287_4003722483"/>Summary of Worker Types for <text:span text:style-name="T353">Supporting HDL </text:span>Device<text:span text:style-name="T353">s</text:span><text:bookmark-end text:name="__RefHeading___Toc18287_4003722483"/></text:h>
      <text:p text:style-name="P141"><text:span text:style-name="FirstEmphasis">Device Workers</text:span> directly control and attach to physical devices, as “device drivers”, and generally implement the data sheet for the device, providing access and visibility to the device's native registers and capabilities.</text:p>
      <text:p text:style-name="P141"><text:span text:style-name="FirstEmphasis">Subdevice Workers</text:span> enable multiple device workers to share some underlying hardware, like shared resets, shared SPI or I2C busses. <text:s/><text:span text:style-name="T372">They also allow workers to stay portable when low level modules differ by platform or card.</text:span></text:p>
      <text:p text:style-name="P141"><text:span text:style-name="FirstEmphasis">Proxy Workers</text:span> (for device workers) provide a higher level and more generic interface to make the device look more like others in its class, providing more user and software friendly access and visibility to the devices capabilities.</text:p>
      <text:p text:style-name="P141"><text:soft-page-break/><text:span text:style-name="FirstEmphasis">Emulator workers</text:span> are used to test device workers by providing the mirror image of the device worker's external signals <text:span text:style-name="T372">s</text:span>o they can emulate the device in simulation.</text:p>
      <text:p text:style-name="P141"/>
      <text:h text:style-name="Heading_20_2" text:outline-level="2"><text:bookmark-start text:name="__RefHeading___Toc18289_4003722483"/>Defining Cards Containing Devices that Plug into Slots of Platforms<text:bookmark-end text:name="__RefHeading___Toc18289_4003722483"/></text:h>
      <text:p text:style-name="P239"><text:span text:style-name="T336">A card is specified in a card definition XML file initially created using the </text:span><text:span text:style-name="Code">ocpidev create card </text:span><text:span text:style-name="Code"><text:span text:style-name="T336">&lt;</text:span></text:span><text:span text:style-name="Code"><text:span text:style-name="T36">cardname</text:span></text:span><text:span text:style-name="Code"><text:span text:style-name="T336">&gt;</text:span></text:span> <text:span text:style-name="T336">command, which creates the file </text:span><text:span text:style-name="Code"><text:span text:style-name="T4">&lt;cardname&gt;</text:span></text:span><text:span text:style-name="Code">.xml</text:span><text:span text:style-name="T336"> file in the </text:span><text:span text:style-name="Code">hdl/cards/specs</text:span><text:span text:style-name="T336"> directory. <text:s/>This file has a top-level </text:span><text:span text:style-name="Code">card</text:span><text:span text:style-name="T336"> XML element with a required </text:span><text:span text:style-name="Code">type</text:span><text:span text:style-name="T336"> attribute, and contains </text:span><text:span text:style-name="Code">device</text:span><text:span text:style-name="T336"> elements.</text:span></text:p>
      <text:p text:style-name="P240">The <text:span text:style-name="Code">type</text:span> attribute is the slot type and must match the name of a defined slot type.</text:p>
      <text:p text:style-name="P241">The <text:span text:style-name="Code">device</text:span> elements <text:span text:style-name="T337">declare device instances on the card, and act the same as </text:span><text:span text:style-name="Code">device</text:span><text:span text:style-name="T337"> elements in platform XML files except for one thing. <text:s/>In both platform XML and card XML files the </text:span><text:span text:style-name="Code">signal</text:span><text:span text:style-name="T337"> child elements of </text:span><text:span text:style-name="Code">device</text:span><text:span text:style-name="T337"> elements indicate a mapping between device worker signals and platform or card-level signals. <text:s/>Whereas the signal mapping on platforms use the </text:span><text:span text:style-name="Code">platform</text:span><text:span text:style-name="T337"> attribute for the platform/card-level signal name, in card definition files, the </text:span><text:span text:style-name="Code"><text:span text:style-name="T338">card</text:span></text:span><text:span text:style-name="T337"> attribute is used. <text:s/>This makes it clear that in the case of cards, you are mapping a device worker's signal to a card signal.</text:span></text:p>
      <text:p text:style-name="P242">Card signal names are derived from the slot type's signals. <text:s/>Thus each device instance is essentially wired to slot pins.</text:p>
      <text:p text:style-name="P242">Here is example of a simple card definition file <text:span text:style-name="T339">with one device. <text:s/>It has one required parameter property setting (</text:span><text:span text:style-name="Code">use_ctl_clk</text:span><text:span text:style-name="T339">), one device signal that is not available on the card (</text:span><text:span text:style-name="Code">tx_clk</text:span><text:span text:style-name="T339">) and some other signals mapped to card signals that are derived from the slot type: </text:span></text:p>
      <text:p text:style-name="P172"><text:span text:style-name="T84">&lt;card type='fmc_lpc'/&gt;<text:line-break/> <text:s/></text:span><text:span text:style-name="T82">&lt;device worker='lime_</text:span><text:span text:style-name="T84">da</text:span><text:span text:style-name="T82">c'&gt;<text:line-break/> <text:s text:c="3"/>&lt;property name='use_ctl_clk' value='</text:span><text:span text:style-name="T85">true</text:span><text:span text:style-name="T82">'/&gt;<text:line-break/></text:span><text:span text:style-name="T84"> <text:s text:c="3"/>&lt;Signal name="tx_clk" <text:s text:c="3"/></text:span><text:span text:style-name="T145">slot=</text:span><text:span text:style-name="T84">''/&gt;<text:line-break/> <text:s text:c="3"/>&lt;Signal name='tx_clk_in' </text:span><text:span text:style-name="T145">slot=</text:span><text:span text:style-name="T84">'LA04_N'/&gt;<text:line-break/> <text:s text:c="3"/>&lt;Signal name="tx_iq_sel" </text:span><text:span text:style-name="T145">slot=</text:span><text:span text:style-name="T84">'LA29_N'/&gt;<text:line-break/> <text:s text:c="3"/>&lt;Signal name="txd(0)" <text:s text:c="3"/></text:span><text:span text:style-name="T145">slot=</text:span><text:span text:style-name="T84">'LA25_N'/&gt;<text:line-break/> <text:s text:c="3"/>&lt;Signal name="txd(1)" <text:s text:c="3"/></text:span><text:span text:style-name="T145">slot=</text:span><text:span text:style-name="T84">'LA25_P'/&gt;<text:line-break/> <text:s text:c="3"/>&lt;Signal name="txd(2)" <text:s text:c="3"/></text:span><text:span text:style-name="T145">slot=</text:span><text:span text:style-name="T84">'LA22_N'/&gt;<text:line-break/> <text:s text:c="3"/>&lt;Signal name="txd(3)" <text:s text:c="3"/></text:span><text:span text:style-name="T145">slot=</text:span><text:span text:style-name="T84">'LA22_P'/&gt;<text:line-break/> <text:s text:c="3"/>&lt;Signal name="txd(4)" <text:s text:c="3"/></text:span><text:span text:style-name="T145">slot=</text:span><text:span text:style-name="T84">'LA20_N'/&gt;<text:line-break/> <text:s text:c="3"/>&lt;Signal name="txd(5)" <text:s text:c="3"/></text:span><text:span text:style-name="T145">slot=</text:span><text:span text:style-name="T84">'LA20_P'/&gt;<text:line-break/> <text:s text:c="3"/>&lt;Signal name="txd(6)" <text:s text:c="3"/></text:span><text:span text:style-name="T145">slot=</text:span><text:span text:style-name="T84">'LA16_N'/&gt;<text:line-break/> <text:s text:c="3"/>&lt;Signal name="txd(7)" <text:s text:c="3"/></text:span><text:span text:style-name="T145">slot=</text:span><text:span text:style-name="T84">'LA16_P'/&gt;<text:line-break/> <text:s text:c="3"/>&lt;Signal name="txd(8)" <text:s text:c="3"/></text:span><text:span text:style-name="T145">slot=</text:span><text:span text:style-name="T84">'LA12_N'/&gt;<text:line-break/> <text:s text:c="3"/>&lt;Signal name="txd(9)" <text:s text:c="3"/></text:span><text:span text:style-name="T145">slot=</text:span><text:span text:style-name="T84">'LA12_P'/&gt;<text:line-break/> <text:s text:c="3"/>&lt;Signal name="txd(10)" <text:s text:c="2"/></text:span><text:span text:style-name="T145">slot=</text:span><text:span text:style-name="T84">'LA08_N'/&gt;<text:line-break/> <text:s text:c="3"/>&lt;Signal name="txd(11)" <text:s text:c="2"/></text:span><text:span text:style-name="T145">slot=</text:span><text:span text:style-name="T84">'LA08_P'/&gt;<text:line-break/></text:span><text:span text:style-name="T82"> <text:s/>&lt;/device&gt;<text:line-break/></text:span><text:span text:style-name="T84">&lt;/card&gt;</text:span></text:p>
      <text:h text:style-name="P433" text:outline-level="1"><text:bookmark-end text:name="_Toc57540730"/><text:bookmark-start text:name="__RefHeading__1049_1060509377"/>Glossary<text:bookmark-end text:name="__RefHeading__1049_1060509377"/></text:h>
      <text:p text:style-name="P364"><text:span text:style-name="T201">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363"><text:span text:style-name="T201">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364"><text:span text:style-name="T201">Control Operations </text:span>– A fixed set of control operations that every worker has. <text:span text:style-name="T197">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364"><text:span text:style-name="T201">Infrastructure</text:span> – Software/gateware is either application of or infrastructure.</text:p>
      <text:p text:style-name="P364"><text:span text:style-name="T201">Worker</text:span> – <text:span text:style-name="T197">A concrete implementation (and possibly runtime instance) of a component, written according to an authoring model</text:span>.</text:p>
      <text:p text:style-name="Body"><text:span text:style-name="T202">Authoring</text:span><text:span text:style-name="T204"> Model</text:span><text:span text:style-name="T373"> – </text:span><text:span text:style-name="T198">A set of metadata and language rules and interfaces for writing a </text:span></text:p>
      <text:p text:style-name="P251">[In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paragraph-properties fo:margin-top="0.0201in" fo:margin-bottom="0.0201in" loext:contextual-spacing="false" style:writing-mode="lr-tb"/>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note" style:family="paragraph" style:parent-style-name="Standard" style:class="extra"/>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348ab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text:tab/></text:span><text:tab/>Page <text:page-number text:select-page="current">71</text:page-number><text:s/>of <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530</meta:editing-cycles>
    <meta:creation-date>2014-12-13T12:37:04.602691000</meta:creation-date>
    <meta:editing-duration>P57DT21H24M45S</meta:editing-duration>
    <meta:generator>LibreOffice/6.0.1.1$MacOSX_X86_64 LibreOffice_project/60bfb1526849283ce2491346ed2aa51c465abfe6</meta:generator>
    <meta:initial-creator>James Kulp</meta:initial-creator>
    <dc:date>2018-08-29T09:40:57.028401671</dc:date>
    <dc:creator>James Kulp</dc:creator>
    <meta:document-statistic meta:table-count="5" meta:image-count="0" meta:object-count="0" meta:page-count="71" meta:paragraph-count="1045" meta:word-count="23639" meta:character-count="155474" meta:non-whitespace-character-count="13162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